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微软雅黑1" svg:font-family="微软雅黑"/>
    <style:font-face style:name="Liberation Sans" svg:font-family="'Liberation Sans'" style:font-family-generic="swiss" style:font-pitch="variable"/>
    <style:font-face style:name="微软雅黑" svg:font-family="微软雅黑" style:font-adornments="标准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55mm"/>
    </style:style>
    <style:style style:name="co2" style:family="table-column">
      <style:table-column-properties fo:break-before="auto" style:column-width="33.39mm"/>
    </style:style>
    <style:style style:name="co3" style:family="table-column">
      <style:table-column-properties fo:break-before="auto" style:column-width="21.2mm"/>
    </style:style>
    <style:style style:name="co4" style:family="table-column">
      <style:table-column-properties fo:break-before="auto" style:column-width="22.79mm"/>
    </style:style>
    <style:style style:name="co5" style:family="table-column">
      <style:table-column-properties fo:break-before="auto" style:column-width="23.85mm"/>
    </style:style>
    <style:style style:name="co6" style:family="table-column">
      <style:table-column-properties fo:break-before="auto" style:column-width="14.59mm"/>
    </style:style>
    <style:style style:name="co7" style:family="table-column">
      <style:table-column-properties fo:break-before="auto" style:column-width="21.73mm"/>
    </style:style>
    <style:style style:name="co8" style:family="table-column">
      <style:table-column-properties fo:break-before="auto" style:column-width="43.73mm"/>
    </style:style>
    <style:style style:name="co9" style:family="table-column">
      <style:table-column-properties fo:break-before="auto" style:column-width="19.61mm"/>
    </style:style>
    <style:style style:name="co10" style:family="table-column">
      <style:table-column-properties fo:break-before="auto" style:column-width="12.52mm"/>
    </style:style>
    <style:style style:name="co11" style:family="table-column">
      <style:table-column-properties fo:break-before="auto" style:column-width="41.87mm"/>
    </style:style>
    <style:style style:name="co12" style:family="table-column">
      <style:table-column-properties fo:break-before="auto" style:column-width="20mm"/>
    </style:style>
    <style:style style:name="co13" style:family="table-column">
      <style:table-column-properties fo:break-before="auto" style:column-width="126.95mm"/>
    </style:style>
    <style:style style:name="co14" style:family="table-column">
      <style:table-column-properties fo:break-before="auto" style:column-width="29.56mm"/>
    </style:style>
    <style:style style:name="co15" style:family="table-column">
      <style:table-column-properties fo:break-before="auto" style:column-width="19.09mm"/>
    </style:style>
    <style:style style:name="co16" style:family="table-column">
      <style:table-column-properties fo:break-before="auto" style:column-width="34.18mm"/>
    </style:style>
    <style:style style:name="co17" style:family="table-column">
      <style:table-column-properties fo:break-before="auto" style:column-width="17.8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103.63mm"/>
    </style:style>
    <style:style style:name="ro1" style:family="table-row">
      <style:table-row-properties style:row-height="5.79mm" fo:break-before="auto" style:use-optimal-row-height="tru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5.8mm" fo:break-before="auto" style:use-optimal-row-height="true"/>
    </style:style>
    <style:style style:name="ro4" style:family="table-row">
      <style:table-row-properties style:row-height="5.64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7.62mm" fo:break-before="auto" style:use-optimal-row-height="true"/>
    </style:style>
    <style:style style:name="ta1" style:family="table" style:master-page-name="PageStyle_5f_卡牌">
      <style:table-properties table:display="true" style:writing-mode="lr-tb" tableooo:tab-color="#c0c0c0"/>
    </style:style>
    <style:style style:name="ta2" style:family="table" style:master-page-name="PageStyle_5f_其他">
      <style:table-properties table:display="true" style:writing-mode="lr-tb"/>
    </style:style>
    <style:style style:name="ta3" style:family="table" style:master-page-name="PageStyle_5f_竞技场优先级">
      <style:table-properties table:display="true" style:writing-mode="lr-tb"/>
    </style:style>
    <style:style style:name="ta4" style:family="table" style:master-page-name="PageStyle_5f_当前标准天梯主流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1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10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48" style:family="table-cell" style:parent-style-name="卡牌类型">
      <style:table-cell-properties style:text-align-source="fix" style:repeat-content="false" fo:background-color="transparent" fo:wrap-option="no-wrap" style:direction="ltr" style:rotation-angle="0" style:shrink-to-fit="fals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1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096"/>
      <style:map style:condition="cell-content()=&quot;术士&quot;" style:apply-style-name="术士" style:base-cell-address="卡牌.C1096"/>
      <style:map style:condition="cell-content()=&quot;法师&quot;" style:apply-style-name="法师" style:base-cell-address="卡牌.C1096"/>
      <style:map style:condition="cell-content()=&quot;潜行者&quot;" style:apply-style-name="潜行者" style:base-cell-address="卡牌.C1096"/>
      <style:map style:condition="cell-content()=&quot;猎人&quot;" style:apply-style-name="猎人" style:base-cell-address="卡牌.C1096"/>
      <style:map style:condition="cell-content()=&quot;德鲁伊&quot;" style:apply-style-name="德鲁伊" style:base-cell-address="卡牌.C1096"/>
      <style:map style:condition="cell-content()=&quot;萨满祭司&quot;" style:apply-style-name="萨满祭司" style:base-cell-address="卡牌.C1096"/>
      <style:map style:condition="cell-content()=&quot;圣骑士&quot;" style:apply-style-name="圣骑士" style:base-cell-address="卡牌.C1096"/>
    </style:style>
    <style:style style:name="ce13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097"/>
      <style:map style:condition="cell-content()=&quot;术士&quot;" style:apply-style-name="术士" style:base-cell-address="卡牌.C1097"/>
      <style:map style:condition="cell-content()=&quot;法师&quot;" style:apply-style-name="法师" style:base-cell-address="卡牌.C1097"/>
      <style:map style:condition="cell-content()=&quot;潜行者&quot;" style:apply-style-name="潜行者" style:base-cell-address="卡牌.C1097"/>
      <style:map style:condition="cell-content()=&quot;猎人&quot;" style:apply-style-name="猎人" style:base-cell-address="卡牌.C1097"/>
      <style:map style:condition="cell-content()=&quot;德鲁伊&quot;" style:apply-style-name="德鲁伊" style:base-cell-address="卡牌.C1097"/>
      <style:map style:condition="cell-content()=&quot;萨满祭司&quot;" style:apply-style-name="萨满祭司" style:base-cell-address="卡牌.C1097"/>
      <style:map style:condition="cell-content()=&quot;圣骑士&quot;" style:apply-style-name="圣骑士" style:base-cell-address="卡牌.C1097"/>
    </style:style>
    <style:style style:name="ce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098"/>
      <style:map style:condition="cell-content()=&quot;术士&quot;" style:apply-style-name="术士" style:base-cell-address="卡牌.C1098"/>
      <style:map style:condition="cell-content()=&quot;法师&quot;" style:apply-style-name="法师" style:base-cell-address="卡牌.C1098"/>
      <style:map style:condition="cell-content()=&quot;潜行者&quot;" style:apply-style-name="潜行者" style:base-cell-address="卡牌.C1098"/>
      <style:map style:condition="cell-content()=&quot;猎人&quot;" style:apply-style-name="猎人" style:base-cell-address="卡牌.C1098"/>
      <style:map style:condition="cell-content()=&quot;德鲁伊&quot;" style:apply-style-name="德鲁伊" style:base-cell-address="卡牌.C1098"/>
      <style:map style:condition="cell-content()=&quot;萨满祭司&quot;" style:apply-style-name="萨满祭司" style:base-cell-address="卡牌.C1098"/>
      <style:map style:condition="cell-content()=&quot;圣骑士&quot;" style:apply-style-name="圣骑士" style:base-cell-address="卡牌.C1098"/>
    </style:style>
    <style:style style:name="ce1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099"/>
      <style:map style:condition="cell-content()=&quot;术士&quot;" style:apply-style-name="术士" style:base-cell-address="卡牌.C1099"/>
      <style:map style:condition="cell-content()=&quot;法师&quot;" style:apply-style-name="法师" style:base-cell-address="卡牌.C1099"/>
      <style:map style:condition="cell-content()=&quot;潜行者&quot;" style:apply-style-name="潜行者" style:base-cell-address="卡牌.C1099"/>
      <style:map style:condition="cell-content()=&quot;猎人&quot;" style:apply-style-name="猎人" style:base-cell-address="卡牌.C1099"/>
      <style:map style:condition="cell-content()=&quot;德鲁伊&quot;" style:apply-style-name="德鲁伊" style:base-cell-address="卡牌.C1099"/>
      <style:map style:condition="cell-content()=&quot;萨满祭司&quot;" style:apply-style-name="萨满祭司" style:base-cell-address="卡牌.C1099"/>
      <style:map style:condition="cell-content()=&quot;圣骑士&quot;" style:apply-style-name="圣骑士" style:base-cell-address="卡牌.C1099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0"/>
      <style:map style:condition="cell-content()=&quot;术士&quot;" style:apply-style-name="术士" style:base-cell-address="卡牌.C1100"/>
      <style:map style:condition="cell-content()=&quot;法师&quot;" style:apply-style-name="法师" style:base-cell-address="卡牌.C1100"/>
      <style:map style:condition="cell-content()=&quot;潜行者&quot;" style:apply-style-name="潜行者" style:base-cell-address="卡牌.C1100"/>
      <style:map style:condition="cell-content()=&quot;猎人&quot;" style:apply-style-name="猎人" style:base-cell-address="卡牌.C1100"/>
      <style:map style:condition="cell-content()=&quot;德鲁伊&quot;" style:apply-style-name="德鲁伊" style:base-cell-address="卡牌.C1100"/>
      <style:map style:condition="cell-content()=&quot;萨满祭司&quot;" style:apply-style-name="萨满祭司" style:base-cell-address="卡牌.C1100"/>
      <style:map style:condition="cell-content()=&quot;圣骑士&quot;" style:apply-style-name="圣骑士" style:base-cell-address="卡牌.C1100"/>
    </style:style>
    <style:style style:name="ce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1"/>
      <style:map style:condition="cell-content()=&quot;术士&quot;" style:apply-style-name="术士" style:base-cell-address="卡牌.C1101"/>
      <style:map style:condition="cell-content()=&quot;法师&quot;" style:apply-style-name="法师" style:base-cell-address="卡牌.C1101"/>
      <style:map style:condition="cell-content()=&quot;潜行者&quot;" style:apply-style-name="潜行者" style:base-cell-address="卡牌.C1101"/>
      <style:map style:condition="cell-content()=&quot;猎人&quot;" style:apply-style-name="猎人" style:base-cell-address="卡牌.C1101"/>
      <style:map style:condition="cell-content()=&quot;德鲁伊&quot;" style:apply-style-name="德鲁伊" style:base-cell-address="卡牌.C1101"/>
      <style:map style:condition="cell-content()=&quot;萨满祭司&quot;" style:apply-style-name="萨满祭司" style:base-cell-address="卡牌.C1101"/>
      <style:map style:condition="cell-content()=&quot;圣骑士&quot;" style:apply-style-name="圣骑士" style:base-cell-address="卡牌.C1101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2"/>
      <style:map style:condition="cell-content()=&quot;术士&quot;" style:apply-style-name="术士" style:base-cell-address="卡牌.C1102"/>
      <style:map style:condition="cell-content()=&quot;法师&quot;" style:apply-style-name="法师" style:base-cell-address="卡牌.C1102"/>
      <style:map style:condition="cell-content()=&quot;潜行者&quot;" style:apply-style-name="潜行者" style:base-cell-address="卡牌.C1102"/>
      <style:map style:condition="cell-content()=&quot;猎人&quot;" style:apply-style-name="猎人" style:base-cell-address="卡牌.C1102"/>
      <style:map style:condition="cell-content()=&quot;德鲁伊&quot;" style:apply-style-name="德鲁伊" style:base-cell-address="卡牌.C1102"/>
      <style:map style:condition="cell-content()=&quot;萨满祭司&quot;" style:apply-style-name="萨满祭司" style:base-cell-address="卡牌.C1102"/>
      <style:map style:condition="cell-content()=&quot;圣骑士&quot;" style:apply-style-name="圣骑士" style:base-cell-address="卡牌.C1102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3"/>
      <style:map style:condition="cell-content()=&quot;术士&quot;" style:apply-style-name="术士" style:base-cell-address="卡牌.C1103"/>
      <style:map style:condition="cell-content()=&quot;法师&quot;" style:apply-style-name="法师" style:base-cell-address="卡牌.C1103"/>
      <style:map style:condition="cell-content()=&quot;潜行者&quot;" style:apply-style-name="潜行者" style:base-cell-address="卡牌.C1103"/>
      <style:map style:condition="cell-content()=&quot;猎人&quot;" style:apply-style-name="猎人" style:base-cell-address="卡牌.C1103"/>
      <style:map style:condition="cell-content()=&quot;德鲁伊&quot;" style:apply-style-name="德鲁伊" style:base-cell-address="卡牌.C1103"/>
      <style:map style:condition="cell-content()=&quot;萨满祭司&quot;" style:apply-style-name="萨满祭司" style:base-cell-address="卡牌.C1103"/>
      <style:map style:condition="cell-content()=&quot;圣骑士&quot;" style:apply-style-name="圣骑士" style:base-cell-address="卡牌.C1103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4"/>
      <style:map style:condition="cell-content()=&quot;术士&quot;" style:apply-style-name="术士" style:base-cell-address="卡牌.C1104"/>
      <style:map style:condition="cell-content()=&quot;法师&quot;" style:apply-style-name="法师" style:base-cell-address="卡牌.C1104"/>
      <style:map style:condition="cell-content()=&quot;潜行者&quot;" style:apply-style-name="潜行者" style:base-cell-address="卡牌.C1104"/>
      <style:map style:condition="cell-content()=&quot;猎人&quot;" style:apply-style-name="猎人" style:base-cell-address="卡牌.C1104"/>
      <style:map style:condition="cell-content()=&quot;德鲁伊&quot;" style:apply-style-name="德鲁伊" style:base-cell-address="卡牌.C1104"/>
      <style:map style:condition="cell-content()=&quot;萨满祭司&quot;" style:apply-style-name="萨满祭司" style:base-cell-address="卡牌.C1104"/>
      <style:map style:condition="cell-content()=&quot;圣骑士&quot;" style:apply-style-name="圣骑士" style:base-cell-address="卡牌.C1104"/>
    </style:style>
    <style:style style:name="ce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6"/>
      <style:map style:condition="cell-content()=&quot;术士&quot;" style:apply-style-name="术士" style:base-cell-address="卡牌.C1106"/>
      <style:map style:condition="cell-content()=&quot;法师&quot;" style:apply-style-name="法师" style:base-cell-address="卡牌.C1106"/>
      <style:map style:condition="cell-content()=&quot;潜行者&quot;" style:apply-style-name="潜行者" style:base-cell-address="卡牌.C1106"/>
      <style:map style:condition="cell-content()=&quot;猎人&quot;" style:apply-style-name="猎人" style:base-cell-address="卡牌.C1106"/>
      <style:map style:condition="cell-content()=&quot;德鲁伊&quot;" style:apply-style-name="德鲁伊" style:base-cell-address="卡牌.C1106"/>
      <style:map style:condition="cell-content()=&quot;萨满祭司&quot;" style:apply-style-name="萨满祭司" style:base-cell-address="卡牌.C1106"/>
      <style:map style:condition="cell-content()=&quot;圣骑士&quot;" style:apply-style-name="圣骑士" style:base-cell-address="卡牌.C1106"/>
    </style:style>
    <style:style style:name="ce13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7"/>
      <style:map style:condition="cell-content()=&quot;术士&quot;" style:apply-style-name="术士" style:base-cell-address="卡牌.C1107"/>
      <style:map style:condition="cell-content()=&quot;法师&quot;" style:apply-style-name="法师" style:base-cell-address="卡牌.C1107"/>
      <style:map style:condition="cell-content()=&quot;潜行者&quot;" style:apply-style-name="潜行者" style:base-cell-address="卡牌.C1107"/>
      <style:map style:condition="cell-content()=&quot;猎人&quot;" style:apply-style-name="猎人" style:base-cell-address="卡牌.C1107"/>
      <style:map style:condition="cell-content()=&quot;德鲁伊&quot;" style:apply-style-name="德鲁伊" style:base-cell-address="卡牌.C1107"/>
      <style:map style:condition="cell-content()=&quot;萨满祭司&quot;" style:apply-style-name="萨满祭司" style:base-cell-address="卡牌.C1107"/>
      <style:map style:condition="cell-content()=&quot;圣骑士&quot;" style:apply-style-name="圣骑士" style:base-cell-address="卡牌.C1107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8"/>
      <style:map style:condition="cell-content()=&quot;术士&quot;" style:apply-style-name="术士" style:base-cell-address="卡牌.C1108"/>
      <style:map style:condition="cell-content()=&quot;法师&quot;" style:apply-style-name="法师" style:base-cell-address="卡牌.C1108"/>
      <style:map style:condition="cell-content()=&quot;潜行者&quot;" style:apply-style-name="潜行者" style:base-cell-address="卡牌.C1108"/>
      <style:map style:condition="cell-content()=&quot;猎人&quot;" style:apply-style-name="猎人" style:base-cell-address="卡牌.C1108"/>
      <style:map style:condition="cell-content()=&quot;德鲁伊&quot;" style:apply-style-name="德鲁伊" style:base-cell-address="卡牌.C1108"/>
      <style:map style:condition="cell-content()=&quot;萨满祭司&quot;" style:apply-style-name="萨满祭司" style:base-cell-address="卡牌.C1108"/>
      <style:map style:condition="cell-content()=&quot;圣骑士&quot;" style:apply-style-name="圣骑士" style:base-cell-address="卡牌.C1108"/>
    </style:style>
    <style:style style:name="ce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9"/>
      <style:map style:condition="cell-content()=&quot;术士&quot;" style:apply-style-name="术士" style:base-cell-address="卡牌.C1109"/>
      <style:map style:condition="cell-content()=&quot;法师&quot;" style:apply-style-name="法师" style:base-cell-address="卡牌.C1109"/>
      <style:map style:condition="cell-content()=&quot;潜行者&quot;" style:apply-style-name="潜行者" style:base-cell-address="卡牌.C1109"/>
      <style:map style:condition="cell-content()=&quot;猎人&quot;" style:apply-style-name="猎人" style:base-cell-address="卡牌.C1109"/>
      <style:map style:condition="cell-content()=&quot;德鲁伊&quot;" style:apply-style-name="德鲁伊" style:base-cell-address="卡牌.C1109"/>
      <style:map style:condition="cell-content()=&quot;萨满祭司&quot;" style:apply-style-name="萨满祭司" style:base-cell-address="卡牌.C1109"/>
      <style:map style:condition="cell-content()=&quot;圣骑士&quot;" style:apply-style-name="圣骑士" style:base-cell-address="卡牌.C1109"/>
    </style:style>
    <style:style style:name="ce2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10"/>
      <style:map style:condition="cell-content()=&quot;术士&quot;" style:apply-style-name="术士" style:base-cell-address="卡牌.C1110"/>
      <style:map style:condition="cell-content()=&quot;法师&quot;" style:apply-style-name="法师" style:base-cell-address="卡牌.C1110"/>
      <style:map style:condition="cell-content()=&quot;潜行者&quot;" style:apply-style-name="潜行者" style:base-cell-address="卡牌.C1110"/>
      <style:map style:condition="cell-content()=&quot;猎人&quot;" style:apply-style-name="猎人" style:base-cell-address="卡牌.C1110"/>
      <style:map style:condition="cell-content()=&quot;德鲁伊&quot;" style:apply-style-name="德鲁伊" style:base-cell-address="卡牌.C1110"/>
      <style:map style:condition="cell-content()=&quot;萨满祭司&quot;" style:apply-style-name="萨满祭司" style:base-cell-address="卡牌.C1110"/>
      <style:map style:condition="cell-content()=&quot;圣骑士&quot;" style:apply-style-name="圣骑士" style:base-cell-address="卡牌.C1110"/>
    </style:style>
    <style:style style:name="ce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11"/>
      <style:map style:condition="cell-content()=&quot;术士&quot;" style:apply-style-name="术士" style:base-cell-address="卡牌.C1111"/>
      <style:map style:condition="cell-content()=&quot;法师&quot;" style:apply-style-name="法师" style:base-cell-address="卡牌.C1111"/>
      <style:map style:condition="cell-content()=&quot;潜行者&quot;" style:apply-style-name="潜行者" style:base-cell-address="卡牌.C1111"/>
      <style:map style:condition="cell-content()=&quot;猎人&quot;" style:apply-style-name="猎人" style:base-cell-address="卡牌.C1111"/>
      <style:map style:condition="cell-content()=&quot;德鲁伊&quot;" style:apply-style-name="德鲁伊" style:base-cell-address="卡牌.C1111"/>
      <style:map style:condition="cell-content()=&quot;萨满祭司&quot;" style:apply-style-name="萨满祭司" style:base-cell-address="卡牌.C1111"/>
      <style:map style:condition="cell-content()=&quot;圣骑士&quot;" style:apply-style-name="圣骑士" style:base-cell-address="卡牌.C1111"/>
    </style:style>
    <style:style style:name="ce4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12"/>
      <style:map style:condition="cell-content()=&quot;术士&quot;" style:apply-style-name="术士" style:base-cell-address="卡牌.C1112"/>
      <style:map style:condition="cell-content()=&quot;法师&quot;" style:apply-style-name="法师" style:base-cell-address="卡牌.C1112"/>
      <style:map style:condition="cell-content()=&quot;潜行者&quot;" style:apply-style-name="潜行者" style:base-cell-address="卡牌.C1112"/>
      <style:map style:condition="cell-content()=&quot;猎人&quot;" style:apply-style-name="猎人" style:base-cell-address="卡牌.C1112"/>
      <style:map style:condition="cell-content()=&quot;德鲁伊&quot;" style:apply-style-name="德鲁伊" style:base-cell-address="卡牌.C1112"/>
      <style:map style:condition="cell-content()=&quot;萨满祭司&quot;" style:apply-style-name="萨满祭司" style:base-cell-address="卡牌.C1112"/>
      <style:map style:condition="cell-content()=&quot;圣骑士&quot;" style:apply-style-name="圣骑士" style:base-cell-address="卡牌.C1112"/>
    </style:style>
    <style:style style:name="ce4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13"/>
      <style:map style:condition="cell-content()=&quot;术士&quot;" style:apply-style-name="术士" style:base-cell-address="卡牌.C1113"/>
      <style:map style:condition="cell-content()=&quot;法师&quot;" style:apply-style-name="法师" style:base-cell-address="卡牌.C1113"/>
      <style:map style:condition="cell-content()=&quot;潜行者&quot;" style:apply-style-name="潜行者" style:base-cell-address="卡牌.C1113"/>
      <style:map style:condition="cell-content()=&quot;猎人&quot;" style:apply-style-name="猎人" style:base-cell-address="卡牌.C1113"/>
      <style:map style:condition="cell-content()=&quot;德鲁伊&quot;" style:apply-style-name="德鲁伊" style:base-cell-address="卡牌.C1113"/>
      <style:map style:condition="cell-content()=&quot;萨满祭司&quot;" style:apply-style-name="萨满祭司" style:base-cell-address="卡牌.C1113"/>
      <style:map style:condition="cell-content()=&quot;圣骑士&quot;" style:apply-style-name="圣骑士" style:base-cell-address="卡牌.C1113"/>
    </style:style>
    <style:style style:name="ce4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14"/>
      <style:map style:condition="cell-content()=&quot;术士&quot;" style:apply-style-name="术士" style:base-cell-address="卡牌.C1114"/>
      <style:map style:condition="cell-content()=&quot;法师&quot;" style:apply-style-name="法师" style:base-cell-address="卡牌.C1114"/>
      <style:map style:condition="cell-content()=&quot;潜行者&quot;" style:apply-style-name="潜行者" style:base-cell-address="卡牌.C1114"/>
      <style:map style:condition="cell-content()=&quot;猎人&quot;" style:apply-style-name="猎人" style:base-cell-address="卡牌.C1114"/>
      <style:map style:condition="cell-content()=&quot;德鲁伊&quot;" style:apply-style-name="德鲁伊" style:base-cell-address="卡牌.C1114"/>
      <style:map style:condition="cell-content()=&quot;萨满祭司&quot;" style:apply-style-name="萨满祭司" style:base-cell-address="卡牌.C1114"/>
      <style:map style:condition="cell-content()=&quot;圣骑士&quot;" style:apply-style-name="圣骑士" style:base-cell-address="卡牌.C1114"/>
    </style:style>
    <style:style style:name="ce4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15"/>
      <style:map style:condition="cell-content()=&quot;术士&quot;" style:apply-style-name="术士" style:base-cell-address="卡牌.C1115"/>
      <style:map style:condition="cell-content()=&quot;法师&quot;" style:apply-style-name="法师" style:base-cell-address="卡牌.C1115"/>
      <style:map style:condition="cell-content()=&quot;潜行者&quot;" style:apply-style-name="潜行者" style:base-cell-address="卡牌.C1115"/>
      <style:map style:condition="cell-content()=&quot;猎人&quot;" style:apply-style-name="猎人" style:base-cell-address="卡牌.C1115"/>
      <style:map style:condition="cell-content()=&quot;德鲁伊&quot;" style:apply-style-name="德鲁伊" style:base-cell-address="卡牌.C1115"/>
      <style:map style:condition="cell-content()=&quot;萨满祭司&quot;" style:apply-style-name="萨满祭司" style:base-cell-address="卡牌.C1115"/>
      <style:map style:condition="cell-content()=&quot;圣骑士&quot;" style:apply-style-name="圣骑士" style:base-cell-address="卡牌.C1115"/>
    </style:style>
    <style:style style:name="ce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5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6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5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5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25"/>
      <style:map style:condition="cell-content()=&quot;术士&quot;" style:apply-style-name="术士" style:base-cell-address="卡牌.C1125"/>
      <style:map style:condition="cell-content()=&quot;法师&quot;" style:apply-style-name="法师" style:base-cell-address="卡牌.C1125"/>
      <style:map style:condition="cell-content()=&quot;潜行者&quot;" style:apply-style-name="潜行者" style:base-cell-address="卡牌.C1125"/>
      <style:map style:condition="cell-content()=&quot;猎人&quot;" style:apply-style-name="猎人" style:base-cell-address="卡牌.C1125"/>
      <style:map style:condition="cell-content()=&quot;德鲁伊&quot;" style:apply-style-name="德鲁伊" style:base-cell-address="卡牌.C1125"/>
      <style:map style:condition="cell-content()=&quot;萨满祭司&quot;" style:apply-style-name="萨满祭司" style:base-cell-address="卡牌.C1125"/>
      <style:map style:condition="cell-content()=&quot;圣骑士&quot;" style:apply-style-name="圣骑士" style:base-cell-address="卡牌.C1125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26"/>
      <style:map style:condition="cell-content()=&quot;术士&quot;" style:apply-style-name="术士" style:base-cell-address="卡牌.C1126"/>
      <style:map style:condition="cell-content()=&quot;法师&quot;" style:apply-style-name="法师" style:base-cell-address="卡牌.C1126"/>
      <style:map style:condition="cell-content()=&quot;潜行者&quot;" style:apply-style-name="潜行者" style:base-cell-address="卡牌.C1126"/>
      <style:map style:condition="cell-content()=&quot;猎人&quot;" style:apply-style-name="猎人" style:base-cell-address="卡牌.C1126"/>
      <style:map style:condition="cell-content()=&quot;德鲁伊&quot;" style:apply-style-name="德鲁伊" style:base-cell-address="卡牌.C1126"/>
      <style:map style:condition="cell-content()=&quot;萨满祭司&quot;" style:apply-style-name="萨满祭司" style:base-cell-address="卡牌.C1126"/>
      <style:map style:condition="cell-content()=&quot;圣骑士&quot;" style:apply-style-name="圣骑士" style:base-cell-address="卡牌.C1126"/>
    </style:style>
    <style:style style:name="ce6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27"/>
      <style:map style:condition="cell-content()=&quot;术士&quot;" style:apply-style-name="术士" style:base-cell-address="卡牌.C1127"/>
      <style:map style:condition="cell-content()=&quot;法师&quot;" style:apply-style-name="法师" style:base-cell-address="卡牌.C1127"/>
      <style:map style:condition="cell-content()=&quot;潜行者&quot;" style:apply-style-name="潜行者" style:base-cell-address="卡牌.C1127"/>
      <style:map style:condition="cell-content()=&quot;猎人&quot;" style:apply-style-name="猎人" style:base-cell-address="卡牌.C1127"/>
      <style:map style:condition="cell-content()=&quot;德鲁伊&quot;" style:apply-style-name="德鲁伊" style:base-cell-address="卡牌.C1127"/>
      <style:map style:condition="cell-content()=&quot;萨满祭司&quot;" style:apply-style-name="萨满祭司" style:base-cell-address="卡牌.C1127"/>
      <style:map style:condition="cell-content()=&quot;圣骑士&quot;" style:apply-style-name="圣骑士" style:base-cell-address="卡牌.C1127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28"/>
      <style:map style:condition="cell-content()=&quot;术士&quot;" style:apply-style-name="术士" style:base-cell-address="卡牌.C1128"/>
      <style:map style:condition="cell-content()=&quot;法师&quot;" style:apply-style-name="法师" style:base-cell-address="卡牌.C1128"/>
      <style:map style:condition="cell-content()=&quot;潜行者&quot;" style:apply-style-name="潜行者" style:base-cell-address="卡牌.C1128"/>
      <style:map style:condition="cell-content()=&quot;猎人&quot;" style:apply-style-name="猎人" style:base-cell-address="卡牌.C1128"/>
      <style:map style:condition="cell-content()=&quot;德鲁伊&quot;" style:apply-style-name="德鲁伊" style:base-cell-address="卡牌.C1128"/>
      <style:map style:condition="cell-content()=&quot;萨满祭司&quot;" style:apply-style-name="萨满祭司" style:base-cell-address="卡牌.C1128"/>
      <style:map style:condition="cell-content()=&quot;圣骑士&quot;" style:apply-style-name="圣骑士" style:base-cell-address="卡牌.C1128"/>
    </style:style>
    <style:style style:name="ce13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29"/>
      <style:map style:condition="cell-content()=&quot;术士&quot;" style:apply-style-name="术士" style:base-cell-address="卡牌.C1129"/>
      <style:map style:condition="cell-content()=&quot;法师&quot;" style:apply-style-name="法师" style:base-cell-address="卡牌.C1129"/>
      <style:map style:condition="cell-content()=&quot;潜行者&quot;" style:apply-style-name="潜行者" style:base-cell-address="卡牌.C1129"/>
      <style:map style:condition="cell-content()=&quot;猎人&quot;" style:apply-style-name="猎人" style:base-cell-address="卡牌.C1129"/>
      <style:map style:condition="cell-content()=&quot;德鲁伊&quot;" style:apply-style-name="德鲁伊" style:base-cell-address="卡牌.C1129"/>
      <style:map style:condition="cell-content()=&quot;萨满祭司&quot;" style:apply-style-name="萨满祭司" style:base-cell-address="卡牌.C1129"/>
      <style:map style:condition="cell-content()=&quot;圣骑士&quot;" style:apply-style-name="圣骑士" style:base-cell-address="卡牌.C1129"/>
    </style:style>
    <style:style style:name="ce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0"/>
      <style:map style:condition="cell-content()=&quot;术士&quot;" style:apply-style-name="术士" style:base-cell-address="卡牌.C1130"/>
      <style:map style:condition="cell-content()=&quot;法师&quot;" style:apply-style-name="法师" style:base-cell-address="卡牌.C1130"/>
      <style:map style:condition="cell-content()=&quot;潜行者&quot;" style:apply-style-name="潜行者" style:base-cell-address="卡牌.C1130"/>
      <style:map style:condition="cell-content()=&quot;猎人&quot;" style:apply-style-name="猎人" style:base-cell-address="卡牌.C1130"/>
      <style:map style:condition="cell-content()=&quot;德鲁伊&quot;" style:apply-style-name="德鲁伊" style:base-cell-address="卡牌.C1130"/>
      <style:map style:condition="cell-content()=&quot;萨满祭司&quot;" style:apply-style-name="萨满祭司" style:base-cell-address="卡牌.C1130"/>
      <style:map style:condition="cell-content()=&quot;圣骑士&quot;" style:apply-style-name="圣骑士" style:base-cell-address="卡牌.C1130"/>
    </style:style>
    <style:style style:name="ce6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1"/>
      <style:map style:condition="cell-content()=&quot;术士&quot;" style:apply-style-name="术士" style:base-cell-address="卡牌.C1131"/>
      <style:map style:condition="cell-content()=&quot;法师&quot;" style:apply-style-name="法师" style:base-cell-address="卡牌.C1131"/>
      <style:map style:condition="cell-content()=&quot;潜行者&quot;" style:apply-style-name="潜行者" style:base-cell-address="卡牌.C1131"/>
      <style:map style:condition="cell-content()=&quot;猎人&quot;" style:apply-style-name="猎人" style:base-cell-address="卡牌.C1131"/>
      <style:map style:condition="cell-content()=&quot;德鲁伊&quot;" style:apply-style-name="德鲁伊" style:base-cell-address="卡牌.C1131"/>
      <style:map style:condition="cell-content()=&quot;萨满祭司&quot;" style:apply-style-name="萨满祭司" style:base-cell-address="卡牌.C1131"/>
      <style:map style:condition="cell-content()=&quot;圣骑士&quot;" style:apply-style-name="圣骑士" style:base-cell-address="卡牌.C1131"/>
    </style:style>
    <style:style style:name="ce13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2"/>
      <style:map style:condition="cell-content()=&quot;术士&quot;" style:apply-style-name="术士" style:base-cell-address="卡牌.C1132"/>
      <style:map style:condition="cell-content()=&quot;法师&quot;" style:apply-style-name="法师" style:base-cell-address="卡牌.C1132"/>
      <style:map style:condition="cell-content()=&quot;潜行者&quot;" style:apply-style-name="潜行者" style:base-cell-address="卡牌.C1132"/>
      <style:map style:condition="cell-content()=&quot;猎人&quot;" style:apply-style-name="猎人" style:base-cell-address="卡牌.C1132"/>
      <style:map style:condition="cell-content()=&quot;德鲁伊&quot;" style:apply-style-name="德鲁伊" style:base-cell-address="卡牌.C1132"/>
      <style:map style:condition="cell-content()=&quot;萨满祭司&quot;" style:apply-style-name="萨满祭司" style:base-cell-address="卡牌.C1132"/>
      <style:map style:condition="cell-content()=&quot;圣骑士&quot;" style:apply-style-name="圣骑士" style:base-cell-address="卡牌.C1132"/>
    </style:style>
    <style:style style:name="ce7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3"/>
      <style:map style:condition="cell-content()=&quot;术士&quot;" style:apply-style-name="术士" style:base-cell-address="卡牌.C1133"/>
      <style:map style:condition="cell-content()=&quot;法师&quot;" style:apply-style-name="法师" style:base-cell-address="卡牌.C1133"/>
      <style:map style:condition="cell-content()=&quot;潜行者&quot;" style:apply-style-name="潜行者" style:base-cell-address="卡牌.C1133"/>
      <style:map style:condition="cell-content()=&quot;猎人&quot;" style:apply-style-name="猎人" style:base-cell-address="卡牌.C1133"/>
      <style:map style:condition="cell-content()=&quot;德鲁伊&quot;" style:apply-style-name="德鲁伊" style:base-cell-address="卡牌.C1133"/>
      <style:map style:condition="cell-content()=&quot;萨满祭司&quot;" style:apply-style-name="萨满祭司" style:base-cell-address="卡牌.C1133"/>
      <style:map style:condition="cell-content()=&quot;圣骑士&quot;" style:apply-style-name="圣骑士" style:base-cell-address="卡牌.C1133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4"/>
      <style:map style:condition="cell-content()=&quot;术士&quot;" style:apply-style-name="术士" style:base-cell-address="卡牌.C1134"/>
      <style:map style:condition="cell-content()=&quot;法师&quot;" style:apply-style-name="法师" style:base-cell-address="卡牌.C1134"/>
      <style:map style:condition="cell-content()=&quot;潜行者&quot;" style:apply-style-name="潜行者" style:base-cell-address="卡牌.C1134"/>
      <style:map style:condition="cell-content()=&quot;猎人&quot;" style:apply-style-name="猎人" style:base-cell-address="卡牌.C1134"/>
      <style:map style:condition="cell-content()=&quot;德鲁伊&quot;" style:apply-style-name="德鲁伊" style:base-cell-address="卡牌.C1134"/>
      <style:map style:condition="cell-content()=&quot;萨满祭司&quot;" style:apply-style-name="萨满祭司" style:base-cell-address="卡牌.C1134"/>
      <style:map style:condition="cell-content()=&quot;圣骑士&quot;" style:apply-style-name="圣骑士" style:base-cell-address="卡牌.C1134"/>
    </style:style>
    <style:style style:name="ce13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6"/>
      <style:map style:condition="cell-content()=&quot;术士&quot;" style:apply-style-name="术士" style:base-cell-address="卡牌.C1136"/>
      <style:map style:condition="cell-content()=&quot;法师&quot;" style:apply-style-name="法师" style:base-cell-address="卡牌.C1136"/>
      <style:map style:condition="cell-content()=&quot;潜行者&quot;" style:apply-style-name="潜行者" style:base-cell-address="卡牌.C1136"/>
      <style:map style:condition="cell-content()=&quot;猎人&quot;" style:apply-style-name="猎人" style:base-cell-address="卡牌.C1136"/>
      <style:map style:condition="cell-content()=&quot;德鲁伊&quot;" style:apply-style-name="德鲁伊" style:base-cell-address="卡牌.C1136"/>
      <style:map style:condition="cell-content()=&quot;萨满祭司&quot;" style:apply-style-name="萨满祭司" style:base-cell-address="卡牌.C1136"/>
      <style:map style:condition="cell-content()=&quot;圣骑士&quot;" style:apply-style-name="圣骑士" style:base-cell-address="卡牌.C1136"/>
    </style:style>
    <style:style style:name="ce13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7"/>
      <style:map style:condition="cell-content()=&quot;术士&quot;" style:apply-style-name="术士" style:base-cell-address="卡牌.C1137"/>
      <style:map style:condition="cell-content()=&quot;法师&quot;" style:apply-style-name="法师" style:base-cell-address="卡牌.C1137"/>
      <style:map style:condition="cell-content()=&quot;潜行者&quot;" style:apply-style-name="潜行者" style:base-cell-address="卡牌.C1137"/>
      <style:map style:condition="cell-content()=&quot;猎人&quot;" style:apply-style-name="猎人" style:base-cell-address="卡牌.C1137"/>
      <style:map style:condition="cell-content()=&quot;德鲁伊&quot;" style:apply-style-name="德鲁伊" style:base-cell-address="卡牌.C1137"/>
      <style:map style:condition="cell-content()=&quot;萨满祭司&quot;" style:apply-style-name="萨满祭司" style:base-cell-address="卡牌.C1137"/>
      <style:map style:condition="cell-content()=&quot;圣骑士&quot;" style:apply-style-name="圣骑士" style:base-cell-address="卡牌.C1137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8"/>
      <style:map style:condition="cell-content()=&quot;术士&quot;" style:apply-style-name="术士" style:base-cell-address="卡牌.C1138"/>
      <style:map style:condition="cell-content()=&quot;法师&quot;" style:apply-style-name="法师" style:base-cell-address="卡牌.C1138"/>
      <style:map style:condition="cell-content()=&quot;潜行者&quot;" style:apply-style-name="潜行者" style:base-cell-address="卡牌.C1138"/>
      <style:map style:condition="cell-content()=&quot;猎人&quot;" style:apply-style-name="猎人" style:base-cell-address="卡牌.C1138"/>
      <style:map style:condition="cell-content()=&quot;德鲁伊&quot;" style:apply-style-name="德鲁伊" style:base-cell-address="卡牌.C1138"/>
      <style:map style:condition="cell-content()=&quot;萨满祭司&quot;" style:apply-style-name="萨满祭司" style:base-cell-address="卡牌.C1138"/>
      <style:map style:condition="cell-content()=&quot;圣骑士&quot;" style:apply-style-name="圣骑士" style:base-cell-address="卡牌.C1138"/>
    </style:style>
    <style:style style:name="ce8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9"/>
      <style:map style:condition="cell-content()=&quot;术士&quot;" style:apply-style-name="术士" style:base-cell-address="卡牌.C1139"/>
      <style:map style:condition="cell-content()=&quot;法师&quot;" style:apply-style-name="法师" style:base-cell-address="卡牌.C1139"/>
      <style:map style:condition="cell-content()=&quot;潜行者&quot;" style:apply-style-name="潜行者" style:base-cell-address="卡牌.C1139"/>
      <style:map style:condition="cell-content()=&quot;猎人&quot;" style:apply-style-name="猎人" style:base-cell-address="卡牌.C1139"/>
      <style:map style:condition="cell-content()=&quot;德鲁伊&quot;" style:apply-style-name="德鲁伊" style:base-cell-address="卡牌.C1139"/>
      <style:map style:condition="cell-content()=&quot;萨满祭司&quot;" style:apply-style-name="萨满祭司" style:base-cell-address="卡牌.C1139"/>
      <style:map style:condition="cell-content()=&quot;圣骑士&quot;" style:apply-style-name="圣骑士" style:base-cell-address="卡牌.C1139"/>
    </style:style>
    <style:style style:name="ce8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0"/>
      <style:map style:condition="cell-content()=&quot;术士&quot;" style:apply-style-name="术士" style:base-cell-address="卡牌.C1140"/>
      <style:map style:condition="cell-content()=&quot;法师&quot;" style:apply-style-name="法师" style:base-cell-address="卡牌.C1140"/>
      <style:map style:condition="cell-content()=&quot;潜行者&quot;" style:apply-style-name="潜行者" style:base-cell-address="卡牌.C1140"/>
      <style:map style:condition="cell-content()=&quot;猎人&quot;" style:apply-style-name="猎人" style:base-cell-address="卡牌.C1140"/>
      <style:map style:condition="cell-content()=&quot;德鲁伊&quot;" style:apply-style-name="德鲁伊" style:base-cell-address="卡牌.C1140"/>
      <style:map style:condition="cell-content()=&quot;萨满祭司&quot;" style:apply-style-name="萨满祭司" style:base-cell-address="卡牌.C1140"/>
      <style:map style:condition="cell-content()=&quot;圣骑士&quot;" style:apply-style-name="圣骑士" style:base-cell-address="卡牌.C1140"/>
    </style:style>
    <style:style style:name="ce8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1"/>
      <style:map style:condition="cell-content()=&quot;术士&quot;" style:apply-style-name="术士" style:base-cell-address="卡牌.C1141"/>
      <style:map style:condition="cell-content()=&quot;法师&quot;" style:apply-style-name="法师" style:base-cell-address="卡牌.C1141"/>
      <style:map style:condition="cell-content()=&quot;潜行者&quot;" style:apply-style-name="潜行者" style:base-cell-address="卡牌.C1141"/>
      <style:map style:condition="cell-content()=&quot;猎人&quot;" style:apply-style-name="猎人" style:base-cell-address="卡牌.C1141"/>
      <style:map style:condition="cell-content()=&quot;德鲁伊&quot;" style:apply-style-name="德鲁伊" style:base-cell-address="卡牌.C1141"/>
      <style:map style:condition="cell-content()=&quot;萨满祭司&quot;" style:apply-style-name="萨满祭司" style:base-cell-address="卡牌.C1141"/>
      <style:map style:condition="cell-content()=&quot;圣骑士&quot;" style:apply-style-name="圣骑士" style:base-cell-address="卡牌.C1141"/>
    </style:style>
    <style:style style:name="ce8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2"/>
      <style:map style:condition="cell-content()=&quot;术士&quot;" style:apply-style-name="术士" style:base-cell-address="卡牌.C1142"/>
      <style:map style:condition="cell-content()=&quot;法师&quot;" style:apply-style-name="法师" style:base-cell-address="卡牌.C1142"/>
      <style:map style:condition="cell-content()=&quot;潜行者&quot;" style:apply-style-name="潜行者" style:base-cell-address="卡牌.C1142"/>
      <style:map style:condition="cell-content()=&quot;猎人&quot;" style:apply-style-name="猎人" style:base-cell-address="卡牌.C1142"/>
      <style:map style:condition="cell-content()=&quot;德鲁伊&quot;" style:apply-style-name="德鲁伊" style:base-cell-address="卡牌.C1142"/>
      <style:map style:condition="cell-content()=&quot;萨满祭司&quot;" style:apply-style-name="萨满祭司" style:base-cell-address="卡牌.C1142"/>
      <style:map style:condition="cell-content()=&quot;圣骑士&quot;" style:apply-style-name="圣骑士" style:base-cell-address="卡牌.C1142"/>
    </style:style>
    <style:style style:name="ce8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3"/>
      <style:map style:condition="cell-content()=&quot;术士&quot;" style:apply-style-name="术士" style:base-cell-address="卡牌.C1143"/>
      <style:map style:condition="cell-content()=&quot;法师&quot;" style:apply-style-name="法师" style:base-cell-address="卡牌.C1143"/>
      <style:map style:condition="cell-content()=&quot;潜行者&quot;" style:apply-style-name="潜行者" style:base-cell-address="卡牌.C1143"/>
      <style:map style:condition="cell-content()=&quot;猎人&quot;" style:apply-style-name="猎人" style:base-cell-address="卡牌.C1143"/>
      <style:map style:condition="cell-content()=&quot;德鲁伊&quot;" style:apply-style-name="德鲁伊" style:base-cell-address="卡牌.C1143"/>
      <style:map style:condition="cell-content()=&quot;萨满祭司&quot;" style:apply-style-name="萨满祭司" style:base-cell-address="卡牌.C1143"/>
      <style:map style:condition="cell-content()=&quot;圣骑士&quot;" style:apply-style-name="圣骑士" style:base-cell-address="卡牌.C1143"/>
    </style:style>
    <style:style style:name="ce8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4"/>
      <style:map style:condition="cell-content()=&quot;术士&quot;" style:apply-style-name="术士" style:base-cell-address="卡牌.C1144"/>
      <style:map style:condition="cell-content()=&quot;法师&quot;" style:apply-style-name="法师" style:base-cell-address="卡牌.C1144"/>
      <style:map style:condition="cell-content()=&quot;潜行者&quot;" style:apply-style-name="潜行者" style:base-cell-address="卡牌.C1144"/>
      <style:map style:condition="cell-content()=&quot;猎人&quot;" style:apply-style-name="猎人" style:base-cell-address="卡牌.C1144"/>
      <style:map style:condition="cell-content()=&quot;德鲁伊&quot;" style:apply-style-name="德鲁伊" style:base-cell-address="卡牌.C1144"/>
      <style:map style:condition="cell-content()=&quot;萨满祭司&quot;" style:apply-style-name="萨满祭司" style:base-cell-address="卡牌.C1144"/>
      <style:map style:condition="cell-content()=&quot;圣骑士&quot;" style:apply-style-name="圣骑士" style:base-cell-address="卡牌.C1144"/>
    </style:style>
    <style:style style:name="ce8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6"/>
      <style:map style:condition="cell-content()=&quot;术士&quot;" style:apply-style-name="术士" style:base-cell-address="卡牌.C1146"/>
      <style:map style:condition="cell-content()=&quot;法师&quot;" style:apply-style-name="法师" style:base-cell-address="卡牌.C1146"/>
      <style:map style:condition="cell-content()=&quot;潜行者&quot;" style:apply-style-name="潜行者" style:base-cell-address="卡牌.C1146"/>
      <style:map style:condition="cell-content()=&quot;猎人&quot;" style:apply-style-name="猎人" style:base-cell-address="卡牌.C1146"/>
      <style:map style:condition="cell-content()=&quot;德鲁伊&quot;" style:apply-style-name="德鲁伊" style:base-cell-address="卡牌.C1146"/>
      <style:map style:condition="cell-content()=&quot;萨满祭司&quot;" style:apply-style-name="萨满祭司" style:base-cell-address="卡牌.C1146"/>
      <style:map style:condition="cell-content()=&quot;圣骑士&quot;" style:apply-style-name="圣骑士" style:base-cell-address="卡牌.C1146"/>
    </style:style>
    <style:style style:name="ce8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7"/>
      <style:map style:condition="cell-content()=&quot;术士&quot;" style:apply-style-name="术士" style:base-cell-address="卡牌.C1147"/>
      <style:map style:condition="cell-content()=&quot;法师&quot;" style:apply-style-name="法师" style:base-cell-address="卡牌.C1147"/>
      <style:map style:condition="cell-content()=&quot;潜行者&quot;" style:apply-style-name="潜行者" style:base-cell-address="卡牌.C1147"/>
      <style:map style:condition="cell-content()=&quot;猎人&quot;" style:apply-style-name="猎人" style:base-cell-address="卡牌.C1147"/>
      <style:map style:condition="cell-content()=&quot;德鲁伊&quot;" style:apply-style-name="德鲁伊" style:base-cell-address="卡牌.C1147"/>
      <style:map style:condition="cell-content()=&quot;萨满祭司&quot;" style:apply-style-name="萨满祭司" style:base-cell-address="卡牌.C1147"/>
      <style:map style:condition="cell-content()=&quot;圣骑士&quot;" style:apply-style-name="圣骑士" style:base-cell-address="卡牌.C1147"/>
    </style:style>
    <style:style style:name="ce9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8"/>
      <style:map style:condition="cell-content()=&quot;术士&quot;" style:apply-style-name="术士" style:base-cell-address="卡牌.C1148"/>
      <style:map style:condition="cell-content()=&quot;法师&quot;" style:apply-style-name="法师" style:base-cell-address="卡牌.C1148"/>
      <style:map style:condition="cell-content()=&quot;潜行者&quot;" style:apply-style-name="潜行者" style:base-cell-address="卡牌.C1148"/>
      <style:map style:condition="cell-content()=&quot;猎人&quot;" style:apply-style-name="猎人" style:base-cell-address="卡牌.C1148"/>
      <style:map style:condition="cell-content()=&quot;德鲁伊&quot;" style:apply-style-name="德鲁伊" style:base-cell-address="卡牌.C1148"/>
      <style:map style:condition="cell-content()=&quot;萨满祭司&quot;" style:apply-style-name="萨满祭司" style:base-cell-address="卡牌.C1148"/>
      <style:map style:condition="cell-content()=&quot;圣骑士&quot;" style:apply-style-name="圣骑士" style:base-cell-address="卡牌.C1148"/>
    </style:style>
    <style:style style:name="ce9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9"/>
      <style:map style:condition="cell-content()=&quot;术士&quot;" style:apply-style-name="术士" style:base-cell-address="卡牌.C1149"/>
      <style:map style:condition="cell-content()=&quot;法师&quot;" style:apply-style-name="法师" style:base-cell-address="卡牌.C1149"/>
      <style:map style:condition="cell-content()=&quot;潜行者&quot;" style:apply-style-name="潜行者" style:base-cell-address="卡牌.C1149"/>
      <style:map style:condition="cell-content()=&quot;猎人&quot;" style:apply-style-name="猎人" style:base-cell-address="卡牌.C1149"/>
      <style:map style:condition="cell-content()=&quot;德鲁伊&quot;" style:apply-style-name="德鲁伊" style:base-cell-address="卡牌.C1149"/>
      <style:map style:condition="cell-content()=&quot;萨满祭司&quot;" style:apply-style-name="萨满祭司" style:base-cell-address="卡牌.C1149"/>
      <style:map style:condition="cell-content()=&quot;圣骑士&quot;" style:apply-style-name="圣骑士" style:base-cell-address="卡牌.C1149"/>
    </style:style>
    <style:style style:name="ce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0"/>
      <style:map style:condition="cell-content()=&quot;术士&quot;" style:apply-style-name="术士" style:base-cell-address="卡牌.C1150"/>
      <style:map style:condition="cell-content()=&quot;法师&quot;" style:apply-style-name="法师" style:base-cell-address="卡牌.C1150"/>
      <style:map style:condition="cell-content()=&quot;潜行者&quot;" style:apply-style-name="潜行者" style:base-cell-address="卡牌.C1150"/>
      <style:map style:condition="cell-content()=&quot;猎人&quot;" style:apply-style-name="猎人" style:base-cell-address="卡牌.C1150"/>
      <style:map style:condition="cell-content()=&quot;德鲁伊&quot;" style:apply-style-name="德鲁伊" style:base-cell-address="卡牌.C1150"/>
      <style:map style:condition="cell-content()=&quot;萨满祭司&quot;" style:apply-style-name="萨满祭司" style:base-cell-address="卡牌.C1150"/>
      <style:map style:condition="cell-content()=&quot;圣骑士&quot;" style:apply-style-name="圣骑士" style:base-cell-address="卡牌.C1150"/>
    </style:style>
    <style:style style:name="ce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1"/>
      <style:map style:condition="cell-content()=&quot;术士&quot;" style:apply-style-name="术士" style:base-cell-address="卡牌.C1151"/>
      <style:map style:condition="cell-content()=&quot;法师&quot;" style:apply-style-name="法师" style:base-cell-address="卡牌.C1151"/>
      <style:map style:condition="cell-content()=&quot;潜行者&quot;" style:apply-style-name="潜行者" style:base-cell-address="卡牌.C1151"/>
      <style:map style:condition="cell-content()=&quot;猎人&quot;" style:apply-style-name="猎人" style:base-cell-address="卡牌.C1151"/>
      <style:map style:condition="cell-content()=&quot;德鲁伊&quot;" style:apply-style-name="德鲁伊" style:base-cell-address="卡牌.C1151"/>
      <style:map style:condition="cell-content()=&quot;萨满祭司&quot;" style:apply-style-name="萨满祭司" style:base-cell-address="卡牌.C1151"/>
      <style:map style:condition="cell-content()=&quot;圣骑士&quot;" style:apply-style-name="圣骑士" style:base-cell-address="卡牌.C1151"/>
    </style:style>
    <style:style style:name="ce9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2"/>
      <style:map style:condition="cell-content()=&quot;术士&quot;" style:apply-style-name="术士" style:base-cell-address="卡牌.C1152"/>
      <style:map style:condition="cell-content()=&quot;法师&quot;" style:apply-style-name="法师" style:base-cell-address="卡牌.C1152"/>
      <style:map style:condition="cell-content()=&quot;潜行者&quot;" style:apply-style-name="潜行者" style:base-cell-address="卡牌.C1152"/>
      <style:map style:condition="cell-content()=&quot;猎人&quot;" style:apply-style-name="猎人" style:base-cell-address="卡牌.C1152"/>
      <style:map style:condition="cell-content()=&quot;德鲁伊&quot;" style:apply-style-name="德鲁伊" style:base-cell-address="卡牌.C1152"/>
      <style:map style:condition="cell-content()=&quot;萨满祭司&quot;" style:apply-style-name="萨满祭司" style:base-cell-address="卡牌.C1152"/>
      <style:map style:condition="cell-content()=&quot;圣骑士&quot;" style:apply-style-name="圣骑士" style:base-cell-address="卡牌.C1152"/>
    </style:style>
    <style:style style:name="ce9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3"/>
      <style:map style:condition="cell-content()=&quot;术士&quot;" style:apply-style-name="术士" style:base-cell-address="卡牌.C1153"/>
      <style:map style:condition="cell-content()=&quot;法师&quot;" style:apply-style-name="法师" style:base-cell-address="卡牌.C1153"/>
      <style:map style:condition="cell-content()=&quot;潜行者&quot;" style:apply-style-name="潜行者" style:base-cell-address="卡牌.C1153"/>
      <style:map style:condition="cell-content()=&quot;猎人&quot;" style:apply-style-name="猎人" style:base-cell-address="卡牌.C1153"/>
      <style:map style:condition="cell-content()=&quot;德鲁伊&quot;" style:apply-style-name="德鲁伊" style:base-cell-address="卡牌.C1153"/>
      <style:map style:condition="cell-content()=&quot;萨满祭司&quot;" style:apply-style-name="萨满祭司" style:base-cell-address="卡牌.C1153"/>
      <style:map style:condition="cell-content()=&quot;圣骑士&quot;" style:apply-style-name="圣骑士" style:base-cell-address="卡牌.C1153"/>
    </style:style>
    <style:style style:name="ce9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4"/>
      <style:map style:condition="cell-content()=&quot;术士&quot;" style:apply-style-name="术士" style:base-cell-address="卡牌.C1154"/>
      <style:map style:condition="cell-content()=&quot;法师&quot;" style:apply-style-name="法师" style:base-cell-address="卡牌.C1154"/>
      <style:map style:condition="cell-content()=&quot;潜行者&quot;" style:apply-style-name="潜行者" style:base-cell-address="卡牌.C1154"/>
      <style:map style:condition="cell-content()=&quot;猎人&quot;" style:apply-style-name="猎人" style:base-cell-address="卡牌.C1154"/>
      <style:map style:condition="cell-content()=&quot;德鲁伊&quot;" style:apply-style-name="德鲁伊" style:base-cell-address="卡牌.C1154"/>
      <style:map style:condition="cell-content()=&quot;萨满祭司&quot;" style:apply-style-name="萨满祭司" style:base-cell-address="卡牌.C1154"/>
      <style:map style:condition="cell-content()=&quot;圣骑士&quot;" style:apply-style-name="圣骑士" style:base-cell-address="卡牌.C1154"/>
    </style:style>
    <style:style style:name="ce9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5"/>
      <style:map style:condition="cell-content()=&quot;术士&quot;" style:apply-style-name="术士" style:base-cell-address="卡牌.C1155"/>
      <style:map style:condition="cell-content()=&quot;法师&quot;" style:apply-style-name="法师" style:base-cell-address="卡牌.C1155"/>
      <style:map style:condition="cell-content()=&quot;潜行者&quot;" style:apply-style-name="潜行者" style:base-cell-address="卡牌.C1155"/>
      <style:map style:condition="cell-content()=&quot;猎人&quot;" style:apply-style-name="猎人" style:base-cell-address="卡牌.C1155"/>
      <style:map style:condition="cell-content()=&quot;德鲁伊&quot;" style:apply-style-name="德鲁伊" style:base-cell-address="卡牌.C1155"/>
      <style:map style:condition="cell-content()=&quot;萨满祭司&quot;" style:apply-style-name="萨满祭司" style:base-cell-address="卡牌.C1155"/>
      <style:map style:condition="cell-content()=&quot;圣骑士&quot;" style:apply-style-name="圣骑士" style:base-cell-address="卡牌.C1155"/>
    </style:style>
    <style:style style:name="ce9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6"/>
      <style:map style:condition="cell-content()=&quot;术士&quot;" style:apply-style-name="术士" style:base-cell-address="卡牌.C1156"/>
      <style:map style:condition="cell-content()=&quot;法师&quot;" style:apply-style-name="法师" style:base-cell-address="卡牌.C1156"/>
      <style:map style:condition="cell-content()=&quot;潜行者&quot;" style:apply-style-name="潜行者" style:base-cell-address="卡牌.C1156"/>
      <style:map style:condition="cell-content()=&quot;猎人&quot;" style:apply-style-name="猎人" style:base-cell-address="卡牌.C1156"/>
      <style:map style:condition="cell-content()=&quot;德鲁伊&quot;" style:apply-style-name="德鲁伊" style:base-cell-address="卡牌.C1156"/>
      <style:map style:condition="cell-content()=&quot;萨满祭司&quot;" style:apply-style-name="萨满祭司" style:base-cell-address="卡牌.C1156"/>
      <style:map style:condition="cell-content()=&quot;圣骑士&quot;" style:apply-style-name="圣骑士" style:base-cell-address="卡牌.C1156"/>
    </style:style>
    <style:style style:name="ce10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7"/>
      <style:map style:condition="cell-content()=&quot;术士&quot;" style:apply-style-name="术士" style:base-cell-address="卡牌.C1157"/>
      <style:map style:condition="cell-content()=&quot;法师&quot;" style:apply-style-name="法师" style:base-cell-address="卡牌.C1157"/>
      <style:map style:condition="cell-content()=&quot;潜行者&quot;" style:apply-style-name="潜行者" style:base-cell-address="卡牌.C1157"/>
      <style:map style:condition="cell-content()=&quot;猎人&quot;" style:apply-style-name="猎人" style:base-cell-address="卡牌.C1157"/>
      <style:map style:condition="cell-content()=&quot;德鲁伊&quot;" style:apply-style-name="德鲁伊" style:base-cell-address="卡牌.C1157"/>
      <style:map style:condition="cell-content()=&quot;萨满祭司&quot;" style:apply-style-name="萨满祭司" style:base-cell-address="卡牌.C1157"/>
      <style:map style:condition="cell-content()=&quot;圣骑士&quot;" style:apply-style-name="圣骑士" style:base-cell-address="卡牌.C1157"/>
    </style:style>
    <style:style style:name="ce1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8"/>
      <style:map style:condition="cell-content()=&quot;术士&quot;" style:apply-style-name="术士" style:base-cell-address="卡牌.C1158"/>
      <style:map style:condition="cell-content()=&quot;法师&quot;" style:apply-style-name="法师" style:base-cell-address="卡牌.C1158"/>
      <style:map style:condition="cell-content()=&quot;潜行者&quot;" style:apply-style-name="潜行者" style:base-cell-address="卡牌.C1158"/>
      <style:map style:condition="cell-content()=&quot;猎人&quot;" style:apply-style-name="猎人" style:base-cell-address="卡牌.C1158"/>
      <style:map style:condition="cell-content()=&quot;德鲁伊&quot;" style:apply-style-name="德鲁伊" style:base-cell-address="卡牌.C1158"/>
      <style:map style:condition="cell-content()=&quot;萨满祭司&quot;" style:apply-style-name="萨满祭司" style:base-cell-address="卡牌.C1158"/>
      <style:map style:condition="cell-content()=&quot;圣骑士&quot;" style:apply-style-name="圣骑士" style:base-cell-address="卡牌.C1158"/>
    </style:style>
    <style:style style:name="ce10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9"/>
      <style:map style:condition="cell-content()=&quot;术士&quot;" style:apply-style-name="术士" style:base-cell-address="卡牌.C1159"/>
      <style:map style:condition="cell-content()=&quot;法师&quot;" style:apply-style-name="法师" style:base-cell-address="卡牌.C1159"/>
      <style:map style:condition="cell-content()=&quot;潜行者&quot;" style:apply-style-name="潜行者" style:base-cell-address="卡牌.C1159"/>
      <style:map style:condition="cell-content()=&quot;猎人&quot;" style:apply-style-name="猎人" style:base-cell-address="卡牌.C1159"/>
      <style:map style:condition="cell-content()=&quot;德鲁伊&quot;" style:apply-style-name="德鲁伊" style:base-cell-address="卡牌.C1159"/>
      <style:map style:condition="cell-content()=&quot;萨满祭司&quot;" style:apply-style-name="萨满祭司" style:base-cell-address="卡牌.C1159"/>
      <style:map style:condition="cell-content()=&quot;圣骑士&quot;" style:apply-style-name="圣骑士" style:base-cell-address="卡牌.C1159"/>
    </style:style>
    <style:style style:name="ce13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0"/>
      <style:map style:condition="cell-content()=&quot;术士&quot;" style:apply-style-name="术士" style:base-cell-address="卡牌.C1160"/>
      <style:map style:condition="cell-content()=&quot;法师&quot;" style:apply-style-name="法师" style:base-cell-address="卡牌.C1160"/>
      <style:map style:condition="cell-content()=&quot;潜行者&quot;" style:apply-style-name="潜行者" style:base-cell-address="卡牌.C1160"/>
      <style:map style:condition="cell-content()=&quot;猎人&quot;" style:apply-style-name="猎人" style:base-cell-address="卡牌.C1160"/>
      <style:map style:condition="cell-content()=&quot;德鲁伊&quot;" style:apply-style-name="德鲁伊" style:base-cell-address="卡牌.C1160"/>
      <style:map style:condition="cell-content()=&quot;萨满祭司&quot;" style:apply-style-name="萨满祭司" style:base-cell-address="卡牌.C1160"/>
      <style:map style:condition="cell-content()=&quot;圣骑士&quot;" style:apply-style-name="圣骑士" style:base-cell-address="卡牌.C1160"/>
    </style:style>
    <style:style style:name="ce10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1"/>
      <style:map style:condition="cell-content()=&quot;术士&quot;" style:apply-style-name="术士" style:base-cell-address="卡牌.C1161"/>
      <style:map style:condition="cell-content()=&quot;法师&quot;" style:apply-style-name="法师" style:base-cell-address="卡牌.C1161"/>
      <style:map style:condition="cell-content()=&quot;潜行者&quot;" style:apply-style-name="潜行者" style:base-cell-address="卡牌.C1161"/>
      <style:map style:condition="cell-content()=&quot;猎人&quot;" style:apply-style-name="猎人" style:base-cell-address="卡牌.C1161"/>
      <style:map style:condition="cell-content()=&quot;德鲁伊&quot;" style:apply-style-name="德鲁伊" style:base-cell-address="卡牌.C1161"/>
      <style:map style:condition="cell-content()=&quot;萨满祭司&quot;" style:apply-style-name="萨满祭司" style:base-cell-address="卡牌.C1161"/>
      <style:map style:condition="cell-content()=&quot;圣骑士&quot;" style:apply-style-name="圣骑士" style:base-cell-address="卡牌.C1161"/>
    </style:style>
    <style:style style:name="ce10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2"/>
      <style:map style:condition="cell-content()=&quot;术士&quot;" style:apply-style-name="术士" style:base-cell-address="卡牌.C1162"/>
      <style:map style:condition="cell-content()=&quot;法师&quot;" style:apply-style-name="法师" style:base-cell-address="卡牌.C1162"/>
      <style:map style:condition="cell-content()=&quot;潜行者&quot;" style:apply-style-name="潜行者" style:base-cell-address="卡牌.C1162"/>
      <style:map style:condition="cell-content()=&quot;猎人&quot;" style:apply-style-name="猎人" style:base-cell-address="卡牌.C1162"/>
      <style:map style:condition="cell-content()=&quot;德鲁伊&quot;" style:apply-style-name="德鲁伊" style:base-cell-address="卡牌.C1162"/>
      <style:map style:condition="cell-content()=&quot;萨满祭司&quot;" style:apply-style-name="萨满祭司" style:base-cell-address="卡牌.C1162"/>
      <style:map style:condition="cell-content()=&quot;圣骑士&quot;" style:apply-style-name="圣骑士" style:base-cell-address="卡牌.C1162"/>
    </style:style>
    <style:style style:name="ce10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3"/>
      <style:map style:condition="cell-content()=&quot;术士&quot;" style:apply-style-name="术士" style:base-cell-address="卡牌.C1163"/>
      <style:map style:condition="cell-content()=&quot;法师&quot;" style:apply-style-name="法师" style:base-cell-address="卡牌.C1163"/>
      <style:map style:condition="cell-content()=&quot;潜行者&quot;" style:apply-style-name="潜行者" style:base-cell-address="卡牌.C1163"/>
      <style:map style:condition="cell-content()=&quot;猎人&quot;" style:apply-style-name="猎人" style:base-cell-address="卡牌.C1163"/>
      <style:map style:condition="cell-content()=&quot;德鲁伊&quot;" style:apply-style-name="德鲁伊" style:base-cell-address="卡牌.C1163"/>
      <style:map style:condition="cell-content()=&quot;萨满祭司&quot;" style:apply-style-name="萨满祭司" style:base-cell-address="卡牌.C1163"/>
      <style:map style:condition="cell-content()=&quot;圣骑士&quot;" style:apply-style-name="圣骑士" style:base-cell-address="卡牌.C1163"/>
    </style:style>
    <style:style style:name="ce10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4"/>
      <style:map style:condition="cell-content()=&quot;术士&quot;" style:apply-style-name="术士" style:base-cell-address="卡牌.C1164"/>
      <style:map style:condition="cell-content()=&quot;法师&quot;" style:apply-style-name="法师" style:base-cell-address="卡牌.C1164"/>
      <style:map style:condition="cell-content()=&quot;潜行者&quot;" style:apply-style-name="潜行者" style:base-cell-address="卡牌.C1164"/>
      <style:map style:condition="cell-content()=&quot;猎人&quot;" style:apply-style-name="猎人" style:base-cell-address="卡牌.C1164"/>
      <style:map style:condition="cell-content()=&quot;德鲁伊&quot;" style:apply-style-name="德鲁伊" style:base-cell-address="卡牌.C1164"/>
      <style:map style:condition="cell-content()=&quot;萨满祭司&quot;" style:apply-style-name="萨满祭司" style:base-cell-address="卡牌.C1164"/>
      <style:map style:condition="cell-content()=&quot;圣骑士&quot;" style:apply-style-name="圣骑士" style:base-cell-address="卡牌.C1164"/>
    </style:style>
    <style:style style:name="ce1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5"/>
      <style:map style:condition="cell-content()=&quot;术士&quot;" style:apply-style-name="术士" style:base-cell-address="卡牌.C1165"/>
      <style:map style:condition="cell-content()=&quot;法师&quot;" style:apply-style-name="法师" style:base-cell-address="卡牌.C1165"/>
      <style:map style:condition="cell-content()=&quot;潜行者&quot;" style:apply-style-name="潜行者" style:base-cell-address="卡牌.C1165"/>
      <style:map style:condition="cell-content()=&quot;猎人&quot;" style:apply-style-name="猎人" style:base-cell-address="卡牌.C1165"/>
      <style:map style:condition="cell-content()=&quot;德鲁伊&quot;" style:apply-style-name="德鲁伊" style:base-cell-address="卡牌.C1165"/>
      <style:map style:condition="cell-content()=&quot;萨满祭司&quot;" style:apply-style-name="萨满祭司" style:base-cell-address="卡牌.C1165"/>
      <style:map style:condition="cell-content()=&quot;圣骑士&quot;" style:apply-style-name="圣骑士" style:base-cell-address="卡牌.C1165"/>
    </style:style>
    <style:style style:name="ce1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6"/>
      <style:map style:condition="cell-content()=&quot;术士&quot;" style:apply-style-name="术士" style:base-cell-address="卡牌.C1166"/>
      <style:map style:condition="cell-content()=&quot;法师&quot;" style:apply-style-name="法师" style:base-cell-address="卡牌.C1166"/>
      <style:map style:condition="cell-content()=&quot;潜行者&quot;" style:apply-style-name="潜行者" style:base-cell-address="卡牌.C1166"/>
      <style:map style:condition="cell-content()=&quot;猎人&quot;" style:apply-style-name="猎人" style:base-cell-address="卡牌.C1166"/>
      <style:map style:condition="cell-content()=&quot;德鲁伊&quot;" style:apply-style-name="德鲁伊" style:base-cell-address="卡牌.C1166"/>
      <style:map style:condition="cell-content()=&quot;萨满祭司&quot;" style:apply-style-name="萨满祭司" style:base-cell-address="卡牌.C1166"/>
      <style:map style:condition="cell-content()=&quot;圣骑士&quot;" style:apply-style-name="圣骑士" style:base-cell-address="卡牌.C1166"/>
    </style:style>
    <style:style style:name="ce1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7"/>
      <style:map style:condition="cell-content()=&quot;术士&quot;" style:apply-style-name="术士" style:base-cell-address="卡牌.C1167"/>
      <style:map style:condition="cell-content()=&quot;法师&quot;" style:apply-style-name="法师" style:base-cell-address="卡牌.C1167"/>
      <style:map style:condition="cell-content()=&quot;潜行者&quot;" style:apply-style-name="潜行者" style:base-cell-address="卡牌.C1167"/>
      <style:map style:condition="cell-content()=&quot;猎人&quot;" style:apply-style-name="猎人" style:base-cell-address="卡牌.C1167"/>
      <style:map style:condition="cell-content()=&quot;德鲁伊&quot;" style:apply-style-name="德鲁伊" style:base-cell-address="卡牌.C1167"/>
      <style:map style:condition="cell-content()=&quot;萨满祭司&quot;" style:apply-style-name="萨满祭司" style:base-cell-address="卡牌.C1167"/>
      <style:map style:condition="cell-content()=&quot;圣骑士&quot;" style:apply-style-name="圣骑士" style:base-cell-address="卡牌.C1167"/>
    </style:style>
    <style:style style:name="ce1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8"/>
      <style:map style:condition="cell-content()=&quot;术士&quot;" style:apply-style-name="术士" style:base-cell-address="卡牌.C1168"/>
      <style:map style:condition="cell-content()=&quot;法师&quot;" style:apply-style-name="法师" style:base-cell-address="卡牌.C1168"/>
      <style:map style:condition="cell-content()=&quot;潜行者&quot;" style:apply-style-name="潜行者" style:base-cell-address="卡牌.C1168"/>
      <style:map style:condition="cell-content()=&quot;猎人&quot;" style:apply-style-name="猎人" style:base-cell-address="卡牌.C1168"/>
      <style:map style:condition="cell-content()=&quot;德鲁伊&quot;" style:apply-style-name="德鲁伊" style:base-cell-address="卡牌.C1168"/>
      <style:map style:condition="cell-content()=&quot;萨满祭司&quot;" style:apply-style-name="萨满祭司" style:base-cell-address="卡牌.C1168"/>
      <style:map style:condition="cell-content()=&quot;圣骑士&quot;" style:apply-style-name="圣骑士" style:base-cell-address="卡牌.C1168"/>
    </style:style>
    <style:style style:name="ce1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9"/>
      <style:map style:condition="cell-content()=&quot;术士&quot;" style:apply-style-name="术士" style:base-cell-address="卡牌.C1169"/>
      <style:map style:condition="cell-content()=&quot;法师&quot;" style:apply-style-name="法师" style:base-cell-address="卡牌.C1169"/>
      <style:map style:condition="cell-content()=&quot;潜行者&quot;" style:apply-style-name="潜行者" style:base-cell-address="卡牌.C1169"/>
      <style:map style:condition="cell-content()=&quot;猎人&quot;" style:apply-style-name="猎人" style:base-cell-address="卡牌.C1169"/>
      <style:map style:condition="cell-content()=&quot;德鲁伊&quot;" style:apply-style-name="德鲁伊" style:base-cell-address="卡牌.C1169"/>
      <style:map style:condition="cell-content()=&quot;萨满祭司&quot;" style:apply-style-name="萨满祭司" style:base-cell-address="卡牌.C1169"/>
      <style:map style:condition="cell-content()=&quot;圣骑士&quot;" style:apply-style-name="圣骑士" style:base-cell-address="卡牌.C1169"/>
    </style:style>
    <style:style style:name="ce11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0"/>
      <style:map style:condition="cell-content()=&quot;术士&quot;" style:apply-style-name="术士" style:base-cell-address="卡牌.C1170"/>
      <style:map style:condition="cell-content()=&quot;法师&quot;" style:apply-style-name="法师" style:base-cell-address="卡牌.C1170"/>
      <style:map style:condition="cell-content()=&quot;潜行者&quot;" style:apply-style-name="潜行者" style:base-cell-address="卡牌.C1170"/>
      <style:map style:condition="cell-content()=&quot;猎人&quot;" style:apply-style-name="猎人" style:base-cell-address="卡牌.C1170"/>
      <style:map style:condition="cell-content()=&quot;德鲁伊&quot;" style:apply-style-name="德鲁伊" style:base-cell-address="卡牌.C1170"/>
      <style:map style:condition="cell-content()=&quot;萨满祭司&quot;" style:apply-style-name="萨满祭司" style:base-cell-address="卡牌.C1170"/>
      <style:map style:condition="cell-content()=&quot;圣骑士&quot;" style:apply-style-name="圣骑士" style:base-cell-address="卡牌.C1170"/>
    </style:style>
    <style:style style:name="ce1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1"/>
      <style:map style:condition="cell-content()=&quot;术士&quot;" style:apply-style-name="术士" style:base-cell-address="卡牌.C1171"/>
      <style:map style:condition="cell-content()=&quot;法师&quot;" style:apply-style-name="法师" style:base-cell-address="卡牌.C1171"/>
      <style:map style:condition="cell-content()=&quot;潜行者&quot;" style:apply-style-name="潜行者" style:base-cell-address="卡牌.C1171"/>
      <style:map style:condition="cell-content()=&quot;猎人&quot;" style:apply-style-name="猎人" style:base-cell-address="卡牌.C1171"/>
      <style:map style:condition="cell-content()=&quot;德鲁伊&quot;" style:apply-style-name="德鲁伊" style:base-cell-address="卡牌.C1171"/>
      <style:map style:condition="cell-content()=&quot;萨满祭司&quot;" style:apply-style-name="萨满祭司" style:base-cell-address="卡牌.C1171"/>
      <style:map style:condition="cell-content()=&quot;圣骑士&quot;" style:apply-style-name="圣骑士" style:base-cell-address="卡牌.C1171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2"/>
      <style:map style:condition="cell-content()=&quot;术士&quot;" style:apply-style-name="术士" style:base-cell-address="卡牌.C1172"/>
      <style:map style:condition="cell-content()=&quot;法师&quot;" style:apply-style-name="法师" style:base-cell-address="卡牌.C1172"/>
      <style:map style:condition="cell-content()=&quot;潜行者&quot;" style:apply-style-name="潜行者" style:base-cell-address="卡牌.C1172"/>
      <style:map style:condition="cell-content()=&quot;猎人&quot;" style:apply-style-name="猎人" style:base-cell-address="卡牌.C1172"/>
      <style:map style:condition="cell-content()=&quot;德鲁伊&quot;" style:apply-style-name="德鲁伊" style:base-cell-address="卡牌.C1172"/>
      <style:map style:condition="cell-content()=&quot;萨满祭司&quot;" style:apply-style-name="萨满祭司" style:base-cell-address="卡牌.C1172"/>
      <style:map style:condition="cell-content()=&quot;圣骑士&quot;" style:apply-style-name="圣骑士" style:base-cell-address="卡牌.C1172"/>
    </style:style>
    <style:style style:name="ce1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3"/>
      <style:map style:condition="cell-content()=&quot;术士&quot;" style:apply-style-name="术士" style:base-cell-address="卡牌.C1173"/>
      <style:map style:condition="cell-content()=&quot;法师&quot;" style:apply-style-name="法师" style:base-cell-address="卡牌.C1173"/>
      <style:map style:condition="cell-content()=&quot;潜行者&quot;" style:apply-style-name="潜行者" style:base-cell-address="卡牌.C1173"/>
      <style:map style:condition="cell-content()=&quot;猎人&quot;" style:apply-style-name="猎人" style:base-cell-address="卡牌.C1173"/>
      <style:map style:condition="cell-content()=&quot;德鲁伊&quot;" style:apply-style-name="德鲁伊" style:base-cell-address="卡牌.C1173"/>
      <style:map style:condition="cell-content()=&quot;萨满祭司&quot;" style:apply-style-name="萨满祭司" style:base-cell-address="卡牌.C1173"/>
      <style:map style:condition="cell-content()=&quot;圣骑士&quot;" style:apply-style-name="圣骑士" style:base-cell-address="卡牌.C1173"/>
    </style:style>
    <style:style style:name="ce1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4"/>
      <style:map style:condition="cell-content()=&quot;术士&quot;" style:apply-style-name="术士" style:base-cell-address="卡牌.C1174"/>
      <style:map style:condition="cell-content()=&quot;法师&quot;" style:apply-style-name="法师" style:base-cell-address="卡牌.C1174"/>
      <style:map style:condition="cell-content()=&quot;潜行者&quot;" style:apply-style-name="潜行者" style:base-cell-address="卡牌.C1174"/>
      <style:map style:condition="cell-content()=&quot;猎人&quot;" style:apply-style-name="猎人" style:base-cell-address="卡牌.C1174"/>
      <style:map style:condition="cell-content()=&quot;德鲁伊&quot;" style:apply-style-name="德鲁伊" style:base-cell-address="卡牌.C1174"/>
      <style:map style:condition="cell-content()=&quot;萨满祭司&quot;" style:apply-style-name="萨满祭司" style:base-cell-address="卡牌.C1174"/>
      <style:map style:condition="cell-content()=&quot;圣骑士&quot;" style:apply-style-name="圣骑士" style:base-cell-address="卡牌.C1174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5"/>
      <style:map style:condition="cell-content()=&quot;术士&quot;" style:apply-style-name="术士" style:base-cell-address="卡牌.C1175"/>
      <style:map style:condition="cell-content()=&quot;法师&quot;" style:apply-style-name="法师" style:base-cell-address="卡牌.C1175"/>
      <style:map style:condition="cell-content()=&quot;潜行者&quot;" style:apply-style-name="潜行者" style:base-cell-address="卡牌.C1175"/>
      <style:map style:condition="cell-content()=&quot;猎人&quot;" style:apply-style-name="猎人" style:base-cell-address="卡牌.C1175"/>
      <style:map style:condition="cell-content()=&quot;德鲁伊&quot;" style:apply-style-name="德鲁伊" style:base-cell-address="卡牌.C1175"/>
      <style:map style:condition="cell-content()=&quot;萨满祭司&quot;" style:apply-style-name="萨满祭司" style:base-cell-address="卡牌.C1175"/>
      <style:map style:condition="cell-content()=&quot;圣骑士&quot;" style:apply-style-name="圣骑士" style:base-cell-address="卡牌.C1175"/>
    </style:style>
    <style:style style:name="ce1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6"/>
      <style:map style:condition="cell-content()=&quot;术士&quot;" style:apply-style-name="术士" style:base-cell-address="卡牌.C1176"/>
      <style:map style:condition="cell-content()=&quot;法师&quot;" style:apply-style-name="法师" style:base-cell-address="卡牌.C1176"/>
      <style:map style:condition="cell-content()=&quot;潜行者&quot;" style:apply-style-name="潜行者" style:base-cell-address="卡牌.C1176"/>
      <style:map style:condition="cell-content()=&quot;猎人&quot;" style:apply-style-name="猎人" style:base-cell-address="卡牌.C1176"/>
      <style:map style:condition="cell-content()=&quot;德鲁伊&quot;" style:apply-style-name="德鲁伊" style:base-cell-address="卡牌.C1176"/>
      <style:map style:condition="cell-content()=&quot;萨满祭司&quot;" style:apply-style-name="萨满祭司" style:base-cell-address="卡牌.C1176"/>
      <style:map style:condition="cell-content()=&quot;圣骑士&quot;" style:apply-style-name="圣骑士" style:base-cell-address="卡牌.C1176"/>
    </style:style>
    <style:style style:name="ce1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7"/>
      <style:map style:condition="cell-content()=&quot;术士&quot;" style:apply-style-name="术士" style:base-cell-address="卡牌.C1177"/>
      <style:map style:condition="cell-content()=&quot;法师&quot;" style:apply-style-name="法师" style:base-cell-address="卡牌.C1177"/>
      <style:map style:condition="cell-content()=&quot;潜行者&quot;" style:apply-style-name="潜行者" style:base-cell-address="卡牌.C1177"/>
      <style:map style:condition="cell-content()=&quot;猎人&quot;" style:apply-style-name="猎人" style:base-cell-address="卡牌.C1177"/>
      <style:map style:condition="cell-content()=&quot;德鲁伊&quot;" style:apply-style-name="德鲁伊" style:base-cell-address="卡牌.C1177"/>
      <style:map style:condition="cell-content()=&quot;萨满祭司&quot;" style:apply-style-name="萨满祭司" style:base-cell-address="卡牌.C1177"/>
      <style:map style:condition="cell-content()=&quot;圣骑士&quot;" style:apply-style-name="圣骑士" style:base-cell-address="卡牌.C1177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8"/>
      <style:map style:condition="cell-content()=&quot;术士&quot;" style:apply-style-name="术士" style:base-cell-address="卡牌.C1178"/>
      <style:map style:condition="cell-content()=&quot;法师&quot;" style:apply-style-name="法师" style:base-cell-address="卡牌.C1178"/>
      <style:map style:condition="cell-content()=&quot;潜行者&quot;" style:apply-style-name="潜行者" style:base-cell-address="卡牌.C1178"/>
      <style:map style:condition="cell-content()=&quot;猎人&quot;" style:apply-style-name="猎人" style:base-cell-address="卡牌.C1178"/>
      <style:map style:condition="cell-content()=&quot;德鲁伊&quot;" style:apply-style-name="德鲁伊" style:base-cell-address="卡牌.C1178"/>
      <style:map style:condition="cell-content()=&quot;萨满祭司&quot;" style:apply-style-name="萨满祭司" style:base-cell-address="卡牌.C1178"/>
      <style:map style:condition="cell-content()=&quot;圣骑士&quot;" style:apply-style-name="圣骑士" style:base-cell-address="卡牌.C1178"/>
    </style:style>
    <style:style style:name="ce1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9"/>
      <style:map style:condition="cell-content()=&quot;术士&quot;" style:apply-style-name="术士" style:base-cell-address="卡牌.C1179"/>
      <style:map style:condition="cell-content()=&quot;法师&quot;" style:apply-style-name="法师" style:base-cell-address="卡牌.C1179"/>
      <style:map style:condition="cell-content()=&quot;潜行者&quot;" style:apply-style-name="潜行者" style:base-cell-address="卡牌.C1179"/>
      <style:map style:condition="cell-content()=&quot;猎人&quot;" style:apply-style-name="猎人" style:base-cell-address="卡牌.C1179"/>
      <style:map style:condition="cell-content()=&quot;德鲁伊&quot;" style:apply-style-name="德鲁伊" style:base-cell-address="卡牌.C1179"/>
      <style:map style:condition="cell-content()=&quot;萨满祭司&quot;" style:apply-style-name="萨满祭司" style:base-cell-address="卡牌.C1179"/>
      <style:map style:condition="cell-content()=&quot;圣骑士&quot;" style:apply-style-name="圣骑士" style:base-cell-address="卡牌.C1179"/>
    </style:style>
    <style:style style:name="ce1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0"/>
      <style:map style:condition="cell-content()=&quot;术士&quot;" style:apply-style-name="术士" style:base-cell-address="卡牌.C1180"/>
      <style:map style:condition="cell-content()=&quot;法师&quot;" style:apply-style-name="法师" style:base-cell-address="卡牌.C1180"/>
      <style:map style:condition="cell-content()=&quot;潜行者&quot;" style:apply-style-name="潜行者" style:base-cell-address="卡牌.C1180"/>
      <style:map style:condition="cell-content()=&quot;猎人&quot;" style:apply-style-name="猎人" style:base-cell-address="卡牌.C1180"/>
      <style:map style:condition="cell-content()=&quot;德鲁伊&quot;" style:apply-style-name="德鲁伊" style:base-cell-address="卡牌.C1180"/>
      <style:map style:condition="cell-content()=&quot;萨满祭司&quot;" style:apply-style-name="萨满祭司" style:base-cell-address="卡牌.C1180"/>
      <style:map style:condition="cell-content()=&quot;圣骑士&quot;" style:apply-style-name="圣骑士" style:base-cell-address="卡牌.C1180"/>
    </style:style>
    <style:style style:name="ce1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1"/>
      <style:map style:condition="cell-content()=&quot;术士&quot;" style:apply-style-name="术士" style:base-cell-address="卡牌.C1181"/>
      <style:map style:condition="cell-content()=&quot;法师&quot;" style:apply-style-name="法师" style:base-cell-address="卡牌.C1181"/>
      <style:map style:condition="cell-content()=&quot;潜行者&quot;" style:apply-style-name="潜行者" style:base-cell-address="卡牌.C1181"/>
      <style:map style:condition="cell-content()=&quot;猎人&quot;" style:apply-style-name="猎人" style:base-cell-address="卡牌.C1181"/>
      <style:map style:condition="cell-content()=&quot;德鲁伊&quot;" style:apply-style-name="德鲁伊" style:base-cell-address="卡牌.C1181"/>
      <style:map style:condition="cell-content()=&quot;萨满祭司&quot;" style:apply-style-name="萨满祭司" style:base-cell-address="卡牌.C1181"/>
      <style:map style:condition="cell-content()=&quot;圣骑士&quot;" style:apply-style-name="圣骑士" style:base-cell-address="卡牌.C1181"/>
    </style:style>
    <style:style style:name="ce12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2"/>
      <style:map style:condition="cell-content()=&quot;术士&quot;" style:apply-style-name="术士" style:base-cell-address="卡牌.C1182"/>
      <style:map style:condition="cell-content()=&quot;法师&quot;" style:apply-style-name="法师" style:base-cell-address="卡牌.C1182"/>
      <style:map style:condition="cell-content()=&quot;潜行者&quot;" style:apply-style-name="潜行者" style:base-cell-address="卡牌.C1182"/>
      <style:map style:condition="cell-content()=&quot;猎人&quot;" style:apply-style-name="猎人" style:base-cell-address="卡牌.C1182"/>
      <style:map style:condition="cell-content()=&quot;德鲁伊&quot;" style:apply-style-name="德鲁伊" style:base-cell-address="卡牌.C1182"/>
      <style:map style:condition="cell-content()=&quot;萨满祭司&quot;" style:apply-style-name="萨满祭司" style:base-cell-address="卡牌.C1182"/>
      <style:map style:condition="cell-content()=&quot;圣骑士&quot;" style:apply-style-name="圣骑士" style:base-cell-address="卡牌.C1182"/>
    </style:style>
    <style:style style:name="ce1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3"/>
      <style:map style:condition="cell-content()=&quot;术士&quot;" style:apply-style-name="术士" style:base-cell-address="卡牌.C1183"/>
      <style:map style:condition="cell-content()=&quot;法师&quot;" style:apply-style-name="法师" style:base-cell-address="卡牌.C1183"/>
      <style:map style:condition="cell-content()=&quot;潜行者&quot;" style:apply-style-name="潜行者" style:base-cell-address="卡牌.C1183"/>
      <style:map style:condition="cell-content()=&quot;猎人&quot;" style:apply-style-name="猎人" style:base-cell-address="卡牌.C1183"/>
      <style:map style:condition="cell-content()=&quot;德鲁伊&quot;" style:apply-style-name="德鲁伊" style:base-cell-address="卡牌.C1183"/>
      <style:map style:condition="cell-content()=&quot;萨满祭司&quot;" style:apply-style-name="萨满祭司" style:base-cell-address="卡牌.C1183"/>
      <style:map style:condition="cell-content()=&quot;圣骑士&quot;" style:apply-style-name="圣骑士" style:base-cell-address="卡牌.C1183"/>
    </style:style>
    <style:style style:name="ce1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4"/>
      <style:map style:condition="cell-content()=&quot;术士&quot;" style:apply-style-name="术士" style:base-cell-address="卡牌.C1184"/>
      <style:map style:condition="cell-content()=&quot;法师&quot;" style:apply-style-name="法师" style:base-cell-address="卡牌.C1184"/>
      <style:map style:condition="cell-content()=&quot;潜行者&quot;" style:apply-style-name="潜行者" style:base-cell-address="卡牌.C1184"/>
      <style:map style:condition="cell-content()=&quot;猎人&quot;" style:apply-style-name="猎人" style:base-cell-address="卡牌.C1184"/>
      <style:map style:condition="cell-content()=&quot;德鲁伊&quot;" style:apply-style-name="德鲁伊" style:base-cell-address="卡牌.C1184"/>
      <style:map style:condition="cell-content()=&quot;萨满祭司&quot;" style:apply-style-name="萨满祭司" style:base-cell-address="卡牌.C1184"/>
      <style:map style:condition="cell-content()=&quot;圣骑士&quot;" style:apply-style-name="圣骑士" style:base-cell-address="卡牌.C1184"/>
    </style:style>
    <style:style style:name="ce1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5"/>
      <style:map style:condition="cell-content()=&quot;术士&quot;" style:apply-style-name="术士" style:base-cell-address="卡牌.C1185"/>
      <style:map style:condition="cell-content()=&quot;法师&quot;" style:apply-style-name="法师" style:base-cell-address="卡牌.C1185"/>
      <style:map style:condition="cell-content()=&quot;潜行者&quot;" style:apply-style-name="潜行者" style:base-cell-address="卡牌.C1185"/>
      <style:map style:condition="cell-content()=&quot;猎人&quot;" style:apply-style-name="猎人" style:base-cell-address="卡牌.C1185"/>
      <style:map style:condition="cell-content()=&quot;德鲁伊&quot;" style:apply-style-name="德鲁伊" style:base-cell-address="卡牌.C1185"/>
      <style:map style:condition="cell-content()=&quot;萨满祭司&quot;" style:apply-style-name="萨满祭司" style:base-cell-address="卡牌.C1185"/>
      <style:map style:condition="cell-content()=&quot;圣骑士&quot;" style:apply-style-name="圣骑士" style:base-cell-address="卡牌.C1185"/>
    </style:style>
    <style:style style:name="ce13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6"/>
      <style:map style:condition="cell-content()=&quot;术士&quot;" style:apply-style-name="术士" style:base-cell-address="卡牌.C1186"/>
      <style:map style:condition="cell-content()=&quot;法师&quot;" style:apply-style-name="法师" style:base-cell-address="卡牌.C1186"/>
      <style:map style:condition="cell-content()=&quot;潜行者&quot;" style:apply-style-name="潜行者" style:base-cell-address="卡牌.C1186"/>
      <style:map style:condition="cell-content()=&quot;猎人&quot;" style:apply-style-name="猎人" style:base-cell-address="卡牌.C1186"/>
      <style:map style:condition="cell-content()=&quot;德鲁伊&quot;" style:apply-style-name="德鲁伊" style:base-cell-address="卡牌.C1186"/>
      <style:map style:condition="cell-content()=&quot;萨满祭司&quot;" style:apply-style-name="萨满祭司" style:base-cell-address="卡牌.C1186"/>
      <style:map style:condition="cell-content()=&quot;圣骑士&quot;" style:apply-style-name="圣骑士" style:base-cell-address="卡牌.C1186"/>
    </style:style>
    <style:style style:name="ce14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7"/>
      <style:map style:condition="cell-content()=&quot;术士&quot;" style:apply-style-name="术士" style:base-cell-address="卡牌.C1187"/>
      <style:map style:condition="cell-content()=&quot;法师&quot;" style:apply-style-name="法师" style:base-cell-address="卡牌.C1187"/>
      <style:map style:condition="cell-content()=&quot;潜行者&quot;" style:apply-style-name="潜行者" style:base-cell-address="卡牌.C1187"/>
      <style:map style:condition="cell-content()=&quot;猎人&quot;" style:apply-style-name="猎人" style:base-cell-address="卡牌.C1187"/>
      <style:map style:condition="cell-content()=&quot;德鲁伊&quot;" style:apply-style-name="德鲁伊" style:base-cell-address="卡牌.C1187"/>
      <style:map style:condition="cell-content()=&quot;萨满祭司&quot;" style:apply-style-name="萨满祭司" style:base-cell-address="卡牌.C1187"/>
      <style:map style:condition="cell-content()=&quot;圣骑士&quot;" style:apply-style-name="圣骑士" style:base-cell-address="卡牌.C1187"/>
    </style:style>
    <style:style style:name="ce14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8"/>
      <style:map style:condition="cell-content()=&quot;术士&quot;" style:apply-style-name="术士" style:base-cell-address="卡牌.C1188"/>
      <style:map style:condition="cell-content()=&quot;法师&quot;" style:apply-style-name="法师" style:base-cell-address="卡牌.C1188"/>
      <style:map style:condition="cell-content()=&quot;潜行者&quot;" style:apply-style-name="潜行者" style:base-cell-address="卡牌.C1188"/>
      <style:map style:condition="cell-content()=&quot;猎人&quot;" style:apply-style-name="猎人" style:base-cell-address="卡牌.C1188"/>
      <style:map style:condition="cell-content()=&quot;德鲁伊&quot;" style:apply-style-name="德鲁伊" style:base-cell-address="卡牌.C1188"/>
      <style:map style:condition="cell-content()=&quot;萨满祭司&quot;" style:apply-style-name="萨满祭司" style:base-cell-address="卡牌.C1188"/>
      <style:map style:condition="cell-content()=&quot;圣骑士&quot;" style:apply-style-name="圣骑士" style:base-cell-address="卡牌.C1188"/>
    </style:style>
    <style:style style:name="ce14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9"/>
      <style:map style:condition="cell-content()=&quot;术士&quot;" style:apply-style-name="术士" style:base-cell-address="卡牌.C1189"/>
      <style:map style:condition="cell-content()=&quot;法师&quot;" style:apply-style-name="法师" style:base-cell-address="卡牌.C1189"/>
      <style:map style:condition="cell-content()=&quot;潜行者&quot;" style:apply-style-name="潜行者" style:base-cell-address="卡牌.C1189"/>
      <style:map style:condition="cell-content()=&quot;猎人&quot;" style:apply-style-name="猎人" style:base-cell-address="卡牌.C1189"/>
      <style:map style:condition="cell-content()=&quot;德鲁伊&quot;" style:apply-style-name="德鲁伊" style:base-cell-address="卡牌.C1189"/>
      <style:map style:condition="cell-content()=&quot;萨满祭司&quot;" style:apply-style-name="萨满祭司" style:base-cell-address="卡牌.C1189"/>
      <style:map style:condition="cell-content()=&quot;圣骑士&quot;" style:apply-style-name="圣骑士" style:base-cell-address="卡牌.C1189"/>
    </style:style>
    <style:style style:name="ce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23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OR([.F1]&gt;=7; ISEVEN([.F1])))" style:apply-style-name="偶数或者7_2b_" style:base-cell-address="卡牌.F1"/>
    </style:style>
    <style:style style:name="ce1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OR([.F1]&gt;=7; ISEVEN([.F1])))" style:apply-style-name="偶数或者7_2b_" style:base-cell-address="卡牌.F1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OR([.F1]&gt;=7; ISEVEN([.F1])))" style:apply-style-name="偶数或者7_2b_" style:base-cell-address="卡牌.F1"/>
    </style:style>
    <style:style style:name="ce146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OR([.F1]&gt;=7; ISEVEN([.F1])))" style:apply-style-name="偶数或者7_2b_" style:base-cell-address="卡牌.F1"/>
    </style:style>
    <style:style style:name="ce23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69" style:family="table-cell" style:parent-style-name="Default"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74" style:family="table-cell" style:parent-style-name="狂野卡牌">
      <style:table-cell-properties style:text-align-source="fix" style:repeat-content="false" fo:background-color="transparent" fo:wrap-option="no-wrap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75" style:family="table-cell" style:parent-style-name="良好">
      <style:table-cell-properties fo:wrap-option="no-wrap" style:direction="ltr" style:rotation-angle="0" style:shrink-to-fit="false"/>
      <style:paragraph-properties fo:margin-left="0m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7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24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2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优秀&quot;" style:apply-style-name="优秀" style:base-cell-address="卡牌.Q1"/>
      <style:map style:condition="cell-content()=&quot;良好&quot;" style:apply-style-name="良好" style:base-cell-address="卡牌.Q1"/>
      <style:map style:condition="cell-content()=&quot;普通&quot;" style:apply-style-name="普通" style:base-cell-address="卡牌.Q1"/>
    </style:style>
    <style:style style:name="ce157" style:family="table-cell" style:parent-style-name="Default">
      <style:map style:condition="cell-content()=&quot;优秀&quot;" style:apply-style-name="优秀" style:base-cell-address="卡牌.Q1"/>
      <style:map style:condition="cell-content()=&quot;良好&quot;" style:apply-style-name="良好" style:base-cell-address="卡牌.Q1"/>
      <style:map style:condition="cell-content()=&quot;普通&quot;" style:apply-style-name="普通" style:base-cell-address="卡牌.Q1"/>
    </style:style>
    <style:style style:name="ce167" style:family="table-cell" style:parent-style-name="Default">
      <style:map style:condition="cell-content()=&quot;优秀&quot;" style:apply-style-name="优秀" style:base-cell-address="卡牌.R408"/>
      <style:map style:condition="cell-content()=&quot;良好&quot;" style:apply-style-name="良好" style:base-cell-address="卡牌.R408"/>
      <style:map style:condition="cell-content()=&quot;普通&quot;" style:apply-style-name="普通" style:base-cell-address="卡牌.R408"/>
    </style:style>
    <style:style style:name="ce250" style:family="table-cell" style:parent-style-name="Default">
      <style:map style:condition="cell-content()=&quot;优秀&quot;" style:apply-style-name="优秀" style:base-cell-address="卡牌.S581"/>
      <style:map style:condition="cell-content()=&quot;良好&quot;" style:apply-style-name="良好" style:base-cell-address="卡牌.S581"/>
      <style:map style:condition="cell-content()=&quot;普通&quot;" style:apply-style-name="普通" style:base-cell-address="卡牌.S581"/>
    </style:style>
    <style:style style:name="ce158" style:family="table-cell" style:parent-style-name="评分">
      <style:map style:condition="cell-content()=&quot;优秀&quot;" style:apply-style-name="优秀" style:base-cell-address="卡牌.Q1"/>
      <style:map style:condition="cell-content()=&quot;良好&quot;" style:apply-style-name="良好" style:base-cell-address="卡牌.Q1"/>
      <style:map style:condition="cell-content()=&quot;普通&quot;" style:apply-style-name="普通" style:base-cell-address="卡牌.Q1"/>
    </style:style>
    <style:style style:name="ce159" style:family="table-cell" style:parent-style-name="职业">
      <style:map style:condition="cell-content()=&quot;优秀&quot;" style:apply-style-name="优秀" style:base-cell-address="卡牌.Q1"/>
      <style:map style:condition="cell-content()=&quot;良好&quot;" style:apply-style-name="良好" style:base-cell-address="卡牌.Q1"/>
      <style:map style:condition="cell-content()=&quot;普通&quot;" style:apply-style-name="普通" style:base-cell-address="卡牌.Q1"/>
    </style:style>
    <style:style style:name="ce2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99">
      <style:table-cell-properties style:text-align-source="fix" style:repeat-content="false" fo:wrap-option="no-wrap" style:direction="ltr" style:rotation-angle="0" style:shrink-to-fit="false"/>
      <style:paragraph-properties fo:text-align="center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12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2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>
      <style:table-cell-properties fo:background-color="#3366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>
      <style:table-cell-properties fo:background-color="#9933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>
      <style:table-cell-properties fo:background-color="#ffcc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>
      <style:table-cell-properties fo:background-color="#cc99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Default">
      <style:table-cell-properties fo:background-color="#008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40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3300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43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当前标准天梯主流.A1">
          <table:help-message table:display="true"/>
          <table:error-message table:message-type="stop" table:display="true"/>
        </table:content-validation>
        <table:content-validation table:name="val2" table:condition="of:cell-content-is-date() and cell-content-is-between(41709,TODAY())" table:allow-empty-cell="true" table:base-cell-address="当前标准天梯主流.A156">
          <table:help-message table:display="true"/>
          <table:error-message table:message-type="stop" table:display="true"/>
        </table:content-validation>
        <table:content-validation table:name="val3" table:condition="of:cell-content-is-in-list(&quot;基本&quot;;&quot;经典&quot;;&quot;荣誉室&quot;;&quot;纳克萨玛斯&quot;;&quot;地精大战侏儒&quot;;&quot;黑石山的火焰&quot;;&quot;冠军的试练&quot;;&quot;探险者协会&quot;;&quot;上古之神&quot;;&quot;卡拉赞&quot;;&quot;加基森&quot;;&quot;安戈洛&quot;)" table:allow-empty-cell="true" table:display-list="unsorted" table:base-cell-address="卡牌.B919">
          <table:help-message table:display="true"/>
          <table:error-message table:message-type="stop" table:display="true"/>
        </table:content-validation>
        <table:content-validation table:name="val4" table:condition="of:cell-content-is-in-list(&quot;德鲁伊&quot;;&quot;猎人&quot;;&quot;法师&quot;;&quot;圣骑士&quot;;&quot;牧师&quot;;&quot;潜行者&quot;;&quot;萨满祭司&quot;;&quot;术士&quot;;&quot;战士&quot;;&quot;中立&quot;)" table:allow-empty-cell="true" table:display-list="unsorted" table:base-cell-address="当前标准天梯主流.C830">
          <table:help-message table:display="true"/>
          <table:error-message table:message-type="stop" table:display="true"/>
        </table:content-validation>
        <table:content-validation table:name="val5" table:condition="of:cell-content-is-in-list(&quot;随从&quot;;&quot;法术&quot;;&quot;武器&quot;)" table:allow-empty-cell="true" table:display-list="unsorted" table:base-cell-address="当前标准天梯主流.G292">
          <table:help-message table:display="true"/>
          <table:error-message table:message-type="stop" table:display="true"/>
        </table:content-validation>
        <table:content-validation table:name="val6" table:base-cell-address="当前标准天梯主流.H1">
          <table:help-message table:display="true"/>
          <table:error-message table:message-type="stop" table:display="true">
            <text:p>已有此项</text:p>
          </table:error-message>
        </table:content-validation>
        <table:content-validation table:name="val7" table:condition="of:cell-content-is-in-list(&quot;野兽&quot;;&quot;机械&quot;;&quot;龙&quot;;&quot;鱼人&quot;;&quot;恶魔&quot;;&quot;海盗&quot;;&quot;元素&quot;)" table:allow-empty-cell="true" table:display-list="unsorted" table:base-cell-address="卡牌.J1049">
          <table:help-message table:display="true"/>
          <table:error-message table:message-type="stop" table:display="true"/>
        </table:content-validation>
        <table:content-validation table:name="val8" table:condition="of:cell-content-is-in-list(&quot;战吼;&quot;;&quot;激怒;&quot;;&quot;亡语;&quot;;&quot;潜行;&quot;;&quot;冲锋;&quot;;&quot;法术伤害;&quot;;&quot;风怒;&quot;;&quot;圣盾;&quot;;&quot;嘲讽;&quot;;&quot;激励;&quot;;&quot;过载;&quot;;&quot;连击;&quot;;&quot;免疫;&quot;;&quot;传说;&quot;;&quot;奥秘;&quot;;&quot;冻结;&quot;;&quot;抉择;&quot;;&quot;发现;&quot;;&quot;沉默;&quot;;&quot;零件;&quot;;&quot;青玉魔像;&quot;;&quot;进化;&quot;;&quot;任务;&quot;;&quot;奖励;&quot;;&quot;剧毒;&quot;)" table:allow-empty-cell="true" table:display-list="unsorted" table:base-cell-address="卡牌.O1129">
          <table:help-message table:display="true"/>
          <table:error-message table:message-type="stop" table:display="true"/>
        </table:content-validation>
        <table:content-validation table:name="val9" table:condition="of:cell-content-is-in-list(&quot;战吼;&quot;;&quot;激怒;&quot;;&quot;亡语;&quot;;&quot;潜行;&quot;;&quot;冲锋;&quot;;&quot;法术伤害;&quot;;&quot;风怒;&quot;;&quot;圣盾;&quot;;&quot;嘲讽;&quot;;&quot;激励;&quot;;&quot;过载;&quot;;&quot;连击;&quot;;&quot;免疫;&quot;;&quot;传说;&quot;;&quot;奥秘;&quot;;&quot;冻结;&quot;;&quot;抉择;&quot;;&quot;发现;&quot;;&quot;沉默;&quot;;&quot;零件;&quot;;&quot;青玉魔像;&quot;)" table:allow-empty-cell="true" table:display-list="unsorted" table:base-cell-address="当前标准天梯主流.J176">
          <table:help-message table:display="true"/>
          <table:error-message table:message-type="stop" table:display="true"/>
        </table:content-validation>
        <table:content-validation table:name="val10" table:condition="of:cell-content-is-in-list(&quot;优秀&quot;;&quot;良好&quot;;&quot;普通&quot;)" table:allow-empty-cell="true" table:display-list="unsorted" table:base-cell-address="卡牌.T87">
          <table:error-message table:message-type="stop" table:display="true"/>
        </table:content-validation>
      </table:content-validations>
      <table:table table:name="卡牌" table:style-name="ta1">
        <office:forms form:automatic-focus="false" form:apply-design-mode="false"/>
        <table:table-column-group table:display="false">
          <table:table-column-group table:display="false">
            <table:table-column table:style-name="co1" table:visibility="collapse" table:default-cell-style-name="ce2"/>
            <table:table-column table:style-name="co2" table:visibility="collapse" table:default-cell-style-name="ce5"/>
          </table:table-column-group>
        </table:table-column-group>
        <table:table-column table:style-name="co3" table:default-cell-style-name="ce28"/>
        <table:table-column-group table:display="false">
          <table:table-column-group table:display="false">
            <table:table-column table:style-name="co4" table:visibility="collapse" table:default-cell-style-name="ce142"/>
            <table:table-column table:style-name="co5" table:visibility="collapse" table:default-cell-style-name="ce142"/>
          </table:table-column-group>
        </table:table-column-group>
        <table:table-column table:style-name="co6" table:default-cell-style-name="ce143"/>
        <table:table-column-group table:display="false">
          <table:table-column table:style-name="co7" table:visibility="collapse" table:default-cell-style-name="ce5"/>
          <table:table-column table:style-name="co6" table:visibility="collapse" table:default-cell-style-name="ce142"/>
        </table:table-column-group>
        <table:table-column table:style-name="co8" table:default-cell-style-name="ce76"/>
        <table:table-column table:style-name="co9" table:default-cell-style-name="ce5"/>
        <table:table-column-group table:display="false">
          <table:table-column-group>
            <table:table-column table:style-name="co10" table:visibility="collapse" table:number-columns-repeated="5" table:default-cell-style-name="ce5"/>
          </table:table-column-group>
        </table:table-column-group>
        <table:table-column table:style-name="co11" table:default-cell-style-name="ce245"/>
        <table:table-column table:style-name="co12" table:number-columns-repeated="4" table:default-cell-style-name="ce157"/>
        <table:table-column table:style-name="co13" table:default-cell-style-name="ce160"/>
        <table:table-column table:style-name="co14" table:default-cell-style-name="Default"/>
        <table:table-column table:style-name="co15" table:number-columns-repeated="1002" table:default-cell-style-name="Default"/>
        <table:table-row table:style-name="ro1">
          <table:table-cell table:content-validation-name="val1" office:value-type="string" calcext:value-type="string">
            <text:p>发布时间</text:p>
          </table:table-cell>
          <table:table-cell table:content-validation-name="val3" office:value-type="string" calcext:value-type="string">
            <text:p>系列</text:p>
          </table:table-cell>
          <table:table-cell table:style-name="ce6" table:content-validation-name="val1" office:value-type="string" calcext:value-type="string">
            <text:p>职业</text:p>
          </table:table-cell>
          <table:table-cell table:style-name="ce5" office:value-type="string" calcext:value-type="string">
            <text:p>攻击力 </text:p>
          </table:table-cell>
          <table:table-cell table:style-name="ce5" office:value-type="string" calcext:value-type="string">
            <text:p>生命值</text:p>
          </table:table-cell>
          <table:table-cell table:style-name="ce233" office:value-type="string" calcext:value-type="string">
            <text:p>费用</text:p>
          </table:table-cell>
          <table:table-cell table:content-validation-name="val1" office:value-type="string" calcext:value-type="string">
            <text:p>卡池</text:p>
          </table:table-cell>
          <table:table-cell table:style-name="ce5" table:content-validation-name="val5" office:value-type="string" calcext:value-type="string">
            <text:p>类型</text:p>
          </table:table-cell>
          <table:table-cell table:style-name="ce237" table:content-validation-name="val6" office:value-type="string" calcext:value-type="string">
            <text:p>卡牌名称</text:p>
          </table:table-cell>
          <table:table-cell table:content-validation-name="val7" office:value-type="string" calcext:value-type="string">
            <text:p>种族</text:p>
          </table:table-cell>
          <table:table-cell table:style-name="Default" table:content-validation-name="val8" office:value-type="string" calcext:value-type="string">
            <text:p>字段1</text:p>
          </table:table-cell>
          <table:table-cell table:style-name="Default" table:content-validation-name="val8" office:value-type="string" calcext:value-type="string">
            <text:p>字段2</text:p>
          </table:table-cell>
          <table:table-cell table:style-name="Default" table:content-validation-name="val8" office:value-type="string" calcext:value-type="string">
            <text:p>字段3</text:p>
          </table:table-cell>
          <table:table-cell table:style-name="Default" table:content-validation-name="val8" office:value-type="string" calcext:value-type="string">
            <text:p>字段4</text:p>
          </table:table-cell>
          <table:table-cell table:style-name="Default" table:content-validation-name="val8" office:value-type="string" calcext:value-type="string">
            <text:p>字段5</text:p>
          </table:table-cell>
          <table:table-cell table:style-name="ce243" table:content-validation-name="val9" office:value-type="string" calcext:value-type="string">
            <text:p>字段</text:p>
          </table:table-cell>
          <table:table-cell table:style-name="ce246" table:content-validation-name="val10" office:value-type="string" calcext:value-type="string">
            <text:p>速攻</text:p>
          </table:table-cell>
          <table:table-cell table:style-name="ce246" table:content-validation-name="val10" office:value-type="string" calcext:value-type="string">
            <text:p>中速</text:p>
          </table:table-cell>
          <table:table-cell table:style-name="ce246" table:content-validation-name="val10" office:value-type="string" calcext:value-type="string">
            <text:p>控制</text:p>
          </table:table-cell>
          <table:table-cell table:style-name="ce246" table:content-validation-name="val10" office:value-type="string" calcext:value-type="string">
            <text:p>奇迹</text:p>
          </table:table-cell>
          <table:table-cell table:style-name="ce254" office:value-type="string" calcext:value-type="string">
            <text:p>备注</text:p>
          </table:table-cell>
          <table:table-cell table:style-name="ce5" office:value-type="string" calcext:value-type="string">
            <text:p>相近卡</text:p>
          </table:table-cell>
          <table:table-cell table:style-name="ce54" table:number-columns-repeated="976"/>
          <table:table-cell table:number-columns-repeated="26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2]));YEAR(MAX([.$A$1:.$A$1048576]))-YEAR([.A2])&gt;=2;[.$B2]&lt;&gt;&quot;基本&quot;;[.$B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激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:.O2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3]));YEAR(MAX([.$A$1:.$A$1048576]))-YEAR([.A3])&gt;=2;[.$B3]&lt;&gt;&quot;基本&quot;;[.$B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月火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:.O3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1" table:formula="of:=IF(AND(NOT(ISBLANK([.A4]));YEAR(MAX([.$A$1:.$A$1048576]))-YEAR([.A4])&gt;=2;[.$B4]&lt;&gt;&quot;基本&quot;;[.$B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冻药水</text:p>
          </table:table-cell>
          <table:table-cell table:content-validation-name="val7"/>
          <table:table-cell table:content-validation-name="val8" office:value-type="string" calcext:value-type="string">
            <text:p>冻结;</text:p>
          </table:table-cell>
          <table:table-cell table:content-validation-name="val8" table:number-columns-repeated="4"/>
          <table:table-cell table:content-validation-name="val1" table:formula="of:=COM.MICROSOFT.CONCAT([.K4:.O4])" office:value-type="string" office:string-value="冻结;" calcext:value-type="string">
            <text:p>冻结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1" table:formula="of:=IF(AND(NOT(ISBLANK([.A5]));YEAR(MAX([.$A$1:.$A$1048576]))-YEAR([.A5])&gt;=2;[.$B5]&lt;&gt;&quot;基本&quot;;[.$B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禁忌烈焰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:.O5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86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6]));YEAR(MAX([.$A$1:.$A$1048576]))-YEAR([.A6])&gt;=2;[.$B6]&lt;&gt;&quot;基本&quot;;[.$B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沉默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:.O6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86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7]));YEAR(MAX([.$A$1:.$A$1048576]))-YEAR([.A7])&gt;=2;[.$B7]&lt;&gt;&quot;基本&quot;;[.$B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禁忌畸变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7:.O7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 office:value-type="string" calcext:value-type="string">
            <text:p>人品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8]));YEAR(MAX([.$A$1:.$A$1048576]))-YEAR([.A8])&gt;=2;[.$B8]&lt;&gt;&quot;基本&quot;;[.$B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治疗之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:.O8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142" office:value-type="string" calcext:value-type="string">
            <text:p>奥金尼灵魂祭司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9]));YEAR(MAX([.$A$1:.$A$1048576]))-YEAR([.A9])&gt;=2;[.$B9]&lt;&gt;&quot;基本&quot;;[.$B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步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:.O9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减费目标(减费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10]));YEAR(MAX([.$A$1:.$A$1048576]))-YEAR([.A10])&gt;=2;[.$B10]&lt;&gt;&quot;基本&quot;;[.$B1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背刺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:.O10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11]));YEAR(MAX([.$A$1:.$A$1048576]))-YEAR([.A11])&gt;=2;[.$B11]&lt;&gt;&quot;基本&quot;;[.$B1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伺机待发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:.O11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法术(减费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1" table:formula="of:=IF(AND(NOT(ISBLANK([.A12]));YEAR(MAX([.$A$1:.$A$1048576]))-YEAR([.A12])&gt;=2;[.$B12]&lt;&gt;&quot;基本&quot;;[.$B1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伪造的幸运币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2:.O12])">
            <text:p/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3"/>
          <table:table-cell table:style-name="狂野卡牌"/>
          <table:table-cell table:number-columns-repeated="1000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13]));YEAR(MAX([.$A$1:.$A$1048576]))-YEAR([.A13])&gt;=2;[.$B13]&lt;&gt;&quot;基本&quot;;[.$B1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图腾之力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3:.O13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3"/>
          <table:table-cell table:style-name="ce142" office:value-type="string" calcext:value-type="string">
            <text:p>有攻击的图腾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14]));YEAR(MAX([.$A$1:.$A$1048576]))-YEAR([.A14])&gt;=2;[.$B14]&lt;&gt;&quot;基本&quot;;[.$B1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祖治疗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14:.O14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142" office:value-type="string" calcext:value-type="string">
            <text:p>搭配牌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15]));YEAR(MAX([.$A$1:.$A$1048576]))-YEAR([.A15])&gt;=2;[.$B15]&lt;&gt;&quot;基本&quot;;[.$B1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禁忌治疗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5:.O15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16]));YEAR(MAX([.$A$1:.$A$1048576]))-YEAR([.A16])&gt;=2;[.$B16]&lt;&gt;&quot;基本&quot;;[.$B1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怒火中烧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6:.O16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恐怖的奴隶主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46" office:value-type="float" office:value="0" calcext:value-type="float">
            <text:p>0</text:p>
          </table:table-cell>
          <table:table-cell table:content-validation-name="val1" table:formula="of:=IF(AND(NOT(ISBLANK([.A17]));YEAR(MAX([.$A$1:.$A$1048576]))-YEAR([.A17])&gt;=2;[.$B17]&lt;&gt;&quot;基本&quot;;[.$B1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活动假人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17:.O17])" office:value-type="string" office:string-value="嘲讽;" calcext:value-type="string">
            <text:p>嘲讽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6" office:value-type="float" office:value="0" calcext:value-type="float">
            <text:p>0</text:p>
          </table:table-cell>
          <table:table-cell table:content-validation-name="val1" table:formula="of:=IF(AND(NOT(ISBLANK([.A18]));YEAR(MAX([.$A$1:.$A$1048576]))-YEAR([.A18])&gt;=2;[.$B18]&lt;&gt;&quot;基本&quot;;[.$B1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精灵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8:.O18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6" office:value-type="float" office:value="0" calcext:value-type="float">
            <text:p>0</text:p>
          </table:table-cell>
          <table:table-cell table:content-validation-name="val1" table:formula="of:=IF(AND(NOT(ISBLANK([.A19]));YEAR(MAX([.$A$1:.$A$1048576]))-YEAR([.A19])&gt;=2;[.$B19]&lt;&gt;&quot;基本&quot;;[.$B1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宝宝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table:number-columns-repeated="5"/>
          <table:table-cell table:content-validation-name="val1" table:formula="of:=COM.MICROSOFT.CONCAT([.K19:.O19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1" table:formula="of:=IF(AND(NOT(ISBLANK([.A20]));YEAR(MAX([.$A$1:.$A$1048576]))-YEAR([.A20])&gt;=2;[.$B20]&lt;&gt;&quot;基本&quot;;[.$B2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禁忌仪式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0:.O20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21]));YEAR(MAX([.$A$1:.$A$1048576]))-YEAR([.A21])&gt;=2;[.$B21]&lt;&gt;&quot;基本&quot;;[.$B2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牺牲契约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1:.O21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style-name="ce158" table:content-validation-name="val10"/>
          <table:table-cell table:style-name="ce142" office:value-type="string" calcext:value-type="string">
            <text:p>恶魔(恢复需求):空灵召唤者;环境(消灭需求)</text:p>
          </table:table-cell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2]));YEAR(MAX([.$A$1:.$A$1048576]))-YEAR([.A22])&gt;=2;[.$B22]&lt;&gt;&quot;基本&quot;;[.$B2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丛林巨兽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2:.O22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3]));YEAR(MAX([.$A$1:.$A$1048576]))-YEAR([.A23])&gt;=2;[.$B23]&lt;&gt;&quot;基本&quot;;[.$B2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大地之鳞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3:.O23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24]));YEAR(MAX([.$A$1:.$A$1048576]))-YEAR([.A24])&gt;=2;[.$B24]&lt;&gt;&quot;基本&quot;;[.$B2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活体根须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4:.O24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5]));YEAR(MAX([.$A$1:.$A$1048576]))-YEAR([.A25])&gt;=2;[.$B25]&lt;&gt;&quot;基本&quot;;[.$B2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禁忌古树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25:.O25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6]));YEAR(MAX([.$A$1:.$A$1048576]))-YEAR([.A26])&gt;=2;[.$B26]&lt;&gt;&quot;基本&quot;;[.$B2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法乌鸦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26:.O26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7]));YEAR(MAX([.$A$1:.$A$1048576]))-YEAR([.A27])&gt;=2;[.$B27]&lt;&gt;&quot;基本&quot;;[.$B2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青玉护符</text:p>
          </table:table-cell>
          <table:table-cell table:content-validation-name="val7"/>
          <table:table-cell table:content-validation-name="val8" office:value-type="string" calcext:value-type="string">
            <text:p>青玉魔像;</text:p>
          </table:table-cell>
          <table:table-cell table:content-validation-name="val8" table:number-columns-repeated="4"/>
          <table:table-cell table:content-validation-name="val1" table:formula="of:=COM.MICROSOFT.CONCAT([.K27:.O27])" office:value-type="string" office:string-value="青玉魔像;" calcext:value-type="string">
            <text:p>青玉魔像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office:value-type="string" calcext:value-type="string">
            <text:p>青玉魔像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28]));YEAR(MAX([.$A$1:.$A$1048576]))-YEAR([.A28])&gt;=2;[.$B28]&lt;&gt;&quot;基本&quot;;[.$B2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乌鸦神像</text:p>
          </table:table-cell>
          <table:table-cell table:content-validation-name="val7"/>
          <table:table-cell table:content-validation-name="val8" office:value-type="string" calcext:value-type="string">
            <text:p>抉择;</text:p>
          </table:table-cell>
          <table:table-cell table:content-validation-name="val8" table:number-columns-repeated="4"/>
          <table:table-cell table:content-validation-name="val1" table:formula="of:=COM.MICROSOFT.CONCAT([.K28:.O28])" office:value-type="string" office:string-value="抉择;" calcext:value-type="string">
            <text:p>抉择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29]));YEAR(MAX([.$A$1:.$A$1048576]))-YEAR([.A29])&gt;=2;[.$B29]&lt;&gt;&quot;基本&quot;;[.$B2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蛮之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9:.O29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攻击增益（法伤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0]));YEAR(MAX([.$A$1:.$A$1048576]))-YEAR([.A30])&gt;=2;[.$B30]&lt;&gt;&quot;基本&quot;;[.$B3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玉莲印记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0:.O30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31]));YEAR(MAX([.$A$1:.$A$1048576]))-YEAR([.A31])&gt;=2;[.$B31]&lt;&gt;&quot;基本&quot;;[.$B3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爪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1:.O31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32]));YEAR(MAX([.$A$1:.$A$1048576]))-YEAR([.A32])&gt;=2;[.$B32]&lt;&gt;&quot;基本&quot;;[.$B3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自然平衡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2:.O32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59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牌(法伤需求):爪击;撕咬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3]));YEAR(MAX([.$A$1:.$A$1048576]))-YEAR([.A33])&gt;=2;[.$B33]&lt;&gt;&quot;基本&quot;;[.$B3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侍从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3"/>
          <table:table-cell table:content-validation-name="val1" table:formula="of:=COM.MICROSOFT.CONCAT([.K33:.O33])" office:value-type="string" office:string-value="战吼;奥秘;" calcext:value-type="string">
            <text:p>战吼;奥秘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4]));YEAR(MAX([.$A$1:.$A$1048576]))-YEAR([.A34])&gt;=2;[.$B34]&lt;&gt;&quot;基本&quot;;[.$B3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奥术冲击</text:p>
          </table:table-cell>
          <table:table-cell table:content-validation-name="val7"/>
          <table:table-cell table:content-validation-name="val8" office:value-type="string" calcext:value-type="string">
            <text:p>法术伤害;</text:p>
          </table:table-cell>
          <table:table-cell table:content-validation-name="val8" table:number-columns-repeated="4"/>
          <table:table-cell table:content-validation-name="val1" table:formula="of:=COM.MICROSOFT.CONCAT([.K34:.O34])" office:value-type="string" office:string-value="法术伤害;" calcext:value-type="string">
            <text:p>法术伤害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法强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5]));YEAR(MAX([.$A$1:.$A$1048576]))-YEAR([.A35])&gt;=2;[.$B35]&lt;&gt;&quot;基本&quot;;[.$B3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奥术飞弹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5:.O35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6]));YEAR(MAX([.$A$1:.$A$1048576]))-YEAR([.A36])&gt;=2;[.$B36]&lt;&gt;&quot;基本&quot;;[.$B3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枪术</text:p>
          </table:table-cell>
          <table:table-cell table:content-validation-name="val7"/>
          <table:table-cell table:content-validation-name="val8" office:value-type="string" calcext:value-type="string">
            <text:p>冻结;</text:p>
          </table:table-cell>
          <table:table-cell table:content-validation-name="val8" table:number-columns-repeated="4"/>
          <table:table-cell table:content-validation-name="val1" table:formula="of:=COM.MICROSOFT.CONCAT([.K36:.O36])" office:value-type="string" office:string-value="冻结;" calcext:value-type="string">
            <text:p>冻结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冻结(法伤需求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7]));YEAR(MAX([.$A$1:.$A$1048576]))-YEAR([.A37])&gt;=2;[.$B37]&lt;&gt;&quot;基本&quot;;[.$B3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打开时空之门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7:.O37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8]));YEAR(MAX([.$A$1:.$A$1048576]))-YEAR([.A38])&gt;=2;[.$B38]&lt;&gt;&quot;基本&quot;;[.$B3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法力浮龙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8:.O38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法术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9]));YEAR(MAX([.$A$1:.$A$1048576]))-YEAR([.A39])&gt;=2;[.$B39]&lt;&gt;&quot;基本&quot;;[.$B3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镜像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39:.O39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麦迪文的残影;飞刀杂耍者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40]));YEAR(MAX([.$A$1:.$A$1048576]))-YEAR([.A40])&gt;=2;[.$B40]&lt;&gt;&quot;基本&quot;;[.$B4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呓语魔典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40:.O40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41]));YEAR(MAX([.$A$1:.$A$1048576]))-YEAR([.A41])&gt;=2;[.$B41]&lt;&gt;&quot;基本&quot;;[.$B4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奥术射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1:.O41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42]));YEAR(MAX([.$A$1:.$A$1048576]))-YEAR([.A42])&gt;=2;[.$B42]&lt;&gt;&quot;基本&quot;;[.$B4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宝石鹦鹉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42:.O42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43]));YEAR(MAX([.$A$1:.$A$1048576]))-YEAR([.A43])&gt;=2;[.$B43]&lt;&gt;&quot;基本&quot;;[.$B4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奔踏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3:.O43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2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44]));YEAR(MAX([.$A$1:.$A$1048576]))-YEAR([.A44])&gt;=2;[.$B44]&lt;&gt;&quot;基本&quot;;[.$B4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炽炎蝙蝠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44:.O44])" office:value-type="string" office:string-value="亡语;" calcext:value-type="string">
            <text:p>亡语;</text:p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不带第二张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45]));YEAR(MAX([.$A$1:.$A$1048576]))-YEAR([.A45])&gt;=2;[.$B45]&lt;&gt;&quot;基本&quot;;[.$B4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结网蛛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45:.O45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46]));YEAR(MAX([.$A$1:.$A$1048576]))-YEAR([.A46])&gt;=2;[.$B46]&lt;&gt;&quot;基本&quot;;[.$B4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狂野怒火</text:p>
          </table:table-cell>
          <table:table-cell table:content-validation-name="val7"/>
          <table:table-cell table:content-validation-name="val8" office:value-type="string" calcext:value-type="string">
            <text:p>免疫;</text:p>
          </table:table-cell>
          <table:table-cell table:content-validation-name="val8" table:number-columns-repeated="4"/>
          <table:table-cell table:content-validation-name="val1" table:formula="of:=COM.MICROSOFT.CONCAT([.K46:.O46])" office:value-type="string" office:string-value="免疫;" calcext:value-type="string">
            <text:p>免疫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野兽(增益目标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47]));YEAR(MAX([.$A$1:.$A$1048576]))-YEAR([.A47])&gt;=2;[.$B47]&lt;&gt;&quot;基本&quot;;[.$B4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猎人印记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7:.O47])">
            <text:p/>
          </table:table-cell>
          <table:table-cell table:content-validation-name="val10" office:value-type="string" calcext:value-type="string">
            <text:p>良好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48]));YEAR(MAX([.$A$1:.$A$1048576]))-YEAR([.A48])&gt;=2;[.$B48]&lt;&gt;&quot;基本&quot;;[.$B4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森林狼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48:.O48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野兽(光环目标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49]));YEAR(MAX([.$A$1:.$A$1048576]))-YEAR([.A49])&gt;=2;[.$B49]&lt;&gt;&quot;基本&quot;;[.$B4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神勇弓箭手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9:.O49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50]));YEAR(MAX([.$A$1:.$A$1048576]))-YEAR([.A50])&gt;=2;[.$B50]&lt;&gt;&quot;基本&quot;;[.$B5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湿地女王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0:.O50])">
            <text:p/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51]));YEAR(MAX([.$A$1:.$A$1048576]))-YEAR([.A51])&gt;=2;[.$B51]&lt;&gt;&quot;基本&quot;;[.$B5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搜寻猎物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1:.O51])">
            <text:p/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52]));YEAR(MAX([.$A$1:.$A$1048576]))-YEAR([.A52])&gt;=2;[.$B52]&lt;&gt;&quot;基本&quot;;[.$B5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雄斑虎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52:.O52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53]));YEAR(MAX([.$A$1:.$A$1048576]))-YEAR([.A53])&gt;=2;[.$B53]&lt;&gt;&quot;基本&quot;;[.$B5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迅猛龙宝宝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53:.O53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3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54]));YEAR(MAX([.$A$1:.$A$1048576]))-YEAR([.A54])&gt;=2;[.$B54]&lt;&gt;&quot;基本&quot;;[.$B5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追踪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4:.O54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55]));YEAR(MAX([.$A$1:.$A$1048576]))-YEAR([.A55])&gt;=2;[.$B55]&lt;&gt;&quot;基本&quot;;[.$B5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走私货物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5:.O5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野兽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56]));YEAR(MAX([.$A$1:.$A$1048576]))-YEAR([.A56])&gt;=2;[.$B56]&lt;&gt;&quot;基本&quot;;[.$B5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投弹手</text:p>
          </table:table-cell>
          <table:table-cell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56:.O56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57]));YEAR(MAX([.$A$1:.$A$1048576]))-YEAR([.A57])&gt;=2;[.$B57]&lt;&gt;&quot;基本&quot;;[.$B5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北郡牧师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7:.O57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恢复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58]));YEAR(MAX([.$A$1:.$A$1048576]))-YEAR([.A58])&gt;=2;[.$B58]&lt;&gt;&quot;基本&quot;;[.$B5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疯狂药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8:.O58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59]));YEAR(MAX([.$A$1:.$A$1048576]))-YEAR([.A59])&gt;=2;[.$B59]&lt;&gt;&quot;基本&quot;;[.$B5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唤醒造物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9:.O59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60]));YEAR(MAX([.$A$1:.$A$1048576]))-YEAR([.A60])&gt;=2;[.$B60]&lt;&gt;&quot;基本&quot;;[.$B6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结晶预言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0:.O60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61]));YEAR(MAX([.$A$1:.$A$1048576]))-YEAR([.A61])&gt;=2;[.$B61]&lt;&gt;&quot;基本&quot;;[.$B61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快速治疗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1:.O61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62]));YEAR(MAX([.$A$1:.$A$1048576]))-YEAR([.A62])&gt;=2;[.$B62]&lt;&gt;&quot;基本&quot;;[.$B6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联结治疗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2:.O62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63]));YEAR(MAX([.$A$1:.$A$1048576]))-YEAR([.A63])&gt;=2;[.$B63]&lt;&gt;&quot;基本&quot;;[.$B6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雏龙</text:p>
          </table:table-cell>
          <table:table-cell table:content-validation-name="val7" office:value-type="string" calcext:value-type="string">
            <text:p>龙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63:.O63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 office:value-type="string" calcext:value-type="string">
            <text:p>龙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64]));YEAR(MAX([.$A$1:.$A$1048576]))-YEAR([.A64])&gt;=2;[.$B64]&lt;&gt;&quot;基本&quot;;[.$B6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纳鲁之光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4:.O64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 office:value-type="string" calcext:value-type="string">
            <text:p>奥金尼灵魂祭司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65]));YEAR(MAX([.$A$1:.$A$1048576]))-YEAR([.A65])&gt;=2;[.$B65]&lt;&gt;&quot;基本&quot;;[.$B6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惩击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5:.O65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66]));YEAR(MAX([.$A$1:.$A$1048576]))-YEAR([.A66])&gt;=2;[.$B66]&lt;&gt;&quot;基本&quot;;[.$B6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缩小药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6:.O66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搭配卡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67]));YEAR(MAX([.$A$1:.$A$1048576]))-YEAR([.A67])&gt;=2;[.$B67]&lt;&gt;&quot;基本&quot;;[.$B6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心灵视界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7:.O67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68]));YEAR(MAX([.$A$1:.$A$1048576]))-YEAR([.A68])&gt;=2;[.$B68]&lt;&gt;&quot;基本&quot;;[.$B6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心灵之火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8:.O68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血攻差2点及以上的牌;神圣之灵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69]));YEAR(MAX([.$A$1:.$A$1048576]))-YEAR([.A69])&gt;=2;[.$B69]&lt;&gt;&quot;基本&quot;;[.$B6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真言术：盾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9:.O69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炎术士（法术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70]));YEAR(MAX([.$A$1:.$A$1048576]))-YEAR([.A70])&gt;=2;[.$B70]&lt;&gt;&quot;基本&quot;;[.$B70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真言术：耀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70:.O70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71]));YEAR(MAX([.$A$1:.$A$1048576]))-YEAR([.A71])&gt;=2;[.$B71]&lt;&gt;&quot;基本&quot;;[.$B7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吹嘘海盗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71:.O71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72]));YEAR(MAX([.$A$1:.$A$1048576]))-YEAR([.A72])&gt;=2;[.$B72]&lt;&gt;&quot;基本&quot;;[.$B7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幻觉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72:.O72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73]));YEAR(MAX([.$A$1:.$A$1048576]))-YEAR([.A73])&gt;=2;[.$B73]&lt;&gt;&quot;基本&quot;;[.$B7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冷血</text:p>
          </table:table-cell>
          <table:table-cell table:content-validation-name="val7"/>
          <table:table-cell table:content-validation-name="val8" office:value-type="string" calcext:value-type="string">
            <text:p>连击;</text:p>
          </table:table-cell>
          <table:table-cell table:content-validation-name="val8" table:number-columns-repeated="4"/>
          <table:table-cell table:content-validation-name="val1" table:formula="of:=COM.MICROSOFT.CONCAT([.K73:.O73])" office:value-type="string" office:string-value="连击;" calcext:value-type="string">
            <text:p>连击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74]));YEAR(MAX([.$A$1:.$A$1048576]))-YEAR([.A74])&gt;=2;[.$B74]&lt;&gt;&quot;基本&quot;;[.$B7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深渊巨蟒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74:.O74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75]));YEAR(MAX([.$A$1:.$A$1048576]))-YEAR([.A75])&gt;=2;[.$B75]&lt;&gt;&quot;基本&quot;;[.$B7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深渊探险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发现;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75:.O75])" office:value-type="string" office:string-value="发现;亡语;" calcext:value-type="string">
            <text:p>发现;亡语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76]));YEAR(MAX([.$A$1:.$A$1048576]))-YEAR([.A76])&gt;=2;[.$B76]&lt;&gt;&quot;基本&quot;;[.$B7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探索地下洞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76:.O76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77]));YEAR(MAX([.$A$1:.$A$1048576]))-YEAR([.A77])&gt;=2;[.$B77]&lt;&gt;&quot;基本&quot;;[.$B7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锈水海盗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7:.O77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78]));YEAR(MAX([.$A$1:.$A$1048576]))-YEAR([.A78])&gt;=2;[.$B78]&lt;&gt;&quot;基本&quot;;[.$B7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隐藏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78:.O78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隐藏目标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79]));YEAR(MAX([.$A$1:.$A$1048576]))-YEAR([.A79])&gt;=2;[.$B79]&lt;&gt;&quot;基本&quot;;[.$B7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影袭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79:.O79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80]));YEAR(MAX([.$A$1:.$A$1048576]))-YEAR([.A80])&gt;=2;[.$B80]&lt;&gt;&quot;基本&quot;;[.$B8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执刀教徒</text:p>
          </table:table-cell>
          <table:table-cell table:content-validation-name="val7"/>
          <table:table-cell table:content-validation-name="val8" office:value-type="string" calcext:value-type="string">
            <text:p>连击;</text:p>
          </table:table-cell>
          <table:table-cell table:content-validation-name="val8" table:number-columns-repeated="4"/>
          <table:table-cell table:content-validation-name="val1" table:formula="of:=COM.MICROSOFT.CONCAT([.K80:.O80])" office:value-type="string" office:string-value="连击;" calcext:value-type="string">
            <text:p>连击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81]));YEAR(MAX([.$A$1:.$A$1048576]))-YEAR([.A81])&gt;=2;[.$B81]&lt;&gt;&quot;基本&quot;;[.$B8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致命药膏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1:.O81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2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82]));YEAR(MAX([.$A$1:.$A$1048576]))-YEAR([.A82])&gt;=2;[.$B82]&lt;&gt;&quot;基本&quot;;[.$B8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霜震击</text:p>
          </table:table-cell>
          <table:table-cell table:content-validation-name="val7"/>
          <table:table-cell table:content-validation-name="val8" office:value-type="string" calcext:value-type="string">
            <text:p>冻结;</text:p>
          </table:table-cell>
          <table:table-cell table:content-validation-name="val8" table:number-columns-repeated="4"/>
          <table:table-cell table:content-validation-name="val1" table:formula="of:=COM.MICROSOFT.CONCAT([.K82:.O82])" office:value-type="string" office:string-value="冻结;" calcext:value-type="string">
            <text:p>冻结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83]));YEAR(MAX([.$A$1:.$A$1048576]))-YEAR([.A83])&gt;=2;[.$B83]&lt;&gt;&quot;基本&quot;;[.$B8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叉状闪电</text:p>
          </table:table-cell>
          <table:table-cell table:content-validation-name="val7"/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4"/>
          <table:table-cell table:content-validation-name="val1" table:formula="of:=COM.MICROSOFT.CONCAT([.K83:.O83])" office:value-type="string" office:string-value="过载;" calcext:value-type="string">
            <text:p>过载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84]));YEAR(MAX([.$A$1:.$A$1048576]))-YEAR([.A84])&gt;=2;[.$B84]&lt;&gt;&quot;基本&quot;;[.$B8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尘魔</text:p>
          </table:table-cell>
          <table:table-cell table:style-name="ce2" table:content-validation-name="val7"/>
          <table:table-cell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4"/>
          <table:table-cell table:content-validation-name="val1" table:formula="of:=COM.MICROSOFT.CONCAT([.K84:.O84])" office:value-type="string" office:string-value="过载;" calcext:value-type="string">
            <text:p>过载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需求场面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85]));YEAR(MAX([.$A$1:.$A$1048576]))-YEAR([.A85])&gt;=2;[.$B85]&lt;&gt;&quot;基本&quot;;[.$B8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大地震击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沉默;</text:p>
          </table:table-cell>
          <table:table-cell table:style-name="ce2" table:content-validation-name="val8" table:number-columns-repeated="4"/>
          <table:table-cell table:content-validation-name="val1" table:formula="of:=COM.MICROSOFT.CONCAT([.K85:.O85])" office:value-type="string" office:string-value="沉默;" calcext:value-type="string">
            <text:p>沉默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86]));YEAR(MAX([.$A$1:.$A$1048576]))-YEAR([.A86])&gt;=2;[.$B86]&lt;&gt;&quot;基本&quot;;[.$B8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异变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6:.O86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人品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87]));YEAR(MAX([.$A$1:.$A$1048576]))-YEAR([.A87])&gt;=2;[.$B87]&lt;&gt;&quot;基本&quot;;[.$B8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坑道穴居人</text:p>
          </table:table-cell>
          <table:table-cell table:content-validation-name="val7"/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4"/>
          <table:table-cell table:content-validation-name="val1" table:formula="of:=COM.MICROSOFT.CONCAT([.K87:.O87])" office:value-type="string" office:string-value="过载;" calcext:value-type="string">
            <text:p>过载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过载(触发需求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88]));YEAR(MAX([.$A$1:.$A$1048576]))-YEAR([.A88])&gt;=2;[.$B88]&lt;&gt;&quot;基本&quot;;[.$B8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空气元素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8:.O88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89]));YEAR(MAX([.$A$1:.$A$1048576]))-YEAR([.A89])&gt;=2;[.$B89]&lt;&gt;&quot;基本&quot;;[.$B8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闪电箭</text:p>
          </table:table-cell>
          <table:table-cell table:content-validation-name="val7"/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4"/>
          <table:table-cell table:content-validation-name="val1" table:formula="of:=COM.MICROSOFT.CONCAT([.K89:.O89])" office:value-type="string" office:string-value="过载;" calcext:value-type="string">
            <text:p>过载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90]));YEAR(MAX([.$A$1:.$A$1048576]))-YEAR([.A90])&gt;=2;[.$B90]&lt;&gt;&quot;基本&quot;;[.$B9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到先得</text:p>
          </table:table-cell>
          <table:table-cell table:content-validation-name="val7"/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4"/>
          <table:table-cell table:content-validation-name="val1" table:formula="of:=COM.MICROSOFT.CONCAT([.K90:.O90])" office:value-type="string" office:string-value="发现;" calcext:value-type="string">
            <text:p>发现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91]));YEAR(MAX([.$A$1:.$A$1048576]))-YEAR([.A91])&gt;=2;[.$B91]&lt;&gt;&quot;基本&quot;;[.$B9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幽灵之爪</text:p>
          </table:table-cell>
          <table:table-cell table:content-validation-name="val7"/>
          <table:table-cell table:content-validation-name="val8" office:value-type="string" calcext:value-type="string">
            <text:p>法术伤害;</text:p>
          </table:table-cell>
          <table:table-cell table:content-validation-name="val8" table:number-columns-repeated="4"/>
          <table:table-cell table:content-validation-name="val1" table:formula="of:=COM.MICROSOFT.CONCAT([.K91:.O91])" office:value-type="string" office:string-value="法术伤害;" calcext:value-type="string">
            <text:p>法术伤害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法术伤害（触发需求）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92]));YEAR(MAX([.$A$1:.$A$1048576]))-YEAR([.A92])&gt;=2;[.$B92]&lt;&gt;&quot;基本&quot;;[.$B9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鱼人总动员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2:.O92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3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93]));YEAR(MAX([.$A$1:.$A$1048576]))-YEAR([.A93])&gt;=2;[.$B93]&lt;&gt;&quot;基本&quot;;[.$B9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原始融合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3:.O93])">
            <text:p/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94]));YEAR(MAX([.$A$1:.$A$1048576]))-YEAR([.A94])&gt;=2;[.$B94]&lt;&gt;&quot;基本&quot;;[.$B9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保护之手</text:p>
          </table:table-cell>
          <table:table-cell table:content-validation-name="val7"/>
          <table:table-cell table:content-validation-name="val8" office:value-type="string" calcext:value-type="string">
            <text:p>圣盾;</text:p>
          </table:table-cell>
          <table:table-cell table:content-validation-name="val8" table:number-columns-repeated="4"/>
          <table:table-cell table:content-validation-name="val1" table:formula="of:=COM.MICROSOFT.CONCAT([.K94:.O94])" office:value-type="string" office:string-value="圣盾;" calcext:value-type="string">
            <text:p>圣盾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95]));YEAR(MAX([.$A$1:.$A$1048576]))-YEAR([.A95])&gt;=2;[.$B95]&lt;&gt;&quot;基本&quot;;[.$B9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忏悔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5:.O95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96]));YEAR(MAX([.$A$1:.$A$1048576]))-YEAR([.A96])&gt;=2;[.$B96]&lt;&gt;&quot;基本&quot;;[.$B9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崇高牺牲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6:.O96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97]));YEAR(MAX([.$A$1:.$A$1048576]))-YEAR([.A97])&gt;=2;[.$B97]&lt;&gt;&quot;基本&quot;;[.$B9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风驰电掣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7:.O97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98]));YEAR(MAX([.$A$1:.$A$1048576]))-YEAR([.A98])&gt;=2;[.$B98]&lt;&gt;&quot;基本&quot;;[.$B9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仇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8:.O98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圣盾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99]));YEAR(MAX([.$A$1:.$A$1048576]))-YEAR([.A99])&gt;=2;[.$B99]&lt;&gt;&quot;基本&quot;;[.$B9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象人执法官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99:.O99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增益（亡语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00]));YEAR(MAX([.$A$1:.$A$1048576]))-YEAR([.A100])&gt;=2;[.$B100]&lt;&gt;&quot;基本&quot;;[.$B10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救赎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0:.O100])">
            <text:p/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召唤目标(召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01]));YEAR(MAX([.$A$1:.$A$1048576]))-YEAR([.A101])&gt;=2;[.$B101]&lt;&gt;&quot;基本&quot;;[.$B10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9" table:content-validation-name="val6" office:value-type="string" calcext:value-type="string">
            <text:p>力量祝福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1:.O101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02]));YEAR(MAX([.$A$1:.$A$1048576]))-YEAR([.A102])&gt;=2;[.$B102]&lt;&gt;&quot;基本&quot;;[.$B10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迷失丛林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2:.O102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03]));YEAR(MAX([.$A$1:.$A$1048576]))-YEAR([.A103])&gt;=2;[.$B103]&lt;&gt;&quot;基本&quot;;[.$B10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谦逊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3:.O103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狂奔科多兽;生命不小于3的牌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04]));YEAR(MAX([.$A$1:.$A$1048576]))-YEAR([.A104])&gt;=2;[.$B104]&lt;&gt;&quot;基本&quot;;[.$B10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之力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4:.O104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05]));YEAR(MAX([.$A$1:.$A$1048576]))-YEAR([.A105])&gt;=2;[.$B105]&lt;&gt;&quot;基本&quot;;[.$B10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审判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5:.O105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/>
          <table:table-cell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06]));YEAR(MAX([.$A$1:.$A$1048576]))-YEAR([.A106])&gt;=2;[.$B106]&lt;&gt;&quot;基本&quot;;[.$B10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圣光的正义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6:.O106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07]));YEAR(MAX([.$A$1:.$A$1048576]))-YEAR([.A107])&gt;=2;[.$B107]&lt;&gt;&quot;基本&quot;;[.$B10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适者生存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7:.O107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08]));YEAR(MAX([.$A$1:.$A$1048576]))-YEAR([.A108])&gt;=2;[.$B108]&lt;&gt;&quot;基本&quot;;[.$B10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鳞劫掠者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8:.O108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鱼人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09]));YEAR(MAX([.$A$1:.$A$1048576]))-YEAR([.A109])&gt;=2;[.$B109]&lt;&gt;&quot;基本&quot;;[.$B10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私的英雄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office:value-type="string" calcext:value-type="string">
            <text:p>圣盾;</text:p>
          </table:table-cell>
          <table:table-cell table:content-validation-name="val8" table:number-columns-repeated="3"/>
          <table:table-cell table:content-validation-name="val1" table:formula="of:=COM.MICROSOFT.CONCAT([.K109:.O109])" office:value-type="string" office:string-value="亡语;圣盾;" calcext:value-type="string">
            <text:p>亡语;圣盾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10]));YEAR(MAX([.$A$1:.$A$1048576]))-YEAR([.A110])&gt;=2;[.$B110]&lt;&gt;&quot;基本&quot;;[.$B11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鳍审判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0:.O110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27"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11]));YEAR(MAX([.$A$1:.$A$1048576]))-YEAR([.A111])&gt;=2;[.$B111]&lt;&gt;&quot;基本&quot;;[.$B11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以眼还眼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1:.O111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12]));YEAR(MAX([.$A$1:.$A$1048576]))-YEAR([.A112])&gt;=2;[.$B112]&lt;&gt;&quot;基本&quot;;[.$B11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战术撤离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112:.O112])" office:value-type="string" office:string-value="奥秘;" calcext:value-type="string">
            <text:p>奥秘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13]));YEAR(MAX([.$A$1:.$A$1048576]))-YEAR([.A113])&gt;=2;[.$B113]&lt;&gt;&quot;基本&quot;;[.$B11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争强好胜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3:.O113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14]));YEAR(MAX([.$A$1:.$A$1048576]))-YEAR([.A114])&gt;=2;[.$B114]&lt;&gt;&quot;基本&quot;;[.$B11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智慧祝福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4:.O114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15]));YEAR(MAX([.$A$1:.$A$1048576]))-YEAR([.A115])&gt;=2;[.$B115]&lt;&gt;&quot;基本&quot;;[.$B11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最后的水晶龙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5:.O115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16]));YEAR(MAX([.$A$1:.$A$1048576]))-YEAR([.A116])&gt;=2;[.$B116]&lt;&gt;&quot;基本&quot;;[.$B11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盾牌猛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6:.O116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护甲(法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17]));YEAR(MAX([.$A$1:.$A$1048576]))-YEAR([.A117])&gt;=2;[.$B117]&lt;&gt;&quot;基本&quot;;[.$B11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恩佐斯的副官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7:.O117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3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48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18]));YEAR(MAX([.$A$1:.$A$1048576]))-YEAR([.A118])&gt;=2;[.$B118]&lt;&gt;&quot;基本&quot;;[.$B11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化血为脓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8:.O118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19]));YEAR(MAX([.$A$1:.$A$1048576]))-YEAR([.A119])&gt;=2;[.$B119]&lt;&gt;&quot;基本&quot;;[.$B11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羽之心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9:.O119])">
            <text:p/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20]));YEAR(MAX([.$A$1:.$A$1048576]))-YEAR([.A120])&gt;=2;[.$B120]&lt;&gt;&quot;基本&quot;;[.$B12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熔岩之刃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20:.O120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21]));YEAR(MAX([.$A$1:.$A$1048576]))-YEAR([.A121])&gt;=2;[.$B121]&lt;&gt;&quot;基本&quot;;[.$B12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升级！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21:.O121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武器(特殊需求)</text:p>
          </table:table-cell>
          <table:table-cell table:style-name="ce2"/>
          <table:table-cell table:number-columns-repeated="1002"/>
        </table:table-row>
        <table:table-row table:style-name="ro2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22]));YEAR(MAX([.$A$1:.$A$1048576]))-YEAR([.A122])&gt;=2;[.$B122]&lt;&gt;&quot;基本&quot;;[.$B12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盛气凌人</text:p>
          </table:table-cell>
          <table:table-cell table:content-validation-name="val7"/>
          <table:table-cell table:content-validation-name="val8" office:value-type="string" calcext:value-type="string">
            <text:p>发现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3"/>
          <table:table-cell table:content-validation-name="val1" table:formula="of:=COM.MICROSOFT.CONCAT([.K122:.O122])" office:value-type="string" office:string-value="发现;嘲讽;" calcext:value-type="string">
            <text:p>发现;嘲讽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2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23]));YEAR(MAX([.$A$1:.$A$1048576]))-YEAR([.A123])&gt;=2;[.$B123]&lt;&gt;&quot;基本&quot;;[.$B12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铜皮铁甲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23:.O123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24]));YEAR(MAX([.$A$1:.$A$1048576]))-YEAR([.A124])&gt;=2;[.$B124]&lt;&gt;&quot;基本&quot;;[.$B12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旋风斩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24:.O124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恐怖的奴隶主;暴乱狂战士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25]));YEAR(MAX([.$A$1:.$A$1048576]))-YEAR([.A125])&gt;=2;[.$B125]&lt;&gt;&quot;基本&quot;;[.$B12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斗机器人</text:p>
          </table:table-cell>
          <table:table-cell table:content-validation-name="val7"/>
          <table:table-cell table:content-validation-name="val8" office:value-type="string" calcext:value-type="string">
            <text:p>激怒;</text:p>
          </table:table-cell>
          <table:table-cell table:content-validation-name="val8" table:number-columns-repeated="4"/>
          <table:table-cell table:content-validation-name="val1" table:formula="of:=COM.MICROSOFT.CONCAT([.K125:.O125])" office:value-type="string" office:string-value="激怒;" calcext:value-type="string">
            <text:p>激怒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激怒相关:严酷的监工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26]));YEAR(MAX([.$A$1:.$A$1048576]))-YEAR([.A126])&gt;=2;[.$B126]&lt;&gt;&quot;基本&quot;;[.$B12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诅咒之刃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26:.O126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27]));YEAR(MAX([.$A$1:.$A$1048576]))-YEAR([.A127])&gt;=2;[.$B127]&lt;&gt;&quot;基本&quot;;[.$B12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鳞先知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table:number-columns-repeated="5"/>
          <table:table-cell table:content-validation-name="val1" table:formula="of:=COM.MICROSOFT.CONCAT([.K127:.O127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3"/>
          <table:table-cell office:value-type="string" calcext:value-type="string">
            <text:p>鱼人（光环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28]));YEAR(MAX([.$A$1:.$A$1048576]))-YEAR([.A128])&gt;=2;[.$B128]&lt;&gt;&quot;基本&quot;;[.$B12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秘守护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28:.O128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奥秘（触发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29]));YEAR(MAX([.$A$1:.$A$1048576]))-YEAR([.A129])&gt;=2;[.$B129]&lt;&gt;&quot;基本&quot;;[.$B12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术畸体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29:.O129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office:value-type="string" calcext:value-type="string">
            <text:p>搭配卡组（持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30]));YEAR(MAX([.$A$1:.$A$1048576]))-YEAR([.A130])&gt;=2;[.$B130]&lt;&gt;&quot;基本&quot;;[.$B13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百变泽鲁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30:.O130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人品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31]));YEAR(MAX([.$A$1:.$A$1048576]))-YEAR([.A131])&gt;=2;[.$B131]&lt;&gt;&quot;基本&quot;;[.$B13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蹩脚海盗</text:p>
          </table:table-cell>
          <table:table-cell table:content-validation-name="val7" office:value-type="string" calcext:value-type="string">
            <text:p>海盗</text:p>
          </table:table-cell>
          <table:table-cell table:content-validation-name="val8" table:number-columns-repeated="5"/>
          <table:table-cell table:content-validation-name="val1" table:formula="of:=COM.MICROSOFT.CONCAT([.K131:.O131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style-name="ce142" office:value-type="string" calcext:value-type="string">
            <text:p>武器（触发需求）</text:p>
          </table:table-cell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32]));YEAR(MAX([.$A$1:.$A$1048576]))-YEAR([.A132])&gt;=2;[.$B132]&lt;&gt;&quot;基本&quot;;[.$B13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川裂片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冻结;</text:p>
          </table:table-cell>
          <table:table-cell table:content-validation-name="val8" table:number-columns-repeated="3"/>
          <table:table-cell table:content-validation-name="val1" table:formula="of:=COM.MICROSOFT.CONCAT([.K132:.O132])" office:value-type="string" office:string-value="战吼;冻结;" calcext:value-type="string">
            <text:p>战吼;冻结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33]));YEAR(MAX([.$A$1:.$A$1048576]))-YEAR([.A133])&gt;=2;[.$B133]&lt;&gt;&quot;基本&quot;;[.$B13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持盾卫士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133:.O133])" office:value-type="string" office:string-value="嘲讽;" calcext:value-type="string">
            <text:p>嘲讽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office:value-type="string" calcext:value-type="string">
            <text:p>永续增益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34]));YEAR(MAX([.$A$1:.$A$1048576]))-YEAR([.A134])&gt;=2;[.$B134]&lt;&gt;&quot;基本&quot;;[.$B13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齿轮大师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34:.O134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机械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35]));YEAR(MAX([.$A$1:.$A$1048576]))-YEAR([.A135])&gt;=2;[.$B135]&lt;&gt;&quot;基本&quot;;[.$B13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74" table:content-validation-name="val6" office:value-type="string" calcext:value-type="string">
            <text:p>低阶侍从</text:p>
          </table:table-cell>
          <table:table-cell table:style-name="ce2" table:content-validation-name="val7"/>
          <table:table-cell table:content-validation-name="val8" office:value-type="string" calcext:value-type="string">
            <text:p>激励;</text:p>
          </table:table-cell>
          <table:table-cell table:style-name="ce2" table:content-validation-name="val8" table:number-columns-repeated="4"/>
          <table:table-cell table:content-validation-name="val1" table:formula="of:=COM.MICROSOFT.CONCAT([.K135:.O135])" office:value-type="string" office:string-value="激励;" calcext:value-type="string">
            <text:p>激励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36]));YEAR(MAX([.$A$1:.$A$1048576]))-YEAR([.A136])&gt;=2;[.$B136]&lt;&gt;&quot;基本&quot;;[.$B13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恩佐斯的触须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36:.O136])" office:value-type="string" office:string-value="亡语;" calcext:value-type="string">
            <text:p>亡语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37]));YEAR(MAX([.$A$1:.$A$1048576]))-YEAR([.A137])&gt;=2;[.$B137]&lt;&gt;&quot;基本&quot;;[.$B13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发条侏儒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37:.O137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38]));YEAR(MAX([.$A$1:.$A$1048576]))-YEAR([.A138])&gt;=2;[.$B138]&lt;&gt;&quot;基本&quot;;[.$B13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翡翠蜂后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138:.O138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39]));YEAR(MAX([.$A$1:.$A$1048576]))-YEAR([.A139])&gt;=2;[.$B139]&lt;&gt;&quot;基本&quot;;[.$B13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翡翠掠夺者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39:.O139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0]));YEAR(MAX([.$A$1:.$A$1048576]))-YEAR([.A140])&gt;=2;[.$B140]&lt;&gt;&quot;基本&quot;;[.$B14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芬利·莫格顿爵士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3"/>
          <table:table-cell table:content-validation-name="val1" table:formula="of:=COM.MICROSOFT.CONCAT([.K140:.O140])" office:value-type="string" office:string-value="战吼;发现;" calcext:value-type="string">
            <text:p>战吼;发现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1]));YEAR(MAX([.$A$1:.$A$1048576]))-YEAR([.A141])&gt;=2;[.$B141]&lt;&gt;&quot;基本&quot;;[.$B14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愤怒的小鸡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激怒;</text:p>
          </table:table-cell>
          <table:table-cell table:content-validation-name="val8" table:number-columns-repeated="4"/>
          <table:table-cell table:content-validation-name="val1" table:formula="of:=COM.MICROSOFT.CONCAT([.K141:.O141])" office:value-type="string" office:string-value="激怒;" calcext:value-type="string">
            <text:p>激怒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2]));YEAR(MAX([.$A$1:.$A$1048576]))-YEAR([.A142])&gt;=2;[.$B142]&lt;&gt;&quot;基本&quot;;[.$B14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符文蛋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42:.O142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3]));YEAR(MAX([.$A$1:.$A$1048576]))-YEAR([.A143])&gt;=2;[.$B143]&lt;&gt;&quot;基本&quot;;[.$B14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盗帕奇斯</text:p>
          </table:table-cell>
          <table:table-cell table:content-validation-name="val7" office:value-type="string" calcext:value-type="string">
            <text:p>海盗</text:p>
          </table:table-cell>
          <table:table-cell table:content-validation-name="val8" office:value-type="string" calcext:value-type="string">
            <text:p>冲锋;</text:p>
          </table:table-cell>
          <table:table-cell table:content-validation-name="val8" table:number-columns-repeated="4"/>
          <table:table-cell table:content-validation-name="val1" table:formula="of:=COM.MICROSOFT.CONCAT([.K143:.O143])" office:value-type="string" office:string-value="冲锋;" calcext:value-type="string">
            <text:p>冲锋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海盗（特殊需求）</text:p>
          </table:table-cell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44]));YEAR(MAX([.$A$1:.$A$1048576]))-YEAR([.A144])&gt;=2;[.$B144]&lt;&gt;&quot;基本&quot;;[.$B14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羽精灵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44:.O144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5]));YEAR(MAX([.$A$1:.$A$1048576]))-YEAR([.A145])&gt;=2;[.$B145]&lt;&gt;&quot;基本&quot;;[.$B14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基森枪骑士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45:.O145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office:value-type="string" calcext:value-type="string">
            <text:p>人品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6]));YEAR(MAX([.$A$1:.$A$1048576]))-YEAR([.A146])&gt;=2;[.$B146]&lt;&gt;&quot;基本&quot;;[.$B14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叫嚣的中士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46:.O146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7]));YEAR(MAX([.$A$1:.$A$1048576]))-YEAR([.A147])&gt;=2;[.$B147]&lt;&gt;&quot;基本&quot;;[.$B14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精灵弓箭手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47:.O147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office:value-type="string" calcext:value-type="string">
            <text:p>激怒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8]));YEAR(MAX([.$A$1:.$A$1048576]))-YEAR([.A148])&gt;=2;[.$B148]&lt;&gt;&quot;基本&quot;;[.$B14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热的新兵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48:.O148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9]));YEAR(MAX([.$A$1:.$A$1048576]))-YEAR([.A149])&gt;=2;[.$B149]&lt;&gt;&quot;基本&quot;;[.$B14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浪人渗透者</text:p>
          </table:table-cell>
          <table:table-cell table:content-validation-name="val7"/>
          <table:table-cell table:content-validation-name="val8" office:value-type="string" calcext:value-type="string">
            <text:p>潜行;</text:p>
          </table:table-cell>
          <table:table-cell table:content-validation-name="val8" table:number-columns-repeated="4"/>
          <table:table-cell table:content-validation-name="val1" table:formula="of:=COM.MICROSOFT.CONCAT([.K149:.O149])" office:value-type="string" office:string-value="潜行;" calcext:value-type="string">
            <text:p>潜行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0]));YEAR(MAX([.$A$1:.$A$1048576]))-YEAR([.A150])&gt;=2;[.$B150]&lt;&gt;&quot;基本&quot;;[.$B15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蛋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50:.O150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搭配牌（触发需求）;严酷的监工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1]));YEAR(MAX([.$A$1:.$A$1048576]))-YEAR([.A151])&gt;=2;[.$B151]&lt;&gt;&quot;基本&quot;;[.$B15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麻疯侏儒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51:.O151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2]));YEAR(MAX([.$A$1:.$A$1048576]))-YEAR([.A152])&gt;=2;[.$B152]&lt;&gt;&quot;基本&quot;;[.$B15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南海船工</text:p>
          </table:table-cell>
          <table:table-cell table:content-validation-name="val7"/>
          <table:table-cell table:content-validation-name="val8" office:value-type="string" calcext:value-type="string">
            <text:p>冲锋;</text:p>
          </table:table-cell>
          <table:table-cell table:content-validation-name="val8" table:number-columns-repeated="4"/>
          <table:table-cell table:content-validation-name="val1" table:formula="of:=COM.MICROSOFT.CONCAT([.K152:.O152])" office:value-type="string" office:string-value="冲锋;" calcext:value-type="string">
            <text:p>冲锋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武器（冲锋需求）;海盗相关;修补匠的磨刀油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3]));YEAR(MAX([.$A$1:.$A$1048576]))-YEAR([.A153])&gt;=2;[.$B153]&lt;&gt;&quot;基本&quot;;[.$B15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轻的女祭司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53:.O153])">
            <text:p/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office:value-type="string" calcext:value-type="string">
            <text:p>增益目标（持续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4]));YEAR(MAX([.$A$1:.$A$1048576]))-YEAR([.A154])&gt;=2;[.$B154]&lt;&gt;&quot;基本&quot;;[.$B15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肉用僵尸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54:.O154])" office:value-type="string" office:string-value="亡语;" calcext:value-type="string">
            <text:p>亡语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奥金尼灵魂祭司;永续增益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5]));YEAR(MAX([.$A$1:.$A$1048576]))-YEAR([.A155])&gt;=2;[.$B155]&lt;&gt;&quot;基本&quot;;[.$B15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赛场观众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155:.O155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6]));YEAR(MAX([.$A$1:.$A$1048576]))-YEAR([.A156])&gt;=2;[.$B156]&lt;&gt;&quot;基本&quot;;[.$B15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闪金镇步兵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156:.O156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office:value-type="string" calcext:value-type="string">
            <text:p>永续增益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7]));YEAR(MAX([.$A$1:.$A$1048576]))-YEAR([.A157])&gt;=2;[.$B157]&lt;&gt;&quot;基本&quot;;[.$B15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圣光护卫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57:.O157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恢复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8]));YEAR(MAX([.$A$1:.$A$1048576]))-YEAR([.A158])&gt;=2;[.$B158]&lt;&gt;&quot;基本&quot;;[.$B15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牙野猪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158:.O158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9]));YEAR(MAX([.$A$1:.$A$1048576]))-YEAR([.A159])&gt;=2;[.$B159]&lt;&gt;&quot;基本&quot;;[.$B15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受伤的克瓦迪尔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59:.O159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恢复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60]));YEAR(MAX([.$A$1:.$A$1048576]))-YEAR([.A160])&gt;=2;[.$B160]&lt;&gt;&quot;基本&quot;;[.$B16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送葬者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60:.O160])" office:value-type="string" office:string-value="亡语;" calcext:value-type="string">
            <text:p>亡语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亡语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61]));YEAR(MAX([.$A$1:.$A$1048576]))-YEAR([.A161])&gt;=2;[.$B161]&lt;&gt;&quot;基本&quot;;[.$B16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亡灵药剂师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61:.O161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62]));YEAR(MAX([.$A$1:.$A$1048576]))-YEAR([.A162])&gt;=2;[.$B162]&lt;&gt;&quot;基本&quot;;[.$B16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巫医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62:.O162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63]));YEAR(MAX([.$A$1:.$A$1048576]))-YEAR([.A163])&gt;=2;[.$B163]&lt;&gt;&quot;基本&quot;;[.$B16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帆海盗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63:.O163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3"/>
          <table:table-cell office:value-type="string" calcext:value-type="string">
            <text:p>海盗相关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64]));YEAR(MAX([.$A$1:.$A$1048576]))-YEAR([.A164])&gt;=2;[.$B164]&lt;&gt;&quot;基本&quot;;[.$B16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侍从</text:p>
          </table:table-cell>
          <table:table-cell table:content-validation-name="val7"/>
          <table:table-cell table:content-validation-name="val8" office:value-type="string" calcext:value-type="string">
            <text:p>圣盾;</text:p>
          </table:table-cell>
          <table:table-cell table:content-validation-name="val8" table:number-columns-repeated="4"/>
          <table:table-cell table:content-validation-name="val1" table:formula="of:=COM.MICROSOFT.CONCAT([.K164:.O164])" office:value-type="string" office:string-value="圣盾;" calcext:value-type="string">
            <text:p>圣盾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永续增益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65]));YEAR(MAX([.$A$1:.$A$1048576]))-YEAR([.A165])&gt;=2;[.$B165]&lt;&gt;&quot;基本&quot;;[.$B16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幼龙鹰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165:.O165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野兽相关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66]));YEAR(MAX([.$A$1:.$A$1048576]))-YEAR([.A166])&gt;=2;[.$B166]&lt;&gt;&quot;基本&quot;;[.$B16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鼬鼠挖掘工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66:.O166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67]));YEAR(MAX([.$A$1:.$A$1048576]))-YEAR([.A167])&gt;=2;[.$B167]&lt;&gt;&quot;基本&quot;;[.$B16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杀手蟹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67:.O167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68]));YEAR(MAX([.$A$1:.$A$1048576]))-YEAR([.A168])&gt;=2;[.$B168]&lt;&gt;&quot;基本&quot;;[.$B16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袭击者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table:number-columns-repeated="5"/>
          <table:table-cell table:content-validation-name="val1" table:formula="of:=COM.MICROSOFT.CONCAT([.K168:.O168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3"/>
          <table:table-cell office:value-type="string" calcext:value-type="string">
            <text:p>鱼人相关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69]));YEAR(MAX([.$A$1:.$A$1048576]))-YEAR([.A169])&gt;=2;[.$B169]&lt;&gt;&quot;基本&quot;;[.$B16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招潮者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table:number-columns-repeated="5"/>
          <table:table-cell table:content-validation-name="val1" table:formula="of:=COM.MICROSOFT.CONCAT([.K169:.O169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3"/>
          <table:table-cell office:value-type="string" calcext:value-type="string">
            <text:p>鱼人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70]));YEAR(MAX([.$A$1:.$A$1048576]))-YEAR([.A170])&gt;=2;[.$B170]&lt;&gt;&quot;基本&quot;;[.$B17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腐蚀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70:.O170])">
            <text:p/>
          </table:table-cell>
          <table:table-cell table:number-columns-repeated="3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71]));YEAR(MAX([.$A$1:.$A$1048576]))-YEAR([.A171])&gt;=2;[.$B171]&lt;&gt;&quot;基本&quot;;[.$B17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拉卡利献祭</text:p>
          </table:table-cell>
          <table:table-cell table:content-validation-name="val7"/>
          <table:table-cell table:content-validation-name="val8" office:value-type="string" calcext:value-type="string">
            <text:p>任务;</text:p>
          </table:table-cell>
          <table:table-cell table:content-validation-name="val8" office:value-type="string" calcext:value-type="string">
            <text:p>奖励;</text:p>
          </table:table-cell>
          <table:table-cell table:content-validation-name="val8" table:number-columns-repeated="3"/>
          <table:table-cell table:content-validation-name="val1" table:formula="of:=COM.MICROSOFT.CONCAT([.K171:.O171])" office:value-type="string" office:string-value="任务;奖励;" calcext:value-type="string">
            <text:p>任务;奖励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72]));YEAR(MAX([.$A$1:.$A$1048576]))-YEAR([.A172])&gt;=2;[.$B172]&lt;&gt;&quot;基本&quot;;[.$B172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力量的代价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72:.O172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73]));YEAR(MAX([.$A$1:.$A$1048576]))-YEAR([.A173])&gt;=2;[.$B173]&lt;&gt;&quot;基本&quot;;[.$B17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烈焰小鬼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73:.O173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74]));YEAR(MAX([.$A$1:.$A$1048576]))-YEAR([.A174])&gt;=2;[.$B174]&lt;&gt;&quot;基本&quot;;[.$B17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灵魂之火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74:.O174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75]));YEAR(MAX([.$A$1:.$A$1048576]))-YEAR([.A175])&gt;=2;[.$B175]&lt;&gt;&quot;基本&quot;;[.$B17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马克扎尔的小鬼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75:.O175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142" office:value-type="string" calcext:value-type="string">
            <text:p>弃牌效果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76]));YEAR(MAX([.$A$1:.$A$1048576]))-YEAR([.A176])&gt;=2;[.$B176]&lt;&gt;&quot;基本&quot;;[.$B17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死亡缠绕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76:.O176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77]));YEAR(MAX([.$A$1:.$A$1048576]))-YEAR([.A177])&gt;=2;[.$B177]&lt;&gt;&quot;基本&quot;;[.$B17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鲜血小鬼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77:.O177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78]));YEAR(MAX([.$A$1:.$A$1048576]))-YEAR([.A178])&gt;=2;[.$B178]&lt;&gt;&quot;基本&quot;;[.$B17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空行者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178:.O178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79]));YEAR(MAX([.$A$1:.$A$1048576]))-YEAR([.A179])&gt;=2;[.$B179]&lt;&gt;&quot;基本&quot;;[.$B17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遗物搜寻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79:.O179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组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80]));YEAR(MAX([.$A$1:.$A$1048576]))-YEAR([.A180])&gt;=2;[.$B180]&lt;&gt;&quot;基本&quot;;[.$B18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着魔村民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80:.O180])" office:value-type="string" office:string-value="亡语;" calcext:value-type="string">
            <text:p>亡语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81]));YEAR(MAX([.$A$1:.$A$1048576]))-YEAR([.A181])&gt;=2;[.$B181]&lt;&gt;&quot;基本&quot;;[.$B18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达纳苏斯豹骑士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181:.O181])" office:value-type="string" office:string-value="战吼;亡语;" calcext:value-type="string">
            <text:p>战吼;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2" office:value-type="string" calcext:value-type="string">
            <text:p>不要带第二张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82]));YEAR(MAX([.$A$1:.$A$1048576]))-YEAR([.A182])&gt;=2;[.$B182]&lt;&gt;&quot;基本&quot;;[.$B18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电镀机械熊仔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抉择;</text:p>
          </table:table-cell>
          <table:table-cell table:content-validation-name="val8" table:number-columns-repeated="3"/>
          <table:table-cell table:content-validation-name="val1" table:formula="of:=COM.MICROSOFT.CONCAT([.K182:.O182])" office:value-type="string" office:string-value="嘲讽;抉择;" calcext:value-type="string">
            <text:p>嘲讽;抉择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83]));YEAR(MAX([.$A$1:.$A$1048576]))-YEAR([.A183])&gt;=2;[.$B183]&lt;&gt;&quot;基本&quot;;[.$B18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愤怒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83:.O183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84]));YEAR(MAX([.$A$1:.$A$1048576]))-YEAR([.A184])&gt;=2;[.$B184]&lt;&gt;&quot;基本&quot;;[.$B18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刃牙德鲁伊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84:.O184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85]));YEAR(MAX([.$A$1:.$A$1048576]))-YEAR([.A185])&gt;=2;[.$B185]&lt;&gt;&quot;基本&quot;;[.$B18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始祖龟劫掠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85:.O185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86]));YEAR(MAX([.$A$1:.$A$1048576]))-YEAR([.A186])&gt;=2;[.$B186]&lt;&gt;&quot;基本&quot;;[.$B18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亚煞极印记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86:.O186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87]));YEAR(MAX([.$A$1:.$A$1048576]))-YEAR([.A187])&gt;=2;[.$B187]&lt;&gt;&quot;基本&quot;;[.$B18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成长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87:.O187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88]));YEAR(MAX([.$A$1:.$A$1048576]))-YEAR([.A188])&gt;=2;[.$B188]&lt;&gt;&quot;基本&quot;;[.$B18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印记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188:.O188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89]));YEAR(MAX([.$A$1:.$A$1048576]))-YEAR([.A189])&gt;=2;[.$B189]&lt;&gt;&quot;基本&quot;;[.$B18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之力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89:.O189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0]));YEAR(MAX([.$A$1:.$A$1048576]))-YEAR([.A190])&gt;=2;[.$B190]&lt;&gt;&quot;基本&quot;;[.$B19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爆</text:p>
          </table:table-cell>
          <table:table-cell table:content-validation-name="val7"/>
          <table:table-cell table:content-validation-name="val8" office:value-type="string" calcext:value-type="string">
            <text:p>冻结;</text:p>
          </table:table-cell>
          <table:table-cell table:content-validation-name="val8" table:number-columns-repeated="4"/>
          <table:table-cell table:content-validation-name="val1" table:formula="of:=COM.MICROSOFT.CONCAT([.K190:.O190])" office:value-type="string" office:string-value="冻结;" calcext:value-type="string">
            <text:p>冻结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1]));YEAR(MAX([.$A$1:.$A$1048576]))-YEAR([.A191])&gt;=2;[.$B191]&lt;&gt;&quot;基本&quot;;[.$B191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不稳定的传送门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91:.O191])">
            <text:p/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2]));YEAR(MAX([.$A$1:.$A$1048576]))-YEAR([.A192])&gt;=2;[.$B192]&lt;&gt;&quot;基本&quot;;[.$B19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寒冰箭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冻结;</text:p>
          </table:table-cell>
          <table:table-cell table:style-name="ce2" table:content-validation-name="val8" table:number-columns-repeated="4"/>
          <table:table-cell table:content-validation-name="val1" table:formula="of:=COM.MICROSOFT.CONCAT([.K192:.O192])" office:value-type="string" office:string-value="冻结;" calcext:value-type="string">
            <text:p>冻结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3]));YEAR(MAX([.$A$1:.$A$1048576]))-YEAR([.A193])&gt;=2;[.$B193]&lt;&gt;&quot;基本&quot;;[.$B19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活体风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93:.O193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4]));YEAR(MAX([.$A$1:.$A$1048576]))-YEAR([.A194])&gt;=2;[.$B194]&lt;&gt;&quot;基本&quot;;[.$B19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烈焰轰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94:.O194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环境(血量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5]));YEAR(MAX([.$A$1:.$A$1048576]))-YEAR([.A195])&gt;=2;[.$B195]&lt;&gt;&quot;基本&quot;;[.$B19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烈焰喷涌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95:.O195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6]));YEAR(MAX([.$A$1:.$A$1048576]))-YEAR([.A196])&gt;=2;[.$B196]&lt;&gt;&quot;基本&quot;;[.$B19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麦迪文的男仆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3"/>
          <table:table-cell table:content-validation-name="val1" table:formula="of:=COM.MICROSOFT.CONCAT([.K196:.O196])" office:value-type="string" office:string-value="战吼;奥秘;" calcext:value-type="string">
            <text:p>战吼;奥秘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奥秘(战吼需求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7]));YEAR(MAX([.$A$1:.$A$1048576]))-YEAR([.A197])&gt;=2;[.$B197]&lt;&gt;&quot;基本&quot;;[.$B19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秘法学家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97:.O197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8]));YEAR(MAX([.$A$1:.$A$1048576]))-YEAR([.A198])&gt;=2;[.$B198]&lt;&gt;&quot;基本&quot;;[.$B19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魔爆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98:.O198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9]));YEAR(MAX([.$A$1:.$A$1048576]))-YEAR([.A199])&gt;=2;[.$B199]&lt;&gt;&quot;基本&quot;;[.$B19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派烙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99:.O199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00]));YEAR(MAX([.$A$1:.$A$1048576]))-YEAR([.A200])&gt;=2;[.$B200]&lt;&gt;&quot;基本&quot;;[.$B200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碎雪机器人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冻结;</text:p>
          </table:table-cell>
          <table:table-cell table:style-name="ce2" table:content-validation-name="val8" table:number-columns-repeated="4"/>
          <table:table-cell table:content-validation-name="val1" table:formula="of:=COM.MICROSOFT.CONCAT([.K200:.O200])" office:value-type="string" office:string-value="冻结;" calcext:value-type="string">
            <text:p>冻结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01]));YEAR(MAX([.$A$1:.$A$1048576]))-YEAR([.A201])&gt;=2;[.$B201]&lt;&gt;&quot;基本&quot;;[.$B20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巫师学徒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01:.O201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法术(减费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02]));YEAR(MAX([.$A$1:.$A$1048576]))-YEAR([.A202])&gt;=2;[.$B202]&lt;&gt;&quot;基本&quot;;[.$B20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教女巫</text:p>
          </table:table-cell>
          <table:table-cell table:content-validation-name="val7"/>
          <table:table-cell table:content-validation-name="val8" office:value-type="string" calcext:value-type="string">
            <text:p>法术伤害;</text:p>
          </table:table-cell>
          <table:table-cell table:content-validation-name="val8" table:number-columns-repeated="4"/>
          <table:table-cell table:content-validation-name="val1" table:formula="of:=COM.MICROSOFT.CONCAT([.K202:.O202])" office:value-type="string" office:string-value="法术伤害;" calcext:value-type="string">
            <text:p>法术伤害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03]));YEAR(MAX([.$A$1:.$A$1048576]))-YEAR([.A203])&gt;=2;[.$B203]&lt;&gt;&quot;基本&quot;;[.$B20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英雄之魂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03:.O203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04]));YEAR(MAX([.$A$1:.$A$1048576]))-YEAR([.A204])&gt;=2;[.$B204]&lt;&gt;&quot;基本&quot;;[.$B20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远古雕文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04:.O204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05]));YEAR(MAX([.$A$1:.$A$1048576]))-YEAR([.A205])&gt;=2;[.$B205]&lt;&gt;&quot;基本&quot;;[.$B20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爆炸陷阱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205:.O205])" office:value-type="string" office:string-value="奥秘;" calcext:value-type="string">
            <text:p>奥秘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06]));YEAR(MAX([.$A$1:.$A$1048576]))-YEAR([.A206])&gt;=2;[.$B206]&lt;&gt;&quot;基本&quot;;[.$B20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豹子戏法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office:value-type="string" calcext:value-type="string">
            <text:p>潜行;</text:p>
          </table:table-cell>
          <table:table-cell table:content-validation-name="val8" table:number-columns-repeated="3"/>
          <table:table-cell table:content-validation-name="val1" table:formula="of:=COM.MICROSOFT.CONCAT([.K206:.O206])" office:value-type="string" office:string-value="奥秘;潜行;" calcext:value-type="string">
            <text:p>奥秘;潜行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07]));YEAR(MAX([.$A$1:.$A$1048576]))-YEAR([.A207])&gt;=2;[.$B207]&lt;&gt;&quot;基本&quot;;[.$B20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75" table:content-validation-name="val6" office:value-type="string" calcext:value-type="string">
            <text:p>冰冻陷阱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207:.O207])" office:value-type="string" office:string-value="奥秘;" calcext:value-type="string">
            <text:p>奥秘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08]));YEAR(MAX([.$A$1:.$A$1048576]))-YEAR([.A208])&gt;=2;[.$B208]&lt;&gt;&quot;基本&quot;;[.$B20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捕熊陷阱</text:p>
          </table:table-cell>
          <table:table-cell table:style-name="ce2" table:content-validation-name="val7"/>
          <table:table-cell table:content-validation-name="val8" office:value-type="string" calcext:value-type="string">
            <text:p>奥秘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208:.O208])" office:value-type="string" office:string-value="奥秘;嘲讽;" calcext:value-type="string">
            <text:p>奥秘;嘲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09]));YEAR(MAX([.$A$1:.$A$1048576]))-YEAR([.A209])&gt;=2;[.$B209]&lt;&gt;&quot;基本&quot;;[.$B20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慈祥的外婆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209:.O209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10]));YEAR(MAX([.$A$1:.$A$1048576]))-YEAR([.A210])&gt;=2;[.$B210]&lt;&gt;&quot;基本&quot;;[.$B210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毒镖陷阱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210:.O210])" office:value-type="string" office:string-value="奥秘;" calcext:value-type="string">
            <text:p>奥秘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11]));YEAR(MAX([.$A$1:.$A$1048576]))-YEAR([.A211])&gt;=2;[.$B211]&lt;&gt;&quot;基本&quot;;[.$B21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毒蛇陷阱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211:.O211])" office:value-type="string" office:string-value="奥秘;" calcext:value-type="string">
            <text:p>奥秘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12]));YEAR(MAX([.$A$1:.$A$1048576]))-YEAR([.A212])&gt;=2;[.$B212]&lt;&gt;&quot;基本&quot;;[.$B21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皇家雷象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212:.O212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人品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13]));YEAR(MAX([.$A$1:.$A$1048576]))-YEAR([.A213])&gt;=2;[.$B213]&lt;&gt;&quot;基本&quot;;[.$B21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假死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213:.O213])" office:value-type="string" office:string-value="亡语;" calcext:value-type="string">
            <text:p>亡语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14]));YEAR(MAX([.$A$1:.$A$1048576]))-YEAR([.A214])&gt;=2;[.$B214]&lt;&gt;&quot;基本&quot;;[.$B21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狙击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214:.O214])" office:value-type="string" office:string-value="奥秘;" calcext:value-type="string">
            <text:p>奥秘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15]));YEAR(MAX([.$A$1:.$A$1048576]))-YEAR([.A215])&gt;=2;[.$B215]&lt;&gt;&quot;基本&quot;;[.$B21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军备宝箱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215:.O215])" office:value-type="string" office:string-value="奥秘;" calcext:value-type="string">
            <text:p>奥秘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16]));YEAR(MAX([.$A$1:.$A$1048576]))-YEAR([.A216])&gt;=2;[.$B216]&lt;&gt;&quot;基本&quot;;[.$B21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恐龙学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16:.O216])">
            <text:p/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17]));YEAR(MAX([.$A$1:.$A$1048576]))-YEAR([.A217])&gt;=2;[.$B217]&lt;&gt;&quot;基本&quot;;[.$B217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快速射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17:.O217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18]));YEAR(MAX([.$A$1:.$A$1048576]))-YEAR([.A218])&gt;=2;[.$B218]&lt;&gt;&quot;基本&quot;;[.$B21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鸣刺喉龙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218:.O218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19]));YEAR(MAX([.$A$1:.$A$1048576]))-YEAR([.A219])&gt;=2;[.$B219]&lt;&gt;&quot;基本&quot;;[.$B21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热砂港狙击手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19:.O219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20]));YEAR(MAX([.$A$1:.$A$1048576]))-YEAR([.A220])&gt;=2;[.$B220]&lt;&gt;&quot;基本&quot;;[.$B22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腐土狼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220:.O220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142" office:value-type="string" calcext:value-type="string">
            <text:p>搭配野兽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21]));YEAR(MAX([.$A$1:.$A$1048576]))-YEAR([.A221])&gt;=2;[.$B221]&lt;&gt;&quot;基本&quot;;[.$B221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探险帽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221:.O221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22]));YEAR(MAX([.$A$1:.$A$1048576]))-YEAR([.A222])&gt;=2;[.$B222]&lt;&gt;&quot;基本&quot;;[.$B22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误导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22:.O222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23]));YEAR(MAX([.$A$1:.$A$1048576]))-YEAR([.A223])&gt;=2;[.$B223]&lt;&gt;&quot;基本&quot;;[.$B22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凶残撕咬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23:.O223])">
            <text:p/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24]));YEAR(MAX([.$A$1:.$A$1048576]))-YEAR([.A224])&gt;=2;[.$B224]&lt;&gt;&quot;基本&quot;;[.$B22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穴居人驯兽师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224:.O224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野兽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25]));YEAR(MAX([.$A$1:.$A$1048576]))-YEAR([.A225])&gt;=2;[.$B225]&lt;&gt;&quot;基本&quot;;[.$B22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召唤宠物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25:.O22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人品、野兽(减费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26]));YEAR(MAX([.$A$1:.$A$1048576]))-YEAR([.A226])&gt;=2;[.$B226]&lt;&gt;&quot;基本&quot;;[.$B22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照明弹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office:value-type="string" calcext:value-type="string">
            <text:p>潜行;</text:p>
          </table:table-cell>
          <table:table-cell table:content-validation-name="val8" table:number-columns-repeated="3"/>
          <table:table-cell table:content-validation-name="val1" table:formula="of:=COM.MICROSOFT.CONCAT([.K226:.O226])" office:value-type="string" office:string-value="奥秘;潜行;" calcext:value-type="string">
            <text:p>奥秘;潜行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27]));YEAR(MAX([.$A$1:.$A$1048576]))-YEAR([.A227])&gt;=2;[.$B227]&lt;&gt;&quot;基本&quot;;[.$B227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重型刀弩</text:p>
          </table:table-cell>
          <table:table-cell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227:.O227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28]));YEAR(MAX([.$A$1:.$A$1048576]))-YEAR([.A228])&gt;=2;[.$B228]&lt;&gt;&quot;基本&quot;;[.$B22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子弹上膛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28:.O228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29]));YEAR(MAX([.$A$1:.$A$1048576]))-YEAR([.A229])&gt;=2;[.$B229]&lt;&gt;&quot;基本&quot;;[.$B22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言术：痛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29:.O229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30]));YEAR(MAX([.$A$1:.$A$1048576]))-YEAR([.A230])&gt;=2;[.$B230]&lt;&gt;&quot;基本&quot;;[.$B230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打击装甲</text:p>
          </table:table-cell>
          <table:table-cell table:content-validation-name="val7" office:value-type="string" calcext:value-type="string">
            <text:p>机械</text:p>
          </table:table-cell>
          <table:table-cell table:style-name="ce2" table:content-validation-name="val8" table:number-columns-repeated="5"/>
          <table:table-cell table:content-validation-name="val1" table:formula="of:=COM.MICROSOFT.CONCAT([.K230:.O230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恢复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31]));YEAR(MAX([.$A$1:.$A$1048576]))-YEAR([.A231])&gt;=2;[.$B231]&lt;&gt;&quot;基本&quot;;[.$B23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视界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31:.O231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32]));YEAR(MAX([.$A$1:.$A$1048576]))-YEAR([.A232])&gt;=2;[.$B232]&lt;&gt;&quot;基本&quot;;[.$B23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之握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32:.O232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（特殊需求）:快速治疗…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33]));YEAR(MAX([.$A$1:.$A$1048576]))-YEAR([.A233])&gt;=2;[.$B233]&lt;&gt;&quot;基本&quot;;[.$B23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博物馆馆长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3"/>
          <table:table-cell table:content-validation-name="val1" table:formula="of:=COM.MICROSOFT.CONCAT([.K233:.O233])" office:value-type="string" office:string-value="战吼;亡语;" calcext:value-type="string">
            <text:p>战吼;亡语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34]));YEAR(MAX([.$A$1:.$A$1048576]))-YEAR([.A234])&gt;=2;[.$B234]&lt;&gt;&quot;基本&quot;;[.$B23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策反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34:.O234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35]));YEAR(MAX([.$A$1:.$A$1048576]))-YEAR([.A235])&gt;=2;[.$B235]&lt;&gt;&quot;基本&quot;;[.$B23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法力晶簇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35:.O235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36]));YEAR(MAX([.$A$1:.$A$1048576]))-YEAR([.A236])&gt;=2;[.$B236]&lt;&gt;&quot;基本&quot;;[.$B23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活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36:.O236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搭配卡组（召唤需求）:负伤剑圣…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37]));YEAR(MAX([.$A$1:.$A$1048576]))-YEAR([.A237])&gt;=2;[.$B237]&lt;&gt;&quot;基本&quot;;[.$B23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明之泉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37:.O237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心灵之火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38]));YEAR(MAX([.$A$1:.$A$1048576]))-YEAR([.A238])&gt;=2;[.$B238]&lt;&gt;&quot;基本&quot;;[.$B23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照元素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38:.O238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39]));YEAR(MAX([.$A$1:.$A$1048576]))-YEAR([.A239])&gt;=2;[.$B239]&lt;&gt;&quot;基本&quot;;[.$B23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净化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39:.O239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卡组（沉默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0]));YEAR(MAX([.$A$1:.$A$1048576]))-YEAR([.A240])&gt;=2;[.$B240]&lt;&gt;&quot;基本&quot;;[.$B240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眠教官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3"/>
          <table:table-cell table:content-validation-name="val1" table:formula="of:=COM.MICROSOFT.CONCAT([.K240:.O240])" office:value-type="string" office:string-value="战吼;嘲讽;" calcext:value-type="string">
            <text:p>战吼;嘲讽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龙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1]));YEAR(MAX([.$A$1:.$A$1048576]))-YEAR([.A241])&gt;=2;[.$B241]&lt;&gt;&quot;基本&quot;;[.$B241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迷乱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41:.O241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142" office:value-type="string" calcext:value-type="string">
            <text:p>搭配卡（特殊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2]));YEAR(MAX([.$A$1:.$A$1048576]))-YEAR([.A242])&gt;=2;[.$B242]&lt;&gt;&quot;基本&quot;;[.$B24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之灵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42:.O242])">
            <text:p/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光耀之子;心灵之火;4血以上随从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3]));YEAR(MAX([.$A$1:.$A$1048576]))-YEAR([.A243])&gt;=2;[.$B243]&lt;&gt;&quot;基本&quot;;[.$B24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缩小射线工程师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243:.O243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 office:value-type="string" calcext:value-type="string">
            <text:p>秘教暗影祭司;暗言术：痛;狂奔科多兽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4]));YEAR(MAX([.$A$1:.$A$1048576]))-YEAR([.A244])&gt;=2;[.$B244]&lt;&gt;&quot;基本&quot;;[.$B24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心灵震爆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44:.O244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5]));YEAR(MAX([.$A$1:.$A$1048576]))-YEAR([.A245])&gt;=2;[.$B245]&lt;&gt;&quot;基本&quot;;[.$B24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背叛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45:.O245])">
            <text:p/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6]));YEAR(MAX([.$A$1:.$A$1048576]))-YEAR([.A246])&gt;=2;[.$B246]&lt;&gt;&quot;基本&quot;;[.$B24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刺骨</text:p>
          </table:table-cell>
          <table:table-cell table:content-validation-name="val7"/>
          <table:table-cell table:content-validation-name="val8" office:value-type="string" calcext:value-type="string">
            <text:p>连击;</text:p>
          </table:table-cell>
          <table:table-cell table:content-validation-name="val8" table:number-columns-repeated="4"/>
          <table:table-cell table:content-validation-name="val1" table:formula="of:=COM.MICROSOFT.CONCAT([.K246:.O246])" office:value-type="string" office:string-value="连击;" calcext:value-type="string">
            <text:p>连击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连击需求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47]));YEAR(MAX([.$A$1:.$A$1048576]))-YEAR([.A247])&gt;=2;[.$B247]&lt;&gt;&quot;基本&quot;;[.$B24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刀瓣鞭笞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47:.O247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48]));YEAR(MAX([.$A$1:.$A$1048576]))-YEAR([.A248])&gt;=2;[.$B248]&lt;&gt;&quot;基本&quot;;[.$B24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刀瓣齐射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48:.O248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9]));YEAR(MAX([.$A$1:.$A$1048576]))-YEAR([.A249])&gt;=2;[.$B249]&lt;&gt;&quot;基本&quot;;[.$B24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迪菲亚头目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连击;</text:p>
          </table:table-cell>
          <table:table-cell table:style-name="ce2" table:content-validation-name="val8" table:number-columns-repeated="4"/>
          <table:table-cell table:content-validation-name="val1" table:formula="of:=COM.MICROSOFT.CONCAT([.K249:.O249])" office:value-type="string" office:string-value="连击;" calcext:value-type="string">
            <text:p>连击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牌(连击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50]));YEAR(MAX([.$A$1:.$A$1048576]))-YEAR([.A250])&gt;=2;[.$B250]&lt;&gt;&quot;基本&quot;;[.$B25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地精自动理发装置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250:.O250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51]));YEAR(MAX([.$A$1:.$A$1048576]))-YEAR([.A251])&gt;=2;[.$B251]&lt;&gt;&quot;基本&quot;;[.$B25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毒刃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51:.O251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52]));YEAR(MAX([.$A$1:.$A$1048576]))-YEAR([.A252])&gt;=2;[.$B252]&lt;&gt;&quot;基本&quot;;[.$B25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独眼欺诈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52:.O252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海盗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53]));YEAR(MAX([.$A$1:.$A$1048576]))-YEAR([.A253])&gt;=2;[.$B253]&lt;&gt;&quot;基本&quot;;[.$B25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基森摆渡人</text:p>
          </table:table-cell>
          <table:table-cell table:content-validation-name="val7"/>
          <table:table-cell table:content-validation-name="val8" office:value-type="string" calcext:value-type="string">
            <text:p>连击;</text:p>
          </table:table-cell>
          <table:table-cell table:content-validation-name="val8" table:number-columns-repeated="4"/>
          <table:table-cell table:content-validation-name="val1" table:formula="of:=COM.MICROSOFT.CONCAT([.K253:.O253])" office:value-type="string" office:string-value="连击;" calcext:value-type="string">
            <text:p>连击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54]));YEAR(MAX([.$A$1:.$A$1048576]))-YEAR([.A254])&gt;=2;[.$B254]&lt;&gt;&quot;基本&quot;;[.$B25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闷棍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54:.O254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55]));YEAR(MAX([.$A$1:.$A$1048576]))-YEAR([.A255])&gt;=2;[.$B255]&lt;&gt;&quot;基本&quot;;[.$B25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耐心的刺客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55:.O255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56]));YEAR(MAX([.$A$1:.$A$1048576]))-YEAR([.A256])&gt;=2;[.$B256]&lt;&gt;&quot;基本&quot;;[.$B25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窃贼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56:.O256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57]));YEAR(MAX([.$A$1:.$A$1048576]))-YEAR([.A257])&gt;=2;[.$B257]&lt;&gt;&quot;基本&quot;;[.$B25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青玉飞镖</text:p>
          </table:table-cell>
          <table:table-cell table:content-validation-name="val7"/>
          <table:table-cell table:content-validation-name="val8" office:value-type="string" calcext:value-type="string">
            <text:p>连击;</text:p>
          </table:table-cell>
          <table:table-cell table:content-validation-name="val8" office:value-type="string" calcext:value-type="string">
            <text:p>青玉魔像;</text:p>
          </table:table-cell>
          <table:table-cell table:content-validation-name="val8" table:number-columns-repeated="3"/>
          <table:table-cell table:content-validation-name="val1" table:formula="of:=COM.MICROSOFT.CONCAT([.K257:.O257])" office:value-type="string" office:string-value="连击;青玉魔像;" calcext:value-type="string">
            <text:p>连击;青玉魔像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青玉魔像（连击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58]));YEAR(MAX([.$A$1:.$A$1048576]))-YEAR([.A258])&gt;=2;[.$B258]&lt;&gt;&quot;基本&quot;;[.$B25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青玉游荡者</text:p>
          </table:table-cell>
          <table:table-cell table:content-validation-name="val7"/>
          <table:table-cell table:content-validation-name="val8" office:value-type="string" calcext:value-type="string">
            <text:p>潜行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office:value-type="string" calcext:value-type="string">
            <text:p>青玉魔像;</text:p>
          </table:table-cell>
          <table:table-cell table:content-validation-name="val8" table:number-columns-repeated="2"/>
          <table:table-cell table:content-validation-name="val1" table:formula="of:=COM.MICROSOFT.CONCAT([.K258:.O258])" office:value-type="string" office:string-value="潜行;亡语;青玉魔像;" calcext:value-type="string">
            <text:p>潜行;亡语;青玉魔像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青玉魔像（亡语需求）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59]));YEAR(MAX([.$A$1:.$A$1048576]))-YEAR([.A259])&gt;=2;[.$B259]&lt;&gt;&quot;基本&quot;;[.$B25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草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59:.O259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60]));YEAR(MAX([.$A$1:.$A$1048576]))-YEAR([.A260])&gt;=2;[.$B260]&lt;&gt;&quot;基本&quot;;[.$B260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夜幕奇袭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60:.O260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61]));YEAR(MAX([.$A$1:.$A$1048576]))-YEAR([.A261])&gt;=2;[.$B261]&lt;&gt;&quot;基本&quot;;[.$B26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幽暗城商贩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261:.O261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62]));YEAR(MAX([.$A$1:.$A$1048576]))-YEAR([.A262])&gt;=2;[.$B262]&lt;&gt;&quot;基本&quot;;[.$B26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幽暗城勇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连击;</text:p>
          </table:table-cell>
          <table:table-cell table:style-name="ce2" table:content-validation-name="val8" table:number-columns-repeated="4"/>
          <table:table-cell table:content-validation-name="val1" table:formula="of:=COM.MICROSOFT.CONCAT([.K262:.O262])" office:value-type="string" office:string-value="连击;" calcext:value-type="string">
            <text:p>连击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63]));YEAR(MAX([.$A$1:.$A$1048576]))-YEAR([.A263])&gt;=2;[.$B263]&lt;&gt;&quot;基本&quot;;[.$B26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大漩涡传送门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63:.O263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64]));YEAR(MAX([.$A$1:.$A$1048576]))-YEAR([.A264])&gt;=2;[.$B264]&lt;&gt;&quot;基本&quot;;[.$B26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风怒</text:p>
          </table:table-cell>
          <table:table-cell table:content-validation-name="val7"/>
          <table:table-cell table:content-validation-name="val8" office:value-type="string" calcext:value-type="string">
            <text:p>风怒;</text:p>
          </table:table-cell>
          <table:table-cell table:content-validation-name="val8" table:number-columns-repeated="4"/>
          <table:table-cell table:content-validation-name="val1" table:formula="of:=COM.MICROSOFT.CONCAT([.K264:.O264])" office:value-type="string" office:string-value="风怒;" calcext:value-type="string">
            <text:p>风怒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65]));YEAR(MAX([.$A$1:.$A$1048576]))-YEAR([.A265])&gt;=2;[.$B265]&lt;&gt;&quot;基本&quot;;[.$B26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活力图腾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65:.O265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66]));YEAR(MAX([.$A$1:.$A$1048576]))-YEAR([.A266])&gt;=2;[.$B266]&lt;&gt;&quot;基本&quot;;[.$B26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舌图腾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66:.O266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(战吼需求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67]));YEAR(MAX([.$A$1:.$A$1048576]))-YEAR([.A267])&gt;=2;[.$B267]&lt;&gt;&quot;基本&quot;;[.$B26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羽先锋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67:.O267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68]));YEAR(MAX([.$A$1:.$A$1048576]))-YEAR([.A268])&gt;=2;[.$B268]&lt;&gt;&quot;基本&quot;;[.$B26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雷暴术</text:p>
          </table:table-cell>
          <table:table-cell table:content-validation-name="val7"/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4"/>
          <table:table-cell table:content-validation-name="val1" table:formula="of:=COM.MICROSOFT.CONCAT([.K268:.O268])" office:value-type="string" office:string-value="过载;" calcext:value-type="string">
            <text:p>过载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69]));YEAR(MAX([.$A$1:.$A$1048576]))-YEAR([.A269])&gt;=2;[.$B269]&lt;&gt;&quot;基本&quot;;[.$B26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雷铸战斧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4"/>
          <table:table-cell table:content-validation-name="val1" table:formula="of:=COM.MICROSOFT.CONCAT([.K269:.O269])" office:value-type="string" office:string-value="过载;" calcext:value-type="string">
            <text:p>过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70]));YEAR(MAX([.$A$1:.$A$1048576]))-YEAR([.A270])&gt;=2;[.$B270]&lt;&gt;&quot;基本&quot;;[.$B270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连环爆裂</text:p>
          </table:table-cell>
          <table:table-cell table:content-validation-name="val7"/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4"/>
          <table:table-cell table:content-validation-name="val1" table:formula="of:=COM.MICROSOFT.CONCAT([.K270:.O270])" office:value-type="string" office:string-value="过载;" calcext:value-type="string">
            <text:p>过载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人品（法伤需求）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71]));YEAR(MAX([.$A$1:.$A$1048576]))-YEAR([.A271])&gt;=2;[.$B271]&lt;&gt;&quot;基本&quot;;[.$B27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蛮鱼图腾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71:.O271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3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72]));YEAR(MAX([.$A$1:.$A$1048576]))-YEAR([.A272])&gt;=2;[.$B272]&lt;&gt;&quot;基本&quot;;[.$B27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青玉之爪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青玉魔像;</text:p>
          </table:table-cell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2"/>
          <table:table-cell table:content-validation-name="val1" table:formula="of:=COM.MICROSOFT.CONCAT([.K272:.O272])" office:value-type="string" office:string-value="战吼;青玉魔像;过载;" calcext:value-type="string">
            <text:p>战吼;青玉魔像;过载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青玉魔像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73]));YEAR(MAX([.$A$1:.$A$1048576]))-YEAR([.A273])&gt;=2;[.$B273]&lt;&gt;&quot;基本&quot;;[.$B27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熔岩震击</text:p>
          </table:table-cell>
          <table:table-cell table:content-validation-name="val7"/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4"/>
          <table:table-cell table:content-validation-name="val1" table:formula="of:=COM.MICROSOFT.CONCAT([.K273:.O273])" office:value-type="string" office:string-value="过载;" calcext:value-type="string">
            <text:p>过载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过载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74]));YEAR(MAX([.$A$1:.$A$1048576]))-YEAR([.A274])&gt;=2;[.$B274]&lt;&gt;&quot;基本&quot;;[.$B27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石化武器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74:.O274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增益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75]));YEAR(MAX([.$A$1:.$A$1048576]))-YEAR([.A275])&gt;=2;[.$B275]&lt;&gt;&quot;基本&quot;;[.$B27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图腾魔像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4"/>
          <table:table-cell table:content-validation-name="val1" table:formula="of:=COM.MICROSOFT.CONCAT([.K275:.O275])" office:value-type="string" office:string-value="过载;" calcext:value-type="string">
            <text:p>过载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76]));YEAR(MAX([.$A$1:.$A$1048576]))-YEAR([.A276])&gt;=2;[.$B276]&lt;&gt;&quot;基本&quot;;[.$B27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退化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76:.O276])">
            <text:p/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人品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77]));YEAR(MAX([.$A$1:.$A$1048576]))-YEAR([.A277])&gt;=2;[.$B277]&lt;&gt;&quot;基本&quot;;[.$B27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祖之魂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277:.O277])" office:value-type="string" office:string-value="亡语;" calcext:value-type="string">
            <text:p>亡语;</text:p>
          </table:table-cell>
          <table:table-cell table:content-validation-name="val10"/>
          <table:table-cell table:number-columns-repeated="3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价值大于2/2白板的牌(召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78]));YEAR(MAX([.$A$1:.$A$1048576]))-YEAR([.A278])&gt;=2;[.$B278]&lt;&gt;&quot;基本&quot;;[.$B27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祖知识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4"/>
          <table:table-cell table:content-validation-name="val1" table:formula="of:=COM.MICROSOFT.CONCAT([.K278:.O278])" office:value-type="string" office:string-value="过载;" calcext:value-type="string">
            <text:p>过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79]));YEAR(MAX([.$A$1:.$A$1048576]))-YEAR([.A279])&gt;=2;[.$B279]&lt;&gt;&quot;基本&quot;;[.$B27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永恒哨卫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3"/>
          <table:table-cell table:content-validation-name="val1" table:formula="of:=COM.MICROSOFT.CONCAT([.K279:.O279])" office:value-type="string" office:string-value="战吼;过载;" calcext:value-type="string">
            <text:p>战吼;过载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过载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0]));YEAR(MAX([.$A$1:.$A$1048576]))-YEAR([.A280])&gt;=2;[.$B280]&lt;&gt;&quot;基本&quot;;[.$B280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转生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80:.O280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1]));YEAR(MAX([.$A$1:.$A$1048576]))-YEAR([.A281])&gt;=2;[.$B281]&lt;&gt;&quot;基本&quot;;[.$B28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自动漩涡打击装置</text:p>
          </table:table-cell>
          <table:table-cell table:content-validation-name="val7"/>
          <table:table-cell table:content-validation-name="val8" office:value-type="string" calcext:value-type="string">
            <text:p>风怒;</text:p>
          </table:table-cell>
          <table:table-cell table:content-validation-name="val8" table:number-columns-repeated="4"/>
          <table:table-cell table:content-validation-name="val1" table:formula="of:=COM.MICROSOFT.CONCAT([.K281:.O281])" office:value-type="string" office:string-value="风怒;" calcext:value-type="string">
            <text:p>风怒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2]));YEAR(MAX([.$A$1:.$A$1048576]))-YEAR([.A282])&gt;=2;[.$B282]&lt;&gt;&quot;基本&quot;;[.$B28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白银之枪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282:.O282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套牌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3]));YEAR(MAX([.$A$1:.$A$1048576]))-YEAR([.A283])&gt;=2;[.$B283]&lt;&gt;&quot;基本&quot;;[.$B28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光明圣印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83:.O283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4]));YEAR(MAX([.$A$1:.$A$1048576]))-YEAR([.A284])&gt;=2;[.$B284]&lt;&gt;&quot;基本&quot;;[.$B28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曙光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84:.O284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2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5]));YEAR(MAX([.$A$1:.$A$1048576]))-YEAR([.A285])&gt;=2;[.$B285]&lt;&gt;&quot;基本&quot;;[.$B28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护盾机器人</text:p>
          </table:table-cell>
          <table:table-cell table:style-name="ce2" table:content-validation-name="val7"/>
          <table:table-cell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4"/>
          <table:table-cell table:content-validation-name="val1" table:formula="of:=COM.MICROSOFT.CONCAT([.K285:.O285])" office:value-type="string" office:string-value="圣盾;" calcext:value-type="string">
            <text:p>圣盾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2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86]));YEAR(MAX([.$A$1:.$A$1048576]))-YEAR([.A286])&gt;=2;[.$B286]&lt;&gt;&quot;基本&quot;;[.$B28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蛮鱼勇士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86:.O286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2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7]));YEAR(MAX([.$A$1:.$A$1048576]))-YEAR([.A287])&gt;=2;[.$B287]&lt;&gt;&quot;基本&quot;;[.$B28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生而平等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87:.O287])">
            <text:p/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卡（特殊需求）</text:p>
          </table:table-cell>
          <table:table-cell table:style-name="ce2"/>
          <table:table-cell table:number-columns-repeated="1002"/>
        </table:table-row>
        <table:table-row table:style-name="ro2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8]));YEAR(MAX([.$A$1:.$A$1048576]))-YEAR([.A288])&gt;=2;[.$B288]&lt;&gt;&quot;基本&quot;;[.$B28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圣光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88:.O288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89]));YEAR(MAX([.$A$1:.$A$1048576]))-YEAR([.A289])&gt;=2;[.$B289]&lt;&gt;&quot;基本&quot;;[.$B28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水文学家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89:.O289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90]));YEAR(MAX([.$A$1:.$A$1048576]))-YEAR([.A290])&gt;=2;[.$B290]&lt;&gt;&quot;基本&quot;;[.$B29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供货商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290:.O290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91]));YEAR(MAX([.$A$1:.$A$1048576]))-YEAR([.A291])&gt;=2;[.$B291]&lt;&gt;&quot;基本&quot;;[.$B29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保卫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圣盾;</text:p>
          </table:table-cell>
          <table:table-cell table:content-validation-name="val8" table:number-columns-repeated="3"/>
          <table:table-cell table:content-validation-name="val1" table:formula="of:=COM.MICROSOFT.CONCAT([.K291:.O291])" office:value-type="string" office:string-value="战吼;圣盾;" calcext:value-type="string">
            <text:p>战吼;圣盾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92]));YEAR(MAX([.$A$1:.$A$1048576]))-YEAR([.A292])&gt;=2;[.$B292]&lt;&gt;&quot;基本&quot;;[.$B29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莱克丝塔萨的勇士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292:.O292])" office:value-type="string" office:string-value="战吼;" calcext:value-type="string">
            <text:p>战吼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office:value-type="string" calcext:value-type="string">
            <text:p>龙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93]));YEAR(MAX([.$A$1:.$A$1048576]))-YEAR([.A293])&gt;=2;[.$B293]&lt;&gt;&quot;基本&quot;;[.$B29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炽炎战斧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93:.O293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94]));YEAR(MAX([.$A$1:.$A$1048576]))-YEAR([.A294])&gt;=2;[.$B294]&lt;&gt;&quot;基本&quot;;[.$B29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仇打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94:.O294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环境(法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95]));YEAR(MAX([.$A$1:.$A$1048576]))-YEAR([.A295])&gt;=2;[.$B295]&lt;&gt;&quot;基本&quot;;[.$B29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斗陪练师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3"/>
          <table:table-cell table:content-validation-name="val1" table:formula="of:=COM.MICROSOFT.CONCAT([.K295:.O295])" office:value-type="string" office:string-value="嘲讽;战吼;" calcext:value-type="string">
            <text:p>嘲讽;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96]));YEAR(MAX([.$A$1:.$A$1048576]))-YEAR([.A296])&gt;=2;[.$B296]&lt;&gt;&quot;基本&quot;;[.$B29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公辩律师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296:.O296])" office:value-type="string" office:string-value="嘲讽;" calcext:value-type="string">
            <text:p>嘲讽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97]));YEAR(MAX([.$A$1:.$A$1048576]))-YEAR([.A297])&gt;=2;[.$B297]&lt;&gt;&quot;基本&quot;;[.$B29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霍巴特·钩锤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297:.O297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武器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98]));YEAR(MAX([.$A$1:.$A$1048576]))-YEAR([.A298])&gt;=2;[.$B298]&lt;&gt;&quot;基本&quot;;[.$B29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加固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298:.O298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嘲讽随从(增益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99]));YEAR(MAX([.$A$1:.$A$1048576]))-YEAR([.A299])&gt;=2;[.$B299]&lt;&gt;&quot;基本&quot;;[.$B29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狂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99:.O299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增益目标(增益需求):负伤剑圣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00]));YEAR(MAX([.$A$1:.$A$1048576]))-YEAR([.A300])&gt;=2;[.$B300]&lt;&gt;&quot;基本&quot;;[.$B30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猛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00:.O300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01]));YEAR(MAX([.$A$1:.$A$1048576]))-YEAR([.A301])&gt;=2;[.$B301]&lt;&gt;&quot;基本&quot;;[.$B30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命令怒吼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01:.O301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02]));YEAR(MAX([.$A$1:.$A$1048576]))-YEAR([.A302])&gt;=2;[.$B302]&lt;&gt;&quot;基本&quot;;[.$B30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身陷绝境的哨卫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02:.O302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03]));YEAR(MAX([.$A$1:.$A$1048576]))-YEAR([.A303])&gt;=2;[.$B303]&lt;&gt;&quot;基本&quot;;[.$B30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失窃物资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303:.O303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嘲讽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04]));YEAR(MAX([.$A$1:.$A$1048576]))-YEAR([.A304])&gt;=2;[.$B304]&lt;&gt;&quot;基本&quot;;[.$B30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顺劈斩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04:.O304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法强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05]));YEAR(MAX([.$A$1:.$A$1048576]))-YEAR([.A305])&gt;=2;[.$B305]&lt;&gt;&quot;基本&quot;;[.$B30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探索安戈洛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05:.O305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06]));YEAR(MAX([.$A$1:.$A$1048576]))-YEAR([.A306])&gt;=2;[.$B306]&lt;&gt;&quot;基本&quot;;[.$B30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严酷的监工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306:.O306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增益目标(战吼需求)激怒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07]));YEAR(MAX([.$A$1:.$A$1048576]))-YEAR([.A307])&gt;=2;[.$B307]&lt;&gt;&quot;基本&quot;;[.$B30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英勇打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07:.O307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08]));YEAR(MAX([.$A$1:.$A$1048576]))-YEAR([.A308])&gt;=2;[.$B308]&lt;&gt;&quot;基本&quot;;[.$B30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鱼死网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08:.O308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09]));YEAR(MAX([.$A$1:.$A$1048576]))-YEAR([.A309])&gt;=2;[.$B309]&lt;&gt;&quot;基本&quot;;[.$B30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斩杀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09:.O309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猛击;严酷的监工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10]));YEAR(MAX([.$A$1:.$A$1048576]))-YEAR([.A310])&gt;=2;[.$B310]&lt;&gt;&quot;基本&quot;;[.$B31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战斗怒火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10:.O310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牌(抽牌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11]));YEAR(MAX([.$A$1:.$A$1048576]))-YEAR([.A311])&gt;=2;[.$B311]&lt;&gt;&quot;基本&quot;;[.$B31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铸甲师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11:.O311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激怒相关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12]));YEAR(MAX([.$A$1:.$A$1048576]))-YEAR([.A312])&gt;=2;[.$B312]&lt;&gt;&quot;基本&quot;;[.$B31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曼尼狂战士</text:p>
          </table:table-cell>
          <table:table-cell table:style-name="ce2" table:content-validation-name="val7"/>
          <table:table-cell table:content-validation-name="val8" office:value-type="string" calcext:value-type="string">
            <text:p>激怒;</text:p>
          </table:table-cell>
          <table:table-cell table:style-name="ce2" table:content-validation-name="val8" table:number-columns-repeated="4"/>
          <table:table-cell table:content-validation-name="val1" table:formula="of:=COM.MICROSOFT.CONCAT([.K312:.O312])" office:value-type="string" office:string-value="激怒;" calcext:value-type="string">
            <text:p>激怒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office:value-type="string" calcext:value-type="string">
            <text:p>搭配牌（激怒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13]));YEAR(MAX([.$A$1:.$A$1048576]))-YEAR([.A313])&gt;=2;[.$B313]&lt;&gt;&quot;基本&quot;;[.$B31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白骨卫士军官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13:.O313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14]));YEAR(MAX([.$A$1:.$A$1048576]))-YEAR([.A314])&gt;=2;[.$B314]&lt;&gt;&quot;基本&quot;;[.$B31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宝石甲虫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发现;</text:p>
          </table:table-cell>
          <table:table-cell table:style-name="ce2" table:content-validation-name="val8" table:number-columns-repeated="3"/>
          <table:table-cell table:content-validation-name="val1" table:formula="of:=COM.MICROSOFT.CONCAT([.K314:.O314])" office:value-type="string" office:string-value="战吼;发现;" calcext:value-type="string">
            <text:p>战吼;发现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15]));YEAR(MAX([.$A$1:.$A$1048576]))-YEAR([.A315])&gt;=2;[.$B315]&lt;&gt;&quot;基本&quot;;[.$B31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掠龙幼崽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进化;</text:p>
          </table:table-cell>
          <table:table-cell table:content-validation-name="val8" table:number-columns-repeated="3"/>
          <table:table-cell table:content-validation-name="val1" table:formula="of:=COM.MICROSOFT.CONCAT([.K315:.O315])" office:value-type="string" office:string-value="战吼;进化;" calcext:value-type="string">
            <text:p>战吼;进化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3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16]));YEAR(MAX([.$A$1:.$A$1048576]))-YEAR([.A316])&gt;=2;[.$B316]&lt;&gt;&quot;基本&quot;;[.$B31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卑劣的脏鼠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3"/>
          <table:table-cell table:content-validation-name="val1" table:formula="of:=COM.MICROSOFT.CONCAT([.K316:.O316])" office:value-type="string" office:string-value="嘲讽;战吼;" calcext:value-type="string">
            <text:p>嘲讽;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人品（身材需求）</text:p>
          </table:table-cell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17]));YEAR(MAX([.$A$1:.$A$1048576]))-YEAR([.A317])&gt;=2;[.$B317]&lt;&gt;&quot;基本&quot;;[.$B31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不稳定的元素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317:.O317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18]));YEAR(MAX([.$A$1:.$A$1048576]))-YEAR([.A318])&gt;=2;[.$B318]&lt;&gt;&quot;基本&quot;;[.$B31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吵吵机器人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3"/>
          <table:table-cell table:content-validation-name="val1" table:formula="of:=COM.MICROSOFT.CONCAT([.K318:.O318])" office:value-type="string" office:string-value="嘲讽;圣盾;" calcext:value-type="string">
            <text:p>嘲讽;圣盾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临时攻击增益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19]));YEAR(MAX([.$A$1:.$A$1048576]))-YEAR([.A319])&gt;=2;[.$B319]&lt;&gt;&quot;基本&quot;;[.$B31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持枪侍从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19:.O319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0]));YEAR(MAX([.$A$1:.$A$1048576]))-YEAR([.A320])&gt;=2;[.$B320]&lt;&gt;&quot;基本&quot;;[.$B32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船长的鹦鹉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20:.O320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绿皮船长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1]));YEAR(MAX([.$A$1:.$A$1048576]))-YEAR([.A321])&gt;=2;[.$B321]&lt;&gt;&quot;基本&quot;;[.$B32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船载火炮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21:.O321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海盗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22]));YEAR(MAX([.$A$1:.$A$1048576]))-YEAR([.A322])&gt;=2;[.$B322]&lt;&gt;&quot;基本&quot;;[.$B32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吹箭鱼人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322:.O322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3]));YEAR(MAX([.$A$1:.$A$1048576]))-YEAR([.A323])&gt;=2;[.$B323]&lt;&gt;&quot;基本&quot;;[.$B32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淡水鳄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323:.O323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4]));YEAR(MAX([.$A$1:.$A$1048576]))-YEAR([.A324])&gt;=2;[.$B324]&lt;&gt;&quot;基本&quot;;[.$B32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法力怨魂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24:.O324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office:value-type="string" calcext:value-type="string">
            <text:p>2费牌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5]));YEAR(MAX([.$A$1:.$A$1048576]))-YEAR([.A325])&gt;=2;[.$B325]&lt;&gt;&quot;基本&quot;;[.$B32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飞刀杂耍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25:.O325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3"/>
          <table:table-cell office:value-type="string" calcext:value-type="string">
            <text:p>搭配（触发需求）:作战动员;小鬼爆破…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6]));YEAR(MAX([.$A$1:.$A$1048576]))-YEAR([.A326])&gt;=2;[.$B326]&lt;&gt;&quot;基本&quot;;[.$B32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分裂软泥怪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26:.O326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永续增益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7]));YEAR(MAX([.$A$1:.$A$1048576]))-YEAR([.A327])&gt;=2;[.$B327]&lt;&gt;&quot;基本&quot;;[.$B32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的科学家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office:value-type="string" calcext:value-type="string">
            <text:p>奥秘;</text:p>
          </table:table-cell>
          <table:table-cell table:style-name="ce2" table:content-validation-name="val8" table:number-columns-repeated="3"/>
          <table:table-cell table:content-validation-name="val1" table:formula="of:=COM.MICROSOFT.CONCAT([.K327:.O327])" office:value-type="string" office:string-value="亡语;奥秘;" calcext:value-type="string">
            <text:p>亡语;奥秘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奥秘（亡语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8]));YEAR(MAX([.$A$1:.$A$1048576]))-YEAR([.A328])&gt;=2;[.$B328]&lt;&gt;&quot;基本&quot;;[.$B32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的炼金师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28:.O328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9]));YEAR(MAX([.$A$1:.$A$1048576]))-YEAR([.A329])&gt;=2;[.$B329]&lt;&gt;&quot;基本&quot;;[.$B32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投弹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29:.O329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5" office:value-type="string" calcext:value-type="string">
            <text:p>人品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30]));YEAR(MAX([.$A$1:.$A$1048576]))-YEAR([.A330])&gt;=2;[.$B330]&lt;&gt;&quot;基本&quot;;[.$B33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葛拉卡爬行蟹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330:.O330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1]));YEAR(MAX([.$A$1:.$A$1048576]))-YEAR([.A331])&gt;=2;[.$B331]&lt;&gt;&quot;基本&quot;;[.$B33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工程师学徒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31:.O331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2]));YEAR(MAX([.$A$1:.$A$1048576]))-YEAR([.A332])&gt;=2;[.$B332]&lt;&gt;&quot;基本&quot;;[.$B33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狗头人地卜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32:.O332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法伤（法强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3]));YEAR(MAX([.$A$1:.$A$1048576]))-YEAR([.A333])&gt;=2;[.$B333]&lt;&gt;&quot;基本&quot;;[.$B33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鬼灵爬行者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333:.O333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4]));YEAR(MAX([.$A$1:.$A$1048576]))-YEAR([.A334])&gt;=2;[.$B334]&lt;&gt;&quot;基本&quot;;[.$B33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地精猎手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34:.O334])">
            <text:p/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office:value-type="string" calcext:value-type="string">
            <text:p>维纶的恩泽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5]));YEAR(MAX([.$A$1:.$A$1048576]))-YEAR([.A335])&gt;=2;[.$B335]&lt;&gt;&quot;基本&quot;;[.$B33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焰杂耍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35:.O335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6]));YEAR(MAX([.$A$1:.$A$1048576]))-YEAR([.A336])&gt;=2;[.$B336]&lt;&gt;&quot;基本&quot;;[.$B33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跃迁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36:.O336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office:value-type="string" calcext:value-type="string">
            <text:p>机械（减费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37]));YEAR(MAX([.$A$1:.$A$1048576]))-YEAR([.A337])&gt;=2;[.$B337]&lt;&gt;&quot;基本&quot;;[.$B33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基森名媛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37:.O337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普通</text:p>
          </table:table-cell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8]));YEAR(MAX([.$A$1:.$A$1048576]))-YEAR([.A338])&gt;=2;[.$B338]&lt;&gt;&quot;基本&quot;;[.$B33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精灵龙</text:p>
          </table:table-cell>
          <table:table-cell table:style-name="ce2" table:content-validation-name="val7" office:value-type="string" calcext:value-type="string">
            <text:p>龙</text:p>
          </table:table-cell>
          <table:table-cell table:style-name="ce2" table:content-validation-name="val8" table:number-columns-repeated="5"/>
          <table:table-cell table:content-validation-name="val1" table:formula="of:=COM.MICROSOFT.CONCAT([.K338:.O338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年轻的女祭司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2"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9]));YEAR(MAX([.$A$1:.$A$1048576]))-YEAR([.A339])&gt;=2;[.$B339]&lt;&gt;&quot;基本&quot;;[.$B33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蟾蜍</text:p>
          </table:table-cell>
          <table:table-cell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339:.O339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40]));YEAR(MAX([.$A$1:.$A$1048576]))-YEAR([.A340])&gt;=2;[.$B340]&lt;&gt;&quot;基本&quot;;[.$B34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倔强的蜗牛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剧毒;</text:p>
          </table:table-cell>
          <table:table-cell table:content-validation-name="val8" table:number-columns-repeated="3"/>
          <table:table-cell table:content-validation-name="val1" table:formula="of:=COM.MICROSOFT.CONCAT([.K340:.O340])" office:value-type="string" office:string-value="嘲讽;剧毒;" calcext:value-type="string">
            <text:p>嘲讽;剧毒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41]));YEAR(MAX([.$A$1:.$A$1048576]))-YEAR([.A341])&gt;=2;[.$B341]&lt;&gt;&quot;基本&quot;;[.$B34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狼前锋</text:p>
          </table:table-cell>
          <table:table-cell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341:.O341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3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42]));YEAR(MAX([.$A$1:.$A$1048576]))-YEAR([.A342])&gt;=2;[.$B342]&lt;&gt;&quot;基本&quot;;[.$B34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野炎术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42:.O342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搭配法术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43]));YEAR(MAX([.$A$1:.$A$1048576]))-YEAR([.A343])&gt;=2;[.$B343]&lt;&gt;&quot;基本&quot;;[.$B34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蓝腮战士</text:p>
          </table:table-cell>
          <table:table-cell table:style-name="ce2" table:content-validation-name="val7" office:value-type="string" calcext:value-type="string">
            <text:p>鱼人</text:p>
          </table:table-cell>
          <table:table-cell table:style-name="ce2" table:content-validation-name="val8" table:number-columns-repeated="5"/>
          <table:table-cell table:content-validation-name="val1" table:formula="of:=COM.MICROSOFT.CONCAT([.K343:.O343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44]));YEAR(MAX([.$A$1:.$A$1048576]))-YEAR([.A344])&gt;=2;[.$B344]&lt;&gt;&quot;基本&quot;;[.$B34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米尔豪斯·法力风暴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44:.O344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普通</text:p>
          </table:table-cell>
          <table:table-cell table:content-validation-name="val10"/>
          <table:table-cell office:value-type="string" calcext:value-type="string">
            <text:p>人品（身材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45]));YEAR(MAX([.$A$1:.$A$1048576]))-YEAR([.A345])&gt;=2;[.$B345]&lt;&gt;&quot;基本&quot;;[.$B34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瘾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45:.O345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法术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46]));YEAR(MAX([.$A$1:.$A$1048576]))-YEAR([.A346])&gt;=2;[.$B346]&lt;&gt;&quot;基本&quot;;[.$B34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末日预言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46:.O346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环境:少沉默（特殊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47]));YEAR(MAX([.$A$1:.$A$1048576]))-YEAR([.A347])&gt;=2;[.$B347]&lt;&gt;&quot;基本&quot;;[.$B34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地卜师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3"/>
          <table:table-cell table:content-validation-name="val1" table:formula="of:=COM.MICROSOFT.CONCAT([.K347:.O347])" office:value-type="string" office:string-value="嘲讽;战吼;" calcext:value-type="string">
            <text:p>嘲讽;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克苏恩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48]));YEAR(MAX([.$A$1:.$A$1048576]))-YEAR([.A348])&gt;=2;[.$B348]&lt;&gt;&quot;基本&quot;;[.$B34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色野猪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348:.O348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49]));YEAR(MAX([.$A$1:.$A$1048576]))-YEAR([.A349])&gt;=2;[.$B349]&lt;&gt;&quot;基本&quot;;[.$B34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纳特·帕格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49:.O349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50]));YEAR(MAX([.$A$1:.$A$1048576]))-YEAR([.A350])&gt;=2;[.$B350]&lt;&gt;&quot;基本&quot;;[.$B35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尼鲁巴蛛网领主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50:.O350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51]));YEAR(MAX([.$A$1:.$A$1048576]))-YEAR([.A351])&gt;=2;[.$B351]&lt;&gt;&quot;基本&quot;;[.$B35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轻的酒仙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51:.O351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回收目标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52]));YEAR(MAX([.$A$1:.$A$1048576]))-YEAR([.A352])&gt;=2;[.$B352]&lt;&gt;&quot;基本&quot;;[.$B35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扭曲的狼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52:.O352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53]));YEAR(MAX([.$A$1:.$A$1048576]))-YEAR([.A353])&gt;=2;[.$B353]&lt;&gt;&quot;基本&quot;;[.$B35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怒鳍猎潮者</text:p>
          </table:table-cell>
          <table:table-cell table:style-name="ce2" table:content-validation-name="val7" office:value-type="string" calcext:value-type="string">
            <text:p>鱼人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353:.O353])" office:value-type="string" office:string-value="战吼;嘲讽;" calcext:value-type="string">
            <text:p>战吼;嘲讽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54]));YEAR(MAX([.$A$1:.$A$1048576]))-YEAR([.A354])&gt;=2;[.$B354]&lt;&gt;&quot;基本&quot;;[.$B35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蹒跚的食尸鬼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354:.O354])" office:value-type="string" office:string-value="嘲讽;亡语;" calcext:value-type="string">
            <text:p>嘲讽;亡语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55]));YEAR(MAX([.$A$1:.$A$1048576]))-YEAR([.A355])&gt;=2;[.$B355]&lt;&gt;&quot;基本&quot;;[.$B35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热心的酒保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55:.O355])">
            <text:p/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56]));YEAR(MAX([.$A$1:.$A$1048576]))-YEAR([.A356])&gt;=2;[.$B356]&lt;&gt;&quot;基本&quot;;[.$B35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日怒保卫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356:.O356])" office:value-type="string" office:string-value="战吼;嘲讽;" calcext:value-type="string">
            <text:p>战吼;嘲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office:value-type="string" calcext:value-type="string">
            <text:p>增益目标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57]));YEAR(MAX([.$A$1:.$A$1048576]))-YEAR([.A357])&gt;=2;[.$B357]&lt;&gt;&quot;基本&quot;;[.$B35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上古看守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57:.O357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office:value-type="string" calcext:value-type="string">
            <text:p>搭配:沉默;嘲讽增益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58]));YEAR(MAX([.$A$1:.$A$1048576]))-YEAR([.A358])&gt;=2;[.$B358]&lt;&gt;&quot;基本&quot;;[.$B35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塘猎人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358:.O358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office:value-type="string" calcext:value-type="string">
            <text:p>鱼人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59]));YEAR(MAX([.$A$1:.$A$1048576]))-YEAR([.A359])&gt;=2;[.$B359]&lt;&gt;&quot;基本&quot;;[.$B35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霜狼步兵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359:.O359])" office:value-type="string" office:string-value="嘲讽;" calcext:value-type="string">
            <text:p>嘲讽;</text:p>
          </table:table-cell>
          <table:table-cell table:content-validation-name="val10" table:number-columns-repeated="4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60]));YEAR(MAX([.$A$1:.$A$1048576]))-YEAR([.A360])&gt;=2;[.$B360]&lt;&gt;&quot;基本&quot;;[.$B36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酸性沼泽软泥怪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60:.O360])" office:value-type="string" office:string-value="战吼;" calcext:value-type="string">
            <text:p>战吼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61]));YEAR(MAX([.$A$1:.$A$1048576]))-YEAR([.A361])&gt;=2;[.$B361]&lt;&gt;&quot;基本&quot;;[.$B36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碎石穴居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61:.O361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62]));YEAR(MAX([.$A$1:.$A$1048576]))-YEAR([.A362])&gt;=2;[.$B362]&lt;&gt;&quot;基本&quot;;[.$B36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微型战斗机甲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style-name="ce2" table:content-validation-name="val8" table:number-columns-repeated="5"/>
          <table:table-cell table:content-validation-name="val1" table:formula="of:=COM.MICROSOFT.CONCAT([.K362:.O362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63]));YEAR(MAX([.$A$1:.$A$1048576]))-YEAR([.A363])&gt;=2;[.$B363]&lt;&gt;&quot;基本&quot;;[.$B36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情报员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style-name="ce2" table:content-validation-name="val8" table:number-columns-repeated="3"/>
          <table:table-cell table:content-validation-name="val1" table:formula="of:=COM.MICROSOFT.CONCAT([.K363:.O363])" office:value-type="string" office:string-value="战吼;发现;" calcext:value-type="string">
            <text:p>战吼;发现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64]));YEAR(MAX([.$A$1:.$A$1048576]))-YEAR([.A364])&gt;=2;[.$B364]&lt;&gt;&quot;基本&quot;;[.$B36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个子召唤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64:.O364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4费牌;6费牌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65]));YEAR(MAX([.$A$1:.$A$1048576]))-YEAR([.A365])&gt;=2;[.$B365]&lt;&gt;&quot;基本&quot;;[.$B36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灵召唤师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65:.O365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克苏恩（特殊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66]));YEAR(MAX([.$A$1:.$A$1048576]))-YEAR([.A366])&gt;=2;[.$B366]&lt;&gt;&quot;基本&quot;;[.$B36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法师萨尔诺斯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法术伤害;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366:.O366])" office:value-type="string" office:string-value="法术伤害;亡语;" calcext:value-type="string">
            <text:p>法术伤害;亡语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法伤（法强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67]));YEAR(MAX([.$A$1:.$A$1048576]))-YEAR([.A367])&gt;=2;[.$B367]&lt;&gt;&quot;基本&quot;;[.$B36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帆袭击者</text:p>
          </table:table-cell>
          <table:table-cell table:style-name="ce2" table:content-validation-name="val7" office:value-type="string" calcext:value-type="string">
            <text:p>海盗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67:.O367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office:value-type="string" calcext:value-type="string">
            <text:p>武器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68]));YEAR(MAX([.$A$1:.$A$1048576]))-YEAR([.A368])&gt;=2;[.$B368]&lt;&gt;&quot;基本&quot;;[.$B36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沼迅猛龙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368:.O368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野兽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69]));YEAR(MAX([.$A$1:.$A$1048576]))-YEAR([.A369])&gt;=2;[.$B369]&lt;&gt;&quot;基本&quot;;[.$B36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空幽龙史学家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发现;</text:p>
          </table:table-cell>
          <table:table-cell table:style-name="ce2" table:content-validation-name="val8" table:number-columns-repeated="3"/>
          <table:table-cell table:content-validation-name="val1" table:formula="of:=COM.MICROSOFT.CONCAT([.K369:.O369])" office:value-type="string" office:string-value="战吼;发现;" calcext:value-type="string">
            <text:p>战吼;发现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龙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70]));YEAR(MAX([.$A$1:.$A$1048576]))-YEAR([.A370])&gt;=2;[.$B370]&lt;&gt;&quot;基本&quot;;[.$B37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要塞指挥官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70:.O370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卡组（特殊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71]));YEAR(MAX([.$A$1:.$A$1048576]))-YEAR([.A371])&gt;=2;[.$B371]&lt;&gt;&quot;基本&quot;;[.$B37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阴暗渔夫纳特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71:.O371])">
            <text:p/>
          </table:table-cell>
          <table:table-cell table:content-validation-name="val10" office:value-type="string" calcext:value-type="string">
            <text:p>普通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office:value-type="string" calcext:value-type="string">
            <text:p>人品（身材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72]));YEAR(MAX([.$A$1:.$A$1048576]))-YEAR([.A372])&gt;=2;[.$B372]&lt;&gt;&quot;基本&quot;;[.$B37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警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72:.O372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73]));YEAR(MAX([.$A$1:.$A$1048576]))-YEAR([.A373])&gt;=2;[.$B373]&lt;&gt;&quot;基本&quot;;[.$B37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游学者周卓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73:.O373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普通</text:p>
          </table:table-cell>
          <table:table-cell office:value-type="string" calcext:value-type="string">
            <text:p>搭配卡组（特殊需求）,维纶的恩泽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74]));YEAR(MAX([.$A$1:.$A$1048576]))-YEAR([.A374])&gt;=2;[.$B374]&lt;&gt;&quot;基本&quot;;[.$B37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淤泥践踏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74:.O374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鱼人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75]));YEAR(MAX([.$A$1:.$A$1048576]))-YEAR([.A375])&gt;=2;[.$B375]&lt;&gt;&quot;基本&quot;;[.$B37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猎潮者</text:p>
          </table:table-cell>
          <table:table-cell table:style-name="ce2" table:content-validation-name="val7" office:value-type="string" calcext:value-type="string">
            <text:p>鱼人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75:.O375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鱼人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76]));YEAR(MAX([.$A$1:.$A$1048576]))-YEAR([.A376])&gt;=2;[.$B376]&lt;&gt;&quot;基本&quot;;[.$B37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利品贮藏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376:.O376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77]));YEAR(MAX([.$A$1:.$A$1048576]))-YEAR([.A377])&gt;=2;[.$B377]&lt;&gt;&quot;基本&quot;;[.$B37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侏儒变形师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77:.O377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高费战吼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78]));YEAR(MAX([.$A$1:.$A$1048576]))-YEAR([.A378])&gt;=2;[.$B378]&lt;&gt;&quot;基本&quot;;[.$B37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蛛魔之卵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378:.O378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攻击增益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79]));YEAR(MAX([.$A$1:.$A$1048576]))-YEAR([.A379])&gt;=2;[.$B379]&lt;&gt;&quot;基本&quot;;[.$B37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铸剑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79:.O379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增益目标（持续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80]));YEAR(MAX([.$A$1:.$A$1048576]))-YEAR([.A380])&gt;=2;[.$B380]&lt;&gt;&quot;基本&quot;;[.$B38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自爆绵羊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380:.O380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81]));YEAR(MAX([.$A$1:.$A$1048576]))-YEAR([.A381])&gt;=2;[.$B381]&lt;&gt;&quot;基本&quot;;[.$B38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自负的演员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381:.O381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82]));YEAR(MAX([.$A$1:.$A$1048576]))-YEAR([.A382])&gt;=2;[.$B382]&lt;&gt;&quot;基本&quot;;[.$B382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色炸弹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82:.O382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83]));YEAR(MAX([.$A$1:.$A$1048576]))-YEAR([.A383])&gt;=2;[.$B383]&lt;&gt;&quot;基本&quot;;[.$B38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恶魔融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83:.O383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恶魔(增益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84]));YEAR(MAX([.$A$1:.$A$1048576]))-YEAR([.A384])&gt;=2;[.$B384]&lt;&gt;&quot;基本&quot;;[.$B38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恶魔之火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84:.O384])">
            <text:p/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恶魔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85]));YEAR(MAX([.$A$1:.$A$1048576]))-YEAR([.A385])&gt;=2;[.$B385]&lt;&gt;&quot;基本&quot;;[.$B38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愤怒卫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85:.O38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86]));YEAR(MAX([.$A$1:.$A$1048576]))-YEAR([.A386])&gt;=2;[.$B386]&lt;&gt;&quot;基本&quot;;[.$B38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腐化迷雾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86:.O386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87]));YEAR(MAX([.$A$1:.$A$1048576]))-YEAR([.A387])&gt;=2;[.$B387]&lt;&gt;&quot;基本&quot;;[.$B38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市摊贩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发现;</text:p>
          </table:table-cell>
          <table:table-cell table:style-name="ce2" table:content-validation-name="val8" table:number-columns-repeated="3"/>
          <table:table-cell table:content-validation-name="val1" table:formula="of:=COM.MICROSOFT.CONCAT([.K387:.O387])" office:value-type="string" office:string-value="战吼;发现;" calcext:value-type="string">
            <text:p>战吼;发现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88]));YEAR(MAX([.$A$1:.$A$1048576]))-YEAR([.A388])&gt;=2;[.$B388]&lt;&gt;&quot;基本&quot;;[.$B38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拉法姆的诅咒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88:.O388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89]));YEAR(MAX([.$A$1:.$A$1048576]))-YEAR([.A389])&gt;=2;[.$B389]&lt;&gt;&quot;基本&quot;;[.$B38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魅魔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389:.O389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卡(战吼需求)；人品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90]));YEAR(MAX([.$A$1:.$A$1048576]))-YEAR([.A390])&gt;=2;[.$B390]&lt;&gt;&quot;基本&quot;;[.$B39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弃暗投明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90:.O390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人品（特殊需求）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91]));YEAR(MAX([.$A$1:.$A$1048576]))-YEAR([.A391])&gt;=2;[.$B391]&lt;&gt;&quot;基本&quot;;[.$B39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萨瓦丝女王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391:.O391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92]));YEAR(MAX([.$A$1:.$A$1048576]))-YEAR([.A392])&gt;=2;[.$B392]&lt;&gt;&quot;基本&quot;;[.$B39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痛苦女王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92:.O392])">
            <text:p/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93]));YEAR(MAX([.$A$1:.$A$1048576]))-YEAR([.A393])&gt;=2;[.$B393]&lt;&gt;&quot;基本&quot;;[.$B39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鬼骑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93:.O393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弃牌效果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94]));YEAR(MAX([.$A$1:.$A$1048576]))-YEAR([.A394])&gt;=2;[.$B394]&lt;&gt;&quot;基本&quot;;[.$B39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血色绽放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94:.O394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95]));YEAR(MAX([.$A$1:.$A$1048576]))-YEAR([.A395])&gt;=2;[.$B395]&lt;&gt;&quot;基本&quot;;[.$B39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色镇图书管理员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3"/>
          <table:table-cell table:content-validation-name="val1" table:formula="of:=COM.MICROSOFT.CONCAT([.K395:.O395])" office:value-type="string" office:string-value="战吼;亡语;" calcext:value-type="string">
            <text:p>战吼;亡语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396]));YEAR(MAX([.$A$1:.$A$1048576]))-YEAR([.A396])&gt;=2;[.$B396]&lt;&gt;&quot;基本&quot;;[.$B39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丛林树妖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96:.O396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397]));YEAR(MAX([.$A$1:.$A$1048576]))-YEAR([.A397])&gt;=2;[.$B397]&lt;&gt;&quot;基本&quot;;[.$B397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腐根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97:.O397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98]));YEAR(MAX([.$A$1:.$A$1048576]))-YEAR([.A398])&gt;=2;[.$B398]&lt;&gt;&quot;基本&quot;;[.$B39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化灰熊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398:.O398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399]));YEAR(MAX([.$A$1:.$A$1048576]))-YEAR([.A399])&gt;=2;[.$B399]&lt;&gt;&quot;基本&quot;;[.$B39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烈焰德鲁伊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399:.O399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00]));YEAR(MAX([.$A$1:.$A$1048576]))-YEAR([.A400])&gt;=2;[.$B400]&lt;&gt;&quot;基本&quot;;[.$B40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妙手空空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00:.O400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01]));YEAR(MAX([.$A$1:.$A$1048576]))-YEAR([.A401])&gt;=2;[.$B401]&lt;&gt;&quot;基本&quot;;[.$B40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迈的长颈龙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01:.O401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02]));YEAR(MAX([.$A$1:.$A$1048576]))-YEAR([.A402])&gt;=2;[.$B402]&lt;&gt;&quot;基本&quot;;[.$B40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骑乘迅猛龙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402:.O402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03]));YEAR(MAX([.$A$1:.$A$1048576]))-YEAR([.A403])&gt;=2;[.$B403]&lt;&gt;&quot;基本&quot;;[.$B40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青玉绽放</text:p>
          </table:table-cell>
          <table:table-cell table:content-validation-name="val7"/>
          <table:table-cell table:content-validation-name="val8" office:value-type="string" calcext:value-type="string">
            <text:p>青玉魔像;</text:p>
          </table:table-cell>
          <table:table-cell table:content-validation-name="val8" table:number-columns-repeated="4"/>
          <table:table-cell table:content-validation-name="val1" table:formula="of:=COM.MICROSOFT.CONCAT([.K403:.O403])" office:value-type="string" office:string-value="青玉魔像;" calcext:value-type="string">
            <text:p>青玉魔像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青玉魔像（召唤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04]));YEAR(MAX([.$A$1:.$A$1048576]))-YEAR([.A404])&gt;=2;[.$B404]&lt;&gt;&quot;基本&quot;;[.$B40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天神唤梦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404:.O404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05]));YEAR(MAX([.$A$1:.$A$1048576]))-YEAR([.A405])&gt;=2;[.$B405]&lt;&gt;&quot;基本&quot;;[.$B40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蛮咆哮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05:.O405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增益目标(增益需求):自然之力…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06]));YEAR(MAX([.$A$1:.$A$1048576]))-YEAR([.A406])&gt;=2;[.$B406]&lt;&gt;&quot;基本&quot;;[.$B40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之怒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06:.O406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07]));YEAR(MAX([.$A$1:.$A$1048576]))-YEAR([.A407])&gt;=2;[.$B407]&lt;&gt;&quot;基本&quot;;[.$B40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治疗之触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07:.O407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08]));YEAR(MAX([.$A$1:.$A$1048576]))-YEAR([.A408])&gt;=2;[.$B408]&lt;&gt;&quot;基本&quot;;[.$B40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自然印记</text:p>
          </table:table-cell>
          <table:table-cell table:content-validation-name="val7"/>
          <table:table-cell table:content-validation-name="val8" office:value-type="string" calcext:value-type="string">
            <text:p>抉择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3"/>
          <table:table-cell table:content-validation-name="val1" table:formula="of:=COM.MICROSOFT.CONCAT([.K408:.O408])" office:value-type="string" office:string-value="抉择;嘲讽;" calcext:value-type="string">
            <text:p>抉择;嘲讽;</text:p>
          </table:table-cell>
          <table:table-cell table:content-validation-name="val10" office:value-type="string" calcext:value-type="string">
            <text:p>普通</text:p>
          </table:table-cell>
          <table:table-cell table:style-name="ce167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09]));YEAR(MAX([.$A$1:.$A$1048576]))-YEAR([.A409])&gt;=2;[.$B409]&lt;&gt;&quot;基本&quot;;[.$B40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奥术智慧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09:.O409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0]));YEAR(MAX([.$A$1:.$A$1048576]))-YEAR([.A410])&gt;=2;[.$B410]&lt;&gt;&quot;基本&quot;;[.$B41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变形药水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410:.O410])" office:value-type="string" office:string-value="奥秘;" calcext:value-type="string">
            <text:p>奥秘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1]));YEAR(MAX([.$A$1:.$A$1048576]))-YEAR([.A411])&gt;=2;[.$B411]&lt;&gt;&quot;基本&quot;;[.$B411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变形术：野猪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11:.O411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2]));YEAR(MAX([.$A$1:.$A$1048576]))-YEAR([.A412])&gt;=2;[.$B412]&lt;&gt;&quot;基本&quot;;[.$B41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霜新星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12:.O412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环境(冻结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3]));YEAR(MAX([.$A$1:.$A$1048576]))-YEAR([.A413])&gt;=2;[.$B413]&lt;&gt;&quot;基本&quot;;[.$B41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法术反制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奥秘;</text:p>
          </table:table-cell>
          <table:table-cell table:style-name="ce2" table:content-validation-name="val8" table:number-columns-repeated="4"/>
          <table:table-cell table:content-validation-name="val1" table:formula="of:=COM.MICROSOFT.CONCAT([.K413:.O413])" office:value-type="string" office:string-value="奥秘;" calcext:value-type="string">
            <text:p>奥秘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4]));YEAR(MAX([.$A$1:.$A$1048576]))-YEAR([.A414])&gt;=2;[.$B414]&lt;&gt;&quot;基本&quot;;[.$B41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法术共鸣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414:.O414])" office:value-type="string" office:string-value="奥秘;" calcext:value-type="string">
            <text:p>奥秘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5]));YEAR(MAX([.$A$1:.$A$1048576]))-YEAR([.A415])&gt;=2;[.$B415]&lt;&gt;&quot;基本&quot;;[.$B41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制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415:.O415])" office:value-type="string" office:string-value="奥秘;" calcext:value-type="string">
            <text:p>奥秘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6]));YEAR(MAX([.$A$1:.$A$1048576]))-YEAR([.A416])&gt;=2;[.$B416]&lt;&gt;&quot;基本&quot;;[.$B41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寒冰护体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奥秘;</text:p>
          </table:table-cell>
          <table:table-cell table:style-name="ce2" table:content-validation-name="val8" table:number-columns-repeated="4"/>
          <table:table-cell table:content-validation-name="val1" table:formula="of:=COM.MICROSOFT.CONCAT([.K416:.O416])" office:value-type="string" office:string-value="奥秘;" calcext:value-type="string">
            <text:p>奥秘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7]));YEAR(MAX([.$A$1:.$A$1048576]))-YEAR([.A417])&gt;=2;[.$B417]&lt;&gt;&quot;基本&quot;;[.$B41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寒冰屏障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奥秘;</text:p>
          </table:table-cell>
          <table:table-cell table:style-name="ce2" table:content-validation-name="val8" table:number-columns-repeated="4"/>
          <table:table-cell table:content-validation-name="val1" table:formula="of:=COM.MICROSOFT.CONCAT([.K417:.O417])" office:value-type="string" office:string-value="奥秘;" calcext:value-type="string">
            <text:p>奥秘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8]));YEAR(MAX([.$A$1:.$A$1048576]))-YEAR([.A418])&gt;=2;[.$B418]&lt;&gt;&quot;基本&quot;;[.$B41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火山药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18:.O418])">
            <text:p/>
          </table:table-cell>
          <table:table-cell table:content-validation-name="val10"/>
          <table:table-cell table:number-columns-repeated="3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9]));YEAR(MAX([.$A$1:.$A$1048576]))-YEAR([.A419])&gt;=2;[.$B419]&lt;&gt;&quot;基本&quot;;[.$B419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妖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19:.O419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法术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20]));YEAR(MAX([.$A$1:.$A$1048576]))-YEAR([.A420])&gt;=2;[.$B420]&lt;&gt;&quot;基本&quot;;[.$B42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镜像实体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420:.O420])" office:value-type="string" office:string-value="奥秘;" calcext:value-type="string">
            <text:p>奥秘;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21]));YEAR(MAX([.$A$1:.$A$1048576]))-YEAR([.A421])&gt;=2;[.$B421]&lt;&gt;&quot;基本&quot;;[.$B42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肯瑞托法师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3"/>
          <table:table-cell table:content-validation-name="val1" table:formula="of:=COM.MICROSOFT.CONCAT([.K421:.O421])" office:value-type="string" office:string-value="战吼;奥秘;" calcext:value-type="string">
            <text:p>战吼;奥秘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奥秘(减费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22]));YEAR(MAX([.$A$1:.$A$1048576]))-YEAR([.A422])&gt;=2;[.$B422]&lt;&gt;&quot;基本&quot;;[.$B42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热铸魂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422:.O422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23]));YEAR(MAX([.$A$1:.$A$1048576]))-YEAR([.A423])&gt;=2;[.$B423]&lt;&gt;&quot;基本&quot;;[.$B42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老旧的火把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23:.O423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24]));YEAR(MAX([.$A$1:.$A$1048576]))-YEAR([.A424])&gt;=2;[.$B424]&lt;&gt;&quot;基本&quot;;[.$B42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轮回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424:.O424])" office:value-type="string" office:string-value="奥秘;" calcext:value-type="string">
            <text:p>奥秘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25]));YEAR(MAX([.$A$1:.$A$1048576]))-YEAR([.A425])&gt;=2;[.$B425]&lt;&gt;&quot;基本&quot;;[.$B42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煤烟喷吐装置</text:p>
          </table:table-cell>
          <table:table-cell table:content-validation-name="val7"/>
          <table:table-cell table:content-validation-name="val8" office:value-type="string" calcext:value-type="string">
            <text:p>法术伤害;</text:p>
          </table:table-cell>
          <table:table-cell table:content-validation-name="val8" table:number-columns-repeated="4"/>
          <table:table-cell table:content-validation-name="val1" table:formula="of:=COM.MICROSOFT.CONCAT([.K425:.O425])" office:value-type="string" office:string-value="法术伤害;" calcext:value-type="string">
            <text:p>法术伤害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法伤(法强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26]));YEAR(MAX([.$A$1:.$A$1048576]))-YEAR([.A426])&gt;=2;[.$B426]&lt;&gt;&quot;基本&quot;;[.$B42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烈焰召唤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426:.O426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27]));YEAR(MAX([.$A$1:.$A$1048576]))-YEAR([.A427])&gt;=2;[.$B427]&lt;&gt;&quot;基本&quot;;[.$B42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扰咒术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427:.O427])" office:value-type="string" office:string-value="奥秘;" calcext:value-type="string">
            <text:p>奥秘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142" office:value-type="string" calcext:value-type="string">
            <text:p>机械雪人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28]));YEAR(MAX([.$A$1:.$A$1048576]))-YEAR([.A428])&gt;=2;[.$B428]&lt;&gt;&quot;基本&quot;;[.$B42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嗜法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428:.O428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人品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29]));YEAR(MAX([.$A$1:.$A$1048576]))-YEAR([.A429])&gt;=2;[.$B429]&lt;&gt;&quot;基本&quot;;[.$B42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蒸发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29:.O429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30]));YEAR(MAX([.$A$1:.$A$1048576]))-YEAR([.A430])&gt;=2;[.$B430]&lt;&gt;&quot;基本&quot;;[.$B43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豺狼人土枪手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430:.O430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31]));YEAR(MAX([.$A$1:.$A$1048576]))-YEAR([.A431])&gt;=2;[.$B431]&lt;&gt;&quot;基本&quot;;[.$B43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漠沙驼</text:p>
          </table:table-cell>
          <table:table-cell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431:.O431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1费随从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32]));YEAR(MAX([.$A$1:.$A$1048576]))-YEAR([.A432])&gt;=2;[.$B432]&lt;&gt;&quot;基本&quot;;[.$B43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动物伙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32:.O432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33]));YEAR(MAX([.$A$1:.$A$1048576]))-YEAR([.A433])&gt;=2;[.$B433]&lt;&gt;&quot;基本&quot;;[.$B43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肉虫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433:.O433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34]));YEAR(MAX([.$A$1:.$A$1048576]))-YEAR([.A434])&gt;=2;[.$B434]&lt;&gt;&quot;基本&quot;;[.$B43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关门放狗</text:p>
          </table:table-cell>
          <table:table-cell table:content-validation-name="val7"/>
          <table:table-cell table:content-validation-name="val8" office:value-type="string" calcext:value-type="string">
            <text:p>冲锋;</text:p>
          </table:table-cell>
          <table:table-cell table:content-validation-name="val8" table:number-columns-repeated="4"/>
          <table:table-cell table:content-validation-name="val1" table:formula="of:=COM.MICROSOFT.CONCAT([.K434:.O434])" office:value-type="string" office:string-value="冲锋;" calcext:value-type="string">
            <text:p>冲锋;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35]));YEAR(MAX([.$A$1:.$A$1048576]))-YEAR([.A435])&gt;=2;[.$B435]&lt;&gt;&quot;基本&quot;;[.$B43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寄生感染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435:.O435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36]));YEAR(MAX([.$A$1:.$A$1048576]))-YEAR([.A436])&gt;=2;[.$B436]&lt;&gt;&quot;基本&quot;;[.$B43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角鹰弓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36:.O436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奥秘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37]));YEAR(MAX([.$A$1:.$A$1048576]))-YEAR([.A437])&gt;=2;[.$B437]&lt;&gt;&quot;基本&quot;;[.$B43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金刚刀牙兽</text:p>
          </table:table-cell>
          <table:table-cell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437:.O437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机械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38]));YEAR(MAX([.$A$1:.$A$1048576]))-YEAR([.A438])&gt;=2;[.$B438]&lt;&gt;&quot;基本&quot;;[.$B43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鳞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438:.O438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39]));YEAR(MAX([.$A$1:.$A$1048576]))-YEAR([.A439])&gt;=2;[.$B439]&lt;&gt;&quot;基本&quot;;[.$B43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鳞追猎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3"/>
          <table:table-cell table:content-validation-name="val1" table:formula="of:=COM.MICROSOFT.CONCAT([.K439:.O439])" office:value-type="string" office:string-value="战吼;亡语;" calcext:value-type="string">
            <text:p>战吼;亡语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0]));YEAR(MAX([.$A$1:.$A$1048576]))-YEAR([.A440])&gt;=2;[.$B440]&lt;&gt;&quot;基本&quot;;[.$B44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狼人追猎者</text:p>
          </table:table-cell>
          <table:table-cell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3"/>
          <table:table-cell table:content-validation-name="val1" table:formula="of:=COM.MICROSOFT.CONCAT([.K440:.O440])" office:value-type="string" office:string-value="战吼;亡语;" calcext:value-type="string">
            <text:p>战吼;亡语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亡语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41]));YEAR(MAX([.$A$1:.$A$1048576]))-YEAR([.A441])&gt;=2;[.$B441]&lt;&gt;&quot;基本&quot;;[.$B441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强风射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41:.O441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42]));YEAR(MAX([.$A$1:.$A$1048576]))-YEAR([.A442])&gt;=2;[.$B442]&lt;&gt;&quot;基本&quot;;[.$B44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杀戮命令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42:.O442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野兽(特殊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3]));YEAR(MAX([.$A$1:.$A$1048576]))-YEAR([.A443])&gt;=2;[.$B443]&lt;&gt;&quot;基本&quot;;[.$B44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神秘女猎手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奥秘;</text:p>
          </table:table-cell>
          <table:table-cell table:style-name="ce2" table:content-validation-name="val8" table:number-columns-repeated="4"/>
          <table:table-cell table:content-validation-name="val1" table:formula="of:=COM.MICROSOFT.CONCAT([.K443:.O443])" office:value-type="string" office:string-value="奥秘;" calcext:value-type="string">
            <text:p>奥秘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" office:value-type="string" calcext:value-type="string">
            <text:p>奥秘（减费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44]));YEAR(MAX([.$A$1:.$A$1048576]))-YEAR([.A444])&gt;=2;[.$B444]&lt;&gt;&quot;基本&quot;;[.$B44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兽栏大师</text:p>
          </table:table-cell>
          <table:table-cell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免疫;</text:p>
          </table:table-cell>
          <table:table-cell table:content-validation-name="val8" table:number-columns-repeated="3"/>
          <table:table-cell table:content-validation-name="val1" table:formula="of:=COM.MICROSOFT.CONCAT([.K444:.O444])" office:value-type="string" office:string-value="战吼;免疫;" calcext:value-type="string">
            <text:p>战吼;免疫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野兽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5]));YEAR(MAX([.$A$1:.$A$1048576]))-YEAR([.A445])&gt;=2;[.$B445]&lt;&gt;&quot;基本&quot;;[.$B44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瘟疫鼠群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445:.O445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搭配卡（亡语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46]));YEAR(MAX([.$A$1:.$A$1048576]))-YEAR([.A446])&gt;=2;[.$B446]&lt;&gt;&quot;基本&quot;;[.$B44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致命射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46:.O446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7]));YEAR(MAX([.$A$1:.$A$1048576]))-YEAR([.A447])&gt;=2;[.$B447]&lt;&gt;&quot;基本&quot;;[.$B44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鸦人祭司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447:.O447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48]));YEAR(MAX([.$A$1:.$A$1048576]))-YEAR([.A448])&gt;=2;[.$B448]&lt;&gt;&quot;基本&quot;;[.$B44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言术：灭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48:.O448])">
            <text:p/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49]));YEAR(MAX([.$A$1:.$A$1048576]))-YEAR([.A449])&gt;=2;[.$B449]&lt;&gt;&quot;基本&quot;;[.$B449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魔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49:.O449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抽牌（减费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50]));YEAR(MAX([.$A$1:.$A$1048576]))-YEAR([.A450])&gt;=2;[.$B450]&lt;&gt;&quot;基本&quot;;[.$B45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形态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50:.O450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51]));YEAR(MAX([.$A$1:.$A$1048576]))-YEAR([.A451])&gt;=2;[.$B451]&lt;&gt;&quot;基本&quot;;[.$B45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好奇的莹根草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51:.O451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52]));YEAR(MAX([.$A$1:.$A$1048576]))-YEAR([.A452])&gt;=2;[.$B452]&lt;&gt;&quot;基本&quot;;[.$B452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教徒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452:.O452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增益目标（增益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53]));YEAR(MAX([.$A$1:.$A$1048576]))-YEAR([.A453])&gt;=2;[.$B453]&lt;&gt;&quot;基本&quot;;[.$B45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幻象制造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53:.O453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54]));YEAR(MAX([.$A$1:.$A$1048576]))-YEAR([.A454])&gt;=2;[.$B454]&lt;&gt;&quot;基本&quot;;[.$B45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思维窃取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54:.O454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可以打疲劳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55]));YEAR(MAX([.$A$1:.$A$1048576]))-YEAR([.A455])&gt;=2;[.$B455]&lt;&gt;&quot;基本&quot;;[.$B45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维伦的恩泽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55:.O455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法伤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56]));YEAR(MAX([.$A$1:.$A$1048576]))-YEAR([.A456])&gt;=2;[.$B456]&lt;&gt;&quot;基本&quot;;[.$B45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德温·范克里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连击;</text:p>
          </table:table-cell>
          <table:table-cell table:style-name="ce2" table:content-validation-name="val8" table:number-columns-repeated="4"/>
          <table:table-cell table:content-validation-name="val1" table:formula="of:=COM.MICROSOFT.CONCAT([.K456:.O456])" office:value-type="string" office:string-value="连击;" calcext:value-type="string">
            <text:p>连击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连击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57]));YEAR(MAX([.$A$1:.$A$1048576]))-YEAR([.A457])&gt;=2;[.$B457]&lt;&gt;&quot;基本&quot;;[.$B45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打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57:.O457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58]));YEAR(MAX([.$A$1:.$A$1048576]))-YEAR([.A458])&gt;=2;[.$B458]&lt;&gt;&quot;基本&quot;;[.$B45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大师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潜行;</text:p>
          </table:table-cell>
          <table:table-cell table:content-validation-name="val8" table:number-columns-repeated="3"/>
          <table:table-cell table:content-validation-name="val1" table:formula="of:=COM.MICROSOFT.CONCAT([.K458:.O458])" office:value-type="string" office:string-value="战吼;潜行;" calcext:value-type="string">
            <text:p>战吼;潜行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59]));YEAR(MAX([.$A$1:.$A$1048576]))-YEAR([.A459])&gt;=2;[.$B459]&lt;&gt;&quot;基本&quot;;[.$B45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狂怒者</text:p>
          </table:table-cell>
          <table:table-cell table:content-validation-name="val7"/>
          <table:table-cell table:content-validation-name="val8" office:value-type="string" calcext:value-type="string">
            <text:p>潜行;</text:p>
          </table:table-cell>
          <table:table-cell table:content-validation-name="val8" table:number-columns-repeated="4"/>
          <table:table-cell table:content-validation-name="val1" table:formula="of:=COM.MICROSOFT.CONCAT([.K459:.O459])" office:value-type="string" office:string-value="潜行;" calcext:value-type="string">
            <text:p>潜行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60]));YEAR(MAX([.$A$1:.$A$1048576]))-YEAR([.A460])&gt;=2;[.$B460]&lt;&gt;&quot;基本&quot;;[.$B460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齿轮大师的扳手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60:.O460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机械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61]));YEAR(MAX([.$A$1:.$A$1048576]))-YEAR([.A461])&gt;=2;[.$B461]&lt;&gt;&quot;基本&quot;;[.$B46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刀扇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61:.O461])">
            <text:p/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62]));YEAR(MAX([.$A$1:.$A$1048576]))-YEAR([.A462])&gt;=2;[.$B462]&lt;&gt;&quot;基本&quot;;[.$B46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钢铁武道家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62:.O462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机械(持续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63]));YEAR(MAX([.$A$1:.$A$1048576]))-YEAR([.A463])&gt;=2;[.$B463]&lt;&gt;&quot;基本&quot;;[.$B46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毁灭之刃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连击;</text:p>
          </table:table-cell>
          <table:table-cell table:style-name="ce2" table:content-validation-name="val8" table:number-columns-repeated="3"/>
          <table:table-cell table:content-validation-name="val1" table:formula="of:=COM.MICROSOFT.CONCAT([.K463:.O463])" office:value-type="string" office:string-value="战吼;连击;" calcext:value-type="string">
            <text:p>战吼;连击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64]));YEAR(MAX([.$A$1:.$A$1048576]))-YEAR([.A464])&gt;=2;[.$B464]&lt;&gt;&quot;基本&quot;;[.$B46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浸毒武器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64:.O464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65]));YEAR(MAX([.$A$1:.$A$1048576]))-YEAR([.A465])&gt;=2;[.$B465]&lt;&gt;&quot;基本&quot;;[.$B46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军情七处特工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连击;</text:p>
          </table:table-cell>
          <table:table-cell table:style-name="ce2" table:content-validation-name="val8" table:number-columns-repeated="4"/>
          <table:table-cell table:content-validation-name="val1" table:formula="of:=COM.MICROSOFT.CONCAT([.K465:.O465])" office:value-type="string" office:string-value="连击;" calcext:value-type="string">
            <text:p>连击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牌(连击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66]));YEAR(MAX([.$A$1:.$A$1048576]))-YEAR([.A466])&gt;=2;[.$B466]&lt;&gt;&quot;基本&quot;;[.$B46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裂颅之击</text:p>
          </table:table-cell>
          <table:table-cell table:content-validation-name="val7"/>
          <table:table-cell table:style-name="ce2" table:content-validation-name="val8" office:value-type="string" calcext:value-type="string">
            <text:p>连击;</text:p>
          </table:table-cell>
          <table:table-cell table:content-validation-name="val8" table:number-columns-repeated="4"/>
          <table:table-cell table:content-validation-name="val1" table:formula="of:=COM.MICROSOFT.CONCAT([.K466:.O466])" office:value-type="string" office:string-value="连击;" calcext:value-type="string">
            <text:p>连击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67]));YEAR(MAX([.$A$1:.$A$1048576]))-YEAR([.A467])&gt;=2;[.$B467]&lt;&gt;&quot;基本&quot;;[.$B46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拟态豆荚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67:.O467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68]));YEAR(MAX([.$A$1:.$A$1048576]))-YEAR([.A468])&gt;=2;[.$B468]&lt;&gt;&quot;基本&quot;;[.$B46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剽窃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68:.O468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69]));YEAR(MAX([.$A$1:.$A$1048576]))-YEAR([.A469])&gt;=2;[.$B469]&lt;&gt;&quot;基本&quot;;[.$B46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化迅猛龙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469:.O469])" office:value-type="string" office:string-value="战吼;亡语;" calcext:value-type="string">
            <text:p>战吼;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亡语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70]));YEAR(MAX([.$A$1:.$A$1048576]))-YEAR([.A470])&gt;=2;[.$B470]&lt;&gt;&quot;基本&quot;;[.$B47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收集者沙库尔</text:p>
          </table:table-cell>
          <table:table-cell table:content-validation-name="val7"/>
          <table:table-cell table:content-validation-name="val8" office:value-type="string" calcext:value-type="string">
            <text:p>潜行;</text:p>
          </table:table-cell>
          <table:table-cell table:content-validation-name="val8" table:number-columns-repeated="4"/>
          <table:table-cell table:content-validation-name="val1" table:formula="of:=COM.MICROSOFT.CONCAT([.K470:.O470])" office:value-type="string" office:string-value="潜行;" calcext:value-type="string">
            <text:p>潜行;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71]));YEAR(MAX([.$A$1:.$A$1048576]))-YEAR([.A471])&gt;=2;[.$B471]&lt;&gt;&quot;基本&quot;;[.$B471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危机四伏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71:.O471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人品(特殊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72]));YEAR(MAX([.$A$1:.$A$1048576]))-YEAR([.A472])&gt;=2;[.$B472]&lt;&gt;&quot;基本&quot;;[.$B47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致命餐叉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472:.O472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73]));YEAR(MAX([.$A$1:.$A$1048576]))-YEAR([.A473])&gt;=2;[.$B473]&lt;&gt;&quot;基本&quot;;[.$B47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走私商贩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473:.O473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海盗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74]));YEAR(MAX([.$A$1:.$A$1048576]))-YEAR([.A474])&gt;=2;[.$B474]&lt;&gt;&quot;基本&quot;;[.$B47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动力战锤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474:.O474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机械（亡语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75]));YEAR(MAX([.$A$1:.$A$1048576]))-YEAR([.A475])&gt;=2;[.$B475]&lt;&gt;&quot;基本&quot;;[.$B47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法力之潮图腾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75:.O475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76]));YEAR(MAX([.$A$1:.$A$1048576]))-YEAR([.A476])&gt;=2;[.$B476]&lt;&gt;&quot;基本&quot;;[.$B47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象人图腾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476:.O476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77]));YEAR(MAX([.$A$1:.$A$1048576]))-YEAR([.A477])&gt;=2;[.$B477]&lt;&gt;&quot;基本&quot;;[.$B47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灵魂回响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77:.O477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78]));YEAR(MAX([.$A$1:.$A$1048576]))-YEAR([.A478])&gt;=2;[.$B478]&lt;&gt;&quot;基本&quot;;[.$B47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熔岩爆发</text:p>
          </table:table-cell>
          <table:table-cell table:content-validation-name="val7"/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4"/>
          <table:table-cell table:content-validation-name="val1" table:formula="of:=COM.MICROSOFT.CONCAT([.K478:.O478])" office:value-type="string" office:string-value="过载;" calcext:value-type="string">
            <text:p>过载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79]));YEAR(MAX([.$A$1:.$A$1048576]))-YEAR([.A479])&gt;=2;[.$B479]&lt;&gt;&quot;基本&quot;;[.$B47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闪电风暴</text:p>
          </table:table-cell>
          <table:table-cell table:content-validation-name="val7"/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4"/>
          <table:table-cell table:content-validation-name="val1" table:formula="of:=COM.MICROSOFT.CONCAT([.K479:.O479])" office:value-type="string" office:string-value="过载;" calcext:value-type="string">
            <text:p>过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style-name="ce142" office:value-type="string" calcext:value-type="string">
            <text:p>人品（法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0]));YEAR(MAX([.$A$1:.$A$1048576]))-YEAR([.A480])&gt;=2;[.$B480]&lt;&gt;&quot;基本&quot;;[.$B48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视界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80:.O480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81]));YEAR(MAX([.$A$1:.$A$1048576]))-YEAR([.A481])&gt;=2;[.$B481]&lt;&gt;&quot;基本&quot;;[.$B48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温泉守卫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81:.O481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2]));YEAR(MAX([.$A$1:.$A$1048576]))-YEAR([.A482])&gt;=2;[.$B482]&lt;&gt;&quot;基本&quot;;[.$B48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羁元素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4"/>
          <table:table-cell table:content-validation-name="val1" table:formula="of:=COM.MICROSOFT.CONCAT([.K482:.O482])" office:value-type="string" office:string-value="过载;" calcext:value-type="string">
            <text:p>过载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过载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3]));YEAR(MAX([.$A$1:.$A$1048576]))-YEAR([.A483])&gt;=2;[.$B483]&lt;&gt;&quot;基本&quot;;[.$B48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妖术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483:.O483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4]));YEAR(MAX([.$A$1:.$A$1048576]))-YEAR([.A484])&gt;=2;[.$B484]&lt;&gt;&quot;基本&quot;;[.$B48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狼魂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3"/>
          <table:table-cell table:content-validation-name="val1" table:formula="of:=COM.MICROSOFT.CONCAT([.K484:.O484])" office:value-type="string" office:string-value="嘲讽;过载;" calcext:value-type="string">
            <text:p>嘲讽;过载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5]));YEAR(MAX([.$A$1:.$A$1048576]))-YEAR([.A485])&gt;=2;[.$B485]&lt;&gt;&quot;基本&quot;;[.$B48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元素毁灭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4"/>
          <table:table-cell table:content-validation-name="val1" table:formula="of:=COM.MICROSOFT.CONCAT([.K485:.O485])" office:value-type="string" office:string-value="过载;" calcext:value-type="string">
            <text:p>过载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环境(法伤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6]));YEAR(MAX([.$A$1:.$A$1048576]))-YEAR([.A486])&gt;=2;[.$B486]&lt;&gt;&quot;基本&quot;;[.$B48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治疗波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86:.O486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人品(恢复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7]));YEAR(MAX([.$A$1:.$A$1048576]))-YEAR([.A487])&gt;=2;[.$B487]&lt;&gt;&quot;基本&quot;;[.$B48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尔多卫士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487:.O487])" office:value-type="string" office:string-value="战吼;" calcext:value-type="string">
            <text:p>战吼;</text:p>
          </table:table-cell>
          <table:table-cell table:content-validation-name="val10"/>
          <table:table-cell table:number-columns-repeated="3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8]));YEAR(MAX([.$A$1:.$A$1048576]))-YEAR([.A488])&gt;=2;[.$B488]&lt;&gt;&quot;基本&quot;;[.$B48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齿轮光锤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圣盾;</text:p>
          </table:table-cell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2"/>
          <table:table-cell table:content-validation-name="val1" table:formula="of:=COM.MICROSOFT.CONCAT([.K488:.O488])" office:value-type="string" office:string-value="战吼;圣盾;嘲讽;" calcext:value-type="string">
            <text:p>战吼;圣盾;嘲讽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机械相关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9]));YEAR(MAX([.$A$1:.$A$1048576]))-YEAR([.A489])&gt;=2;[.$B489]&lt;&gt;&quot;基本&quot;;[.$B48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公正之剑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89:.O489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90]));YEAR(MAX([.$A$1:.$A$1048576]))-YEAR([.A490])&gt;=2;[.$B490]&lt;&gt;&quot;基本&quot;;[.$B49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集结之刃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3"/>
          <table:table-cell table:content-validation-name="val1" table:formula="of:=COM.MICROSOFT.CONCAT([.K490:.O490])" office:value-type="string" office:string-value="战吼;圣盾;" calcext:value-type="string">
            <text:p>战吼;圣盾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91]));YEAR(MAX([.$A$1:.$A$1048576]))-YEAR([.A491])&gt;=2;[.$B491]&lt;&gt;&quot;基本&quot;;[.$B49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燃鬃·自走炮</text:p>
          </table:table-cell>
          <table:table-cell table:style-name="ce2" table:content-validation-name="val7"/>
          <table:table-cell table:content-validation-name="val8" office:value-type="string" calcext:value-type="string">
            <text:p>圣盾;</text:p>
          </table:table-cell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491:.O491])" office:value-type="string" office:string-value="圣盾;嘲讽;" calcext:value-type="string">
            <text:p>圣盾;嘲讽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92]));YEAR(MAX([.$A$1:.$A$1048576]))-YEAR([.A492])&gt;=2;[.$B492]&lt;&gt;&quot;基本&quot;;[.$B49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三教九流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92:.O492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抽牌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93]));YEAR(MAX([.$A$1:.$A$1048576]))-YEAR([.A493])&gt;=2;[.$B493]&lt;&gt;&quot;基本&quot;;[.$B49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恩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93:.O493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94]));YEAR(MAX([.$A$1:.$A$1048576]))-YEAR([.A494])&gt;=2;[.$B494]&lt;&gt;&quot;基本&quot;;[.$B49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色净化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494:.O494])" office:value-type="string" office:string-value="战吼;亡语;" calcext:value-type="string">
            <text:p>战吼;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95]));YEAR(MAX([.$A$1:.$A$1048576]))-YEAR([.A495])&gt;=2;[.$B495]&lt;&gt;&quot;基本&quot;;[.$B49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色镇执法官</text:p>
          </table:table-cell>
          <table:table-cell table:style-name="ce2" table:content-validation-name="val7"/>
          <table:table-cell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4"/>
          <table:table-cell table:content-validation-name="val1" table:formula="of:=COM.MICROSOFT.CONCAT([.K495:.O495])" office:value-type="string" office:string-value="圣盾;" calcext:value-type="string">
            <text:p>圣盾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1血随从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96]));YEAR(MAX([.$A$1:.$A$1048576]))-YEAR([.A496])&gt;=2;[.$B496]&lt;&gt;&quot;基本&quot;;[.$B49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魇骑士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496:.O496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97]));YEAR(MAX([.$A$1:.$A$1048576]))-YEAR([.A497])&gt;=2;[.$B497]&lt;&gt;&quot;基本&quot;;[.$B497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英勇圣印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4"/>
          <table:table-cell table:content-validation-name="val1" table:formula="of:=COM.MICROSOFT.CONCAT([.K497:.O497])" office:value-type="string" office:string-value="圣盾;" calcext:value-type="string">
            <text:p>圣盾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增益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98]));YEAR(MAX([.$A$1:.$A$1048576]))-YEAR([.A498])&gt;=2;[.$B498]&lt;&gt;&quot;基本&quot;;[.$B49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马训练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98:.O498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（光环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99]));YEAR(MAX([.$A$1:.$A$1048576]))-YEAR([.A499])&gt;=2;[.$B499]&lt;&gt;&quot;基本&quot;;[.$B499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作战动员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99:.O499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飞刀杂耍者;军需官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0]));YEAR(MAX([.$A$1:.$A$1048576]))-YEAR([.A500])&gt;=2;[.$B500]&lt;&gt;&quot;基本&quot;;[.$B50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格瑞玛狼骑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00:.O500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血吼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1]));YEAR(MAX([.$A$1:.$A$1048576]))-YEAR([.A501])&gt;=2;[.$B501]&lt;&gt;&quot;基本&quot;;[.$B50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保卫国王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501:.O501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2]));YEAR(MAX([.$A$1:.$A$1048576]))-YEAR([.A502])&gt;=2;[.$B502]&lt;&gt;&quot;基本&quot;;[.$B50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乱狂战士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02:.O502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牌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3]));YEAR(MAX([.$A$1:.$A$1048576]))-YEAR([.A503])&gt;=2;[.$B503]&lt;&gt;&quot;基本&quot;;[.$B50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虐食尸鬼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503:.O503])" office:value-type="string" office:string-value="战吼;" calcext:value-type="string">
            <text:p>战吼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4]));YEAR(MAX([.$A$1:.$A$1048576]))-YEAR([.A504])&gt;=2;[.$B504]&lt;&gt;&quot;基本&quot;;[.$B50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弹射之刃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04:.O504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命令怒吼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5]));YEAR(MAX([.$A$1:.$A$1048576]))-YEAR([.A505])&gt;=2;[.$B505]&lt;&gt;&quot;基本&quot;;[.$B50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盾牌格挡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05:.O505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6]));YEAR(MAX([.$A$1:.$A$1048576]))-YEAR([.A506])&gt;=2;[.$B506]&lt;&gt;&quot;基本&quot;;[.$B50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国王护卫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506:.O506])" office:value-type="string" office:string-value="战吼;嘲讽;" calcext:value-type="string">
            <text:p>战吼;嘲讽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5" office:value-type="string" calcext:value-type="string">
            <text:p>战吼（武器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7]));YEAR(MAX([.$A$1:.$A$1048576]))-YEAR([.A507])&gt;=2;[.$B507]&lt;&gt;&quot;基本&quot;;[.$B50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苦战傀儡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07:.O507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8]));YEAR(MAX([.$A$1:.$A$1048576]))-YEAR([.A508])&gt;=2;[.$B508]&lt;&gt;&quot;基本&quot;;[.$B50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怒袭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08:.O508])">
            <text:p/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9]));YEAR(MAX([.$A$1:.$A$1048576]))-YEAR([.A509])&gt;=2;[.$B509]&lt;&gt;&quot;基本&quot;;[.$B50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战槌</text:p>
          </table:table-cell>
          <table:table-cell table:style-name="ce2" table:content-validation-name="val7"/>
          <table:table-cell table:content-validation-name="val8" table:number-columns-repeated="5"/>
          <table:table-cell table:content-validation-name="val1" table:formula="of:=COM.MICROSOFT.CONCAT([.K509:.O509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10]));YEAR(MAX([.$A$1:.$A$1048576]))-YEAR([.A510])&gt;=2;[.$B510]&lt;&gt;&quot;基本&quot;;[.$B51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典当师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510:.O510])" office:value-type="string" office:string-value="战吼;" calcext:value-type="string">
            <text:p>战吼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武器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11]));YEAR(MAX([.$A$1:.$A$1048576]))-YEAR([.A511])&gt;=2;[.$B511]&lt;&gt;&quot;基本&quot;;[.$B51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帆教徒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511:.O511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海盗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12]));YEAR(MAX([.$A$1:.$A$1048576]))-YEAR([.A512])&gt;=2;[.$B512]&lt;&gt;&quot;基本&quot;;[.$B51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凶暴猿猴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512:.O512])" office:value-type="string" office:string-value="嘲讽;" calcext:value-type="string">
            <text:p>嘲讽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13]));YEAR(MAX([.$A$1:.$A$1048576]))-YEAR([.A513])&gt;=2;[.$B513]&lt;&gt;&quot;基本&quot;;[.$B51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歌指挥官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13:.O513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3"/>
          <table:table-cell office:value-type="string" calcext:value-type="string">
            <text:p>冲锋(触发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14]));YEAR(MAX([.$A$1:.$A$1048576]))-YEAR([.A514])&gt;=2;[.$B514]&lt;&gt;&quot;基本&quot;;[.$B51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信使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style-name="ce2" table:content-validation-name="val8" table:number-columns-repeated="3"/>
          <table:table-cell table:content-validation-name="val1" table:formula="of:=COM.MICROSOFT.CONCAT([.K514:.O514])" office:value-type="string" office:string-value="战吼;发现;" calcext:value-type="string">
            <text:p>战吼;发现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15]));YEAR(MAX([.$A$1:.$A$1048576]))-YEAR([.A515])&gt;=2;[.$B515]&lt;&gt;&quot;基本&quot;;[.$B51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术傀儡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15:.O515])" office:value-type="string" office:string-value="战吼;" calcext:value-type="string">
            <text:p>战吼;</text:p>
          </table:table-cell>
          <table:table-cell table:content-validation-name="val10" table:number-columns-repeated="4"/>
          <table:table-cell table:style-name="ce25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16]));YEAR(MAX([.$A$1:.$A$1048576]))-YEAR([.A516])&gt;=2;[.$B516]&lt;&gt;&quot;基本&quot;;[.$B51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白银之手教官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16:.O516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5"/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17]));YEAR(MAX([.$A$1:.$A$1048576]))-YEAR([.A517])&gt;=2;[.$B517]&lt;&gt;&quot;基本&quot;;[.$B51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报警机器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17:.O517])">
            <text:p/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4费及以上牌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18]));YEAR(MAX([.$A$1:.$A$1048576]))-YEAR([.A518])&gt;=2;[.$B518]&lt;&gt;&quot;基本&quot;;[.$B51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怒的狼人</text:p>
          </table:table-cell>
          <table:table-cell table:style-name="ce2" table:content-validation-name="val7"/>
          <table:table-cell table:content-validation-name="val8" office:value-type="string" calcext:value-type="string">
            <text:p>激怒;</text:p>
          </table:table-cell>
          <table:table-cell table:style-name="ce2" table:content-validation-name="val8" table:number-columns-repeated="4"/>
          <table:table-cell table:content-validation-name="val1" table:formula="of:=COM.MICROSOFT.CONCAT([.K518:.O518])" office:value-type="string" office:string-value="激怒;" calcext:value-type="string">
            <text:p>激怒;</text:p>
          </table:table-cell>
          <table:table-cell table:content-validation-name="val10"/>
          <table:table-cell table:number-columns-repeated="3" table:content-validation-name="val10" office:value-type="string" calcext:value-type="string">
            <text:p>良好</text:p>
          </table:table-cell>
          <table:table-cell office:value-type="string" calcext:value-type="string">
            <text:p>永续增益;冲锋;命令怒吼;激怒相关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19]));YEAR(MAX([.$A$1:.$A$1048576]))-YEAR([.A519])&gt;=2;[.$B519]&lt;&gt;&quot;基本&quot;;[.$B51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卑劣的窃蛋者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519:.O519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0]));YEAR(MAX([.$A$1:.$A$1048576]))-YEAR([.A520])&gt;=2;[.$B520]&lt;&gt;&quot;基本&quot;;[.$B52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霜暴怒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20:.O520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style-name="ce25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2"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1]));YEAR(MAX([.$A$1:.$A$1048576]))-YEAR([.A521])&gt;=2;[.$B521]&lt;&gt;&quot;基本&quot;;[.$B52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布莱恩·铜须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21:.O521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战吼（触发需求）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2]));YEAR(MAX([.$A$1:.$A$1048576]))-YEAR([.A522])&gt;=2;[.$B522]&lt;&gt;&quot;基本&quot;;[.$B52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沉默的骑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潜行;</text:p>
          </table:table-cell>
          <table:table-cell table:style-name="ce2"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3"/>
          <table:table-cell table:content-validation-name="val1" table:formula="of:=COM.MICROSOFT.CONCAT([.K522:.O522])" office:value-type="string" office:string-value="潜行;圣盾;" calcext:value-type="string">
            <text:p>潜行;圣盾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普通</text:p>
          </table:table-cell>
          <table:table-cell table:style-name="ce25"/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3]));YEAR(MAX([.$A$1:.$A$1048576]))-YEAR([.A523])&gt;=2;[.$B523]&lt;&gt;&quot;基本&quot;;[.$B52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橱柜蜘蛛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23:.O523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4]));YEAR(MAX([.$A$1:.$A$1048576]))-YEAR([.A524])&gt;=2;[.$B524]&lt;&gt;&quot;基本&quot;;[.$B52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丛林猎豹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524:.O524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野兽相关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5]));YEAR(MAX([.$A$1:.$A$1048576]))-YEAR([.A525])&gt;=2;[.$B525]&lt;&gt;&quot;基本&quot;;[.$B52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达拉然法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25:.O525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法伤（法强需求） 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6]));YEAR(MAX([.$A$1:.$A$1048576]))-YEAR([.A526])&gt;=2;[.$B526]&lt;&gt;&quot;基本&quot;;[.$B52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地之环先知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26:.O526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奥金尼灵魂祭司;恢复目标（战吼需求）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27]));YEAR(MAX([.$A$1:.$A$1048576]))-YEAR([.A527])&gt;=2;[.$B527]&lt;&gt;&quot;基本&quot;;[.$B52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富翁比尔杜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27:.O527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8]));YEAR(MAX([.$A$1:.$A$1048576]))-YEAR([.A528])&gt;=2;[.$B528]&lt;&gt;&quot;基本&quot;;[.$B52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胖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28:.O528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1攻牌（触发需求）:吵吵机器人;魔古山守望者;…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9]));YEAR(MAX([.$A$1:.$A$1048576]))-YEAR([.A529])&gt;=2;[.$B529]&lt;&gt;&quot;基本&quot;;[.$B52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地精工兵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29:.O529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25"/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0]));YEAR(MAX([.$A$1:.$A$1048576]))-YEAR([.A530])&gt;=2;[.$B530]&lt;&gt;&quot;基本&quot;;[.$B53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帝王眼镜蛇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530:.O530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office:value-type="string" calcext:value-type="string">
            <text:p>野兽相关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31]));YEAR(MAX([.$A$1:.$A$1048576]))-YEAR([.A531])&gt;=2;[.$B531]&lt;&gt;&quot;基本&quot;;[.$B53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毒性污水软泥怪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31:.O531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2]));YEAR(MAX([.$A$1:.$A$1048576]))-YEAR([.A532])&gt;=2;[.$B532]&lt;&gt;&quot;基本&quot;;[.$B53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恩佐斯的子嗣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532:.O532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style-name="ce2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3]));YEAR(MAX([.$A$1:.$A$1048576]))-YEAR([.A533])&gt;=2;[.$B533]&lt;&gt;&quot;基本&quot;;[.$B53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飞行器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style-name="ce2" table:content-validation-name="val8" table:number-columns-repeated="5"/>
          <table:table-cell table:content-validation-name="val1" table:formula="of:=COM.MICROSOFT.CONCAT([.K533:.O533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永续攻击增益:复仇;力量祝福;智慧祝福;狂暴…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4]));YEAR(MAX([.$A$1:.$A$1048576]))-YEAR([.A534])&gt;=2;[.$B534]&lt;&gt;&quot;基本&quot;;[.$B53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肉食尸鬼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34:.O534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2"/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5]));YEAR(MAX([.$A$1:.$A$1048576]))-YEAR([.A535])&gt;=2;[.$B535]&lt;&gt;&quot;基本&quot;;[.$B53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负伤剑圣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35:.O535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恢复（战吼需求）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6]));YEAR(MAX([.$A$1:.$A$1048576]))-YEAR([.A536])&gt;=2;[.$B536]&lt;&gt;&quot;基本&quot;;[.$B53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工匠大师欧沃斯巴克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36:.O536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7]));YEAR(MAX([.$A$1:.$A$1048576]))-YEAR([.A537])&gt;=2;[.$B537]&lt;&gt;&quot;基本&quot;;[.$B53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工匠镇技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零件;</text:p>
          </table:table-cell>
          <table:table-cell table:style-name="ce2" table:content-validation-name="val8" table:number-columns-repeated="3"/>
          <table:table-cell table:content-validation-name="val1" table:formula="of:=COM.MICROSOFT.CONCAT([.K537:.O537])" office:value-type="string" office:string-value="战吼;零件;" calcext:value-type="string">
            <text:p>战吼;零件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机械（战吼需求）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8]));YEAR(MAX([.$A$1:.$A$1048576]))-YEAR([.A538])&gt;=2;[.$B538]&lt;&gt;&quot;基本&quot;;[.$B53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攻城车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style-name="ce2" table:content-validation-name="val8" table:number-columns-repeated="5"/>
          <table:table-cell table:content-validation-name="val1" table:formula="of:=COM.MICROSOFT.CONCAT([.K538:.O538])">
            <text:p/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2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9]));YEAR(MAX([.$A$1:.$A$1048576]))-YEAR([.A539])&gt;=2;[.$B539]&lt;&gt;&quot;基本&quot;;[.$B53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明邪使菲奥拉</text:p>
          </table:table-cell>
          <table:table-cell table:style-name="ce2" table:content-validation-name="val7"/>
          <table:table-cell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4"/>
          <table:table-cell table:content-validation-name="val1" table:formula="of:=COM.MICROSOFT.CONCAT([.K539:.O539])" office:value-type="string" office:string-value="圣盾;" calcext:value-type="string">
            <text:p>圣盾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牌（触发需求）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40]));YEAR(MAX([.$A$1:.$A$1048576]))-YEAR([.A540])&gt;=2;[.$B540]&lt;&gt;&quot;基本&quot;;[.$B54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寒光先知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40:.O540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3"/>
          <table:table-cell office:value-type="string" calcext:value-type="string">
            <text:p>鱼人（战吼需求）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41]));YEAR(MAX([.$A$1:.$A$1048576]))-YEAR([.A541])&gt;=2;[.$B541]&lt;&gt;&quot;基本&quot;;[.$B54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寒光智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41:.O541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消失;鱼人;对方抽卡效果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42]));YEAR(MAX([.$A$1:.$A$1048576]))-YEAR([.A542])&gt;=2;[.$B542]&lt;&gt;&quot;基本&quot;;[.$B54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邪使艾蒂丝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42:.O542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牌（触发需求）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43]));YEAR(MAX([.$A$1:.$A$1048576]))-YEAR([.A543])&gt;=2;[.$B543]&lt;&gt;&quot;基本&quot;;[.$B54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金大亨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43:.O543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战吼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44]));YEAR(MAX([.$A$1:.$A$1048576]))-YEAR([.A544])&gt;=2;[.$B544]&lt;&gt;&quot;基本&quot;;[.$B54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翼技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44:.O544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龙（战吼需求）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45]));YEAR(MAX([.$A$1:.$A$1048576]))-YEAR([.A545])&gt;=2;[.$B545]&lt;&gt;&quot;基本&quot;;[.$B54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后街男巫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545:.O545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46]));YEAR(MAX([.$A$1:.$A$1048576]))-YEAR([.A546])&gt;=2;[.$B546]&lt;&gt;&quot;基本&quot;;[.$B54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岩元素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546:.O546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47]));YEAR(MAX([.$A$1:.$A$1048576]))-YEAR([.A547])&gt;=2;[.$B547]&lt;&gt;&quot;基本&quot;;[.$B54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击剑教头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47:.O547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激励;搭配技能（战吼需求）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48]));YEAR(MAX([.$A$1:.$A$1048576]))-YEAR([.A548])&gt;=2;[.$B548]&lt;&gt;&quot;基本&quot;;[.$B54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动物管理员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48:.O548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49]));YEAR(MAX([.$A$1:.$A$1048576]))-YEAR([.A549])&gt;=2;[.$B549]&lt;&gt;&quot;基本&quot;;[.$B54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焦油爬行者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549:.O549])" office:value-type="string" office:string-value="嘲讽;" calcext:value-type="string">
            <text:p>嘲讽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50]));YEAR(MAX([.$A$1:.$A$1048576]))-YEAR([.A550])&gt;=2;[.$B550]&lt;&gt;&quot;基本&quot;;[.$B55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角斗场主管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50:.O550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"/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51]));YEAR(MAX([.$A$1:.$A$1048576]))-YEAR([.A551])&gt;=2;[.$B551]&lt;&gt;&quot;基本&quot;;[.$B55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精神控制技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51:.O551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office:value-type="string" calcext:value-type="string">
            <text:p>环境（战吼需求）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52]));YEAR(MAX([.$A$1:.$A$1048576]))-YEAR([.A552])&gt;=2;[.$B552]&lt;&gt;&quot;基本&quot;;[.$B55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齿刀叶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52:.O552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53]));YEAR(MAX([.$A$1:.$A$1048576]))-YEAR([.A553])&gt;=2;[.$B553]&lt;&gt;&quot;基本&quot;;[.$B55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黄蜂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潜行;</text:p>
          </table:table-cell>
          <table:table-cell table:content-validation-name="val8" office:value-type="string" calcext:value-type="string">
            <text:p>剧毒;</text:p>
          </table:table-cell>
          <table:table-cell table:content-validation-name="val8" table:number-columns-repeated="3"/>
          <table:table-cell table:content-validation-name="val1" table:formula="of:=COM.MICROSOFT.CONCAT([.K553:.O553])" office:value-type="string" office:string-value="潜行;剧毒;" calcext:value-type="string">
            <text:p>潜行;剧毒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3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54]));YEAR(MAX([.$A$1:.$A$1048576]))-YEAR([.A554])&gt;=2;[.$B554]&lt;&gt;&quot;基本&quot;;[.$B55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苏恩的信徒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54:.O554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2"/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55]));YEAR(MAX([.$A$1:.$A$1048576]))-YEAR([.A555])&gt;=2;[.$B555]&lt;&gt;&quot;基本&quot;;[.$B55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苦痛侍僧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55:.O555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搭配牌（触发需求）:怒火中烧;严酷的监工…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56]));YEAR(MAX([.$A$1:.$A$1048576]))-YEAR([.A556])&gt;=2;[.$B556]&lt;&gt;&quot;基本&quot;;[.$B55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狼骑兵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56:.O556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2"/>
          <table:table-cell table:style-name="ce14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57]));YEAR(MAX([.$A$1:.$A$1048576]))-YEAR([.A557])&gt;=2;[.$B557]&lt;&gt;&quot;基本&quot;;[.$B55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霆蜥蜴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进化;</text:p>
          </table:table-cell>
          <table:table-cell table:content-validation-name="val8" table:number-columns-repeated="3"/>
          <table:table-cell table:content-validation-name="val1" table:formula="of:=COM.MICROSOFT.CONCAT([.K557:.O557])" office:value-type="string" office:string-value="战吼;进化;" calcext:value-type="string">
            <text:p>战吼;进化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office:value-type="string" calcext:value-type="string">
            <text:p>元素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58]));YEAR(MAX([.$A$1:.$A$1048576]))-YEAR([.A558])&gt;=2;[.$B558]&lt;&gt;&quot;基本&quot;;[.$B55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裂地触须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558:.O558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style-name="ce2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59]));YEAR(MAX([.$A$1:.$A$1048576]))-YEAR([.A559])&gt;=2;[.$B559]&lt;&gt;&quot;基本&quot;;[.$B55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鹰骑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59:.O559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"/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60]));YEAR(MAX([.$A$1:.$A$1048576]))-YEAR([.A560])&gt;=2;[.$B560]&lt;&gt;&quot;基本&quot;;[.$B56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麦田傀儡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560:.O560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style-name="ce2"/>
          <table:table-cell table:style-name="ce14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61]));YEAR(MAX([.$A$1:.$A$1048576]))-YEAR([.A561])&gt;=2;[.$B561]&lt;&gt;&quot;基本&quot;;[.$B56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蛮鱼斥候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3"/>
          <table:table-cell table:content-validation-name="val1" table:formula="of:=COM.MICROSOFT.CONCAT([.K561:.O561])" office:value-type="string" office:string-value="战吼;发现;" calcext:value-type="string">
            <text:p>战吼;发现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鱼人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62]));YEAR(MAX([.$A$1:.$A$1048576]))-YEAR([.A562])&gt;=2;[.$B562]&lt;&gt;&quot;基本&quot;;[.$B56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明光祭司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62:.O562])">
            <text:p/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office:value-type="string" calcext:value-type="string">
            <text:p>奥秘（持续需求）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63]));YEAR(MAX([.$A$1:.$A$1048576]))-YEAR([.A563])&gt;=2;[.$B563]&lt;&gt;&quot;基本&quot;;[.$B56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暴龙蛋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563:.O563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64]));YEAR(MAX([.$A$1:.$A$1048576]))-YEAR([.A564])&gt;=2;[.$B564]&lt;&gt;&quot;基本&quot;;[.$B56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莫罗斯</text:p>
          </table:table-cell>
          <table:table-cell table:style-name="ce2" table:content-validation-name="val7"/>
          <table:table-cell table:content-validation-name="val8" office:value-type="string" calcext:value-type="string">
            <text:p>潜行;</text:p>
          </table:table-cell>
          <table:table-cell table:style-name="ce2" table:content-validation-name="val8" table:number-columns-repeated="4"/>
          <table:table-cell table:content-validation-name="val1" table:formula="of:=COM.MICROSOFT.CONCAT([.K564:.O564])" office:value-type="string" office:string-value="潜行;" calcext:value-type="string">
            <text:p>潜行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65]));YEAR(MAX([.$A$1:.$A$1048576]))-YEAR([.A565])&gt;=2;[.$B565]&lt;&gt;&quot;基本&quot;;[.$B56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尊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65:.O565])">
            <text:p/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克苏恩（持续需求）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66]));YEAR(MAX([.$A$1:.$A$1048576]))-YEAR([.A566])&gt;=2;[.$B566]&lt;&gt;&quot;基本&quot;;[.$B56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穆克拉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66:.O566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67]));YEAR(MAX([.$A$1:.$A$1048576]))-YEAR([.A567])&gt;=2;[.$B567]&lt;&gt;&quot;基本&quot;;[.$B56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纳克萨玛斯之影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67:.O567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2"/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68]));YEAR(MAX([.$A$1:.$A$1048576]))-YEAR([.A568])&gt;=2;[.$B568]&lt;&gt;&quot;基本&quot;;[.$B56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南海船长</text:p>
          </table:table-cell>
          <table:table-cell table:style-name="ce2" table:content-validation-name="val7" office:value-type="string" calcext:value-type="string">
            <text:p>海盗</text:p>
          </table:table-cell>
          <table:table-cell table:style-name="ce2" table:content-validation-name="val8" table:number-columns-repeated="5"/>
          <table:table-cell table:content-validation-name="val1" table:formula="of:=COM.MICROSOFT.CONCAT([.K568:.O568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海盗（光环需求）;海盗相关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69]));YEAR(MAX([.$A$1:.$A$1048576]))-YEAR([.A569])&gt;=2;[.$B569]&lt;&gt;&quot;基本&quot;;[.$B56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牛头人战士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激怒;</text:p>
          </table:table-cell>
          <table:table-cell table:style-name="ce2" table:content-validation-name="val8" table:number-columns-repeated="3"/>
          <table:table-cell table:content-validation-name="val1" table:formula="of:=COM.MICROSOFT.CONCAT([.K569:.O569])" office:value-type="string" office:string-value="嘲讽;激怒;" calcext:value-type="string">
            <text:p>嘲讽;激怒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office:value-type="string" calcext:value-type="string">
            <text:p>搭配牌（激怒需求）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70]));YEAR(MAX([.$A$1:.$A$1048576]))-YEAR([.A570])&gt;=2;[.$B570]&lt;&gt;&quot;基本&quot;;[.$B57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女警萨莉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570:.O570])" office:value-type="string" office:string-value="亡语;" calcext:value-type="string">
            <text:p>亡语;</text:p>
          </table:table-cell>
          <table:table-cell table:content-validation-name="val10" table:number-columns-repeated="4"/>
          <table:table-cell office:value-type="string" calcext:value-type="string">
            <text:p>增益（亡语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71]));YEAR(MAX([.$A$1:.$A$1048576]))-YEAR([.A571])&gt;=2;[.$B571]&lt;&gt;&quot;基本&quot;;[.$B57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诺莫瑞根步兵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冲锋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571:.O571])" office:value-type="string" office:string-value="冲锋;嘲讽;" calcext:value-type="string">
            <text:p>冲锋;嘲讽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72]));YEAR(MAX([.$A$1:.$A$1048576]))-YEAR([.A572])&gt;=2;[.$B572]&lt;&gt;&quot;基本&quot;;[.$B57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破坏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72:.O572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"/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73]));YEAR(MAX([.$A$1:.$A$1048576]))-YEAR([.A573])&gt;=2;[.$B573]&lt;&gt;&quot;基本&quot;;[.$B57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破碎残阳祭司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73:.O573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office:value-type="string" calcext:value-type="string">
            <text:p>增益目标（战吼需求）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74]));YEAR(MAX([.$A$1:.$A$1048576]))-YEAR([.A574])&gt;=2;[.$B574]&lt;&gt;&quot;基本&quot;;[.$B57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庆典司仪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法术伤害;</text:p>
          </table:table-cell>
          <table:table-cell table:style-name="ce2" table:content-validation-name="val8" table:number-columns-repeated="3"/>
          <table:table-cell table:content-validation-name="val1" table:formula="of:=COM.MICROSOFT.CONCAT([.K574:.O574])" office:value-type="string" office:string-value="战吼;法术伤害;" calcext:value-type="string">
            <text:p>战吼;法术伤害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法强随从（战吼需求）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75]));YEAR(MAX([.$A$1:.$A$1048576]))-YEAR([.A575])&gt;=2;[.$B575]&lt;&gt;&quot;基本&quot;;[.$B57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任务达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75:.O575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1费及以下牌（触发需求）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76]));YEAR(MAX([.$A$1:.$A$1048576]))-YEAR([.A576])&gt;=2;[.$B576]&lt;&gt;&quot;基本&quot;;[.$B57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萨尔玛先知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76:.O576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office:value-type="string" calcext:value-type="string">
            <text:p>临时攻击增益:叫嚣的中士;石化武器;黑铁矮人;…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77]));YEAR(MAX([.$A$1:.$A$1048576]))-YEAR([.A577])&gt;=2;[.$B577]&lt;&gt;&quot;基本&quot;;[.$B57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圣光勇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沉默;</text:p>
          </table:table-cell>
          <table:table-cell table:style-name="ce2" table:content-validation-name="val8" table:number-columns-repeated="3"/>
          <table:table-cell table:content-validation-name="val1" table:formula="of:=COM.MICROSOFT.CONCAT([.K577:.O577])" office:value-type="string" office:string-value="战吼;沉默;" calcext:value-type="string">
            <text:p>战吼;沉默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14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78]));YEAR(MAX([.$A$1:.$A$1048576]))-YEAR([.A578])&gt;=2;[.$B578]&lt;&gt;&quot;基本&quot;;[.$B57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丘防御者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2"/>
          <table:table-cell table:content-validation-name="val1" table:formula="of:=COM.MICROSOFT.CONCAT([.K578:.O578])" office:value-type="string" office:string-value="嘲讽;战吼;发现;" calcext:value-type="string">
            <text:p>嘲讽;战吼;发现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79]));YEAR(MAX([.$A$1:.$A$1048576]))-YEAR([.A579])&gt;=2;[.$B579]&lt;&gt;&quot;基本&quot;;[.$B57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步兵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79:.O579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80]));YEAR(MAX([.$A$1:.$A$1048576]))-YEAR([.A580])&gt;=2;[.$B580]&lt;&gt;&quot;基本&quot;;[.$B58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死亡领主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580:.O580])" office:value-type="string" office:string-value="嘲讽;亡语;" calcext:value-type="string">
            <text:p>嘲讽;亡语;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2"/>
          <table:table-cell table:style-name="ce14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81]));YEAR(MAX([.$A$1:.$A$1048576]))-YEAR([.A581])&gt;=2;[.$B581]&lt;&gt;&quot;基本&quot;;[.$B58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贪食软泥怪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581:.O581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250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82]));YEAR(MAX([.$A$1:.$A$1048576]))-YEAR([.A582])&gt;=2;[.$B582]&lt;&gt;&quot;基本&quot;;[.$B58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剃刀猎手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82:.O582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250" table:content-validation-name="val10"/>
          <table:table-cell table:content-validation-name="val10"/>
          <table:table-cell office:value-type="string" calcext:value-type="string">
            <text:p>野兽相关;光环</text:p>
          </table:table-cell>
          <table:table-cell table:style-name="ce14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83]));YEAR(MAX([.$A$1:.$A$1048576]))-YEAR([.A583])&gt;=2;[.$B583]&lt;&gt;&quot;基本&quot;;[.$B58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铁喙猫头鹰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沉默;</text:p>
          </table:table-cell>
          <table:table-cell table:style-name="ce2" table:content-validation-name="val8" table:number-columns-repeated="3"/>
          <table:table-cell table:content-validation-name="val1" table:formula="of:=COM.MICROSOFT.CONCAT([.K583:.O583])" office:value-type="string" office:string-value="战吼;沉默;" calcext:value-type="string">
            <text:p>战吼;沉默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0" table:content-validation-name="val10"/>
          <table:table-cell table:content-validation-name="val10" office:value-type="string" calcext:value-type="string">
            <text:p>普通</text:p>
          </table:table-cell>
          <table:table-cell office:value-type="string" calcext:value-type="string">
            <text:p>环境（战吼需求）</text:p>
          </table:table-cell>
          <table:table-cell table:style-name="ce14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84]));YEAR(MAX([.$A$1:.$A$1048576]))-YEAR([.A584])&gt;=2;[.$B584]&lt;&gt;&quot;基本&quot;;[.$B58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铁炉堡火枪兵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84:.O584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style-name="ce250" table:content-validation-name="val10"/>
          <table:table-cell table:content-validation-name="val10"/>
          <table:table-cell office:value-type="string" calcext:value-type="string">
            <text:p>激怒牌:阿曼尼狂战士;…</text:p>
          </table:table-cell>
          <table:table-cell table:style-name="ce14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85]));YEAR(MAX([.$A$1:.$A$1048576]))-YEAR([.A585])&gt;=2;[.$B585]&lt;&gt;&quot;基本&quot;;[.$B58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铁鬃灰熊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585:.O585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50" table:content-validation-name="val10"/>
          <table:table-cell table:content-validation-name="val10"/>
          <table:table-cell office:value-type="string" calcext:value-type="string">
            <text:p>野兽相关</text:p>
          </table:table-cell>
          <table:table-cell table:style-name="ce14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86]));YEAR(MAX([.$A$1:.$A$1048576]))-YEAR([.A586])&gt;=2;[.$B586]&lt;&gt;&quot;基本&quot;;[.$B58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团队领袖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86:.O586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50" table:content-validation-name="val10"/>
          <table:table-cell table:content-validation-name="val10"/>
          <table:table-cell office:value-type="string" calcext:value-type="string">
            <text:p>增益目标（光环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87]));YEAR(MAX([.$A$1:.$A$1048576]))-YEAR([.A587])&gt;=2;[.$B587]&lt;&gt;&quot;基本&quot;;[.$B58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走私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87:.O587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250" table:content-validation-name="val10"/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3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88]));YEAR(MAX([.$A$1:.$A$1048576]))-YEAR([.A588])&gt;=2;[.$B588]&lt;&gt;&quot;基本&quot;;[.$B58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舞动之剑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588:.O588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style-name="ce250" table:content-validation-name="val10"/>
          <table:table-cell table:content-validation-name="val10"/>
          <table:table-cell office:value-type="string" calcext:value-type="string">
            <text:p>对方抽卡效果;永久增益</text:p>
          </table:table-cell>
          <table:table-cell table:style-name="ce2"/>
          <table:table-cell table:number-columns-repeated="1002"/>
        </table:table-row>
        <table:table-row table:style-name="ro3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89]));YEAR(MAX([.$A$1:.$A$1048576]))-YEAR([.A589])&gt;=2;[.$B589]&lt;&gt;&quot;基本&quot;;[.$B58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个子驱魔者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2"/>
          <table:table-cell table:content-validation-name="val1" table:formula="of:=COM.MICROSOFT.CONCAT([.K589:.O589])" office:value-type="string" office:string-value="嘲讽;战吼;亡语;" calcext:value-type="string">
            <text:p>嘲讽;战吼;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250"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环境（战吼需求）</text:p>
          </table:table-cell>
          <table:table-cell table:style-name="ce14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90]));YEAR(MAX([.$A$1:.$A$1048576]))-YEAR([.A590])&gt;=2;[.$B590]&lt;&gt;&quot;基本&quot;;[.$B59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鬼召唤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90:.O590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50" table:content-validation-name="val10"/>
          <table:table-cell table:content-validation-name="val10"/>
          <table:table-cell office:value-type="string" calcext:value-type="string">
            <text:p>飞刀杂耍者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91]));YEAR(MAX([.$A$1:.$A$1048576]))-YEAR([.A591])&gt;=2;[.$B591]&lt;&gt;&quot;基本&quot;;[.$B59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兽人噬魂魔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91:.O591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50" table:content-validation-name="val10"/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92]));YEAR(MAX([.$A$1:.$A$1048576]))-YEAR([.A592])&gt;=2;[.$B592]&lt;&gt;&quot;基本&quot;;[.$B59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骑士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3"/>
          <table:table-cell table:content-validation-name="val1" table:formula="of:=COM.MICROSOFT.CONCAT([.K592:.O592])" office:value-type="string" office:string-value="战吼;圣盾;" calcext:value-type="string">
            <text:p>战吼;圣盾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50" table:content-validation-name="val10" office:value-type="string" calcext:value-type="string">
            <text:p>普通</text:p>
          </table:table-cell>
          <table:table-cell table:content-validation-name="val10"/>
          <table:table-cell office:value-type="string" calcext:value-type="string">
            <text:p>圣盾（战吼需求）;强化机器人</text:p>
          </table:table-cell>
          <table:table-cell table:style-name="ce14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93]));YEAR(MAX([.$A$1:.$A$1048576]))-YEAR([.A593])&gt;=2;[.$B593]&lt;&gt;&quot;基本&quot;;[.$B59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色十字军战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4"/>
          <table:table-cell table:content-validation-name="val1" table:formula="of:=COM.MICROSOFT.CONCAT([.K593:.O593])" office:value-type="string" office:string-value="圣盾;" calcext:value-type="string">
            <text:p>圣盾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50" table:content-validation-name="val10" office:value-type="string" calcext:value-type="string">
            <text:p>普通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94]));YEAR(MAX([.$A$1:.$A$1048576]))-YEAR([.A594])&gt;=2;[.$B594]&lt;&gt;&quot;基本&quot;;[.$B59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凶恶的雏龙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进化;</text:p>
          </table:table-cell>
          <table:table-cell table:content-validation-name="val8" table:number-columns-repeated="4"/>
          <table:table-cell table:content-validation-name="val1" table:formula="of:=COM.MICROSOFT.CONCAT([.K594:.O594])" office:value-type="string" office:string-value="进化;" calcext:value-type="string">
            <text:p>进化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50"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3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95]));YEAR(MAX([.$A$1:.$A$1048576]))-YEAR([.A595])&gt;=2;[.$B595]&lt;&gt;&quot;基本&quot;;[.$B59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岩肤石像鬼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95:.O595])">
            <text:p/>
          </table:table-cell>
          <table:table-cell table:content-validation-name="val10" table:number-columns-repeated="2"/>
          <table:table-cell table:style-name="ce250"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永续增益（持续需求）:心灵之火;维纶的恩泽;大胖;阿古斯防御者;…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96]));YEAR(MAX([.$A$1:.$A$1048576]))-YEAR([.A596])&gt;=2;[.$B596]&lt;&gt;&quot;基本&quot;;[.$B59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岩浆暴怒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96:.O596])">
            <text:p/>
          </table:table-cell>
          <table:table-cell table:content-validation-name="val10" table:number-columns-repeated="2"/>
          <table:table-cell table:style-name="ce250" table:content-validation-name="val10"/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97]));YEAR(MAX([.$A$1:.$A$1048576]))-YEAR([.A597])&gt;=2;[.$B597]&lt;&gt;&quot;基本&quot;;[.$B59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异种群居蝎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597:.O597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0" table:content-validation-name="val10"/>
          <table:table-cell table:content-validation-name="val10"/>
          <table:table-cell office:value-type="string" calcext:value-type="string">
            <text:p>搭配卡（身材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98]));YEAR(MAX([.$A$1:.$A$1048576]))-YEAR([.A598])&gt;=2;[.$B598]&lt;&gt;&quot;基本&quot;;[.$B59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翼手龙宝宝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进化;</text:p>
          </table:table-cell>
          <table:table-cell table:content-validation-name="val8" table:number-columns-repeated="3"/>
          <table:table-cell table:content-validation-name="val1" table:formula="of:=COM.MICROSOFT.CONCAT([.K598:.O598])" office:value-type="string" office:string-value="战吼;进化;" calcext:value-type="string">
            <text:p>战吼;进化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50" table:content-validation-name="val10"/>
          <table:table-cell table:content-validation-name="val10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99]));YEAR(MAX([.$A$1:.$A$1048576]))-YEAR([.A599])&gt;=2;[.$B599]&lt;&gt;&quot;基本&quot;;[.$B59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背族长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599:.O599])" office:value-type="string" office:string-value="嘲讽;" calcext:value-type="string">
            <text:p>嘲讽;</text:p>
          </table:table-cell>
          <table:table-cell table:content-validation-name="val10"/>
          <table:table-cell table:number-columns-repeated="3" table:content-validation-name="val10" office:value-type="string" calcext:value-type="string">
            <text:p>普通</text:p>
          </table:table-cell>
          <table:table-cell table:style-name="ce25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00]));YEAR(MAX([.$A$1:.$A$1048576]))-YEAR([.A600])&gt;=2;[.$B600]&lt;&gt;&quot;基本&quot;;[.$B60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骑手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冲锋;</text:p>
          </table:table-cell>
          <table:table-cell table:style-name="ce2"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3"/>
          <table:table-cell table:content-validation-name="val1" table:formula="of:=COM.MICROSOFT.CONCAT([.K600:.O600])" office:value-type="string" office:string-value="冲锋;圣盾;" calcext:value-type="string">
            <text:p>冲锋;圣盾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style-name="ce25"/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01]));YEAR(MAX([.$A$1:.$A$1048576]))-YEAR([.A601])&gt;=2;[.$B601]&lt;&gt;&quot;基本&quot;;[.$B60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领军</text:p>
          </table:table-cell>
          <table:table-cell table:style-name="ce2" table:content-validation-name="val7" office:value-type="string" calcext:value-type="string">
            <text:p>鱼人</text:p>
          </table:table-cell>
          <table:table-cell table:style-name="ce2" table:content-validation-name="val8" table:number-columns-repeated="5"/>
          <table:table-cell table:content-validation-name="val1" table:formula="of:=COM.MICROSOFT.CONCAT([.K601:.O601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鱼人（光环需求）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02]));YEAR(MAX([.$A$1:.$A$1048576]))-YEAR([.A602])&gt;=2;[.$B602]&lt;&gt;&quot;基本&quot;;[.$B60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怨影狂怒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02:.O602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603]));YEAR(MAX([.$A$1:.$A$1048576]))-YEAR([.A603])&gt;=2;[.$B603]&lt;&gt;&quot;基本&quot;;[.$B60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杂耍小鬼</text:p>
          </table:table-cell>
          <table:table-cell table:content-validation-name="val7" office:value-type="string" calcext:value-type="string">
            <text:p>恶魔</text:p>
          </table:table-cell>
          <table:table-cell table:content-validation-name="val8" office:value-type="string" calcext:value-type="string">
            <text:p>法术伤害;</text:p>
          </table:table-cell>
          <table:table-cell table:style-name="ce2" table:content-validation-name="val8" table:number-columns-repeated="4"/>
          <table:table-cell table:content-validation-name="val1" table:formula="of:=COM.MICROSOFT.CONCAT([.K603:.O603])" office:value-type="string" office:string-value="法术伤害;" calcext:value-type="string">
            <text:p>法术伤害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法术（法伤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04]));YEAR(MAX([.$A$1:.$A$1048576]))-YEAR([.A604])&gt;=2;[.$B604]&lt;&gt;&quot;基本&quot;;[.$B60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蜘蛛坦克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style-name="ce2" table:content-validation-name="val8" table:number-columns-repeated="5"/>
          <table:table-cell table:content-validation-name="val1" table:formula="of:=COM.MICROSOFT.CONCAT([.K604:.O604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605]));YEAR(MAX([.$A$1:.$A$1048576]))-YEAR([.A605])&gt;=2;[.$B605]&lt;&gt;&quot;基本&quot;;[.$B60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重装佣兵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605:.O605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06]));YEAR(MAX([.$A$1:.$A$1048576]))-YEAR([.A606])&gt;=2;[.$B606]&lt;&gt;&quot;基本&quot;;[.$B60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侏儒实验技师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606:.O606])" office:value-type="string" office:string-value="战吼;" calcext:value-type="string">
            <text:p>战吼;</text:p>
          </table:table-cell>
          <table:table-cell table:content-validation-name="val10" table:number-columns-repeated="4"/>
          <table:table-cell office:value-type="string" calcext:value-type="string">
            <text:p>连击;尖牙德鲁伊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07]));YEAR(MAX([.$A$1:.$A$1048576]))-YEAR([.A607])&gt;=2;[.$B607]&lt;&gt;&quot;基本&quot;;[.$B60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紫罗兰法师</text:p>
          </table:table-cell>
          <table:table-cell table:style-name="ce2" table:content-validation-name="val7"/>
          <table:table-cell table:content-validation-name="val8" office:value-type="string" calcext:value-type="string">
            <text:p>免疫;</text:p>
          </table:table-cell>
          <table:table-cell table:style-name="ce2" table:content-validation-name="val8" table:number-columns-repeated="4"/>
          <table:table-cell table:content-validation-name="val1" table:formula="of:=COM.MICROSOFT.CONCAT([.K607:.O607])" office:value-type="string" office:string-value="免疫;" calcext:value-type="string">
            <text:p>免疫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25" office:value-type="string" calcext:value-type="string">
            <text:p>防爆牌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08]));YEAR(MAX([.$A$1:.$A$1048576]))-YEAR([.A608])&gt;=2;[.$B608]&lt;&gt;&quot;基本&quot;;[.$B60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箭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08:.O608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609]));YEAR(MAX([.$A$1:.$A$1048576]))-YEAR([.A609])&gt;=2;[.$B609]&lt;&gt;&quot;基本&quot;;[.$B60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镀银魔像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09:.O609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 office:value-type="string" calcext:value-type="string">
            <text:p>弃牌效果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10]));YEAR(MAX([.$A$1:.$A$1048576]))-YEAR([.A610])&gt;=2;[.$B610]&lt;&gt;&quot;基本&quot;;[.$B61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恶魔卫士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3"/>
          <table:table-cell table:content-validation-name="val1" table:formula="of:=COM.MICROSOFT.CONCAT([.K610:.O610])" office:value-type="string" office:string-value="嘲讽;战吼;" calcext:value-type="string">
            <text:p>嘲讽;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11]));YEAR(MAX([.$A$1:.$A$1048576]))-YEAR([.A611])&gt;=2;[.$B611]&lt;&gt;&quot;基本&quot;;[.$B611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恶魔之怒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11:.O611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12]));YEAR(MAX([.$A$1:.$A$1048576]))-YEAR([.A612])&gt;=2;[.$B612]&lt;&gt;&quot;基本&quot;;[.$B61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感知恶魔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12:.O612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恶魔(抽牌需求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613]));YEAR(MAX([.$A$1:.$A$1048576]))-YEAR([.A613])&gt;=2;[.$B613]&lt;&gt;&quot;基本&quot;;[.$B61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聒噪的挖掘者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3"/>
          <table:table-cell table:content-validation-name="val1" table:formula="of:=COM.MICROSOFT.CONCAT([.K613:.O613])" office:value-type="string" office:string-value="战吼;发现;" calcext:value-type="string">
            <text:p>战吼;发现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614]));YEAR(MAX([.$A$1:.$A$1048576]))-YEAR([.A614])&gt;=2;[.$B614]&lt;&gt;&quot;基本&quot;;[.$B61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狂乱传染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14:.O614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人品（法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615]));YEAR(MAX([.$A$1:.$A$1048576]))-YEAR([.A615])&gt;=2;[.$B615]&lt;&gt;&quot;基本&quot;;[.$B61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证药剂师</text:p>
          </table:table-cell>
          <table:table-cell table:content-validation-name="val7" office:value-type="string" calcext:value-type="string">
            <text:p>恶魔</text:p>
          </table:table-cell>
          <table:table-cell table:content-validation-name="val8" table:number-columns-repeated="5"/>
          <table:table-cell table:content-validation-name="val1" table:formula="of:=COM.MICROSOFT.CONCAT([.K615:.O61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16]));YEAR(MAX([.$A$1:.$A$1048576]))-YEAR([.A616])&gt;=2;[.$B616]&lt;&gt;&quot;基本&quot;;[.$B61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吸取生命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16:.O616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17]));YEAR(MAX([.$A$1:.$A$1048576]))-YEAR([.A617])&gt;=2;[.$B617]&lt;&gt;&quot;基本&quot;;[.$B61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鬼首领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17:.O617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618]));YEAR(MAX([.$A$1:.$A$1048576]))-YEAR([.A618])&gt;=2;[.$B618]&lt;&gt;&quot;基本&quot;;[.$B61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血怒药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18:.O618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恶魔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19]));YEAR(MAX([.$A$1:.$A$1048576]))-YEAR([.A619])&gt;=2;[.$B619]&lt;&gt;&quot;基本&quot;;[.$B61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空恐魔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619:.O619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620]));YEAR(MAX([.$A$1:.$A$1048576]))-YEAR([.A620])&gt;=2;[.$B620]&lt;&gt;&quot;基本&quot;;[.$B62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色镇议员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20:.O620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21]));YEAR(MAX([.$A$1:.$A$1048576]))-YEAR([.A621])&gt;=2;[.$B621]&lt;&gt;&quot;基本&quot;;[.$B62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变形神龟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21:.O621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22]));YEAR(MAX([.$A$1:.$A$1048576]))-YEAR([.A622])&gt;=2;[.$B622]&lt;&gt;&quot;基本&quot;;[.$B62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丛林守护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22:.O622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23]));YEAR(MAX([.$A$1:.$A$1048576]))-YEAR([.A623])&gt;=2;[.$B623]&lt;&gt;&quot;基本&quot;;[.$B62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丛林枭兽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623:.O623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24]));YEAR(MAX([.$A$1:.$A$1048576]))-YEAR([.A624])&gt;=2;[.$B624]&lt;&gt;&quot;基本&quot;;[.$B62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丛林之魂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624:.O624])" office:value-type="string" office:string-value="亡语;" calcext:value-type="string">
            <text:p>亡语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25]));YEAR(MAX([.$A$1:.$A$1048576]))-YEAR([.A625])&gt;=2;[.$B625]&lt;&gt;&quot;基本&quot;;[.$B62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范达尔·鹿盔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25:.O62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抉择（触发需求)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26]));YEAR(MAX([.$A$1:.$A$1048576]))-YEAR([.A626])&gt;=2;[.$B626]&lt;&gt;&quot;基本&quot;;[.$B62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横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26:.O626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法强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27]));YEAR(MAX([.$A$1:.$A$1048576]))-YEAR([.A627])&gt;=2;[.$B627]&lt;&gt;&quot;基本&quot;;[.$B62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荒野行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627:.O627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142" office:value-type="string" calcext:value-type="string">
            <text:p>野兽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28]));YEAR(MAX([.$A$1:.$A$1048576]))-YEAR([.A628])&gt;=2;[.$B628]&lt;&gt;&quot;基本&quot;;[.$B62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剧毒之种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28:.O628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style-name="ce142" office:value-type="string" calcext:value-type="string">
            <text:p>变形目标(变形需求):黑暗低语者…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29]));YEAR(MAX([.$A$1:.$A$1048576]))-YEAR([.A629])&gt;=2;[.$B629]&lt;&gt;&quot;基本&quot;;[.$B62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野争斗者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629:.O629])">
            <text:p/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0]));YEAR(MAX([.$A$1:.$A$1048576]))-YEAR([.A630])&gt;=2;[.$B630]&lt;&gt;&quot;基本&quot;;[.$B63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泥潭守护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30:.O630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1]));YEAR(MAX([.$A$1:.$A$1048576]))-YEAR([.A631])&gt;=2;[.$B631]&lt;&gt;&quot;基本&quot;;[.$B63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卡拉克西织珀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631:.O631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组（战吼需求)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2]));YEAR(MAX([.$A$1:.$A$1048576]))-YEAR([.A632])&gt;=2;[.$B632]&lt;&gt;&quot;基本&quot;;[.$B63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生长孢子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32:.O632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33]));YEAR(MAX([.$A$1:.$A$1048576]))-YEAR([.A633])&gt;=2;[.$B633]&lt;&gt;&quot;基本&quot;;[.$B63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撕咬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33:.O633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34]));YEAR(MAX([.$A$1:.$A$1048576]))-YEAR([.A634])&gt;=2;[.$B634]&lt;&gt;&quot;基本&quot;;[.$B63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星界沟通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34:.O634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组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5]));YEAR(MAX([.$A$1:.$A$1048576]))-YEAR([.A635])&gt;=2;[.$B635]&lt;&gt;&quot;基本&quot;;[.$B63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变形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35:.O63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6]));YEAR(MAX([.$A$1:.$A$1048576]))-YEAR([.A636])&gt;=2;[.$B636]&lt;&gt;&quot;基本&quot;;[.$B63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锥术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冻结;</text:p>
          </table:table-cell>
          <table:table-cell table:style-name="ce2" table:content-validation-name="val8" table:number-columns-repeated="4"/>
          <table:table-cell table:content-validation-name="val1" table:formula="of:=COM.MICROSOFT.CONCAT([.K636:.O636])" office:value-type="string" office:string-value="冻结;" calcext:value-type="string">
            <text:p>冻结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7]));YEAR(MAX([.$A$1:.$A$1048576]))-YEAR([.A637])&gt;=2;[.$B637]&lt;&gt;&quot;基本&quot;;[.$B637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达拉然铁骑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激励;</text:p>
          </table:table-cell>
          <table:table-cell table:style-name="ce2" table:content-validation-name="val8" office:value-type="string" calcext:value-type="string">
            <text:p>法术伤害;</text:p>
          </table:table-cell>
          <table:table-cell table:style-name="ce2" table:content-validation-name="val8" table:number-columns-repeated="3"/>
          <table:table-cell table:content-validation-name="val1" table:formula="of:=COM.MICROSOFT.CONCAT([.K637:.O637])" office:value-type="string" office:string-value="激励;法术伤害;" calcext:value-type="string">
            <text:p>激励;法术伤害;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法伤(法强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8]));YEAR(MAX([.$A$1:.$A$1048576]))-YEAR([.A638])&gt;=2;[.$B638]&lt;&gt;&quot;基本&quot;;[.$B63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地精炎术士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638:.O638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机械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9]));YEAR(MAX([.$A$1:.$A$1048576]))-YEAR([.A639])&gt;=2;[.$B639]&lt;&gt;&quot;基本&quot;;[.$B63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癫狂的唤冰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冻结;</text:p>
          </table:table-cell>
          <table:table-cell table:style-name="ce2" table:content-validation-name="val8" table:number-columns-repeated="4"/>
          <table:table-cell table:content-validation-name="val1" table:formula="of:=COM.MICROSOFT.CONCAT([.K639:.O639])" office:value-type="string" office:string-value="冻结;" calcext:value-type="string">
            <text:p>冻结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0]));YEAR(MAX([.$A$1:.$A$1048576]))-YEAR([.A640])&gt;=2;[.$B640]&lt;&gt;&quot;基本&quot;;[.$B640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复活的铠甲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40:.O640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1]));YEAR(MAX([.$A$1:.$A$1048576]))-YEAR([.A641])&gt;=2;[.$B641]&lt;&gt;&quot;基本&quot;;[.$B64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火球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41:.O641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2]));YEAR(MAX([.$A$1:.$A$1048576]))-YEAR([.A642])&gt;=2;[.$B642]&lt;&gt;&quot;基本&quot;;[.$B642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麦迪文的残影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42:.O642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熔核巨人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3]));YEAR(MAX([.$A$1:.$A$1048576]))-YEAR([.A643])&gt;=2;[.$B643]&lt;&gt;&quot;基本&quot;;[.$B64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熔岩镜像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43:.O643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4]));YEAR(MAX([.$A$1:.$A$1048576]))-YEAR([.A644])&gt;=2;[.$B644]&lt;&gt;&quot;基本&quot;;[.$B64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水元素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冻结;</text:p>
          </table:table-cell>
          <table:table-cell table:style-name="ce2" table:content-validation-name="val8" table:number-columns-repeated="4"/>
          <table:table-cell table:content-validation-name="val1" table:formula="of:=COM.MICROSOFT.CONCAT([.K644:.O644])" office:value-type="string" office:string-value="冻结;" calcext:value-type="string">
            <text:p>冻结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5]));YEAR(MAX([.$A$1:.$A$1048576]))-YEAR([.A645])&gt;=2;[.$B645]&lt;&gt;&quot;基本&quot;;[.$B64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个子扰咒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45:.O645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光环目标(光环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6]));YEAR(MAX([.$A$1:.$A$1048576]))-YEAR([.A646])&gt;=2;[.$B646]&lt;&gt;&quot;基本&quot;;[.$B64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奥术师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奥秘;</text:p>
          </table:table-cell>
          <table:table-cell table:style-name="ce2" table:content-validation-name="val8" table:number-columns-repeated="4"/>
          <table:table-cell table:content-validation-name="val1" table:formula="of:=COM.MICROSOFT.CONCAT([.K646:.O646])" office:value-type="string" office:string-value="奥秘;" calcext:value-type="string">
            <text:p>奥秘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奥秘(持续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7]));YEAR(MAX([.$A$1:.$A$1048576]))-YEAR([.A647])&gt;=2;[.$B647]&lt;&gt;&quot;基本&quot;;[.$B64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蒸汽涌动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47:.O647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48]));YEAR(MAX([.$A$1:.$A$1048576]))-YEAR([.A648])&gt;=2;[.$B648]&lt;&gt;&quot;基本&quot;;[.$B64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多重射击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48:.O648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9]));YEAR(MAX([.$A$1:.$A$1048576]))-YEAR([.A649])&gt;=2;[.$B649]&lt;&gt;&quot;基本&quot;;[.$B64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寄生恶狼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649:.O649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0]));YEAR(MAX([.$A$1:.$A$1048576]))-YEAR([.A650])&gt;=2;[.$B650]&lt;&gt;&quot;基本&quot;;[.$B65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熔火怒犬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650:.O650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组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51]));YEAR(MAX([.$A$1:.$A$1048576]))-YEAR([.A651])&gt;=2;[.$B651]&lt;&gt;&quot;基本&quot;;[.$B65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驮运科多兽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651:.O651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2]));YEAR(MAX([.$A$1:.$A$1048576]))-YEAR([.A652])&gt;=2;[.$B652]&lt;&gt;&quot;基本&quot;;[.$B65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驯兽师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652:.O652])" office:value-type="string" office:string-value="战吼;嘲讽;" calcext:value-type="string">
            <text:p>战吼;嘲讽;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142" office:value-type="string" calcext:value-type="string">
            <text:p>野兽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3]));YEAR(MAX([.$A$1:.$A$1048576]))-YEAR([.A653])&gt;=2;[.$B653]&lt;&gt;&quot;基本&quot;;[.$B65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言术：骇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53:.O653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环境（消灭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4]));YEAR(MAX([.$A$1:.$A$1048576]))-YEAR([.A654])&gt;=2;[.$B654]&lt;&gt;&quot;基本&quot;;[.$B65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狂乱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54:.O654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环境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5]));YEAR(MAX([.$A$1:.$A$1048576]))-YEAR([.A655])&gt;=2;[.$B655]&lt;&gt;&quot;基本&quot;;[.$B65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子嗣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55:.O655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6]));YEAR(MAX([.$A$1:.$A$1048576]))-YEAR([.A656])&gt;=2;[.$B656]&lt;&gt;&quot;基本&quot;;[.$B65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金尼灵魂祭司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56:.O656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治疗（特殊需求）:治疗之环;大地之环先知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7]));YEAR(MAX([.$A$1:.$A$1048576]))-YEAR([.A657])&gt;=2;[.$B657]&lt;&gt;&quot;基本&quot;;[.$B65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变幻之影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657:.O657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8]));YEAR(MAX([.$A$1:.$A$1048576]))-YEAR([.A658])&gt;=2;[.$B658]&lt;&gt;&quot;基本&quot;;[.$B65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兜帽侍僧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58:.O658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克苏恩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9]));YEAR(MAX([.$A$1:.$A$1048576]))-YEAR([.A659])&gt;=2;[.$B659]&lt;&gt;&quot;基本&quot;;[.$B65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耀之子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59:.O659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60]));YEAR(MAX([.$A$1:.$A$1048576]))-YEAR([.A660])&gt;=2;[.$B660]&lt;&gt;&quot;基本&quot;;[.$B66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控心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60:.O660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环境（召唤需求）;人品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61]));YEAR(MAX([.$A$1:.$A$1048576]))-YEAR([.A661])&gt;=2;[.$B661]&lt;&gt;&quot;基本&quot;;[.$B66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强效治疗药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61:.O661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62]));YEAR(MAX([.$A$1:.$A$1048576]))-YEAR([.A662])&gt;=2;[.$B662]&lt;&gt;&quot;基本&quot;;[.$B66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群体驱散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62:.O662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63]));YEAR(MAX([.$A$1:.$A$1048576]))-YEAR([.A663])&gt;=2;[.$B663]&lt;&gt;&quot;基本&quot;;[.$B66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神圣勇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63:.O663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卡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64]));YEAR(MAX([.$A$1:.$A$1048576]))-YEAR([.A664])&gt;=2;[.$B664]&lt;&gt;&quot;基本&quot;;[.$B66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始祖龟执盾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64:.O664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65]));YEAR(MAX([.$A$1:.$A$1048576]))-YEAR([.A665])&gt;=2;[.$B665]&lt;&gt;&quot;基本&quot;;[.$B66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宴会牧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65:.O66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法术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66]));YEAR(MAX([.$A$1:.$A$1048576]))-YEAR([.A666])&gt;=2;[.$B666]&lt;&gt;&quot;基本&quot;;[.$B66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“尸魔花”瑟拉金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66:.O666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67]));YEAR(MAX([.$A$1:.$A$1048576]))-YEAR([.A667])&gt;=2;[.$B667]&lt;&gt;&quot;基本&quot;;[.$B66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努巴尔伏击者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667:.O667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套牌(负面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68]));YEAR(MAX([.$A$1:.$A$1048576]))-YEAR([.A668])&gt;=2;[.$B668]&lt;&gt;&quot;基本&quot;;[.$B66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中破坏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连击;</text:p>
          </table:table-cell>
          <table:table-cell table:style-name="ce2" table:content-validation-name="val8" table:number-columns-repeated="4"/>
          <table:table-cell table:content-validation-name="val1" table:formula="of:=COM.MICROSOFT.CONCAT([.K668:.O668])" office:value-type="string" office:string-value="连击;" calcext:value-type="string">
            <text:p>连击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69]));YEAR(MAX([.$A$1:.$A$1048576]))-YEAR([.A669])&gt;=2;[.$B669]&lt;&gt;&quot;基本&quot;;[.$B66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淬毒利刃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69:.O669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70]));YEAR(MAX([.$A$1:.$A$1048576]))-YEAR([.A670])&gt;=2;[.$B670]&lt;&gt;&quot;基本&quot;;[.$B67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盗墓匪贼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670:.O670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71]));YEAR(MAX([.$A$1:.$A$1048576]))-YEAR([.A671])&gt;=2;[.$B671]&lt;&gt;&quot;基本&quot;;[.$B67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毒心者夏克里尔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671:.O671])" office:value-type="string" office:string-value="战吼;亡语;" calcext:value-type="string">
            <text:p>战吼;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72]));YEAR(MAX([.$A$1:.$A$1048576]))-YEAR([.A672])&gt;=2;[.$B672]&lt;&gt;&quot;基本&quot;;[.$B67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黑曜石碎片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72:.O672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73]));YEAR(MAX([.$A$1:.$A$1048576]))-YEAR([.A673])&gt;=2;[.$B673]&lt;&gt;&quot;基本&quot;;[.$B67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剑刃乱舞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73:.O673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搭配卡(法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74]));YEAR(MAX([.$A$1:.$A$1048576]))-YEAR([.A674])&gt;=2;[.$B674]&lt;&gt;&quot;基本&quot;;[.$B67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南海畸变船长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674:.O674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75]));YEAR(MAX([.$A$1:.$A$1048576]))-YEAR([.A675])&gt;=2;[.$B675]&lt;&gt;&quot;基本&quot;;[.$B67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伪装大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潜行;</text:p>
          </table:table-cell>
          <table:table-cell table:style-name="ce2" table:content-validation-name="val8" table:number-columns-repeated="3"/>
          <table:table-cell table:content-validation-name="val1" table:formula="of:=COM.MICROSOFT.CONCAT([.K675:.O675])" office:value-type="string" office:string-value="战吼;潜行;" calcext:value-type="string">
            <text:p>战吼;潜行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增益目标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76]));YEAR(MAX([.$A$1:.$A$1048576]))-YEAR([.A676])&gt;=2;[.$B676]&lt;&gt;&quot;基本&quot;;[.$B67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修补匠的磨刀油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连击;</text:p>
          </table:table-cell>
          <table:table-cell table:style-name="ce2" table:content-validation-name="val8" table:number-columns-repeated="4"/>
          <table:table-cell table:content-validation-name="val1" table:formula="of:=COM.MICROSOFT.CONCAT([.K676:.O676])" office:value-type="string" office:string-value="连击;" calcext:value-type="string">
            <text:p>连击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连击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77]));YEAR(MAX([.$A$1:.$A$1048576]))-YEAR([.A677])&gt;=2;[.$B677]&lt;&gt;&quot;基本&quot;;[.$B67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德莱尼图腾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677:.O677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图腾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78]));YEAR(MAX([.$A$1:.$A$1048576]))-YEAR([.A678])&gt;=2;[.$B678]&lt;&gt;&quot;基本&quot;;[.$B67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语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678:.O678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79]));YEAR(MAX([.$A$1:.$A$1048576]))-YEAR([.A679])&gt;=2;[.$B679]&lt;&gt;&quot;基本&quot;;[.$B67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灌魔之锤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679:.O679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80]));YEAR(MAX([.$A$1:.$A$1048576]))-YEAR([.A680])&gt;=2;[.$B680]&lt;&gt;&quot;基本&quot;;[.$B68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海潮涌动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80:.O680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81]));YEAR(MAX([.$A$1:.$A$1048576]))-YEAR([.A681])&gt;=2;[.$B681]&lt;&gt;&quot;基本&quot;;[.$B68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焰驱逐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3"/>
          <table:table-cell table:content-validation-name="val1" table:formula="of:=COM.MICROSOFT.CONCAT([.K681:.O681])" office:value-type="string" office:string-value="战吼;过载;" calcext:value-type="string">
            <text:p>战吼;过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人品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82]));YEAR(MAX([.$A$1:.$A$1048576]))-YEAR([.A682])&gt;=2;[.$B682]&lt;&gt;&quot;基本&quot;;[.$B68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锦鱼人水语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3"/>
          <table:table-cell table:content-validation-name="val1" table:formula="of:=COM.MICROSOFT.CONCAT([.K682:.O682])" office:value-type="string" office:string-value="战吼;过载;" calcext:value-type="string">
            <text:p>战吼;过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83]));YEAR(MAX([.$A$1:.$A$1048576]))-YEAR([.A683])&gt;=2;[.$B683]&lt;&gt;&quot;基本&quot;;[.$B68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进化之主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683:.O683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84]));YEAR(MAX([.$A$1:.$A$1048576]))-YEAR([.A684])&gt;=2;[.$B684]&lt;&gt;&quot;基本&quot;;[.$B68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青玉闪电</text:p>
          </table:table-cell>
          <table:table-cell table:content-validation-name="val7"/>
          <table:table-cell table:content-validation-name="val8" office:value-type="string" calcext:value-type="string">
            <text:p>青玉魔像;</text:p>
          </table:table-cell>
          <table:table-cell table:content-validation-name="val8" table:number-columns-repeated="4"/>
          <table:table-cell table:content-validation-name="val1" table:formula="of:=COM.MICROSOFT.CONCAT([.K684:.O684])" office:value-type="string" office:string-value="青玉魔像;" calcext:value-type="string">
            <text:p>青玉魔像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青玉魔像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85]));YEAR(MAX([.$A$1:.$A$1048576]))-YEAR([.A685])&gt;=2;[.$B685]&lt;&gt;&quot;基本&quot;;[.$B68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沙槌萨满祭司</text:p>
          </table:table-cell>
          <table:table-cell table:content-validation-name="val7"/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4"/>
          <table:table-cell table:content-validation-name="val1" table:formula="of:=COM.MICROSOFT.CONCAT([.K685:.O685])" office:value-type="string" office:string-value="过载;" calcext:value-type="string">
            <text:p>过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86]));YEAR(MAX([.$A$1:.$A$1048576]))-YEAR([.A686])&gt;=2;[.$B686]&lt;&gt;&quot;基本&quot;;[.$B68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沙鳞灵魂行者</text:p>
          </table:table-cell>
          <table:table-cell table:style-name="ce2" table:content-validation-name="val7"/>
          <table:table-cell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4"/>
          <table:table-cell table:content-validation-name="val1" table:formula="of:=COM.MICROSOFT.CONCAT([.K686:.O686])" office:value-type="string" office:string-value="过载;" calcext:value-type="string">
            <text:p>过载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鱼人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87]));YEAR(MAX([.$A$1:.$A$1048576]))-YEAR([.A687])&gt;=2;[.$B687]&lt;&gt;&quot;基本&quot;;[.$B68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奇四鱼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87:.O687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88]));YEAR(MAX([.$A$1:.$A$1048576]))-YEAR([.A688])&gt;=2;[.$B688]&lt;&gt;&quot;基本&quot;;[.$B68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投火无面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4"/>
          <table:table-cell table:content-validation-name="val1" table:formula="of:=COM.MICROSOFT.CONCAT([.K688:.O688])" office:value-type="string" office:string-value="过载;" calcext:value-type="string">
            <text:p>过载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89]));YEAR(MAX([.$A$1:.$A$1048576]))-YEAR([.A689])&gt;=2;[.$B689]&lt;&gt;&quot;基本&quot;;[.$B68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顽石元素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689:.O689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战吼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90]));YEAR(MAX([.$A$1:.$A$1048576]))-YEAR([.A690])&gt;=2;[.$B690]&lt;&gt;&quot;基本&quot;;[.$B690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祖召唤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90:.O690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土元素;玛里苟斯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91]));YEAR(MAX([.$A$1:.$A$1048576]))-YEAR([.A691])&gt;=2;[.$B691]&lt;&gt;&quot;基本&quot;;[.$B69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恶的巫医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91:.O691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法术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92]));YEAR(MAX([.$A$1:.$A$1048576]))-YEAR([.A692])&gt;=2;[.$B692]&lt;&gt;&quot;基本&quot;;[.$B69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玉莲帮幻术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92:.O692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93]));YEAR(MAX([.$A$1:.$A$1048576]))-YEAR([.A693])&gt;=2;[.$B693]&lt;&gt;&quot;基本&quot;;[.$B69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达曼守护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693:.O693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94]));YEAR(MAX([.$A$1:.$A$1048576]))-YEAR([.A694])&gt;=2;[.$B694]&lt;&gt;&quot;基本&quot;;[.$B69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愤怒之锤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94:.O694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95]));YEAR(MAX([.$A$1:.$A$1048576]))-YEAR([.A695])&gt;=2;[.$B695]&lt;&gt;&quot;基本&quot;;[.$B69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奉献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95:.O695])">
            <text:p/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法强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96]));YEAR(MAX([.$A$1:.$A$1048576]))-YEAR([.A696])&gt;=2;[.$B696]&lt;&gt;&quot;基本&quot;;[.$B69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铸剑龙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96:.O696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97]));YEAR(MAX([.$A$1:.$A$1048576]))-YEAR([.A697])&gt;=2;[.$B697]&lt;&gt;&quot;基本&quot;;[.$B69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王者祝福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97:.O697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增益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98]));YEAR(MAX([.$A$1:.$A$1048576]))-YEAR([.A698])&gt;=2;[.$B698]&lt;&gt;&quot;基本&quot;;[.$B69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银月城传送门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98:.O698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99]));YEAR(MAX([.$A$1:.$A$1048576]))-YEAR([.A699])&gt;=2;[.$B699]&lt;&gt;&quot;基本&quot;;[.$B69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骑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99:.O699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00]));YEAR(MAX([.$A$1:.$A$1048576]))-YEAR([.A700])&gt;=2;[.$B700]&lt;&gt;&quot;基本&quot;;[.$B70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真银圣剑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00:.O700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01]));YEAR(MAX([.$A$1:.$A$1048576]))-YEAR([.A701])&gt;=2;[.$B701]&lt;&gt;&quot;基本&quot;;[.$B70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拉希武器匠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01:.O701])" office:value-type="string" office:string-value="战吼;" calcext:value-type="string">
            <text:p>战吼;</text:p>
          </table:table-cell>
          <table:table-cell table:content-validation-name="val10" table:number-columns-repeated="4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02]));YEAR(MAX([.$A$1:.$A$1048576]))-YEAR([.A702])&gt;=2;[.$B702]&lt;&gt;&quot;基本&quot;;[.$B70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废旧螺栓机甲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02:.O702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机械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03]));YEAR(MAX([.$A$1:.$A$1048576]))-YEAR([.A703])&gt;=2;[.$B703]&lt;&gt;&quot;基本&quot;;[.$B70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黄铜指虎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03:.O703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04]));YEAR(MAX([.$A$1:.$A$1048576]))-YEAR([.A704])&gt;=2;[.$B704]&lt;&gt;&quot;基本&quot;;[.$B70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库卡隆精英卫士</text:p>
          </table:table-cell>
          <table:table-cell table:style-name="ce2" table:content-validation-name="val7"/>
          <table:table-cell table:content-validation-name="val8" office:value-type="string" calcext:value-type="string">
            <text:p>冲锋;</text:p>
          </table:table-cell>
          <table:table-cell table:style-name="ce2" table:content-validation-name="val8" table:number-columns-repeated="4"/>
          <table:table-cell table:content-validation-name="val1" table:formula="of:=COM.MICROSOFT.CONCAT([.K704:.O704])" office:value-type="string" office:string-value="冲锋;" calcext:value-type="string">
            <text:p>冲锋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05]));YEAR(MAX([.$A$1:.$A$1048576]))-YEAR([.A705])&gt;=2;[.$B705]&lt;&gt;&quot;基本&quot;;[.$B70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猛犸人头领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05:.O705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06]));YEAR(MAX([.$A$1:.$A$1048576]))-YEAR([.A706])&gt;=2;[.$B706]&lt;&gt;&quot;基本&quot;;[.$B70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死亡之咬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706:.O706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07]));YEAR(MAX([.$A$1:.$A$1048576]))-YEAR([.A707])&gt;=2;[.$B707]&lt;&gt;&quot;基本&quot;;[.$B70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玩具商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07:.O707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08]));YEAR(MAX([.$A$1:.$A$1048576]))-YEAR([.A708])&gt;=2;[.$B708]&lt;&gt;&quot;基本&quot;;[.$B70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蹄勇士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激怒;</text:p>
          </table:table-cell>
          <table:table-cell table:style-name="ce2" table:content-validation-name="val8" table:number-columns-repeated="3"/>
          <table:table-cell table:content-validation-name="val1" table:formula="of:=COM.MICROSOFT.CONCAT([.K708:.O708])" office:value-type="string" office:string-value="嘲讽;激怒;" calcext:value-type="string">
            <text:p>嘲讽;激怒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牌（激怒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09]));YEAR(MAX([.$A$1:.$A$1048576]))-YEAR([.A709])&gt;=2;[.$B709]&lt;&gt;&quot;基本&quot;;[.$B70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掷斧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09:.O709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10]));YEAR(MAX([.$A$1:.$A$1048576]))-YEAR([.A710])&gt;=2;[.$B710]&lt;&gt;&quot;基本&quot;;[.$B71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致死打击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10:.O710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搭配套牌(特殊需求)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11]));YEAR(MAX([.$A$1:.$A$1048576]))-YEAR([.A711])&gt;=2;[.$B711]&lt;&gt;&quot;基本&quot;;[.$B71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“鲨鱼”加佐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11:.O711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office:value-type="string" calcext:value-type="string">
            <text:p>搭配卡组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12]));YEAR(MAX([.$A$1:.$A$1048576]))-YEAR([.A712])&gt;=2;[.$B712]&lt;&gt;&quot;基本&quot;;[.$B71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A3型机械金刚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发现;</text:p>
          </table:table-cell>
          <table:table-cell table:style-name="ce2" table:content-validation-name="val8" table:number-columns-repeated="3"/>
          <table:table-cell table:content-validation-name="val1" table:formula="of:=COM.MICROSOFT.CONCAT([.K712:.O712])" office:value-type="string" office:string-value="战吼;发现;" calcext:value-type="string">
            <text:p>战吼;发现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机械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13]));YEAR(MAX([.$A$1:.$A$1048576]))-YEAR([.A713])&gt;=2;[.$B713]&lt;&gt;&quot;基本&quot;;[.$B71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古斯防御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713:.O713])" office:value-type="string" office:string-value="战吼;嘲讽;" calcext:value-type="string">
            <text:p>战吼;嘲讽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office:value-type="string" calcext:value-type="string">
            <text:p>增益目标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14]));YEAR(MAX([.$A$1:.$A$1048576]))-YEAR([.A714])&gt;=2;[.$B714]&lt;&gt;&quot;基本&quot;;[.$B71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哀嚎的灵魂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沉默;</text:p>
          </table:table-cell>
          <table:table-cell table:style-name="ce2" table:content-validation-name="val8" table:number-columns-repeated="3"/>
          <table:table-cell table:content-validation-name="val1" table:formula="of:=COM.MICROSOFT.CONCAT([.K714:.O714])" office:value-type="string" office:string-value="战吼;沉默;" calcext:value-type="string">
            <text:p>战吼;沉默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减益效果（战吼需求）:舞动之剑;食人魔步兵;食人魔勇士穆戈尔;…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15]));YEAR(MAX([.$A$1:.$A$1048576]))-YEAR([.A715])&gt;=2;[.$B715]&lt;&gt;&quot;基本&quot;;[.$B71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炼金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15:.O715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16]));YEAR(MAX([.$A$1:.$A$1048576]))-YEAR([.A716])&gt;=2;[.$B716]&lt;&gt;&quot;基本&quot;;[.$B71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秘吞噬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奥秘;</text:p>
          </table:table-cell>
          <table:table-cell table:style-name="ce2" table:content-validation-name="val8" table:number-columns-repeated="3"/>
          <table:table-cell table:content-validation-name="val1" table:formula="of:=COM.MICROSOFT.CONCAT([.K716:.O716])" office:value-type="string" office:string-value="战吼;奥秘;" calcext:value-type="string">
            <text:p>战吼;奥秘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17]));YEAR(MAX([.$A$1:.$A$1048576]))-YEAR([.A717])&gt;=2;[.$B717]&lt;&gt;&quot;基本&quot;;[.$B71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能铁匠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717:.O717])" office:value-type="string" office:string-value="战吼;嘲讽;" calcext:value-type="string">
            <text:p>战吼;嘲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18]));YEAR(MAX([.$A$1:.$A$1048576]))-YEAR([.A718])&gt;=2;[.$B718]&lt;&gt;&quot;基本&quot;;[.$B71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巴内斯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18:.O718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19]));YEAR(MAX([.$A$1:.$A$1048576]))-YEAR([.A719])&gt;=2;[.$B719]&lt;&gt;&quot;基本&quot;;[.$B71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风城骑士</text:p>
          </table:table-cell>
          <table:table-cell table:style-name="ce2" table:content-validation-name="val7"/>
          <table:table-cell table:content-validation-name="val8" office:value-type="string" calcext:value-type="string">
            <text:p>冲锋;</text:p>
          </table:table-cell>
          <table:table-cell table:style-name="ce2" table:content-validation-name="val8" table:number-columns-repeated="4"/>
          <table:table-cell table:content-validation-name="val1" table:formula="of:=COM.MICROSOFT.CONCAT([.K719:.O719])" office:value-type="string" office:string-value="冲锋;" calcext:value-type="string">
            <text:p>冲锋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心火牧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20]));YEAR(MAX([.$A$1:.$A$1048576]))-YEAR([.A720])&gt;=2;[.$B720]&lt;&gt;&quot;基本&quot;;[.$B72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被感染的牛头人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720:.O720])" office:value-type="string" office:string-value="嘲讽;亡语;" calcext:value-type="string">
            <text:p>嘲讽;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21]));YEAR(MAX([.$A$1:.$A$1048576]))-YEAR([.A721])&gt;=2;[.$B721]&lt;&gt;&quot;基本&quot;;[.$B72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被感染的贮藏者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721:.O721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22]));YEAR(MAX([.$A$1:.$A$1048576]))-YEAR([.A722])&gt;=2;[.$B722]&lt;&gt;&quot;基本&quot;;[.$B72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风雪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22:.O722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23]));YEAR(MAX([.$A$1:.$A$1048576]))-YEAR([.A723])&gt;=2;[.$B723]&lt;&gt;&quot;基本&quot;;[.$B72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穿刺者戈莫克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23:.O723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搭配卡组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24]));YEAR(MAX([.$A$1:.$A$1048576]))-YEAR([.A724])&gt;=2;[.$B724]&lt;&gt;&quot;基本&quot;;[.$B72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诡异的雕像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24:.O724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沉默;嘲讽增益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25]));YEAR(MAX([.$A$1:.$A$1048576]))-YEAR([.A725])&gt;=2;[.$B725]&lt;&gt;&quot;基本&quot;;[.$B72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水海盗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25:.O725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武器（减费需求）;海盗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26]));YEAR(MAX([.$A$1:.$A$1048576]))-YEAR([.A726])&gt;=2;[.$B726]&lt;&gt;&quot;基本&quot;;[.$B72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铁矮人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26:.O726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office:value-type="string" calcext:value-type="string">
            <text:p>增益目标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27]));YEAR(MAX([.$A$1:.$A$1048576]))-YEAR([.A727])&gt;=2;[.$B727]&lt;&gt;&quot;基本&quot;;[.$B72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后院保镖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27:.O727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28]));YEAR(MAX([.$A$1:.$A$1048576]))-YEAR([.A728])&gt;=2;[.$B728]&lt;&gt;&quot;基本&quot;;[.$B72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湖之仙女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28:.O728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卡组（减费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29]));YEAR(MAX([.$A$1:.$A$1048576]))-YEAR([.A729])&gt;=2;[.$B729]&lt;&gt;&quot;基本&quot;;[.$B72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猢狲医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29:.O729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30]));YEAR(MAX([.$A$1:.$A$1048576]))-YEAR([.A730])&gt;=2;[.$B730]&lt;&gt;&quot;基本&quot;;[.$B73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化学怪人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30:.O730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31]));YEAR(MAX([.$A$1:.$A$1048576]))-YEAR([.A731])&gt;=2;[.$B731]&lt;&gt;&quot;基本&quot;;[.$B73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羽凤凰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731:.O731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32]));YEAR(MAX([.$A$1:.$A$1048576]))-YEAR([.A732])&gt;=2;[.$B732]&lt;&gt;&quot;基本&quot;;[.$B73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基维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32:.O732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33]));YEAR(MAX([.$A$1:.$A$1048576]))-YEAR([.A733])&gt;=2;[.$B733]&lt;&gt;&quot;基本&quot;;[.$B73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雪人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733:.O733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机械相关;亡语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34]));YEAR(MAX([.$A$1:.$A$1048576]))-YEAR([.A734])&gt;=2;[.$B734]&lt;&gt;&quot;基本&quot;;[.$B73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幼龙技工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34:.O734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35]));YEAR(MAX([.$A$1:.$A$1048576]))-YEAR([.A735])&gt;=2;[.$B735]&lt;&gt;&quot;基本&quot;;[.$B73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畸变狂战士</text:p>
          </table:table-cell>
          <table:table-cell table:style-name="ce2" table:content-validation-name="val7"/>
          <table:table-cell table:content-validation-name="val8" office:value-type="string" calcext:value-type="string">
            <text:p>激怒;</text:p>
          </table:table-cell>
          <table:table-cell table:style-name="ce2" table:content-validation-name="val8" table:number-columns-repeated="4"/>
          <table:table-cell table:content-validation-name="val1" table:formula="of:=COM.MICROSOFT.CONCAT([.K735:.O735])" office:value-type="string" office:string-value="激怒;" calcext:value-type="string">
            <text:p>激怒;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搭配牌（激怒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36]));YEAR(MAX([.$A$1:.$A$1048576]))-YEAR([.A736])&gt;=2;[.$B736]&lt;&gt;&quot;基本&quot;;[.$B73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饥饿的巨龙</text:p>
          </table:table-cell>
          <table:table-cell table:content-validation-name="val7" office:value-type="string" calcext:value-type="string">
            <text:p>龙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36:.O736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37]));YEAR(MAX([.$A$1:.$A$1048576]))-YEAR([.A737])&gt;=2;[.$B737]&lt;&gt;&quot;基本&quot;;[.$B73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剑龙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737:.O737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38]));YEAR(MAX([.$A$1:.$A$1048576]))-YEAR([.A738])&gt;=2;[.$B738]&lt;&gt;&quot;基本&quot;;[.$B73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进化的狗头人</text:p>
          </table:table-cell>
          <table:table-cell table:style-name="ce2" table:content-validation-name="val7"/>
          <table:table-cell table:content-validation-name="val8" office:value-type="string" calcext:value-type="string">
            <text:p>法术伤害;</text:p>
          </table:table-cell>
          <table:table-cell table:style-name="ce2" table:content-validation-name="val8" table:number-columns-repeated="4"/>
          <table:table-cell table:content-validation-name="val1" table:formula="of:=COM.MICROSOFT.CONCAT([.K738:.O738])" office:value-type="string" office:string-value="法术伤害;" calcext:value-type="string">
            <text:p>法术伤害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伤害法术（法伤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39]));YEAR(MAX([.$A$1:.$A$1048576]))-YEAR([.A739])&gt;=2;[.$B739]&lt;&gt;&quot;基本&quot;;[.$B73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独眼怪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3"/>
          <table:table-cell table:content-validation-name="val1" table:formula="of:=COM.MICROSOFT.CONCAT([.K739:.O739])" office:value-type="string" office:string-value="嘲讽;战吼;" calcext:value-type="string">
            <text:p>嘲讽;战吼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40]));YEAR(MAX([.$A$1:.$A$1048576]))-YEAR([.A740])&gt;=2;[.$B740]&lt;&gt;&quot;基本&quot;;[.$B74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科赞秘术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奥秘;</text:p>
          </table:table-cell>
          <table:table-cell table:style-name="ce2" table:content-validation-name="val8" table:number-columns-repeated="3"/>
          <table:table-cell table:content-validation-name="val1" table:formula="of:=COM.MICROSOFT.CONCAT([.K740:.O740])" office:value-type="string" office:string-value="战吼;奥秘;" calcext:value-type="string">
            <text:p>战吼;奥秘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41]));YEAR(MAX([.$A$1:.$A$1048576]))-YEAR([.A741])&gt;=2;[.$B741]&lt;&gt;&quot;基本&quot;;[.$B74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苏恩的侍从</text:p>
          </table:table-cell>
          <table:table-cell table:style-name="ce2" table:content-validation-name="val7"/>
          <table:table-cell table:content-validation-name="val8" office:value-type="string" calcext:value-type="string">
            <text:p>圣盾;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3"/>
          <table:table-cell table:content-validation-name="val1" table:formula="of:=COM.MICROSOFT.CONCAT([.K741:.O741])" office:value-type="string" office:string-value="圣盾;战吼;" calcext:value-type="string">
            <text:p>圣盾;战吼;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克苏恩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42]));YEAR(MAX([.$A$1:.$A$1048576]))-YEAR([.A742])&gt;=2;[.$B742]&lt;&gt;&quot;基本&quot;;[.$B74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怖海盗</text:p>
          </table:table-cell>
          <table:table-cell table:style-name="ce2" table:content-validation-name="val7" office:value-type="string" calcext:value-type="string">
            <text:p>海盗</text:p>
          </table:table-cell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742:.O742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3"/>
          <table:table-cell office:value-type="string" calcext:value-type="string">
            <text:p>武器（减费需求）;海盗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43]));YEAR(MAX([.$A$1:.$A$1048576]))-YEAR([.A743])&gt;=2;[.$B743]&lt;&gt;&quot;基本&quot;;[.$B74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狼人欺诈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743:.O743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44]));YEAR(MAX([.$A$1:.$A$1048576]))-YEAR([.A744])&gt;=2;[.$B744]&lt;&gt;&quot;基本&quot;;[.$B74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老瞎眼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office:value-type="string" calcext:value-type="string">
            <text:p>冲锋;</text:p>
          </table:table-cell>
          <table:table-cell table:content-validation-name="val8" table:number-columns-repeated="4"/>
          <table:table-cell table:content-validation-name="val1" table:formula="of:=COM.MICROSOFT.CONCAT([.K744:.O744])" office:value-type="string" office:string-value="冲锋;" calcext:value-type="string">
            <text:p>冲锋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鱼人（触发需求）</text:p>
          </table:table-cell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45]));YEAR(MAX([.$A$1:.$A$1048576]))-YEAR([.A745])&gt;=2;[.$B745]&lt;&gt;&quot;基本&quot;;[.$B74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灵魂歌者安布拉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745:.O745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亡语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46]));YEAR(MAX([.$A$1:.$A$1048576]))-YEAR([.A746])&gt;=2;[.$B746]&lt;&gt;&quot;基本&quot;;[.$B74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零食商贩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46:.O746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47]));YEAR(MAX([.$A$1:.$A$1048576]))-YEAR([.A747])&gt;=2;[.$B747]&lt;&gt;&quot;基本&quot;;[.$B74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人巫师</text:p>
          </table:table-cell>
          <table:table-cell table:content-validation-name="val7" office:value-type="string" calcext:value-type="string">
            <text:p>龙</text:p>
          </table:table-cell>
          <table:table-cell table:style-name="ce2" table:content-validation-name="val8" table:number-columns-repeated="5"/>
          <table:table-cell table:content-validation-name="val1" table:formula="of:=COM.MICROSOFT.CONCAT([.K747:.O747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低费增益（触发需求）:零件;圣盾…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48]));YEAR(MAX([.$A$1:.$A$1048576]))-YEAR([.A748])&gt;=2;[.$B748]&lt;&gt;&quot;基本&quot;;[.$B74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绿洲钳嘴龟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748:.O748])">
            <text:p/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office:value-type="string" calcext:value-type="string">
            <text:p>野兽相关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49]));YEAR(MAX([.$A$1:.$A$1048576]))-YEAR([.A749])&gt;=2;[.$B749]&lt;&gt;&quot;基本&quot;;[.$B74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迷失的陆行鸟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749:.O749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office:value-type="string" calcext:value-type="string">
            <text:p>野兽相关:苔原犀牛,…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50]));YEAR(MAX([.$A$1:.$A$1048576]))-YEAR([.A750])&gt;=2;[.$B750]&lt;&gt;&quot;基本&quot;;[.$B75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古山守望者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750:.O750])" office:value-type="string" office:string-value="嘲讽;" calcext:value-type="string">
            <text:p>嘲讽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心火牧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51]));YEAR(MAX([.$A$1:.$A$1048576]))-YEAR([.A751])&gt;=2;[.$B751]&lt;&gt;&quot;基本&quot;;[.$B75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墓穴蜘蛛</text:p>
          </table:table-cell>
          <table:table-cell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发现;</text:p>
          </table:table-cell>
          <table:table-cell table:style-name="ce2" table:content-validation-name="val8" table:number-columns-repeated="3"/>
          <table:table-cell table:content-validation-name="val1" table:formula="of:=COM.MICROSOFT.CONCAT([.K751:.O751])" office:value-type="string" office:string-value="战吼;发现;" calcext:value-type="string">
            <text:p>战吼;发现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52]));YEAR(MAX([.$A$1:.$A$1048576]))-YEAR([.A752])&gt;=2;[.$B752]&lt;&gt;&quot;基本&quot;;[.$B75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守护者</text:p>
          </table:table-cell>
          <table:table-cell table:content-validation-name="val7" office:value-type="string" calcext:value-type="string">
            <text:p>龙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752:.O752])" office:value-type="string" office:string-value="战吼;嘲讽;" calcext:value-type="string">
            <text:p>战吼;嘲讽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龙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53]));YEAR(MAX([.$A$1:.$A$1048576]))-YEAR([.A753])&gt;=2;[.$B753]&lt;&gt;&quot;基本&quot;;[.$B75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幼龙</text:p>
          </table:table-cell>
          <table:table-cell table:content-validation-name="val7" office:value-type="string" calcext:value-type="string">
            <text:p>龙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53:.O753])" office:value-type="string" office:string-value="战吼;" calcext:value-type="string">
            <text:p>战吼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抽牌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54]));YEAR(MAX([.$A$1:.$A$1048576]))-YEAR([.A754])&gt;=2;[.$B754]&lt;&gt;&quot;基本&quot;;[.$B75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召唤师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754:.O754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55]));YEAR(MAX([.$A$1:.$A$1048576]))-YEAR([.A755])&gt;=2;[.$B755]&lt;&gt;&quot;基本&quot;;[.$B75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纳迦海盗</text:p>
          </table:table-cell>
          <table:table-cell table:content-validation-name="val7" office:value-type="string" calcext:value-type="string">
            <text:p>海盗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755:.O755])" office:value-type="string" office:string-value="战吼;" calcext:value-type="string">
            <text:p>战吼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56]));YEAR(MAX([.$A$1:.$A$1048576]))-YEAR([.A756])&gt;=2;[.$B756]&lt;&gt;&quot;基本&quot;;[.$B75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迈的法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法术伤害;</text:p>
          </table:table-cell>
          <table:table-cell table:style-name="ce2" table:content-validation-name="val8" table:number-columns-repeated="3"/>
          <table:table-cell table:content-validation-name="val1" table:formula="of:=COM.MICROSOFT.CONCAT([.K756:.O756])" office:value-type="string" office:string-value="战吼;法术伤害;" calcext:value-type="string">
            <text:p>战吼;法术伤害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3"/>
          <table:table-cell office:value-type="string" calcext:value-type="string">
            <text:p>增益目标（战吼需求）;法伤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57]));YEAR(MAX([.$A$1:.$A$1048576]))-YEAR([.A757])&gt;=2;[.$B757]&lt;&gt;&quot;基本&quot;;[.$B75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迈的酒仙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57:.O757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office:value-type="string" calcext:value-type="string">
            <text:p>回收目标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58]));YEAR(MAX([.$A$1:.$A$1048576]))-YEAR([.A758])&gt;=2;[.$B758]&lt;&gt;&quot;基本&quot;;[.$B75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破法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沉默;</text:p>
          </table:table-cell>
          <table:table-cell table:style-name="ce2" table:content-validation-name="val8" table:number-columns-repeated="3"/>
          <table:table-cell table:content-validation-name="val1" table:formula="of:=COM.MICROSOFT.CONCAT([.K758:.O758])" office:value-type="string" office:string-value="战吼;沉默;" calcext:value-type="string">
            <text:p>战吼;沉默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59]));YEAR(MAX([.$A$1:.$A$1048576]))-YEAR([.A759])&gt;=2;[.$B759]&lt;&gt;&quot;基本&quot;;[.$B75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卡扎库斯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59:.O759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搭配卡组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60]));YEAR(MAX([.$A$1:.$A$1048576]))-YEAR([.A760])&gt;=2;[.$B760]&lt;&gt;&quot;基本&quot;;[.$B76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强化机器人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圣盾;</text:p>
          </table:table-cell>
          <table:table-cell table:content-validation-name="val8" office:value-type="string" calcext:value-type="string">
            <text:p>风怒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/>
          <table:table-cell table:content-validation-name="val1" table:formula="of:=COM.MICROSOFT.CONCAT([.K760:.O760])" office:value-type="string" office:string-value="战吼;圣盾;风怒;嘲讽;" calcext:value-type="string">
            <text:p>战吼;圣盾;风怒;嘲讽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增益目标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61]));YEAR(MAX([.$A$1:.$A$1048576]))-YEAR([.A761])&gt;=2;[.$B761]&lt;&gt;&quot;基本&quot;;[.$B76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青玉之灵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青玉魔像;</text:p>
          </table:table-cell>
          <table:table-cell table:content-validation-name="val8" table:number-columns-repeated="3"/>
          <table:table-cell table:content-validation-name="val1" table:formula="of:=COM.MICROSOFT.CONCAT([.K761:.O761])" office:value-type="string" office:string-value="战吼;青玉魔像;" calcext:value-type="string">
            <text:p>战吼;青玉魔像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62]));YEAR(MAX([.$A$1:.$A$1048576]))-YEAR([.A762])&gt;=2;[.$B762]&lt;&gt;&quot;基本&quot;;[.$B76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热情的探险家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762:.O762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63]));YEAR(MAX([.$A$1:.$A$1048576]))-YEAR([.A763])&gt;=2;[.$B763]&lt;&gt;&quot;基本&quot;;[.$B76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人气选手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63:.O763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战吼随从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64]));YEAR(MAX([.$A$1:.$A$1048576]))-YEAR([.A764])&gt;=2;[.$B764]&lt;&gt;&quot;基本&quot;;[.$B76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瑞文戴尔男爵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764:.O764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亡语召唤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65]));YEAR(MAX([.$A$1:.$A$1048576]))-YEAR([.A765])&gt;=2;[.$B765]&lt;&gt;&quot;基本&quot;;[.$B76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赛场医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65:.O765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66]));YEAR(MAX([.$A$1:.$A$1048576]))-YEAR([.A766])&gt;=2;[.$B766]&lt;&gt;&quot;基本&quot;;[.$B76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森金持盾卫士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766:.O766])" office:value-type="string" office:string-value="嘲讽;" calcext:value-type="string">
            <text:p>嘲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67]));YEAR(MAX([.$A$1:.$A$1048576]))-YEAR([.A767])&gt;=2;[.$B767]&lt;&gt;&quot;基本&quot;;[.$B76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施法者克星X-21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767:.O767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68]));YEAR(MAX([.$A$1:.$A$1048576]))-YEAR([.A768])&gt;=2;[.$B768]&lt;&gt;&quot;基本&quot;;[.$B76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腭穴居人壮汉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68:.O768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69]));YEAR(MAX([.$A$1:.$A$1048576]))-YEAR([.A769])&gt;=2;[.$B769]&lt;&gt;&quot;基本&quot;;[.$B76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法师</text:p>
          </table:table-cell>
          <table:table-cell table:style-name="ce2" table:content-validation-name="val7"/>
          <table:table-cell table:content-validation-name="val8" office:value-type="string" calcext:value-type="string">
            <text:p>法术伤害;</text:p>
          </table:table-cell>
          <table:table-cell table:style-name="ce2" table:content-validation-name="val8" table:number-columns-repeated="4"/>
          <table:table-cell table:content-validation-name="val1" table:formula="of:=COM.MICROSOFT.CONCAT([.K769:.O769])" office:value-type="string" office:string-value="法术伤害;" calcext:value-type="string">
            <text:p>法术伤害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普通</text:p>
          </table:table-cell>
          <table:table-cell office:value-type="string" calcext:value-type="string">
            <text:p>法伤（法强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70]));YEAR(MAX([.$A$1:.$A$1048576]))-YEAR([.A770])&gt;=2;[.$B770]&lt;&gt;&quot;基本&quot;;[.$B77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托维尔塑石师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圣盾;</text:p>
          </table:table-cell>
          <table:table-cell table:content-validation-name="val8" table:number-columns-repeated="2"/>
          <table:table-cell table:content-validation-name="val1" table:formula="of:=COM.MICROSOFT.CONCAT([.K770:.O770])" office:value-type="string" office:string-value="战吼;嘲讽;圣盾;" calcext:value-type="string">
            <text:p>战吼;嘲讽;圣盾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元素（战吼需求）</text:p>
          </table:table-cell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71]));YEAR(MAX([.$A$1:.$A$1048576]))-YEAR([.A771])&gt;=2;[.$B771]&lt;&gt;&quot;基本&quot;;[.$B77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温顺的巨壳龙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进化;</text:p>
          </table:table-cell>
          <table:table-cell table:content-validation-name="val8" table:number-columns-repeated="3"/>
          <table:table-cell table:content-validation-name="val1" table:formula="of:=COM.MICROSOFT.CONCAT([.K771:.O771])" office:value-type="string" office:string-value="战吼;进化;" calcext:value-type="string">
            <text:p>战吼;进化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鱼人（战吼需求）</text:p>
          </table:table-cell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72]));YEAR(MAX([.$A$1:.$A$1048576]))-YEAR([.A772])&gt;=2;[.$B772]&lt;&gt;&quot;基本&quot;;[.$B77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沃拉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772:.O772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73]));YEAR(MAX([.$A$1:.$A$1048576]))-YEAR([.A773])&gt;=2;[.$B773]&lt;&gt;&quot;基本&quot;;[.$B77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面蹒跚者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3"/>
          <table:table-cell table:content-validation-name="val1" table:formula="of:=COM.MICROSOFT.CONCAT([.K773:.O773])" office:value-type="string" office:string-value="嘲讽;战吼;" calcext:value-type="string">
            <text:p>嘲讽;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搭配卡组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74]));YEAR(MAX([.$A$1:.$A$1048576]))-YEAR([.A774])&gt;=2;[.$B774]&lt;&gt;&quot;基本&quot;;[.$B77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午夜噩龙</text:p>
          </table:table-cell>
          <table:table-cell table:content-validation-name="val7" office:value-type="string" calcext:value-type="string">
            <text:p>龙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74:.O774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搭配卡组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75]));YEAR(MAX([.$A$1:.$A$1048576]))-YEAR([.A775])&gt;=2;[.$B775]&lt;&gt;&quot;基本&quot;;[.$B77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个子法师</text:p>
          </table:table-cell>
          <table:table-cell table:content-validation-name="val7"/>
          <table:table-cell table:content-validation-name="val8" office:value-type="string" calcext:value-type="string">
            <text:p>法术伤害;</text:p>
          </table:table-cell>
          <table:table-cell table:content-validation-name="val8" table:number-columns-repeated="4"/>
          <table:table-cell table:content-validation-name="val1" table:formula="of:=COM.MICROSOFT.CONCAT([.K775:.O775])" office:value-type="string" office:string-value="法术伤害;" calcext:value-type="string">
            <text:p>法术伤害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office:value-type="string" calcext:value-type="string">
            <text:p>法伤（法强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76]));YEAR(MAX([.$A$1:.$A$1048576]))-YEAR([.A776])&gt;=2;[.$B776]&lt;&gt;&quot;基本&quot;;[.$B77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灵拷问者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776:.O776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77]));YEAR(MAX([.$A$1:.$A$1048576]))-YEAR([.A777])&gt;=2;[.$B777]&lt;&gt;&quot;基本&quot;;[.$B77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雪地狗头人</text:p>
          </table:table-cell>
          <table:table-cell table:style-name="ce2" table:content-validation-name="val7"/>
          <table:table-cell table:content-validation-name="val8" office:value-type="string" calcext:value-type="string">
            <text:p>法术伤害;</text:p>
          </table:table-cell>
          <table:table-cell table:style-name="ce2" table:content-validation-name="val8" table:number-columns-repeated="4"/>
          <table:table-cell table:content-validation-name="val1" table:formula="of:=COM.MICROSOFT.CONCAT([.K777:.O777])" office:value-type="string" office:string-value="法术伤害;" calcext:value-type="string">
            <text:p>法术伤害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78]));YEAR(MAX([.$A$1:.$A$1048576]))-YEAR([.A778])&gt;=2;[.$B778]&lt;&gt;&quot;基本&quot;;[.$B77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野猪骑士塔纳利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冲锋;</text:p>
          </table:table-cell>
          <table:table-cell table:content-validation-name="val8" table:number-columns-repeated="3"/>
          <table:table-cell table:content-validation-name="val1" table:formula="of:=COM.MICROSOFT.CONCAT([.K778:.O778])" office:value-type="string" office:string-value="战吼;冲锋;" calcext:value-type="string">
            <text:p>战吼;冲锋;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79]));YEAR(MAX([.$A$1:.$A$1048576]))-YEAR([.A779])&gt;=2;[.$B779]&lt;&gt;&quot;基本&quot;;[.$B77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伊莉斯·逐星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79:.O779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80]));YEAR(MAX([.$A$1:.$A$1048576]))-YEAR([.A780])&gt;=2;[.$B780]&lt;&gt;&quot;基本&quot;;[.$B78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月城卫兵</text:p>
          </table:table-cell>
          <table:table-cell table:style-name="ce2" table:content-validation-name="val7"/>
          <table:table-cell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4"/>
          <table:table-cell table:content-validation-name="val1" table:formula="of:=COM.MICROSOFT.CONCAT([.K780:.O780])" office:value-type="string" office:string-value="圣盾;" calcext:value-type="string">
            <text:p>圣盾;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81]));YEAR(MAX([.$A$1:.$A$1048576]))-YEAR([.A781])&gt;=2;[.$B781]&lt;&gt;&quot;基本&quot;;[.$B78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勇敢的记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781:.O781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82]));YEAR(MAX([.$A$1:.$A$1048576]))-YEAR([.A782])&gt;=2;[.$B782]&lt;&gt;&quot;基本&quot;;[.$B78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远古暗影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82:.O782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83]));YEAR(MAX([.$A$1:.$A$1048576]))-YEAR([.A783])&gt;=2;[.$B783]&lt;&gt;&quot;基本&quot;;[.$B78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载人收割机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783:.O783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84]));YEAR(MAX([.$A$1:.$A$1048576]))-YEAR([.A784])&gt;=2;[.$B784]&lt;&gt;&quot;基本&quot;;[.$B78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重甲战马</text:p>
          </table:table-cell>
          <table:table-cell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冲锋;</text:p>
          </table:table-cell>
          <table:table-cell table:style-name="ce2" table:content-validation-name="val8" table:number-columns-repeated="3"/>
          <table:table-cell table:content-validation-name="val1" table:formula="of:=COM.MICROSOFT.CONCAT([.K784:.O784])" office:value-type="string" office:string-value="战吼;冲锋;" calcext:value-type="string">
            <text:p>战吼;冲锋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套牌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85]));YEAR(MAX([.$A$1:.$A$1048576]))-YEAR([.A785])&gt;=2;[.$B785]&lt;&gt;&quot;基本&quot;;[.$B78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侏儒发明家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85:.O785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86]));YEAR(MAX([.$A$1:.$A$1048576]))-YEAR([.A786])&gt;=2;[.$B786]&lt;&gt;&quot;基本&quot;;[.$B78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紫罗兰教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86:.O786])">
            <text:p/>
          </table:table-cell>
          <table:table-cell table:content-validation-name="val10" office:value-type="string" calcext:value-type="string">
            <text:p>普通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office:value-type="string" calcext:value-type="string">
            <text:p>低费法术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87]));YEAR(MAX([.$A$1:.$A$1048576]))-YEAR([.A787])&gt;=2;[.$B787]&lt;&gt;&quot;基本&quot;;[.$B78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诅咒教派领袖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87:.O787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3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88]));YEAR(MAX([.$A$1:.$A$1048576]))-YEAR([.A788])&gt;=2;[.$B788]&lt;&gt;&quot;基本&quot;;[.$B78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烈焰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88:.O788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法伤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89]));YEAR(MAX([.$A$1:.$A$1048576]))-YEAR([.A789])&gt;=2;[.$B789]&lt;&gt;&quot;基本&quot;;[.$B78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爆晶药水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89:.O789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90]));YEAR(MAX([.$A$1:.$A$1048576]))-YEAR([.A790])&gt;=2;[.$B790]&lt;&gt;&quot;基本&quot;;[.$B79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地狱烈焰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90:.O790])">
            <text:p/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91]));YEAR(MAX([.$A$1:.$A$1048576]))-YEAR([.A791])&gt;=2;[.$B791]&lt;&gt;&quot;基本&quot;;[.$B79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魔钉刺者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91:.O791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3费以上鱼人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92]));YEAR(MAX([.$A$1:.$A$1048576]))-YEAR([.A792])&gt;=2;[.$B792]&lt;&gt;&quot;基本&quot;;[.$B79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饥饿的翼手龙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进化;</text:p>
          </table:table-cell>
          <table:table-cell table:content-validation-name="val8" table:number-columns-repeated="3"/>
          <table:table-cell table:content-validation-name="val1" table:formula="of:=COM.MICROSOFT.CONCAT([.K792:.O792])" office:value-type="string" office:string-value="战吼;进化;" calcext:value-type="string">
            <text:p>战吼;进化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93]));YEAR(MAX([.$A$1:.$A$1048576]))-YEAR([.A793])&gt;=2;[.$B793]&lt;&gt;&quot;基本&quot;;[.$B79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加拉克苏斯之拳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93:.O793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弃牌效果(特殊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94]));YEAR(MAX([.$A$1:.$A$1048576]))-YEAR([.A794])&gt;=2;[.$B794]&lt;&gt;&quot;基本&quot;;[.$B79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空灵召唤者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794:.O794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142" office:value-type="string" calcext:value-type="string">
            <text:p>恶魔(亡语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95]));YEAR(MAX([.$A$1:.$A$1048576]))-YEAR([.A795])&gt;=2;[.$B795]&lt;&gt;&quot;基本&quot;;[.$B79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惧战马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795:.O795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96]));YEAR(MAX([.$A$1:.$A$1048576]))-YEAR([.A796])&gt;=2;[.$B796]&lt;&gt;&quot;基本&quot;;[.$B79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拉卡利地狱犬</text:p>
          </table:table-cell>
          <table:table-cell table:content-validation-name="val7" office:value-type="string" calcext:value-type="string">
            <text:p>恶魔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3"/>
          <table:table-cell table:content-validation-name="val1" table:formula="of:=COM.MICROSOFT.CONCAT([.K796:.O796])" office:value-type="string" office:string-value="嘲讽;战吼;" calcext:value-type="string">
            <text:p>嘲讽;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弃牌效果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97]));YEAR(MAX([.$A$1:.$A$1048576]))-YEAR([.A797])&gt;=2;[.$B797]&lt;&gt;&quot;基本&quot;;[.$B79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瘾结晶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97:.O797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恶魔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98]));YEAR(MAX([.$A$1:.$A$1048576]))-YEAR([.A798])&gt;=2;[.$B798]&lt;&gt;&quot;基本&quot;;[.$B79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深渊领主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98:.O798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99]));YEAR(MAX([.$A$1:.$A$1048576]))-YEAR([.A799])&gt;=2;[.$B799]&lt;&gt;&quot;基本&quot;;[.$B799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小鬼爆破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99:.O799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人品(召唤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800]));YEAR(MAX([.$A$1:.$A$1048576]))-YEAR([.A800])&gt;=2;[.$B800]&lt;&gt;&quot;基本&quot;;[.$B80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能火炮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00:.O800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牌(持续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801]));YEAR(MAX([.$A$1:.$A$1048576]))-YEAR([.A801])&gt;=2;[.$B801]&lt;&gt;&quot;基本&quot;;[.$B80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召唤传送门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01:.O801])">
            <text:p/>
          </table:table-cell>
          <table:table-cell table:number-columns-repeated="3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减费目标(特殊需求)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02]));YEAR(MAX([.$A$1:.$A$1048576]))-YEAR([.A802])&gt;=2;[.$B802]&lt;&gt;&quot;基本&quot;;[.$B80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苍绿长颈龙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02:.O802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03]));YEAR(MAX([.$A$1:.$A$1048576]))-YEAR([.A803])&gt;=2;[.$B803]&lt;&gt;&quot;基本&quot;;[.$B80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活体法力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03:.O803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04]));YEAR(MAX([.$A$1:.$A$1048576]))-YEAR([.A804])&gt;=2;[.$B804]&lt;&gt;&quot;基本&quot;;[.$B80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尖牙德鲁伊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04:.O804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野兽(战吼需求)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05]));YEAR(MAX([.$A$1:.$A$1048576]))-YEAR([.A805])&gt;=2;[.$B805]&lt;&gt;&quot;基本&quot;;[.$B80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利爪德鲁伊</text:p>
          </table:table-cell>
          <table:table-cell table:style-name="ce2" table:content-validation-name="val7"/>
          <table:table-cell table:content-validation-name="val8" office:value-type="string" calcext:value-type="string">
            <text:p>抉择;</text:p>
          </table:table-cell>
          <table:table-cell table:style-name="ce2" table:content-validation-name="val8" office:value-type="string" calcext:value-type="string">
            <text:p>冲锋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2"/>
          <table:table-cell table:content-validation-name="val1" table:formula="of:=COM.MICROSOFT.CONCAT([.K805:.O805])" office:value-type="string" office:string-value="抉择;冲锋;嘲讽;" calcext:value-type="string">
            <text:p>抉择;冲锋;嘲讽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06]));YEAR(MAX([.$A$1:.$A$1048576]))-YEAR([.A806])&gt;=2;[.$B806]&lt;&gt;&quot;基本&quot;;[.$B80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兔妖教头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806:.O806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野兽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07]));YEAR(MAX([.$A$1:.$A$1048576]))-YEAR([.A807])&gt;=2;[.$B807]&lt;&gt;&quot;基本&quot;;[.$B80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新月视界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07:.O807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08]));YEAR(MAX([.$A$1:.$A$1048576]))-YEAR([.A808])&gt;=2;[.$B808]&lt;&gt;&quot;基本&quot;;[.$B80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星辰坠落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08:.O808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法强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09]));YEAR(MAX([.$A$1:.$A$1048576]))-YEAR([.A809])&gt;=2;[.$B809]&lt;&gt;&quot;基本&quot;;[.$B80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滋养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09:.O809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10]));YEAR(MAX([.$A$1:.$A$1048576]))-YEAR([.A810])&gt;=2;[.$B810]&lt;&gt;&quot;基本&quot;;[.$B81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自然之力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10:.O810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11]));YEAR(MAX([.$A$1:.$A$1048576]))-YEAR([.A811])&gt;=2;[.$B811]&lt;&gt;&quot;基本&quot;;[.$B81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凛风巫师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冻结;</text:p>
          </table:table-cell>
          <table:table-cell table:content-validation-name="val8" table:number-columns-repeated="3"/>
          <table:table-cell table:content-validation-name="val1" table:formula="of:=COM.MICROSOFT.CONCAT([.K811:.O811])" office:value-type="string" office:string-value="战吼;冻结;" calcext:value-type="string">
            <text:p>战吼;冻结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12]));YEAR(MAX([.$A$1:.$A$1048576]))-YEAR([.A812])&gt;=2;[.$B812]&lt;&gt;&quot;基本&quot;;[.$B812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龙息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12:.O812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13]));YEAR(MAX([.$A$1:.$A$1048576]))-YEAR([.A813])&gt;=2;[.$B813]&lt;&gt;&quot;基本&quot;;[.$B81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秘法宝典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13:.O813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14]));YEAR(MAX([.$A$1:.$A$1048576]))-YEAR([.A814])&gt;=2;[.$B814]&lt;&gt;&quot;基本&quot;;[.$B81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巫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发现;</text:p>
          </table:table-cell>
          <table:table-cell table:style-name="ce2" table:content-validation-name="val8" table:number-columns-repeated="3"/>
          <table:table-cell table:content-validation-name="val1" table:formula="of:=COM.MICROSOFT.CONCAT([.K814:.O814])" office:value-type="string" office:string-value="战吼;发现;" calcext:value-type="string">
            <text:p>战吼;发现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15]));YEAR(MAX([.$A$1:.$A$1048576]))-YEAR([.A815])&gt;=2;[.$B815]&lt;&gt;&quot;基本&quot;;[.$B81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炎枪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15:.O815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16]));YEAR(MAX([.$A$1:.$A$1048576]))-YEAR([.A816])&gt;=2;[.$B816]&lt;&gt;&quot;基本&quot;;[.$B81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尤格-萨隆的仆从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16:.O816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142" office:value-type="string" calcext:value-type="string">
            <text:p>人品（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17]));YEAR(MAX([.$A$1:.$A$1048576]))-YEAR([.A817])&gt;=2;[.$B817]&lt;&gt;&quot;基本&quot;;[.$B81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百兽之王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3"/>
          <table:table-cell table:content-validation-name="val1" table:formula="of:=COM.MICROSOFT.CONCAT([.K817:.O817])" office:value-type="string" office:string-value="嘲讽;战吼;" calcext:value-type="string">
            <text:p>嘲讽;战吼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野兽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18]));YEAR(MAX([.$A$1:.$A$1048576]))-YEAR([.A818])&gt;=2;[.$B818]&lt;&gt;&quot;基本&quot;;[.$B81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躁的牧羊人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18:.O818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142" office:value-type="string" calcext:value-type="string">
            <text:p>野兽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19]));YEAR(MAX([.$A$1:.$A$1048576]))-YEAR([.A819])&gt;=2;[.$B819]&lt;&gt;&quot;基本&quot;;[.$B81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爆炸射击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19:.O819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20]));YEAR(MAX([.$A$1:.$A$1048576]))-YEAR([.A820])&gt;=2;[.$B820]&lt;&gt;&quot;基本&quot;;[.$B82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哈霍兰公主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820:.O820])" office:value-type="string" office:string-value="战吼;亡语;" calcext:value-type="string">
            <text:p>战吼;亡语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亡语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21]));YEAR(MAX([.$A$1:.$A$1048576]))-YEAR([.A821])&gt;=2;[.$B821]&lt;&gt;&quot;基本&quot;;[.$B82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饥饿的秃鹫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821:.O821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野兽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22]));YEAR(MAX([.$A$1:.$A$1048576]))-YEAR([.A822])&gt;=2;[.$B822]&lt;&gt;&quot;基本&quot;;[.$B82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金手指卡努克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822:.O822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23]));YEAR(MAX([.$A$1:.$A$1048576]))-YEAR([.A823])&gt;=2;[.$B823]&lt;&gt;&quot;基本&quot;;[.$B82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食人鱼喷枪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23:.O823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24]));YEAR(MAX([.$A$1:.$A$1048576]))-YEAR([.A824])&gt;=2;[.$B824]&lt;&gt;&quot;基本&quot;;[.$B82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苔原犀牛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冲锋;</text:p>
          </table:table-cell>
          <table:table-cell table:style-name="ce2" table:content-validation-name="val8" table:number-columns-repeated="4"/>
          <table:table-cell table:content-validation-name="val1" table:formula="of:=COM.MICROSOFT.CONCAT([.K824:.O824])" office:value-type="string" office:string-value="冲锋;" calcext:value-type="string">
            <text:p>冲锋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野兽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25]));YEAR(MAX([.$A$1:.$A$1048576]))-YEAR([.A825])&gt;=2;[.$B825]&lt;&gt;&quot;基本&quot;;[.$B82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托维尔守卫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25:.O825])">
            <text:p/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26]));YEAR(MAX([.$A$1:.$A$1048576]))-YEAR([.A826])&gt;=2;[.$B826]&lt;&gt;&quot;基本&quot;;[.$B82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眼镜蛇射击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26:.O826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27]));YEAR(MAX([.$A$1:.$A$1048576]))-YEAR([.A827])&gt;=2;[.$B827]&lt;&gt;&quot;基本&quot;;[.$B82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“太阳裂片”莱拉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27:.O827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28]));YEAR(MAX([.$A$1:.$A$1048576]))-YEAR([.A828])&gt;=2;[.$B828]&lt;&gt;&quot;基本&quot;;[.$B82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窃歌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沉默;</text:p>
          </table:table-cell>
          <table:table-cell table:content-validation-name="val8" table:number-columns-repeated="3"/>
          <table:table-cell table:content-validation-name="val1" table:formula="of:=COM.MICROSOFT.CONCAT([.K828:.O828])" office:value-type="string" office:string-value="战吼;沉默;" calcext:value-type="string">
            <text:p>战吼;沉默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29]));YEAR(MAX([.$A$1:.$A$1048576]))-YEAR([.A829])&gt;=2;[.$B829]&lt;&gt;&quot;基本&quot;;[.$B82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缚链者拉兹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829:.O829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30]));YEAR(MAX([.$A$1:.$A$1048576]))-YEAR([.A830])&gt;=2;[.$B830]&lt;&gt;&quot;基本&quot;;[.$B830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高级修理机器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30:.O830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 office:value-type="string" calcext:value-type="string">
            <text:p>机械（增益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31]));YEAR(MAX([.$A$1:.$A$1048576]))-YEAR([.A831])&gt;=2;[.$B831]&lt;&gt;&quot;基本&quot;;[.$B831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极恶之咒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31:.O831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4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32]));YEAR(MAX([.$A$1:.$A$1048576]))-YEAR([.A832])&gt;=2;[.$B832]&lt;&gt;&quot;基本&quot;;[.$B83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人侦测者</text:p>
          </table:table-cell>
          <table:table-cell table:content-validation-name="val7" office:value-type="string" calcext:value-type="string">
            <text:p>龙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3"/>
          <table:table-cell table:content-validation-name="val1" table:formula="of:=COM.MICROSOFT.CONCAT([.K832:.O832])" office:value-type="string" office:string-value="战吼;发现;" calcext:value-type="string">
            <text:p>战吼;发现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龙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33]));YEAR(MAX([.$A$1:.$A$1048576]))-YEAR([.A833])&gt;=2;[.$B833]&lt;&gt;&quot;基本&quot;;[.$B83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玛瑙主教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33:.O833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 office:value-type="string" calcext:value-type="string">
            <text:p>搭配卡组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34]));YEAR(MAX([.$A$1:.$A$1048576]))-YEAR([.A834])&gt;=2;[.$B834]&lt;&gt;&quot;基本&quot;;[.$B83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暗愈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34:.O834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克苏恩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35]));YEAR(MAX([.$A$1:.$A$1048576]))-YEAR([.A835])&gt;=2;[.$B835]&lt;&gt;&quot;基本&quot;;[.$B83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新星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35:.O835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恢复目标（恢复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36]));YEAR(MAX([.$A$1:.$A$1048576]))-YEAR([.A836])&gt;=2;[.$B836]&lt;&gt;&quot;基本&quot;;[.$B83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沃金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36:.O836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37]));YEAR(MAX([.$A$1:.$A$1048576]))-YEAR([.A837])&gt;=2;[.$B837]&lt;&gt;&quot;基本&quot;;[.$B83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色镇炼金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37:.O837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38]));YEAR(MAX([.$A$1:.$A$1048576]))-YEAR([.A838])&gt;=2;[.$B838]&lt;&gt;&quot;基本&quot;;[.$B83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真言术：触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38:.O838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39]));YEAR(MAX([.$A$1:.$A$1048576]))-YEAR([.A839])&gt;=2;[.$B839]&lt;&gt;&quot;基本&quot;;[.$B83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施法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39:.O839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40]));YEAR(MAX([.$A$1:.$A$1048576]))-YEAR([.A840])&gt;=2;[.$B840]&lt;&gt;&quot;基本&quot;;[.$B84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刺客之刃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40:.O840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41]));YEAR(MAX([.$A$1:.$A$1048576]))-YEAR([.A841])&gt;=2;[.$B841]&lt;&gt;&quot;基本&quot;;[.$B84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刺杀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41:.O841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42]));YEAR(MAX([.$A$1:.$A$1048576]))-YEAR([.A842])&gt;=2;[.$B842]&lt;&gt;&quot;基本&quot;;[.$B84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铁潜藏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42:.O842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43]));YEAR(MAX([.$A$1:.$A$1048576]))-YEAR([.A843])&gt;=2;[.$B843]&lt;&gt;&quot;基本&quot;;[.$B84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忍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43:.O843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44]));YEAR(MAX([.$A$1:.$A$1048576]))-YEAR([.A844])&gt;=2;[.$B844]&lt;&gt;&quot;基本&quot;;[.$B84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脊吞噬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44:.O844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45]));YEAR(MAX([.$A$1:.$A$1048576]))-YEAR([.A845])&gt;=2;[.$B845]&lt;&gt;&quot;基本&quot;;[.$B84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商人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845:.O845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卡（战吼需求 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46]));YEAR(MAX([.$A$1:.$A$1048576]))-YEAR([.A846])&gt;=2;[.$B846]&lt;&gt;&quot;基本&quot;;[.$B84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影踪骁骑兵</text:p>
          </table:table-cell>
          <table:table-cell table:style-name="ce2" table:content-validation-name="val7"/>
          <table:table-cell table:content-validation-name="val8" office:value-type="string" calcext:value-type="string">
            <text:p>连击;</text:p>
          </table:table-cell>
          <table:table-cell table:style-name="ce2" table:content-validation-name="val8" table:number-columns-repeated="4"/>
          <table:table-cell table:content-validation-name="val1" table:formula="of:=COM.MICROSOFT.CONCAT([.K846:.O846])" office:value-type="string" office:string-value="连击;" calcext:value-type="string">
            <text:p>连击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牌(连击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47]));YEAR(MAX([.$A$1:.$A$1048576]))-YEAR([.A847])&gt;=2;[.$B847]&lt;&gt;&quot;基本&quot;;[.$B84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玉莲帮刺客</text:p>
          </table:table-cell>
          <table:table-cell table:content-validation-name="val7"/>
          <table:table-cell table:content-validation-name="val8" office:value-type="string" calcext:value-type="string">
            <text:p>潜行;</text:p>
          </table:table-cell>
          <table:table-cell table:content-validation-name="val8" table:number-columns-repeated="4"/>
          <table:table-cell table:content-validation-name="val1" table:formula="of:=COM.MICROSOFT.CONCAT([.K847:.O847])" office:value-type="string" office:string-value="潜行;" calcext:value-type="string">
            <text:p>潜行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48]));YEAR(MAX([.$A$1:.$A$1048576]))-YEAR([.A848])&gt;=2;[.$B848]&lt;&gt;&quot;基本&quot;;[.$B84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白眼大侠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3"/>
          <table:table-cell table:content-validation-name="val1" table:formula="of:=COM.MICROSOFT.CONCAT([.K848:.O848])" office:value-type="string" office:string-value="嘲讽;亡语;" calcext:value-type="string">
            <text:p>嘲讽;亡语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49]));YEAR(MAX([.$A$1:.$A$1048576]))-YEAR([.A849])&gt;=2;[.$B849]&lt;&gt;&quot;基本&quot;;[.$B84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毁灭之锤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4"/>
          <table:table-cell table:content-validation-name="val1" table:formula="of:=COM.MICROSOFT.CONCAT([.K849:.O849])" office:value-type="string" office:string-value="过载;" calcext:value-type="string">
            <text:p>过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风怒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50]));YEAR(MAX([.$A$1:.$A$1048576]))-YEAR([.A850])&gt;=2;[.$B850]&lt;&gt;&quot;基本&quot;;[.$B85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火山喷发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50:.O850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51]));YEAR(MAX([.$A$1:.$A$1048576]))-YEAR([.A851])&gt;=2;[.$B851]&lt;&gt;&quot;基本&quot;;[.$B85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霆崖勇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51:.O851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52]));YEAR(MAX([.$A$1:.$A$1048576]))-YEAR([.A852])&gt;=2;[.$B852]&lt;&gt;&quot;基本&quot;;[.$B85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暮光神锤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852:.O852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53]));YEAR(MAX([.$A$1:.$A$1048576]))-YEAR([.A853])&gt;=2;[.$B853]&lt;&gt;&quot;基本&quot;;[.$B85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升腾者海纳泽尔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53:.O853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法伤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54]));YEAR(MAX([.$A$1:.$A$1048576]))-YEAR([.A854])&gt;=2;[.$B854]&lt;&gt;&quot;基本&quot;;[.$B85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嗜血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54:.O854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3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55]));YEAR(MAX([.$A$1:.$A$1048576]))-YEAR([.A855])&gt;=2;[.$B855]&lt;&gt;&quot;基本&quot;;[.$B85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土元素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3"/>
          <table:table-cell table:content-validation-name="val1" table:formula="of:=COM.MICROSOFT.CONCAT([.K855:.O855])" office:value-type="string" office:string-value="嘲讽;过载;" calcext:value-type="string">
            <text:p>嘲讽;过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56]));YEAR(MAX([.$A$1:.$A$1048576]))-YEAR([.A856])&gt;=2;[.$B856]&lt;&gt;&quot;基本&quot;;[.$B85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伯瓦尔·弗塔根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56:.O856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57]));YEAR(MAX([.$A$1:.$A$1048576]))-YEAR([.A857])&gt;=2;[.$B857]&lt;&gt;&quot;基本&quot;;[.$B85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惩黑除恶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57:.O857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58]));YEAR(MAX([.$A$1:.$A$1048576]))-YEAR([.A858])&gt;=2;[.$B858]&lt;&gt;&quot;基本&quot;;[.$B85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钴制卫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4"/>
          <table:table-cell table:content-validation-name="val1" table:formula="of:=COM.MICROSOFT.CONCAT([.K858:.O858])" office:value-type="string" office:string-value="圣盾;" calcext:value-type="string">
            <text:p>圣盾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机械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59]));YEAR(MAX([.$A$1:.$A$1048576]))-YEAR([.A859])&gt;=2;[.$B859]&lt;&gt;&quot;基本&quot;;[.$B85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象人龟骑士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59:.O859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套牌(战吼需求);人品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60]));YEAR(MAX([.$A$1:.$A$1048576]))-YEAR([.A860])&gt;=2;[.$B860]&lt;&gt;&quot;基本&quot;;[.$B86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军需官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60:.O860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61]));YEAR(MAX([.$A$1:.$A$1048576]))-YEAR([.A861])&gt;=2;[.$B861]&lt;&gt;&quot;基本&quot;;[.$B86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王配偶</text:p>
          </table:table-cell>
          <table:table-cell table:style-name="ce2" table:content-validation-name="val7" office:value-type="string" calcext:value-type="string">
            <text:p>龙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61:.O861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龙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62]));YEAR(MAX([.$A$1:.$A$1048576]))-YEAR([.A862])&gt;=2;[.$B862]&lt;&gt;&quot;基本&quot;;[.$B86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愤怒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62:.O862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人品（法伤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63]));YEAR(MAX([.$A$1:.$A$1048576]))-YEAR([.A863])&gt;=2;[.$B863]&lt;&gt;&quot;基本&quot;;[.$B86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受祝福的勇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63:.O863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增益目标(增益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64]));YEAR(MAX([.$A$1:.$A$1048576]))-YEAR([.A864])&gt;=2;[.$B864]&lt;&gt;&quot;基本&quot;;[.$B86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惩罚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64:.O864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65]));YEAR(MAX([.$A$1:.$A$1048576]))-YEAR([.A865])&gt;=2;[.$B865]&lt;&gt;&quot;基本&quot;;[.$B86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严正警戒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65:.O865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66]));YEAR(MAX([.$A$1:.$A$1048576]))-YEAR([.A866])&gt;=2;[.$B866]&lt;&gt;&quot;基本&quot;;[.$B86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奥金斧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66:.O866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67]));YEAR(MAX([.$A$1:.$A$1048576]))-YEAR([.A867])&gt;=2;[.$B867]&lt;&gt;&quot;基本&quot;;[.$B86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钢铁触须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867:.O867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68]));YEAR(MAX([.$A$1:.$A$1048576]))-YEAR([.A868])&gt;=2;[.$B868]&lt;&gt;&quot;基本&quot;;[.$B86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基因转接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68:.O868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69]));YEAR(MAX([.$A$1:.$A$1048576]))-YEAR([.A869])&gt;=2;[.$B869]&lt;&gt;&quot;基本&quot;;[.$B86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绝命乱斗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69:.O869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希尔瓦娜斯·风行者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70]));YEAR(MAX([.$A$1:.$A$1048576]))-YEAR([.A870])&gt;=2;[.$B870]&lt;&gt;&quot;基本&quot;;[.$B87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角龙宝宝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70:.O870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71]));YEAR(MAX([.$A$1:.$A$1048576]))-YEAR([.A871])&gt;=2;[.$B871]&lt;&gt;&quot;基本&quot;;[.$B87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兽人铸甲师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871:.O871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72]));YEAR(MAX([.$A$1:.$A$1048576]))-YEAR([.A872])&gt;=2;[.$B872]&lt;&gt;&quot;基本&quot;;[.$B87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铁炉堡传送门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72:.O872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office:value-type="string" calcext:value-type="string">
            <text:p>人品(召唤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73]));YEAR(MAX([.$A$1:.$A$1048576]))-YEAR([.A873])&gt;=2;[.$B873]&lt;&gt;&quot;基本&quot;;[.$B87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愚者之灾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73:.O873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74]));YEAR(MAX([.$A$1:.$A$1048576]))-YEAR([.A874])&gt;=2;[.$B874]&lt;&gt;&quot;基本&quot;;[.$B87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重型攻城战车</text:p>
          </table:table-cell>
          <table:table-cell table:style-name="ce2" table:content-validation-name="val7"/>
          <table:table-cell table:content-validation-name="val8" table:number-columns-repeated="5"/>
          <table:table-cell table:content-validation-name="val1" table:formula="of:=COM.MICROSOFT.CONCAT([.K874:.O874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护甲(触发需求)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75]));YEAR(MAX([.$A$1:.$A$1048576]))-YEAR([.A875])&gt;=2;[.$B875]&lt;&gt;&quot;基本&quot;;[.$B87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“开拓者”伊莉斯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875:.O875])" office:value-type="string" office:string-value="战吼;" calcext:value-type="string">
            <text:p>战吼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76]));YEAR(MAX([.$A$1:.$A$1048576]))-YEAR([.A876])&gt;=2;[.$B876]&lt;&gt;&quot;基本&quot;;[.$B87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努比斯哨兵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876:.O876])" office:value-type="string" office:string-value="亡语;" calcext:value-type="string">
            <text:p>亡语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2"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77]));YEAR(MAX([.$A$1:.$A$1048576]))-YEAR([.A877])&gt;=2;[.$B877]&lt;&gt;&quot;基本&quot;;[.$B87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鳞治愈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77:.O877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78]));YEAR(MAX([.$A$1:.$A$1048576]))-YEAR([.A878])&gt;=2;[.$B878]&lt;&gt;&quot;基本&quot;;[.$B87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白银之手骑士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78:.O878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79]));YEAR(MAX([.$A$1:.$A$1048576]))-YEAR([.A879])&gt;=2;[.$B879]&lt;&gt;&quot;基本&quot;;[.$B87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爆破小队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3"/>
          <table:table-cell table:content-validation-name="val1" table:formula="of:=COM.MICROSOFT.CONCAT([.K879:.O879])" office:value-type="string" office:string-value="战吼;亡语;" calcext:value-type="string">
            <text:p>战吼;亡语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80]));YEAR(MAX([.$A$1:.$A$1048576]))-YEAR([.A880])&gt;=2;[.$B880]&lt;&gt;&quot;基本&quot;;[.$B88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碧蓝幼龙</text:p>
          </table:table-cell>
          <table:table-cell table:content-validation-name="val7" office:value-type="string" calcext:value-type="string">
            <text:p>龙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法术伤害;</text:p>
          </table:table-cell>
          <table:table-cell table:style-name="ce2" table:content-validation-name="val8" table:number-columns-repeated="3"/>
          <table:table-cell table:content-validation-name="val1" table:formula="of:=COM.MICROSOFT.CONCAT([.K880:.O880])" office:value-type="string" office:string-value="战吼;法术伤害;" calcext:value-type="string">
            <text:p>战吼;法术伤害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法伤（法强需求） 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81]));YEAR(MAX([.$A$1:.$A$1048576]))-YEAR([.A881])&gt;=2;[.$B881]&lt;&gt;&quot;基本&quot;;[.$B88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布林顿3000型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81:.O881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人品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82]));YEAR(MAX([.$A$1:.$A$1048576]))-YEAR([.A882])&gt;=2;[.$B882]&lt;&gt;&quot;基本&quot;;[.$B88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藏宝海湾保镖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882:.O882])" office:value-type="string" office:string-value="嘲讽;" calcext:value-type="string">
            <text:p>嘲讽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83]));YEAR(MAX([.$A$1:.$A$1048576]))-YEAR([.A883])&gt;=2;[.$B883]&lt;&gt;&quot;基本&quot;;[.$B88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恶毒铁匠</text:p>
          </table:table-cell>
          <table:table-cell table:style-name="ce2" table:content-validation-name="val7"/>
          <table:table-cell table:content-validation-name="val8" office:value-type="string" calcext:value-type="string">
            <text:p>激怒;</text:p>
          </table:table-cell>
          <table:table-cell table:style-name="ce2" table:content-validation-name="val8" table:number-columns-repeated="4"/>
          <table:table-cell table:content-validation-name="val1" table:formula="of:=COM.MICROSOFT.CONCAT([.K883:.O883])" office:value-type="string" office:string-value="激怒;" calcext:value-type="string">
            <text:p>激怒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武器（激怒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84]));YEAR(MAX([.$A$1:.$A$1048576]))-YEAR([.A884])&gt;=2;[.$B884]&lt;&gt;&quot;基本&quot;;[.$B88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二流打手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884:.O884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85]));YEAR(MAX([.$A$1:.$A$1048576]))-YEAR([.A885])&gt;=2;[.$B885]&lt;&gt;&quot;基本&quot;;[.$B88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发条骑士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85:.O885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机械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86]));YEAR(MAX([.$A$1:.$A$1048576]))-YEAR([.A886])&gt;=2;[.$B886]&lt;&gt;&quot;基本&quot;;[.$B88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飞火流星·芬杰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office:value-type="string" calcext:value-type="string">
            <text:p>潜行;</text:p>
          </table:table-cell>
          <table:table-cell table:content-validation-name="val8" table:number-columns-repeated="4"/>
          <table:table-cell table:content-validation-name="val1" table:formula="of:=COM.MICROSOFT.CONCAT([.K886:.O886])" office:value-type="string" office:string-value="潜行;" calcext:value-type="string">
            <text:p>潜行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3"/>
          <table:table-cell office:value-type="string" calcext:value-type="string">
            <text:p>搭配卡组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87]));YEAR(MAX([.$A$1:.$A$1048576]))-YEAR([.A887])&gt;=2;[.$B887]&lt;&gt;&quot;基本&quot;;[.$B88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费尔根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887:.O887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88]));YEAR(MAX([.$A$1:.$A$1048576]))-YEAR([.A888])&gt;=2;[.$B888]&lt;&gt;&quot;基本&quot;;[.$B88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爆破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88:.O888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89]));YEAR(MAX([.$A$1:.$A$1048576]))-YEAR([.A889])&gt;=2;[.$B889]&lt;&gt;&quot;基本&quot;;[.$B88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的信徒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889:.O889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克苏恩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2"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90]));YEAR(MAX([.$A$1:.$A$1048576]))-YEAR([.A890])&gt;=2;[.$B890]&lt;&gt;&quot;基本&quot;;[.$B89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险投资公司雇佣兵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90:.O890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91]));YEAR(MAX([.$A$1:.$A$1048576]))-YEAR([.A891])&gt;=2;[.$B891]&lt;&gt;&quot;基本&quot;;[.$B89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化治疗机器人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891:.O891])" office:value-type="string" office:string-value="亡语;" calcext:value-type="string">
            <text:p>亡语;</text:p>
          </table:table-cell>
          <table:table-cell table:content-validation-name="val10"/>
          <table:table-cell table:number-columns-repeated="3" table:content-validation-name="val10" office:value-type="string" calcext:value-type="string">
            <text:p>良好</text:p>
          </table:table-cell>
          <table:table-cell office:value-type="string" calcext:value-type="string">
            <text:p>搭配卡组（身材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92]));YEAR(MAX([.$A$1:.$A$1048576]))-YEAR([.A892])&gt;=2;[.$B892]&lt;&gt;&quot;基本&quot;;[.$B89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斗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92:.O892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93]));YEAR(MAX([.$A$1:.$A$1048576]))-YEAR([.A893])&gt;=2;[.$B893]&lt;&gt;&quot;基本&quot;;[.$B89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功夫大师</text:p>
          </table:table-cell>
          <table:table-cell table:content-validation-name="val7"/>
          <table:table-cell table:content-validation-name="val8" office:value-type="string" calcext:value-type="string">
            <text:p>风怒;</text:p>
          </table:table-cell>
          <table:table-cell table:content-validation-name="val8" table:number-columns-repeated="4"/>
          <table:table-cell table:content-validation-name="val1" table:formula="of:=COM.MICROSOFT.CONCAT([.K893:.O893])" office:value-type="string" office:string-value="风怒;" calcext:value-type="string">
            <text:p>风怒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94]));YEAR(MAX([.$A$1:.$A$1048576]))-YEAR([.A894])&gt;=2;[.$B894]&lt;&gt;&quot;基本&quot;;[.$B89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古拉巴什狂暴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94:.O894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伤害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95]));YEAR(MAX([.$A$1:.$A$1048576]))-YEAR([.A895])&gt;=2;[.$B895]&lt;&gt;&quot;基本&quot;;[.$B89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鬼灵骑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95:.O89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96]));YEAR(MAX([.$A$1:.$A$1048576]))-YEAR([.A896])&gt;=2;[.$B896]&lt;&gt;&quot;基本&quot;;[.$B89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哈里森·琼斯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96:.O896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97]));YEAR(MAX([.$A$1:.$A$1048576]))-YEAR([.A897])&gt;=2;[.$B897]&lt;&gt;&quot;基本&quot;;[.$B89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赫密特·奈辛瓦里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97:.O897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98]));YEAR(MAX([.$A$1:.$A$1048576]))-YEAR([.A898])&gt;=2;[.$B898]&lt;&gt;&quot;基本&quot;;[.$B89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低语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98:.O898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卡组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99]));YEAR(MAX([.$A$1:.$A$1048576]))-YEAR([.A899])&gt;=2;[.$B899]&lt;&gt;&quot;基本&quot;;[.$B89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翼腐蚀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99:.O899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龙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00]));YEAR(MAX([.$A$1:.$A$1048576]))-YEAR([.A900])&gt;=2;[.$B900]&lt;&gt;&quot;基本&quot;;[.$B90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回收机器人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style-name="ce2" table:content-validation-name="val8" table:number-columns-repeated="5"/>
          <table:table-cell table:content-validation-name="val1" table:formula="of:=COM.MICROSOFT.CONCAT([.K900:.O900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机械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01]));YEAR(MAX([.$A$1:.$A$1048576]))-YEAR([.A901])&gt;=2;[.$B901]&lt;&gt;&quot;基本&quot;;[.$B90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车王里诺艾</text:p>
          </table:table-cell>
          <table:table-cell table:style-name="ce2" table:content-validation-name="val7"/>
          <table:table-cell table:content-validation-name="val8" office:value-type="string" calcext:value-type="string">
            <text:p>冲锋;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3"/>
          <table:table-cell table:content-validation-name="val1" table:formula="of:=COM.MICROSOFT.CONCAT([.K901:.O901])" office:value-type="string" office:string-value="冲锋;战吼;" calcext:value-type="string">
            <text:p>冲锋;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暗影步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02]));YEAR(MAX([.$A$1:.$A$1048576]))-YEAR([.A902])&gt;=2;[.$B902]&lt;&gt;&quot;基本&quot;;[.$B90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集合石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02:.O902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法术（触发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03]));YEAR(MAX([.$A$1:.$A$1048576]))-YEAR([.A903])&gt;=2;[.$B903]&lt;&gt;&quot;基本&quot;;[.$B90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街头调查员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潜行;</text:p>
          </table:table-cell>
          <table:table-cell table:content-validation-name="val8" table:number-columns-repeated="3"/>
          <table:table-cell table:content-validation-name="val1" table:formula="of:=COM.MICROSOFT.CONCAT([.K903:.O903])" office:value-type="string" office:string-value="战吼;潜行;" calcext:value-type="string">
            <text:p>战吼;潜行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04]));YEAR(MAX([.$A$1:.$A$1048576]))-YEAR([.A904])&gt;=2;[.$B904]&lt;&gt;&quot;基本&quot;;[.$B90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精英牛头人酋长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04:.O904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05]));YEAR(MAX([.$A$1:.$A$1048576]))-YEAR([.A905])&gt;=2;[.$B905]&lt;&gt;&quot;基本&quot;;[.$B90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荆棘谷猛虎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潜行;</text:p>
          </table:table-cell>
          <table:table-cell table:style-name="ce2" table:content-validation-name="val8" table:number-columns-repeated="4"/>
          <table:table-cell table:content-validation-name="val1" table:formula="of:=COM.MICROSOFT.CONCAT([.K905:.O905])" office:value-type="string" office:string-value="潜行;" calcext:value-type="string">
            <text:p>潜行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office:value-type="string" calcext:value-type="string">
            <text:p>野兽相关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06]));YEAR(MAX([.$A$1:.$A$1048576]))-YEAR([.A906])&gt;=2;[.$B906]&lt;&gt;&quot;基本&quot;;[.$B90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瓦迪尔劫掠者</text:p>
          </table:table-cell>
          <table:table-cell table:style-name="ce2" table:content-validation-name="val7"/>
          <table:table-cell table:content-validation-name="val8" office:value-type="string" calcext:value-type="string">
            <text:p>激励;</text:p>
          </table:table-cell>
          <table:table-cell table:style-name="ce2" table:content-validation-name="val8" table:number-columns-repeated="4"/>
          <table:table-cell table:content-validation-name="val1" table:formula="of:=COM.MICROSOFT.CONCAT([.K906:.O906])" office:value-type="string" office:string-value="激励;" calcext:value-type="string">
            <text:p>激励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07]));YEAR(MAX([.$A$1:.$A$1048576]))-YEAR([.A907])&gt;=2;[.$B907]&lt;&gt;&quot;基本&quot;;[.$B90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怖的奴隶主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07:.O907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激怒相关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08]));YEAR(MAX([.$A$1:.$A$1048576]))-YEAR([.A908])&gt;=2;[.$B908]&lt;&gt;&quot;基本&quot;;[.$B90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苦潮多头蛇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908:.O908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09]));YEAR(MAX([.$A$1:.$A$1048576]))-YEAR([.A909])&gt;=2;[.$B909]&lt;&gt;&quot;基本&quot;;[.$B90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奔科多兽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09:.O909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10]));YEAR(MAX([.$A$1:.$A$1048576]))-YEAR([.A910])&gt;=2;[.$B910]&lt;&gt;&quot;基本&quot;;[.$B91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老式治疗机器人</text:p>
          </table:table-cell>
          <table:table-cell table:content-validation-name="val7" office:value-type="string" calcext:value-type="string">
            <text:p>机械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10:.O910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侏儒变形师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11]));YEAR(MAX([.$A$1:.$A$1048576]))-YEAR([.A911])&gt;=2;[.$B911]&lt;&gt;&quot;基本&quot;;[.$B91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矛特种兵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11:.O911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12]));YEAR(MAX([.$A$1:.$A$1048576]))-YEAR([.A912])&gt;=2;[.$B912]&lt;&gt;&quot;基本&quot;;[.$B91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榴弹投手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12:.O912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13]));YEAR(MAX([.$A$1:.$A$1048576]))-YEAR([.A913])&gt;=2;[.$B913]&lt;&gt;&quot;基本&quot;;[.$B91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绿皮船长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13:.O913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office:value-type="string" calcext:value-type="string">
            <text:p>武器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14]));YEAR(MAX([.$A$1:.$A$1048576]))-YEAR([.A914])&gt;=2;[.$B914]&lt;&gt;&quot;基本&quot;;[.$B91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洛欧塞布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14:.O914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15]));YEAR(MAX([.$A$1:.$A$1048576]))-YEAR([.A915])&gt;=2;[.$B915]&lt;&gt;&quot;基本&quot;;[.$B91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马克扎尔王子</text:p>
          </table:table-cell>
          <table:table-cell table:content-validation-name="val7" office:value-type="string" calcext:value-type="string">
            <text:p>恶魔</text:p>
          </table:table-cell>
          <table:table-cell table:content-validation-name="val8" office:value-type="string" calcext:value-type="string">
            <text:p>传说;</text:p>
          </table:table-cell>
          <table:table-cell table:style-name="ce2" table:content-validation-name="val8" table:number-columns-repeated="4"/>
          <table:table-cell table:content-validation-name="val1" table:formula="of:=COM.MICROSOFT.CONCAT([.K915:.O915])" office:value-type="string" office:string-value="传说;" calcext:value-type="string">
            <text:p>传说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16]));YEAR(MAX([.$A$1:.$A$1048576]))-YEAR([.A916])&gt;=2;[.$B916]&lt;&gt;&quot;基本&quot;;[.$B91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魅影歹徒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16:.O916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增益（战吼需求 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17]));YEAR(MAX([.$A$1:.$A$1048576]))-YEAR([.A917])&gt;=2;[.$B917]&lt;&gt;&quot;基本&quot;;[.$B91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米米尔隆的头部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17:.O917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机械（特殊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18]));YEAR(MAX([.$A$1:.$A$1048576]))-YEAR([.A918])&gt;=2;[.$B918]&lt;&gt;&quot;基本&quot;;[.$B91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能机甲</text:p>
          </table:table-cell>
          <table:table-cell table:content-validation-name="val7" office:value-type="string" calcext:value-type="string">
            <text:p>机械</text:p>
          </table:table-cell>
          <table:table-cell table:style-name="ce2" table:content-validation-name="val8" table:number-columns-repeated="5"/>
          <table:table-cell table:content-validation-name="val1" table:formula="of:=COM.MICROSOFT.CONCAT([.K918:.O918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风怒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19]));YEAR(MAX([.$A$1:.$A$1048576]))-YEAR([.A919])&gt;=2;[.$B919]&lt;&gt;&quot;基本&quot;;[.$B91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末日践行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19:.O919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20]));YEAR(MAX([.$A$1:.$A$1048576]))-YEAR([.A920])&gt;=2;[.$B920]&lt;&gt;&quot;基本&quot;;[.$B92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穆克拉的勇士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激励;</text:p>
          </table:table-cell>
          <table:table-cell table:style-name="ce2" table:content-validation-name="val8" table:number-columns-repeated="4"/>
          <table:table-cell table:content-validation-name="val1" table:formula="of:=COM.MICROSOFT.CONCAT([.K920:.O920])" office:value-type="string" office:string-value="激励;" calcext:value-type="string">
            <text:p>激励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增益目标（激励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21]));YEAR(MAX([.$A$1:.$A$1048576]))-YEAR([.A921])&gt;=2;[.$B921]&lt;&gt;&quot;基本&quot;;[.$B92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纳迦海巫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21:.O921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6费及以上的卡（减费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22]));YEAR(MAX([.$A$1:.$A$1048576]))-YEAR([.A922])&gt;=2;[.$B922]&lt;&gt;&quot;基本&quot;;[.$B92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闹闹机器人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圣盾;</text:p>
          </table:table-cell>
          <table:table-cell table:content-validation-name="val8" table:number-columns-repeated="3"/>
          <table:table-cell table:content-validation-name="val1" table:formula="of:=COM.MICROSOFT.CONCAT([.K922:.O922])" office:value-type="string" office:string-value="嘲讽;圣盾;" calcext:value-type="string">
            <text:p>嘲讽;圣盾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23]));YEAR(MAX([.$A$1:.$A$1048576]))-YEAR([.A923])&gt;=2;[.$B923]&lt;&gt;&quot;基本&quot;;[.$B92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鸟禽守护者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奥秘;</text:p>
          </table:table-cell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2"/>
          <table:table-cell table:content-validation-name="val1" table:formula="of:=COM.MICROSOFT.CONCAT([.K923:.O923])" office:value-type="string" office:string-value="战吼;奥秘;嘲讽;" calcext:value-type="string">
            <text:p>战吼;奥秘;嘲讽;</text:p>
          </table:table-cell>
          <table:table-cell table:content-validation-name="val10"/>
          <table:table-cell table:number-columns-repeated="3" table:content-validation-name="val10" office:value-type="string" calcext:value-type="string">
            <text:p>优秀</text:p>
          </table:table-cell>
          <table:table-cell office:value-type="string" calcext:value-type="string">
            <text:p>奥秘（战吼需求)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24]));YEAR(MAX([.$A$1:.$A$1048576]))-YEAR([.A924])&gt;=2;[.$B924]&lt;&gt;&quot;基本&quot;;[.$B92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卡利莫斯的仆从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3"/>
          <table:table-cell table:content-validation-name="val1" table:formula="of:=COM.MICROSOFT.CONCAT([.K924:.O924])" office:value-type="string" office:string-value="战吼;发现;" calcext:value-type="string">
            <text:p>战吼;发现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25]));YEAR(MAX([.$A$1:.$A$1048576]))-YEAR([.A925])&gt;=2;[.$B925]&lt;&gt;&quot;基本&quot;;[.$B92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熟练的水手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25:.O92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海盗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26]));YEAR(MAX([.$A$1:.$A$1048576]))-YEAR([.A926])&gt;=2;[.$B926]&lt;&gt;&quot;基本&quot;;[.$B92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霜狼督军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26:.O926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搭配牌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27]));YEAR(MAX([.$A$1:.$A$1048576]))-YEAR([.A927])&gt;=2;[.$B927]&lt;&gt;&quot;基本&quot;;[.$B92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斯塔拉格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927:.O927])" office:value-type="string" office:string-value="亡语;" calcext:value-type="string">
            <text:p>亡语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搭配卡（亡语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28]));YEAR(MAX([.$A$1:.$A$1048576]))-YEAR([.A928])&gt;=2;[.$B928]&lt;&gt;&quot;基本&quot;;[.$B92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王牌猎人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28:.O928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29]));YEAR(MAX([.$A$1:.$A$1048576]))-YEAR([.A929])&gt;=2;[.$B929]&lt;&gt;&quot;基本&quot;;[.$B92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面操纵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29:.O929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搭配牌:高费随从,增益法术…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30]));YEAR(MAX([.$A$1:.$A$1048576]))-YEAR([.A930])&gt;=2;[.$B930]&lt;&gt;&quot;基本&quot;;[.$B93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西风灯神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30:.O930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增益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31]));YEAR(MAX([.$A$1:.$A$1048576]))-YEAR([.A931])&gt;=2;[.$B931]&lt;&gt;&quot;基本&quot;;[.$B93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教药剂师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31:.O931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32]));YEAR(MAX([.$A$1:.$A$1048576]))-YEAR([.A932])&gt;=2;[.$B932]&lt;&gt;&quot;基本&quot;;[.$B93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猩红法力浮龙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32:.O932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33]));YEAR(MAX([.$A$1:.$A$1048576]))-YEAR([.A933])&gt;=2;[.$B933]&lt;&gt;&quot;基本&quot;;[.$B93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勇士萨兰德</text:p>
          </table:table-cell>
          <table:table-cell table:style-name="ce2" table:content-validation-name="val7"/>
          <table:table-cell table:content-validation-name="val8" office:value-type="string" calcext:value-type="string">
            <text:p>激励;</text:p>
          </table:table-cell>
          <table:table-cell table:style-name="ce2" table:content-validation-name="val8" table:number-columns-repeated="4"/>
          <table:table-cell table:content-validation-name="val1" table:formula="of:=COM.MICROSOFT.CONCAT([.K933:.O933])" office:value-type="string" office:string-value="激励;" calcext:value-type="string">
            <text:p>激励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34]));YEAR(MAX([.$A$1:.$A$1048576]))-YEAR([.A934])&gt;=2;[.$B934]&lt;&gt;&quot;基本&quot;;[.$B93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穴居人强盗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34:.O934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35]));YEAR(MAX([.$A$1:.$A$1048576]))-YEAR([.A935])&gt;=2;[.$B935]&lt;&gt;&quot;基本&quot;;[.$B93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野猪骑士斯派克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冲锋;</text:p>
          </table:table-cell>
          <table:table-cell table:content-validation-name="val8" table:number-columns-repeated="2"/>
          <table:table-cell table:content-validation-name="val1" table:formula="of:=COM.MICROSOFT.CONCAT([.K935:.O935])" office:value-type="string" office:string-value="战吼;嘲讽;冲锋;" calcext:value-type="string">
            <text:p>战吼;嘲讽;冲锋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36]));YEAR(MAX([.$A$1:.$A$1048576]))-YEAR([.A936])&gt;=2;[.$B936]&lt;&gt;&quot;基本&quot;;[.$B93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刃刺客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36:.O936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37]));YEAR(MAX([.$A$1:.$A$1048576]))-YEAR([.A937])&gt;=2;[.$B937]&lt;&gt;&quot;基本&quot;;[.$B93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淤泥喷射者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3"/>
          <table:table-cell table:content-validation-name="val1" table:formula="of:=COM.MICROSOFT.CONCAT([.K937:.O937])" office:value-type="string" office:string-value="嘲讽;亡语;" calcext:value-type="string">
            <text:p>嘲讽;亡语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38]));YEAR(MAX([.$A$1:.$A$1048576]))-YEAR([.A938])&gt;=2;[.$B938]&lt;&gt;&quot;基本&quot;;[.$B93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玉莲帮密探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3"/>
          <table:table-cell table:content-validation-name="val1" table:formula="of:=COM.MICROSOFT.CONCAT([.K938:.O938])" office:value-type="string" office:string-value="战吼;发现;" calcext:value-type="string">
            <text:p>战吼;发现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39]));YEAR(MAX([.$A$1:.$A$1048576]))-YEAR([.A939])&gt;=2;[.$B939]&lt;&gt;&quot;基本&quot;;[.$B93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憎恶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939:.O939])" office:value-type="string" office:string-value="嘲讽;亡语;" calcext:value-type="string">
            <text:p>嘲讽;亡语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40]));YEAR(MAX([.$A$1:.$A$1048576]))-YEAR([.A940])&gt;=2;[.$B940]&lt;&gt;&quot;基本&quot;;[.$B94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展览馆法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40:.O940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搭配卡组(战吼需求)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41]));YEAR(MAX([.$A$1:.$A$1048576]))-YEAR([.A941])&gt;=2;[.$B941]&lt;&gt;&quot;基本&quot;;[.$B94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沼泽爬行者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941:.O941])" office:value-type="string" office:string-value="嘲讽;" calcext:value-type="string">
            <text:p>嘲讽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42]));YEAR(MAX([.$A$1:.$A$1048576]))-YEAR([.A942])&gt;=2;[.$B942]&lt;&gt;&quot;基本&quot;;[.$B94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征募官</text:p>
          </table:table-cell>
          <table:table-cell table:style-name="ce2" table:content-validation-name="val7"/>
          <table:table-cell table:content-validation-name="val8" office:value-type="string" calcext:value-type="string">
            <text:p>激励;</text:p>
          </table:table-cell>
          <table:table-cell table:style-name="ce2" table:content-validation-name="val8" table:number-columns-repeated="4"/>
          <table:table-cell table:content-validation-name="val1" table:formula="of:=COM.MICROSOFT.CONCAT([.K942:.O942])" office:value-type="string" office:string-value="激励;" calcext:value-type="string">
            <text:p>激励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43]));YEAR(MAX([.$A$1:.$A$1048576]))-YEAR([.A943])&gt;=2;[.$B943]&lt;&gt;&quot;基本&quot;;[.$B94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筑巢双头鹏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3"/>
          <table:table-cell table:content-validation-name="val1" table:formula="of:=COM.MICROSOFT.CONCAT([.K943:.O943])" office:value-type="string" office:string-value="战吼;嘲讽;" calcext:value-type="string">
            <text:p>战吼;嘲讽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44]));YEAR(MAX([.$A$1:.$A$1048576]))-YEAR([.A944])&gt;=2;[.$B944]&lt;&gt;&quot;基本&quot;;[.$B94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渡魂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44:.O944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45]));YEAR(MAX([.$A$1:.$A$1048576]))-YEAR([.A945])&gt;=2;[.$B945]&lt;&gt;&quot;基本&quot;;[.$B94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恶魔之心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45:.O945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46]));YEAR(MAX([.$A$1:.$A$1048576]))-YEAR([.A946])&gt;=2;[.$B946]&lt;&gt;&quot;基本&quot;;[.$B94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附灵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46:.O946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47]));YEAR(MAX([.$A$1:.$A$1048576]))-YEAR([.A947])&gt;=2;[.$B947]&lt;&gt;&quot;基本&quot;;[.$B94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焦油潜伏者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947:.O947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48]));YEAR(MAX([.$A$1:.$A$1048576]))-YEAR([.A948])&gt;=2;[.$B948]&lt;&gt;&quot;基本&quot;;[.$B94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末日守卫</text:p>
          </table:table-cell>
          <table:table-cell table:style-name="ce2" table:content-validation-name="val7"/>
          <table:table-cell table:content-validation-name="val8" office:value-type="string" calcext:value-type="string">
            <text:p>冲锋;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3"/>
          <table:table-cell table:content-validation-name="val1" table:formula="of:=COM.MICROSOFT.CONCAT([.K948:.O948])" office:value-type="string" office:string-value="冲锋;战吼;" calcext:value-type="string">
            <text:p>冲锋;战吼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49]));YEAR(MAX([.$A$1:.$A$1048576]))-YEAR([.A949])&gt;=2;[.$B949]&lt;&gt;&quot;基本&quot;;[.$B94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末日灾祸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49:.O949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人品(召唤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50]));YEAR(MAX([.$A$1:.$A$1048576]))-YEAR([.A950])&gt;=2;[.$B950]&lt;&gt;&quot;基本&quot;;[.$B95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漂浮观察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50:.O950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自伤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51]));YEAR(MAX([.$A$1:.$A$1048576]))-YEAR([.A951])&gt;=2;[.$B951]&lt;&gt;&quot;基本&quot;;[.$B95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喂食时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51:.O951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52]));YEAR(MAX([.$A$1:.$A$1048576]))-YEAR([.A952])&gt;=2;[.$B952]&lt;&gt;&quot;基本&quot;;[.$B952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黑暗私语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抉择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952:.O952])" office:value-type="string" office:string-value="抉择;嘲讽;" calcext:value-type="string">
            <text:p>抉择;嘲讽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53]));YEAR(MAX([.$A$1:.$A$1048576]))-YEAR([.A953])&gt;=2;[.$B953]&lt;&gt;&quot;基本&quot;;[.$B95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鸦人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3"/>
          <table:table-cell table:content-validation-name="val1" table:formula="of:=COM.MICROSOFT.CONCAT([.K953:.O953])" office:value-type="string" office:string-value="嘲讽;战吼;" calcext:value-type="string">
            <text:p>嘲讽;战吼;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克苏恩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54]));YEAR(MAX([.$A$1:.$A$1048576]))-YEAR([.A954])&gt;=2;[.$B954]&lt;&gt;&quot;基本&quot;;[.$B95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回收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54:.O954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55]));YEAR(MAX([.$A$1:.$A$1048576]))-YEAR([.A955])&gt;=2;[.$B955]&lt;&gt;&quot;基本&quot;;[.$B95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野兽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table:number-columns-repeated="5"/>
          <table:table-cell table:content-validation-name="val1" table:formula="of:=COM.MICROSOFT.CONCAT([.K955:.O95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56]));YEAR(MAX([.$A$1:.$A$1048576]))-YEAR([.A956])&gt;=2;[.$B956]&lt;&gt;&quot;基本&quot;;[.$B95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青玉巨兽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青玉魔像;</text:p>
          </table:table-cell>
          <table:table-cell table:content-validation-name="val8" table:number-columns-repeated="2"/>
          <table:table-cell table:content-validation-name="val1" table:formula="of:=COM.MICROSOFT.CONCAT([.K956:.O956])" office:value-type="string" office:string-value="嘲讽;战吼;青玉魔像;" calcext:value-type="string">
            <text:p>嘲讽;战吼;青玉魔像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青玉魔像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57]));YEAR(MAX([.$A$1:.$A$1048576]))-YEAR([.A957])&gt;=2;[.$B957]&lt;&gt;&quot;基本&quot;;[.$B95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星火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57:.O957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58]));YEAR(MAX([.$A$1:.$A$1048576]))-YEAR([.A958])&gt;=2;[.$B958]&lt;&gt;&quot;基本&quot;;[.$B95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月光林地传送门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58:.O958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人品（召唤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59]));YEAR(MAX([.$A$1:.$A$1048576]))-YEAR([.A959])&gt;=2;[.$B959]&lt;&gt;&quot;基本&quot;;[.$B95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展览馆守卫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59:.O959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60]));YEAR(MAX([.$A$1:.$A$1048576]))-YEAR([.A960])&gt;=2;[.$B960]&lt;&gt;&quot;基本&quot;;[.$B96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水晶侍女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960:.O960])" office:value-type="string" office:string-value="奥秘;" calcext:value-type="string">
            <text:p>奥秘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奥秘（减费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61]));YEAR(MAX([.$A$1:.$A$1048576]))-YEAR([.A961])&gt;=2;[.$B961]&lt;&gt;&quot;基本&quot;;[.$B96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暴风雪</text:p>
          </table:table-cell>
          <table:table-cell table:content-validation-name="val7"/>
          <table:table-cell table:content-validation-name="val8" office:value-type="string" calcext:value-type="string">
            <text:p>冻结;</text:p>
          </table:table-cell>
          <table:table-cell table:content-validation-name="val8" table:number-columns-repeated="4"/>
          <table:table-cell table:content-validation-name="val1" table:formula="of:=COM.MICROSOFT.CONCAT([.K961:.O961])" office:value-type="string" office:string-value="冻结;" calcext:value-type="string">
            <text:p>冻结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62]));YEAR(MAX([.$A$1:.$A$1048576]))-YEAR([.A962])&gt;=2;[.$B962]&lt;&gt;&quot;基本&quot;;[.$B962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考达拉幼龙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62:.O962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套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63]));YEAR(MAX([.$A$1:.$A$1048576]))-YEAR([.A963])&gt;=2;[.$B963]&lt;&gt;&quot;基本&quot;;[.$B96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面召唤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63:.O963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64]));YEAR(MAX([.$A$1:.$A$1048576]))-YEAR([.A964])&gt;=2;[.$B964]&lt;&gt;&quot;基本&quot;;[.$B96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陨石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64:.O964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65]));YEAR(MAX([.$A$1:.$A$1048576]))-YEAR([.A965])&gt;=2;[.$B965]&lt;&gt;&quot;基本&quot;;[.$B96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长鬃草原狮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965:.O965])" office:value-type="string" office:string-value="亡语;" calcext:value-type="string">
            <text:p>亡语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66]));YEAR(MAX([.$A$1:.$A$1048576]))-YEAR([.A966])&gt;=2;[.$B966]&lt;&gt;&quot;基本&quot;;[.$B96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天降蛛群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66:.O966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67]));YEAR(MAX([.$A$1:.$A$1048576]))-YEAR([.A967])&gt;=2;[.$B967]&lt;&gt;&quot;基本&quot;;[.$B96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龙息药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67:.O967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68]));YEAR(MAX([.$A$1:.$A$1048576]))-YEAR([.A968])&gt;=2;[.$B968]&lt;&gt;&quot;基本&quot;;[.$B96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埋葬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68:.O968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特殊（需求环境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69]));YEAR(MAX([.$A$1:.$A$1048576]))-YEAR([.A969])&gt;=2;[.$B969]&lt;&gt;&quot;基本&quot;;[.$B96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秘教暗影祭司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69:.O969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算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70]));YEAR(MAX([.$A$1:.$A$1048576]))-YEAR([.A970])&gt;=2;[.$B970]&lt;&gt;&quot;基本&quot;;[.$B97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之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70:.O970])">
            <text:p/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71]));YEAR(MAX([.$A$1:.$A$1048576]))-YEAR([.A971])&gt;=2;[.$B971]&lt;&gt;&quot;基本&quot;;[.$B97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圣殿执行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71:.O971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72]));YEAR(MAX([.$A$1:.$A$1048576]))-YEAR([.A972])&gt;=2;[.$B972]&lt;&gt;&quot;基本&quot;;[.$B972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圣光炸弹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72:.O972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73]));YEAR(MAX([.$A$1:.$A$1048576]))-YEAR([.A973])&gt;=2;[.$B973]&lt;&gt;&quot;基本&quot;;[.$B97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传令官沃拉兹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73:.O973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74]));YEAR(MAX([.$A$1:.$A$1048576]))-YEAR([.A974])&gt;=2;[.$B974]&lt;&gt;&quot;基本&quot;;[.$B97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里维克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74:.O974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75]));YEAR(MAX([.$A$1:.$A$1048576]))-YEAR([.A975])&gt;=2;[.$B975]&lt;&gt;&quot;基本&quot;;[.$B97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劫持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连击;</text:p>
          </table:table-cell>
          <table:table-cell table:style-name="ce2" table:content-validation-name="val8" table:number-columns-repeated="4"/>
          <table:table-cell table:content-validation-name="val1" table:formula="of:=COM.MICROSOFT.CONCAT([.K975:.O975])" office:value-type="string" office:string-value="连击;" calcext:value-type="string">
            <text:p>连击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牌(连击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76]));YEAR(MAX([.$A$1:.$A$1048576]))-YEAR([.A976])&gt;=2;[.$B976]&lt;&gt;&quot;基本&quot;;[.$B97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菊花茶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76:.O976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卡组(抽牌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77]));YEAR(MAX([.$A$1:.$A$1048576]))-YEAR([.A977])&gt;=2;[.$B977]&lt;&gt;&quot;基本&quot;;[.$B97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土地精海盗</text:p>
          </table:table-cell>
          <table:table-cell table:content-validation-name="val7" office:value-type="string" calcext:value-type="string">
            <text:p>海盗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77:.O977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78]));YEAR(MAX([.$A$1:.$A$1048576]))-YEAR([.A978])&gt;=2;[.$B978]&lt;&gt;&quot;基本&quot;;[.$B97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消失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78:.O978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142" office:value-type="string" calcext:value-type="string">
            <text:p>回收目标(回收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79]));YEAR(MAX([.$A$1:.$A$1048576]))-YEAR([.A979])&gt;=2;[.$B979]&lt;&gt;&quot;基本&quot;;[.$B97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唤雾者伊戈瓦尔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79:.O979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80]));YEAR(MAX([.$A$1:.$A$1048576]))-YEAR([.A980])&gt;=2;[.$B980]&lt;&gt;&quot;基本&quot;;[.$B98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元素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80:.O980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81]));YEAR(MAX([.$A$1:.$A$1048576]))-YEAR([.A981])&gt;=2;[.$B981]&lt;&gt;&quot;基本&quot;;[.$B98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深渊魔物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981:.O981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图腾(减费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82]));YEAR(MAX([.$A$1:.$A$1048576]))-YEAR([.A982])&gt;=2;[.$B982]&lt;&gt;&quot;基本&quot;;[.$B98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仇之怒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82:.O982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83]));YEAR(MAX([.$A$1:.$A$1048576]))-YEAR([.A983])&gt;=2;[.$B983]&lt;&gt;&quot;基本&quot;;[.$B98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剑龙骑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83:.O983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84]));YEAR(MAX([.$A$1:.$A$1048576]))-YEAR([.A984])&gt;=2;[.$B984]&lt;&gt;&quot;基本&quot;;[.$B98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精英对决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84:.O984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85]));YEAR(MAX([.$A$1:.$A$1048576]))-YEAR([.A985])&gt;=2;[.$B985]&lt;&gt;&quot;基本&quot;;[.$B98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神秘挑战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奥秘;</text:p>
          </table:table-cell>
          <table:table-cell table:style-name="ce2" table:content-validation-name="val8" table:number-columns-repeated="3"/>
          <table:table-cell table:content-validation-name="val1" table:formula="of:=COM.MICROSOFT.CONCAT([.K985:.O985])" office:value-type="string" office:string-value="战吼;奥秘;" calcext:value-type="string">
            <text:p>战吼;奥秘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奥秘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86]));YEAR(MAX([.$A$1:.$A$1048576]))-YEAR([.A986])&gt;=2;[.$B986]&lt;&gt;&quot;基本&quot;;[.$B98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守日者塔林姆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86:.O986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87]));YEAR(MAX([.$A$1:.$A$1048576]))-YEAR([.A987])&gt;=2;[.$B987]&lt;&gt;&quot;基本&quot;;[.$B98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象牙骑士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3"/>
          <table:table-cell table:content-validation-name="val1" table:formula="of:=COM.MICROSOFT.CONCAT([.K987:.O987])" office:value-type="string" office:string-value="战吼;发现;" calcext:value-type="string">
            <text:p>战吼;发现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人品（战吼需求）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88]));YEAR(MAX([.$A$1:.$A$1048576]))-YEAR([.A988])&gt;=2;[.$B988]&lt;&gt;&quot;基本&quot;;[.$B98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躁的恐角龙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88:.O988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89]));YEAR(MAX([.$A$1:.$A$1048576]))-YEAR([.A989])&gt;=2;[.$B989]&lt;&gt;&quot;基本&quot;;[.$B98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盾甲侍女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89:.O989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90]));YEAR(MAX([.$A$1:.$A$1048576]))-YEAR([.A990])&gt;=2;[.$B990]&lt;&gt;&quot;基本&quot;;[.$B99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钢铁战蝎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90:.O990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人品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91]));YEAR(MAX([.$A$1:.$A$1048576]))-YEAR([.A991])&gt;=2;[.$B991]&lt;&gt;&quot;基本&quot;;[.$B99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破海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91:.O991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92]));YEAR(MAX([.$A$1:.$A$1048576]))-YEAR([.A992])&gt;=2;[.$B992]&lt;&gt;&quot;基本&quot;;[.$B99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“丛林猎人”赫米特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92:.O992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93]));YEAR(MAX([.$A$1:.$A$1048576]))-YEAR([.A993])&gt;=2;[.$B993]&lt;&gt;&quot;基本&quot;;[.$B99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露恩的女祭司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93:.O993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94]));YEAR(MAX([.$A$1:.$A$1048576]))-YEAR([.A994])&gt;=2;[.$B994]&lt;&gt;&quot;基本&quot;;[.$B99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雅·黑掌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office:value-type="string" calcext:value-type="string">
            <text:p>青玉魔像;</text:p>
          </table:table-cell>
          <table:table-cell table:content-validation-name="val8" table:number-columns-repeated="2"/>
          <table:table-cell table:content-validation-name="val1" table:formula="of:=COM.MICROSOFT.CONCAT([.K994:.O994])" office:value-type="string" office:string-value="战吼;亡语;青玉魔像;" calcext:value-type="string">
            <text:p>战吼;亡语;青玉魔像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青玉魔像（战吼、亡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95]));YEAR(MAX([.$A$1:.$A$1048576]))-YEAR([.A995])&gt;=2;[.$B995]&lt;&gt;&quot;基本&quot;;[.$B99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比斯巨兽</text:p>
          </table:table-cell>
          <table:table-cell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995:.O995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96]));YEAR(MAX([.$A$1:.$A$1048576]))-YEAR([.A996])&gt;=2;[.$B996]&lt;&gt;&quot;基本&quot;;[.$B99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冻粉碎者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table:number-columns-repeated="5"/>
          <table:table-cell table:content-validation-name="val1" table:formula="of:=COM.MICROSOFT.CONCAT([.K996:.O996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97]));YEAR(MAX([.$A$1:.$A$1048576]))-YEAR([.A997])&gt;=2;[.$B997]&lt;&gt;&quot;基本&quot;;[.$B99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霜元素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97:.O997])" office:value-type="string" office:string-value="战吼;" calcext:value-type="string">
            <text:p>战吼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98]));YEAR(MAX([.$A$1:.$A$1048576]))-YEAR([.A998])&gt;=2;[.$B998]&lt;&gt;&quot;基本&quot;;[.$B99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博尔夫·碎盾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98:.O998])">
            <text:p/>
          </table:table-cell>
          <table:table-cell table:content-validation-name="val10" table:number-columns-repeated="4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99]));YEAR(MAX([.$A$1:.$A$1048576]))-YEAR([.A999])&gt;=2;[.$B999]&lt;&gt;&quot;基本&quot;;[.$B99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裁决者图哈特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99:.O999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00]));YEAR(MAX([.$A$1:.$A$1048576]))-YEAR([.A1000])&gt;=2;[.$B1000]&lt;&gt;&quot;基本&quot;;[.$B100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法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00:.O1000])">
            <text:p/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01]));YEAR(MAX([.$A$1:.$A$1048576]))-YEAR([.A1001])&gt;=2;[.$B1001]&lt;&gt;&quot;基本&quot;;[.$B100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师级枪骑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2"/>
          <table:table-cell table:content-validation-name="val1" table:formula="of:=COM.MICROSOFT.CONCAT([.K1001:.O1001])" office:value-type="string" office:string-value="战吼;嘲讽;圣盾;" calcext:value-type="string">
            <text:p>战吼;嘲讽;圣盾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搭配套牌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02]));YEAR(MAX([.$A$1:.$A$1048576]))-YEAR([.A1002])&gt;=2;[.$B1002]&lt;&gt;&quot;基本&quot;;[.$B100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迪菲亚清道夫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沉默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2"/>
          <table:table-cell table:content-validation-name="val1" table:formula="of:=COM.MICROSOFT.CONCAT([.K1002:.O1002])" office:value-type="string" office:string-value="战吼;沉默;亡语;" calcext:value-type="string">
            <text:p>战吼;沉默;亡语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环境（沉默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03]));YEAR(MAX([.$A$1:.$A$1048576]))-YEAR([.A1003])&gt;=2;[.$B1003]&lt;&gt;&quot;基本&quot;;[.$B100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发条强盗机器人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table:number-columns-repeated="5"/>
          <table:table-cell table:content-validation-name="val1" table:formula="of:=COM.MICROSOFT.CONCAT([.K1003:.O1003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04]));YEAR(MAX([.$A$1:.$A$1048576]))-YEAR([.A1004])&gt;=2;[.$B1004]&lt;&gt;&quot;基本&quot;;[.$B100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犯罪高手 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04:.O1004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05]));YEAR(MAX([.$A$1:.$A$1048576]))-YEAR([.A1005])&gt;=2;[.$B1005]&lt;&gt;&quot;基本&quot;;[.$B100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怒鹰身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05:.O1005])">
            <text:p/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06]));YEAR(MAX([.$A$1:.$A$1048576]))-YEAR([.A1006])&gt;=2;[.$B1006]&lt;&gt;&quot;基本&quot;;[.$B100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化先知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006:.O1006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07]));YEAR(MAX([.$A$1:.$A$1048576]))-YEAR([.A1007])&gt;=2;[.$B1007]&lt;&gt;&quot;基本&quot;;[.$B100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尔宾·梅卡托克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007:.O1007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08]));YEAR(MAX([.$A$1:.$A$1048576]))-YEAR([.A1008])&gt;=2;[.$B1008]&lt;&gt;&quot;基本&quot;;[.$B100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沟渠潜伏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3"/>
          <table:table-cell table:content-validation-name="val1" table:formula="of:=COM.MICROSOFT.CONCAT([.K1008:.O1008])" office:value-type="string" office:string-value="战吼;亡语;" calcext:value-type="string">
            <text:p>战吼;亡语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牌（亡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09]));YEAR(MAX([.$A$1:.$A$1048576]))-YEAR([.A1009])&gt;=2;[.$B1009]&lt;&gt;&quot;基本&quot;;[.$B100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郭雅夫人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09:.O1009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office:value-type="string" calcext:value-type="string">
            <text:p>人品（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10]));YEAR(MAX([.$A$1:.$A$1048576]))-YEAR([.A1010])&gt;=2;[.$B1010]&lt;&gt;&quot;基本&quot;;[.$B101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骑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1010:.O1010])" office:value-type="string" office:string-value="战吼;嘲讽;" calcext:value-type="string">
            <text:p>战吼;嘲讽;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11]));YEAR(MAX([.$A$1:.$A$1048576]))-YEAR([.A1011])&gt;=2;[.$B1011]&lt;&gt;&quot;基本&quot;;[.$B101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山幼龙</text:p>
          </table:table-cell>
          <table:table-cell table:content-validation-name="val7" office:value-type="string" calcext:value-type="string">
            <text:p>龙</text:p>
          </table:table-cell>
          <table:table-cell table:style-name="ce2" table:content-validation-name="val8" table:number-columns-repeated="5"/>
          <table:table-cell table:content-validation-name="val1" table:formula="of:=COM.MICROSOFT.CONCAT([.K1011:.O1011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12]));YEAR(MAX([.$A$1:.$A$1048576]))-YEAR([.A1012])&gt;=2;[.$B1012]&lt;&gt;&quot;基本&quot;;[.$B101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霍格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1012:.O1012])" office:value-type="string" office:string-value="嘲讽;" calcext:value-type="string">
            <text:p>嘲讽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13]));YEAR(MAX([.$A$1:.$A$1048576]))-YEAR([.A1013])&gt;=2;[.$B1013]&lt;&gt;&quot;基本&quot;;[.$B101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基森拍卖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13:.O1013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隐藏;低费法术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14]));YEAR(MAX([.$A$1:.$A$1048576]))-YEAR([.A1014])&gt;=2;[.$B1014]&lt;&gt;&quot;基本&quot;;[.$B101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兹鲁维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14:.O1014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1费法术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15]));YEAR(MAX([.$A$1:.$A$1048576]))-YEAR([.A1015])&gt;=2;[.$B1015]&lt;&gt;&quot;基本&quot;;[.$B101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剑齿追猎者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潜行;</text:p>
          </table:table-cell>
          <table:table-cell table:content-validation-name="val8" table:number-columns-repeated="4"/>
          <table:table-cell table:content-validation-name="val1" table:formula="of:=COM.MICROSOFT.CONCAT([.K1015:.O1015])" office:value-type="string" office:string-value="潜行;" calcext:value-type="string">
            <text:p>潜行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16]));YEAR(MAX([.$A$1:.$A$1048576]))-YEAR([.A1016])&gt;=2;[.$B1016]&lt;&gt;&quot;基本&quot;;[.$B101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竞技场主宰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1016:.O1016])" office:value-type="string" office:string-value="嘲讽;" calcext:value-type="string">
            <text:p>嘲讽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17]));YEAR(MAX([.$A$1:.$A$1048576]))-YEAR([.A1017])&gt;=2;[.$B1017]&lt;&gt;&quot;基本&quot;;[.$B101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竞技推广员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17:.O1017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18]));YEAR(MAX([.$A$1:.$A$1048576]))-YEAR([.A1018])&gt;=2;[.$B1018]&lt;&gt;&quot;基本&quot;;[.$B101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凯恩·血蹄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018:.O1018])" office:value-type="string" office:string-value="亡语;" calcext:value-type="string">
            <text:p>亡语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19]));YEAR(MAX([.$A$1:.$A$1048576]))-YEAR([.A1019])&gt;=2;[.$B1019]&lt;&gt;&quot;基本&quot;;[.$B101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科多兽骑手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19:.O1019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20]));YEAR(MAX([.$A$1:.$A$1048576]))-YEAR([.A1020])&gt;=2;[.$B1020]&lt;&gt;&quot;基本&quot;;[.$B102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骷髅骑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020:.O1020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搭配套牌（亡语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21]));YEAR(MAX([.$A$1:.$A$1048576]))-YEAR([.A1021])&gt;=2;[.$B1021]&lt;&gt;&quot;基本&quot;;[.$B102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拉希奥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3"/>
          <table:table-cell table:content-validation-name="val1" table:formula="of:=COM.MICROSOFT.CONCAT([.K1021:.O1021])" office:value-type="string" office:string-value="嘲讽;战吼;" calcext:value-type="string">
            <text:p>嘲讽;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22]));YEAR(MAX([.$A$1:.$A$1048576]))-YEAR([.A1022])&gt;=2;[.$B1022]&lt;&gt;&quot;基本&quot;;[.$B102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诺·杰克逊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022:.O1022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卡组（战吼需求）;后期卡组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23]));YEAR(MAX([.$A$1:.$A$1048576]))-YEAR([.A1023])&gt;=2;[.$B1023]&lt;&gt;&quot;基本&quot;;[.$B102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烈日行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3"/>
          <table:table-cell table:content-validation-name="val1" table:formula="of:=COM.MICROSOFT.CONCAT([.K1023:.O1023])" office:value-type="string" office:string-value="嘲讽;圣盾;" calcext:value-type="string">
            <text:p>嘲讽;圣盾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24]));YEAR(MAX([.$A$1:.$A$1048576]))-YEAR([.A1024])&gt;=2;[.$B1024]&lt;&gt;&quot;基本&quot;;[.$B102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人打击者</text:p>
          </table:table-cell>
          <table:table-cell table:content-validation-name="val7" office:value-type="string" calcext:value-type="string">
            <text:p>龙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024:.O1024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25]));YEAR(MAX([.$A$1:.$A$1048576]))-YEAR([.A1025])&gt;=2;[.$B1025]&lt;&gt;&quot;基本&quot;;[.$B102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鲁莽火箭兵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25:.O1025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26]));YEAR(MAX([.$A$1:.$A$1048576]))-YEAR([.A1026])&gt;=2;[.$B1026]&lt;&gt;&quot;基本&quot;;[.$B102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迈克斯纳</text:p>
          </table:table-cell>
          <table:table-cell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1026:.O1026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27]));YEAR(MAX([.$A$1:.$A$1048576]))-YEAR([.A1027])&gt;=2;[.$B1027]&lt;&gt;&quot;基本&quot;;[.$B102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梦魇之龙</text:p>
          </table:table-cell>
          <table:table-cell table:content-validation-name="val7" office:value-type="string" calcext:value-type="string">
            <text:p>龙</text:p>
          </table:table-cell>
          <table:table-cell table:style-name="ce2" table:content-validation-name="val8" table:number-columns-repeated="5"/>
          <table:table-cell table:content-validation-name="val1" table:formula="of:=COM.MICROSOFT.CONCAT([.K1027:.O1027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28]));YEAR(MAX([.$A$1:.$A$1048576]))-YEAR([.A1028])&gt;=2;[.$B1028]&lt;&gt;&quot;基本&quot;;[.$B102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穆戈尔的勇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28:.O1028])">
            <text:p/>
          </table:table-cell>
          <table:table-cell table:content-validation-name="val10" table:number-columns-repeated="4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29]));YEAR(MAX([.$A$1:.$A$1048576]))-YEAR([.A1029])&gt;=2;[.$B1029]&lt;&gt;&quot;基本&quot;;[.$B102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山谷之王穆克拉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029:.O1029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30]));YEAR(MAX([.$A$1:.$A$1048576]))-YEAR([.A1030])&gt;=2;[.$B1030]&lt;&gt;&quot;基本&quot;;[.$B103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上古之神先驱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30:.O1030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卡（持续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31]));YEAR(MAX([.$A$1:.$A$1048576]))-YEAR([.A1031])&gt;=2;[.$B1031]&lt;&gt;&quot;基本&quot;;[.$B103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十字军统领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031:.O1031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32]));YEAR(MAX([.$A$1:.$A$1048576]))-YEAR([.A1032])&gt;=2;[.$B1032]&lt;&gt;&quot;基本&quot;;[.$B103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拳食人魔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32:.O1032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33]));YEAR(MAX([.$A$1:.$A$1048576]))-YEAR([.A1033])&gt;=2;[.$B1033]&lt;&gt;&quot;基本&quot;;[.$B103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勇士穆戈尔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33:.O1033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34]));YEAR(MAX([.$A$1:.$A$1048576]))-YEAR([.A1034])&gt;=2;[.$B1034]&lt;&gt;&quot;基本&quot;;[.$B103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书卷之龙</text:p>
          </table:table-cell>
          <table:table-cell table:content-validation-name="val7" office:value-type="string" calcext:value-type="string">
            <text:p>龙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34:.O1034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龙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35]));YEAR(MAX([.$A$1:.$A$1048576]))-YEAR([.A1035])&gt;=2;[.$B1035]&lt;&gt;&quot;基本&quot;;[.$B103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斯科拉姆狂热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035:.O1035])" office:value-type="string" office:string-value="战吼;" calcext:value-type="string">
            <text:p>战吼;</text:p>
          </table:table-cell>
          <table:table-cell table:content-validation-name="val10"/>
          <table:table-cell table:number-columns-repeated="3" table:content-validation-name="val10" office:value-type="string" calcext:value-type="string">
            <text:p>良好</text:p>
          </table:table-cell>
          <table:table-cell office:value-type="string" calcext:value-type="string">
            <text:p>克苏恩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36]));YEAR(MAX([.$A$1:.$A$1048576]))-YEAR([.A1036])&gt;=2;[.$B1036]&lt;&gt;&quot;基本&quot;;[.$B103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索瑞森大帝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36:.O1036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持续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37]));YEAR(MAX([.$A$1:.$A$1048576]))-YEAR([.A1037])&gt;=2;[.$B1037]&lt;&gt;&quot;基本&quot;;[.$B103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托什雷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office:value-type="string" calcext:value-type="string">
            <text:p>零件;</text:p>
          </table:table-cell>
          <table:table-cell table:style-name="ce2" table:content-validation-name="val8" table:number-columns-repeated="2"/>
          <table:table-cell table:content-validation-name="val1" table:formula="of:=COM.MICROSOFT.CONCAT([.K1037:.O1037])" office:value-type="string" office:string-value="战吼;亡语;零件;" calcext:value-type="string">
            <text:p>战吼;亡语;零件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38]));YEAR(MAX([.$A$1:.$A$1048576]))-YEAR([.A1038])&gt;=2;[.$B1038]&lt;&gt;&quot;基本&quot;;[.$B103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希尔瓦娜斯·风行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038:.O1038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office:value-type="string" calcext:value-type="string">
            <text:p>绝命乱斗;转生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39]));YEAR(MAX([.$A$1:.$A$1048576]))-YEAR([.A1039])&gt;=2;[.$B1039]&lt;&gt;&quot;基本&quot;;[.$B103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摇摆的俾格米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039:.O1039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40]));YEAR(MAX([.$A$1:.$A$1048576]))-YEAR([.A1040])&gt;=2;[.$B1040]&lt;&gt;&quot;基本&quot;;[.$B104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野猪骑士雷瑟兰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冲锋;</text:p>
          </table:table-cell>
          <table:table-cell table:content-validation-name="val8" table:number-columns-repeated="3"/>
          <table:table-cell table:content-validation-name="val1" table:formula="of:=COM.MICROSOFT.CONCAT([.K1040:.O1040])" office:value-type="string" office:string-value="战吼;冲锋;" calcext:value-type="string">
            <text:p>战吼;冲锋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41]));YEAR(MAX([.$A$1:.$A$1048576]))-YEAR([.A1041])&gt;=2;[.$B1041]&lt;&gt;&quot;基本&quot;;[.$B104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伊利丹·怒风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41:.O1041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42]));YEAR(MAX([.$A$1:.$A$1048576]))-YEAR([.A1042])&gt;=2;[.$B1042]&lt;&gt;&quot;基本&quot;;[.$B104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指挥官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冲锋;</text:p>
          </table:table-cell>
          <table:table-cell table:style-name="ce2"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3"/>
          <table:table-cell table:content-validation-name="val1" table:formula="of:=COM.MICROSOFT.CONCAT([.K1042:.O1042])" office:value-type="string" office:string-value="冲锋;圣盾;" calcext:value-type="string">
            <text:p>冲锋;圣盾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43]));YEAR(MAX([.$A$1:.$A$1048576]))-YEAR([.A1043])&gt;=2;[.$B1043]&lt;&gt;&quot;基本&quot;;[.$B104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远古之树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1043:.O1043])" office:value-type="string" office:string-value="嘲讽;" calcext:value-type="string">
            <text:p>嘲讽;</text:p>
          </table:table-cell>
          <table:table-cell table:content-validation-name="val10"/>
          <table:table-cell table:number-columns-repeated="3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44]));YEAR(MAX([.$A$1:.$A$1048576]))-YEAR([.A1044])&gt;=2;[.$B1044]&lt;&gt;&quot;基本&quot;;[.$B104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杂耍吞法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044:.O1044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45]));YEAR(MAX([.$A$1:.$A$1048576]))-YEAR([.A1045])&gt;=2;[.$B1045]&lt;&gt;&quot;基本&quot;;[.$B104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载人飞天魔像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045:.O1045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46]));YEAR(MAX([.$A$1:.$A$1048576]))-YEAR([.A1046])&gt;=2;[.$B1046]&lt;&gt;&quot;基本&quot;;[.$B104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蛛魔先知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46:.O1046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人品（持续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47]));YEAR(MAX([.$A$1:.$A$1048576]))-YEAR([.A1047])&gt;=2;[.$B1047]&lt;&gt;&quot;基本&quot;;[.$B104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恶魔商贩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47:.O1047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48]));YEAR(MAX([.$A$1:.$A$1048576]))-YEAR([.A1048])&gt;=2;[.$B1048]&lt;&gt;&quot;基本&quot;;[.$B104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残暴的恐龙术士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048:.O1048])" office:value-type="string" office:string-value="亡语;" calcext:value-type="string">
            <text:p>亡语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49]));YEAR(MAX([.$A$1:.$A$1048576]))-YEAR([.A1049])&gt;=2;[.$B1049]&lt;&gt;&quot;基本&quot;;[.$B1049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黑暗契约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49:.O1049])">
            <text:p/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50]));YEAR(MAX([.$A$1:.$A$1048576]))-YEAR([.A1050])&gt;=2;[.$B1050]&lt;&gt;&quot;基本&quot;;[.$B105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惧地狱火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50:.O1050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51]));YEAR(MAX([.$A$1:.$A$1048576]))-YEAR([.A1051])&gt;=2;[.$B1051]&lt;&gt;&quot;基本&quot;;[.$B105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灵魂虹吸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51:.O1051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52]));YEAR(MAX([.$A$1:.$A$1048576]))-YEAR([.A1052])&gt;=2;[.$B1052]&lt;&gt;&quot;基本&quot;;[.$B105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威尔弗雷德·菲兹班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52:.O1052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牌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53]));YEAR(MAX([.$A$1:.$A$1048576]))-YEAR([.A1053])&gt;=2;[.$B1053]&lt;&gt;&quot;基本&quot;;[.$B105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邪火药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53:.O1053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54]));YEAR(MAX([.$A$1:.$A$1048576]))-YEAR([.A1054])&gt;=2;[.$B1054]&lt;&gt;&quot;基本&quot;;[.$B105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心能魔像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54:.O1054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55]));YEAR(MAX([.$A$1:.$A$1048576]))-YEAR([.A1055])&gt;=2;[.$B1055]&lt;&gt;&quot;基本&quot;;[.$B105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空碾压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55:.O105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56]));YEAR(MAX([.$A$1:.$A$1048576]))-YEAR([.A1056])&gt;=2;[.$B1056]&lt;&gt;&quot;基本&quot;;[.$B105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荒野骑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56:.O1056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野兽(减费需求)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57]));YEAR(MAX([.$A$1:.$A$1048576]))-YEAR([.A1057])&gt;=2;[.$B1057]&lt;&gt;&quot;基本&quot;;[.$B105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蟒蛇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57:.O1057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58]));YEAR(MAX([.$A$1:.$A$1048576]))-YEAR([.A1058])&gt;=2;[.$B1058]&lt;&gt;&quot;基本&quot;;[.$B105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玛洛恩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058:.O1058])" office:value-type="string" office:string-value="亡语;" calcext:value-type="string">
            <text:p>亡语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59]));YEAR(MAX([.$A$1:.$A$1048576]))-YEAR([.A1059])&gt;=2;[.$B1059]&lt;&gt;&quot;基本&quot;;[.$B105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上古之神的小精灵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59:.O1059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60]));YEAR(MAX([.$A$1:.$A$1048576]))-YEAR([.A1060])&gt;=2;[.$B1060]&lt;&gt;&quot;基本&quot;;[.$B106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争古树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抉择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1060:.O1060])" office:value-type="string" office:string-value="抉择;嘲讽;" calcext:value-type="string">
            <text:p>抉择;嘲讽;</text:p>
          </table:table-cell>
          <table:table-cell table:content-validation-name="val10"/>
          <table:table-cell table:number-columns-repeated="3"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61]));YEAR(MAX([.$A$1:.$A$1048576]))-YEAR([.A1061])&gt;=2;[.$B1061]&lt;&gt;&quot;基本&quot;;[.$B106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知识古树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61:.O1061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62]));YEAR(MAX([.$A$1:.$A$1048576]))-YEAR([.A1062])&gt;=2;[.$B1062]&lt;&gt;&quot;基本&quot;;[.$B106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法师安东尼达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62:.O1062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法术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63]));YEAR(MAX([.$A$1:.$A$1048576]))-YEAR([.A1063])&gt;=2;[.$B1063]&lt;&gt;&quot;基本&quot;;[.$B106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火焰之地传送门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63:.O1063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64]));YEAR(MAX([.$A$1:.$A$1048576]))-YEAR([.A1064])&gt;=2;[.$B1064]&lt;&gt;&quot;基本&quot;;[.$B106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烈焰风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64:.O1064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65]));YEAR(MAX([.$A$1:.$A$1048576]))-YEAR([.A1065])&gt;=2;[.$B1065]&lt;&gt;&quot;基本&quot;;[.$B106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烈焰巨兽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65:.O1065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人品（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66]));YEAR(MAX([.$A$1:.$A$1048576]))-YEAR([.A1066])&gt;=2;[.$B1066]&lt;&gt;&quot;基本&quot;;[.$B106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墨水大师索莉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66:.O1066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office:value-type="string" calcext:value-type="string">
            <text:p>搭配卡组（减费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67]));YEAR(MAX([.$A$1:.$A$1048576]))-YEAR([.A1067])&gt;=2;[.$B1067]&lt;&gt;&quot;基本&quot;;[.$B106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强能奥术飞弹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67:.O1067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68]));YEAR(MAX([.$A$1:.$A$1048576]))-YEAR([.A1068])&gt;=2;[.$B1068]&lt;&gt;&quot;基本&quot;;[.$B106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兹瑞拉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1068:.O1068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69]));YEAR(MAX([.$A$1:.$A$1048576]))-YEAR([.A1069])&gt;=2;[.$B1069]&lt;&gt;&quot;基本&quot;;[.$B106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角斗士的长弓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免疫;</text:p>
          </table:table-cell>
          <table:table-cell table:style-name="ce2" table:content-validation-name="val8" table:number-columns-repeated="4"/>
          <table:table-cell table:content-validation-name="val1" table:formula="of:=COM.MICROSOFT.CONCAT([.K1069:.O1069])" office:value-type="string" office:string-value="免疫;" calcext:value-type="string">
            <text:p>免疫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70]));YEAR(MAX([.$A$1:.$A$1048576]))-YEAR([.A1070])&gt;=2;[.$B1070]&lt;&gt;&quot;基本&quot;;[.$B107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酸喉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1070:.O1070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71]));YEAR(MAX([.$A$1:.$A$1048576]))-YEAR([.A1071])&gt;=2;[.$B1071]&lt;&gt;&quot;基本&quot;;[.$B107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沼泽之王爵德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1071:.O1071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72]));YEAR(MAX([.$A$1:.$A$1048576]))-YEAR([.A1072])&gt;=2;[.$B1072]&lt;&gt;&quot;基本&quot;;[.$B107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先知维伦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72:.O1072])">
            <text:p/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73]));YEAR(MAX([.$A$1:.$A$1048576]))-YEAR([.A1073])&gt;=2;[.$B1073]&lt;&gt;&quot;基本&quot;;[.$B107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神官帕尔崔丝</text:p>
          </table:table-cell>
          <table:table-cell table:style-name="ce2" table:content-validation-name="val7"/>
          <table:table-cell table:content-validation-name="val8" office:value-type="string" calcext:value-type="string">
            <text:p>激励;</text:p>
          </table:table-cell>
          <table:table-cell table:style-name="ce2" table:content-validation-name="val8" table:number-columns-repeated="4"/>
          <table:table-cell table:content-validation-name="val1" table:formula="of:=COM.MICROSOFT.CONCAT([.K1073:.O1073])" office:value-type="string" office:string-value="激励;" calcext:value-type="string">
            <text:p>激励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74]));YEAR(MAX([.$A$1:.$A$1048576]))-YEAR([.A1074])&gt;=2;[.$B1074]&lt;&gt;&quot;基本&quot;;[.$B107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疾跑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74:.O1074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伺机待发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75]));YEAR(MAX([.$A$1:.$A$1048576]))-YEAR([.A1075])&gt;=2;[.$B1075]&lt;&gt;&quot;基本&quot;;[.$B107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耐普图隆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3"/>
          <table:table-cell table:content-validation-name="val1" table:formula="of:=COM.MICROSOFT.CONCAT([.K1075:.O1075])" office:value-type="string" office:string-value="战吼;过载;" calcext:value-type="string">
            <text:p>战吼;过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76]));YEAR(MAX([.$A$1:.$A$1048576]))-YEAR([.A1076])&gt;=2;[.$B1076]&lt;&gt;&quot;基本&quot;;[.$B107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青玉酋长</text:p>
          </table:table-cell>
          <table:table-cell table:content-validation-name="val7"/>
          <table:table-cell table:content-validation-name="val8" office:value-type="string" calcext:value-type="string">
            <text:p>青玉魔像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3"/>
          <table:table-cell table:content-validation-name="val1" table:formula="of:=COM.MICROSOFT.CONCAT([.K1076:.O1076])" office:value-type="string" office:string-value="青玉魔像;嘲讽;" calcext:value-type="string">
            <text:p>青玉魔像;嘲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青玉魔像（战吼、嘲讽需求）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77]));YEAR(MAX([.$A$1:.$A$1048576]))-YEAR([.A1077])&gt;=2;[.$B1077]&lt;&gt;&quot;基本&quot;;[.$B107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岩石哨兵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77:.O1077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78]));YEAR(MAX([.$A$1:.$A$1048576]))-YEAR([.A1078])&gt;=2;[.$B1078]&lt;&gt;&quot;基本&quot;;[.$B107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恩典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78:.O1078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鱼人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79]));YEAR(MAX([.$A$1:.$A$1048576]))-YEAR([.A1079])&gt;=2;[.$B1079]&lt;&gt;&quot;基本&quot;;[.$B107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纯洁者耶德瑞克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079:.O1079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80]));YEAR(MAX([.$A$1:.$A$1048576]))-YEAR([.A1080])&gt;=2;[.$B1080]&lt;&gt;&quot;基本&quot;;[.$B108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列王守卫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80:.O1080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81]));YEAR(MAX([.$A$1:.$A$1048576]))-YEAR([.A1081])&gt;=2;[.$B1081]&lt;&gt;&quot;基本&quot;;[.$B108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守护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圣盾;</text:p>
          </table:table-cell>
          <table:table-cell table:content-validation-name="val8" table:number-columns-repeated="2"/>
          <table:table-cell table:content-validation-name="val1" table:formula="of:=COM.MICROSOFT.CONCAT([.K1081:.O1081])" office:value-type="string" office:string-value="战吼;嘲讽;圣盾;" calcext:value-type="string">
            <text:p>战吼;嘲讽;圣盾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82]));YEAR(MAX([.$A$1:.$A$1048576]))-YEAR([.A1082])&gt;=2;[.$B1082]&lt;&gt;&quot;基本&quot;;[.$B108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斩棘刀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82:.O1082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83]));YEAR(MAX([.$A$1:.$A$1048576]))-YEAR([.A1083])&gt;=2;[.$B1083]&lt;&gt;&quot;基本&quot;;[.$B108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曜石毁灭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1083:.O1083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84]));YEAR(MAX([.$A$1:.$A$1048576]))-YEAR([.A1084])&gt;=2;[.$B1084]&lt;&gt;&quot;基本&quot;;[.$B108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焦油兽王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84:.O1084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85]));YEAR(MAX([.$A$1:.$A$1048576]))-YEAR([.A1085])&gt;=2;[.$B1085]&lt;&gt;&quot;基本&quot;;[.$B108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马尔考罗克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85:.O1085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86]));YEAR(MAX([.$A$1:.$A$1048576]))-YEAR([.A1086])&gt;=2;[.$B1086]&lt;&gt;&quot;基本&quot;;[.$B108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上古之神守卫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86:.O1086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搭配卡组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87]));YEAR(MAX([.$A$1:.$A$1048576]))-YEAR([.A1087])&gt;=2;[.$B1087]&lt;&gt;&quot;基本&quot;;[.$B108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血吼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87:.O1087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88]));YEAR(MAX([.$A$1:.$A$1048576]))-YEAR([.A1088])&gt;=2;[.$B1088]&lt;&gt;&quot;基本&quot;;[.$B108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重碾</text:p>
          </table:table-cell>
          <table:table-cell table:content-validation-name="val7"/>
          <table:table-cell table:style-name="ce2" table:content-validation-name="val8" table:number-columns-repeated="5"/>
          <table:table-cell table:content-validation-name="val1" table:formula="of:=COM.MICROSOFT.CONCAT([.K1088:.O1088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office:value-type="string" calcext:value-type="string">
            <text:p>搭配卡组（消灭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89]));YEAR(MAX([.$A$1:.$A$1048576]))-YEAR([.A1089])&gt;=2;[.$B1089]&lt;&gt;&quot;基本&quot;;[.$B108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尔文灾星霍格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1089:.O1089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office:value-type="string" calcext:value-type="string">
            <text:p>搭配卡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90]));YEAR(MAX([.$A$1:.$A$1048576]))-YEAR([.A1090])&gt;=2;[.$B1090]&lt;&gt;&quot;基本&quot;;[.$B109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风城勇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90:.O1090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office:value-type="string" calcext:value-type="string">
            <text:p><text:s text:c="2"/>搭配牌（光环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91]));YEAR(MAX([.$A$1:.$A$1048576]))-YEAR([.A1091])&gt;=2;[.$B1091]&lt;&gt;&quot;基本&quot;;[.$B109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喉</text:p>
          </table:table-cell>
          <table:table-cell table:style-name="ce2" table:content-validation-name="val7" office:value-type="string" calcext:value-type="string">
            <text:p>龙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1091:.O1091])" office:value-type="string" office:string-value="嘲讽;亡语;" calcext:value-type="string">
            <text:p>嘲讽;亡语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龙（亡语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92]));YEAR(MAX([.$A$1:.$A$1048576]))-YEAR([.A1092])&gt;=2;[.$B1092]&lt;&gt;&quot;基本&quot;;[.$B109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毒沼爬行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1092:.O1092])" office:value-type="string" office:string-value="嘲讽;" calcext:value-type="string">
            <text:p>嘲讽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93]));YEAR(MAX([.$A$1:.$A$1048576]))-YEAR([.A1093])&gt;=2;[.$B1093]&lt;&gt;&quot;基本&quot;;[.$B109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暴看守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风怒;</text:p>
          </table:table-cell>
          <table:table-cell table:content-validation-name="val8" table:number-columns-repeated="4"/>
          <table:table-cell table:content-validation-name="val1" table:formula="of:=COM.MICROSOFT.CONCAT([.K1093:.O1093])" office:value-type="string" office:string-value="风怒;" calcext:value-type="string">
            <text:p>风怒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增益(风怒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94]));YEAR(MAX([.$A$1:.$A$1048576]))-YEAR([.A1094])&gt;=2;[.$B1094]&lt;&gt;&quot;基本&quot;;[.$B109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俘获的冰虫</text:p>
          </table:table-cell>
          <table:table-cell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1094:.O1094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95]));YEAR(MAX([.$A$1:.$A$1048576]))-YEAR([.A1095])&gt;=2;[.$B1095]&lt;&gt;&quot;基本&quot;;[.$B109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馆长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3"/>
          <table:table-cell table:content-validation-name="val1" table:formula="of:=COM.MICROSOFT.CONCAT([.K1095:.O1095])" office:value-type="string" office:string-value="嘲讽;战吼;" calcext:value-type="string">
            <text:p>嘲讽;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96]));YEAR(MAX([.$A$1:.$A$1048576]))-YEAR([.A1096])&gt;=2;[.$B1096]&lt;&gt;&quot;基本&quot;;[.$B109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山龙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进化;</text:p>
          </table:table-cell>
          <table:table-cell table:content-validation-name="val8" table:number-columns-repeated="3"/>
          <table:table-cell table:content-validation-name="val1" table:formula="of:=COM.MICROSOFT.CONCAT([.K1096:.O1096])" office:value-type="string" office:string-value="战吼;进化;" calcext:value-type="string">
            <text:p>战吼;进化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1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97]));YEAR(MAX([.$A$1:.$A$1048576]))-YEAR([.A1097])&gt;=2;[.$B1097]&lt;&gt;&quot;基本&quot;;[.$B109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焰使者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97:.O1097])" office:value-type="string" office:string-value="战吼;" calcext:value-type="string">
            <text:p>战吼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元素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3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98]));YEAR(MAX([.$A$1:.$A$1048576]))-YEAR([.A1098])&gt;=2;[.$B1098]&lt;&gt;&quot;基本&quot;;[.$B109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畸变的龙鹰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1098:.O1098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4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99]));YEAR(MAX([.$A$1:.$A$1048576]))-YEAR([.A1099])&gt;=2;[.$B1099]&lt;&gt;&quot;基本&quot;;[.$B109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迦顿男爵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99:.O1099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5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100]));YEAR(MAX([.$A$1:.$A$1048576]))-YEAR([.A1100])&gt;=2;[.$B1100]&lt;&gt;&quot;基本&quot;;[.$B110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拉文霍德刺客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00:.O1100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6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101]));YEAR(MAX([.$A$1:.$A$1048576]))-YEAR([.A1101])&gt;=2;[.$B1101]&lt;&gt;&quot;基本&quot;;[.$B110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德·黑手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传说;</text:p>
          </table:table-cell>
          <table:table-cell table:style-name="ce2" table:content-validation-name="val8" table:number-columns-repeated="3"/>
          <table:table-cell table:content-validation-name="val1" table:formula="of:=COM.MICROSOFT.CONCAT([.K1101:.O1101])" office:value-type="string" office:string-value="战吼;传说;" calcext:value-type="string">
            <text:p>战吼;传说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龙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7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102]));YEAR(MAX([.$A$1:.$A$1048576]))-YEAR([.A1102])&gt;=2;[.$B1102]&lt;&gt;&quot;基本&quot;;[.$B110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砰砰博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102:.O1102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8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103]));YEAR(MAX([.$A$1:.$A$1048576]))-YEAR([.A1103])&gt;=2;[.$B1103]&lt;&gt;&quot;基本&quot;;[.$B110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熔火恶犬</text:p>
          </table:table-cell>
          <table:table-cell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1103:.O1103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104]));YEAR(MAX([.$A$1:.$A$1048576]))-YEAR([.A1104])&gt;=2;[.$B1104]&lt;&gt;&quot;基本&quot;;[.$B110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唐·汉古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04:.O1104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105]));YEAR(MAX([.$A$1:.$A$1048576]))-YEAR([.A1105])&gt;=2;[.$B1105]&lt;&gt;&quot;基本&quot;;[.$B110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天空上尉库拉格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05:.O1105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海盗（减费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2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106]));YEAR(MAX([.$A$1:.$A$1048576]))-YEAR([.A1106])&gt;=2;[.$B1106]&lt;&gt;&quot;基本&quot;;[.$B110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维克洛尔大帝</text:p>
          </table:table-cell>
          <table:table-cell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3"/>
          <table:table-cell table:content-validation-name="val1" table:formula="of:=COM.MICROSOFT.CONCAT([.K1106:.O1106])" office:value-type="string" office:string-value="嘲讽;战吼;" calcext:value-type="string">
            <text:p>嘲讽;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2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107]));YEAR(MAX([.$A$1:.$A$1048576]))-YEAR([.A1107])&gt;=2;[.$B1107]&lt;&gt;&quot;基本&quot;;[.$B110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臃肿的蛇颈龙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107:.O1107])" office:value-type="string" office:string-value="亡语;" calcext:value-type="string">
            <text:p>亡语;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23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108]));YEAR(MAX([.$A$1:.$A$1048576]))-YEAR([.A1108])&gt;=2;[.$B1108]&lt;&gt;&quot;基本&quot;;[.$B110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颤地者特罗格佐尔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08:.O1108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24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109]));YEAR(MAX([.$A$1:.$A$1048576]))-YEAR([.A1109])&gt;=2;[.$B1109]&lt;&gt;&quot;基本&quot;;[.$B110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作战傀儡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09:.O1109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26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110]));YEAR(MAX([.$A$1:.$A$1048576]))-YEAR([.A1110])&gt;=2;[.$B1110]&lt;&gt;&quot;基本&quot;;[.$B111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古加尔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10:.O1110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29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111]));YEAR(MAX([.$A$1:.$A$1048576]))-YEAR([.A1111])&gt;=2;[.$B1111]&lt;&gt;&quot;基本&quot;;[.$B111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怖末日守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11:.O1111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45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112]));YEAR(MAX([.$A$1:.$A$1048576]))-YEAR([.A1112])&gt;=2;[.$B1112]&lt;&gt;&quot;基本&quot;;[.$B111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渊狱惩击者</text:p>
          </table:table-cell>
          <table:table-cell table:content-validation-name="val7" office:value-type="string" calcext:value-type="string">
            <text:p>恶魔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12:.O1112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46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13]));YEAR(MAX([.$A$1:.$A$1048576]))-YEAR([.A1113])&gt;=2;[.$B1113]&lt;&gt;&quot;基本&quot;;[.$B111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埃隆巴克守护者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1113:.O1113])" office:value-type="string" office:string-value="嘲讽;" calcext:value-type="string">
            <text:p>嘲讽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47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14]));YEAR(MAX([.$A$1:.$A$1048576]))-YEAR([.A1114])&gt;=2;[.$B1114]&lt;&gt;&quot;基本&quot;;[.$B111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诺玛鲁斯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114:.O1114])" office:value-type="string" office:string-value="亡语;" calcext:value-type="string">
            <text:p>亡语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4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15]));YEAR(MAX([.$A$1:.$A$1048576]))-YEAR([.A1115])&gt;=2;[.$B1115]&lt;&gt;&quot;基本&quot;;[.$B111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罗宁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115:.O1115])" office:value-type="string" office:string-value="亡语;" calcext:value-type="string">
            <text:p>亡语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5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16]));YEAR(MAX([.$A$1:.$A$1048576]))-YEAR([.A1116])&gt;=2;[.$B1116]&lt;&gt;&quot;基本&quot;;[.$B111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沙虫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1116:.O1116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21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17]));YEAR(MAX([.$A$1:.$A$1048576]))-YEAR([.A1117])&gt;=2;[.$B1117]&lt;&gt;&quot;基本&quot;;[.$B111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琥口脱险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17:.O1117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52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18]));YEAR(MAX([.$A$1:.$A$1048576]))-YEAR([.A1118])&gt;=2;[.$B1118]&lt;&gt;&quot;基本&quot;;[.$B111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领主奥拉基尔</text:p>
          </table:table-cell>
          <table:table-cell table:content-validation-name="val7"/>
          <table:table-cell table:content-validation-name="val8" office:value-type="string" calcext:value-type="string">
            <text:p>风怒;</text:p>
          </table:table-cell>
          <table:table-cell table:content-validation-name="val8" office:value-type="string" calcext:value-type="string">
            <text:p>冲锋;</text:p>
          </table:table-cell>
          <table:table-cell table:content-validation-name="val8" office:value-type="string" calcext:value-type="string">
            <text:p>圣盾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/>
          <table:table-cell table:content-validation-name="val1" table:formula="of:=COM.MICROSOFT.CONCAT([.K1118:.O1118])" office:value-type="string" office:string-value="风怒;冲锋;圣盾;嘲讽;" calcext:value-type="string">
            <text:p>风怒;冲锋;圣盾;嘲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(风怒需求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63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19]));YEAR(MAX([.$A$1:.$A$1048576]))-YEAR([.A1119])&gt;=2;[.$B1119]&lt;&gt;&quot;基本&quot;;[.$B111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蛮荒之主卡利莫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19:.O1119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55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20]));YEAR(MAX([.$A$1:.$A$1048576]))-YEAR([.A1120])&gt;=2;[.$B1120]&lt;&gt;&quot;基本&quot;;[.$B112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耀之主拉格纳罗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20:.O1120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56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21]));YEAR(MAX([.$A$1:.$A$1048576]))-YEAR([.A1121])&gt;=2;[.$B1121]&lt;&gt;&quot;基本&quot;;[.$B112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巨化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21:.O1121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57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22]));YEAR(MAX([.$A$1:.$A$1048576]))-YEAR([.A1122])&gt;=2;[.$B1122]&lt;&gt;&quot;基本&quot;;[.$B112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圣疗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22:.O1122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58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23]));YEAR(MAX([.$A$1:.$A$1048576]))-YEAR([.A1123])&gt;=2;[.$B1123]&lt;&gt;&quot;基本&quot;;[.$B112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提里奥·弗丁</text:p>
          </table:table-cell>
          <table:table-cell table:content-validation-name="val7"/>
          <table:table-cell table:content-validation-name="val8" office:value-type="string" calcext:value-type="string">
            <text:p>圣盾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2"/>
          <table:table-cell table:content-validation-name="val1" table:formula="of:=COM.MICROSOFT.CONCAT([.K1123:.O1123])" office:value-type="string" office:string-value="圣盾;嘲讽;亡语;" calcext:value-type="string">
            <text:p>圣盾;嘲讽;亡语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5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24]));YEAR(MAX([.$A$1:.$A$1048576]))-YEAR([.A1124])&gt;=2;[.$B1124]&lt;&gt;&quot;基本&quot;;[.$B112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罗玛什·地狱咆哮</text:p>
          </table:table-cell>
          <table:table-cell table:content-validation-name="val7"/>
          <table:table-cell table:content-validation-name="val8" office:value-type="string" calcext:value-type="string">
            <text:p>激怒;</text:p>
          </table:table-cell>
          <table:table-cell table:content-validation-name="val8" table:number-columns-repeated="4"/>
          <table:table-cell table:content-validation-name="val1" table:formula="of:=COM.MICROSOFT.CONCAT([.K1124:.O1124])" office:value-type="string" office:string-value="激怒;" calcext:value-type="string">
            <text:p>激怒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搭配牌（激怒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6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25]));YEAR(MAX([.$A$1:.$A$1048576]))-YEAR([.A1125])&gt;=2;[.$B1125]&lt;&gt;&quot;基本&quot;;[.$B112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波戈蒙斯塔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25:.O1125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61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26]));YEAR(MAX([.$A$1:.$A$1048576]))-YEAR([.A1126])&gt;=2;[.$B1126]&lt;&gt;&quot;基本&quot;;[.$B112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厄运召唤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26:.O1126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克苏恩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62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27]));YEAR(MAX([.$A$1:.$A$1048576]))-YEAR([.A1127])&gt;=2;[.$B1127]&lt;&gt;&quot;基本&quot;;[.$B112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鲁尔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27:.O1127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<text:s/>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64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28]));YEAR(MAX([.$A$1:.$A$1048576]))-YEAR([.A1128])&gt;=2;[.$B1128]&lt;&gt;&quot;基本&quot;;[.$B112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惊骇恐魔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28:.O1128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7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129]));YEAR(MAX([.$A$1:.$A$1048576]))-YEAR([.A1129])&gt;=2;[.$B1129]&lt;&gt;&quot;基本&quot;;[.$B112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乳齿象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1129:.O1129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66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30]));YEAR(MAX([.$A$1:.$A$1048576]))-YEAR([.A1130])&gt;=2;[.$B1130]&lt;&gt;&quot;基本&quot;;[.$B113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尔苏加德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30:.O1130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牌（特殊需求）;转生;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67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31]));YEAR(MAX([.$A$1:.$A$1048576]))-YEAR([.A1131])&gt;=2;[.$B1131]&lt;&gt;&quot;基本&quot;;[.$B113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洛玛古斯</text:p>
          </table:table-cell>
          <table:table-cell table:content-validation-name="val7" office:value-type="string" calcext:value-type="string">
            <text:p>龙</text:p>
          </table:table-cell>
          <table:table-cell table:content-validation-name="val8" table:number-columns-repeated="5"/>
          <table:table-cell table:content-validation-name="val1" table:formula="of:=COM.MICROSOFT.CONCAT([.K1131:.O1131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抽卡（触发需求）</text:p>
          </table:table-cell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6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32]));YEAR(MAX([.$A$1:.$A$1048576]))-YEAR([.A1132])&gt;=2;[.$B1132]&lt;&gt;&quot;基本&quot;;[.$B113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奔的魔暴龙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冲锋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3"/>
          <table:table-cell table:content-validation-name="val1" table:formula="of:=COM.MICROSOFT.CONCAT([.K1132:.O1132])" office:value-type="string" office:string-value="冲锋;战吼;" calcext:value-type="string">
            <text:p>冲锋;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73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33]));YEAR(MAX([.$A$1:.$A$1048576]))-YEAR([.A1133])&gt;=2;[.$B1133]&lt;&gt;&quot;基本&quot;;[.$B113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麦迪文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33:.O1133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法术（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77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34]));YEAR(MAX([.$A$1:.$A$1048576]))-YEAR([.A1134])&gt;=2;[.$B1134]&lt;&gt;&quot;基本&quot;;[.$B113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强袭坦克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4"/>
          <table:table-cell table:content-validation-name="val1" table:formula="of:=COM.MICROSOFT.CONCAT([.K1134:.O1134])" office:value-type="string" office:string-value="圣盾;" calcext:value-type="string">
            <text:p>圣盾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35]));YEAR(MAX([.$A$1:.$A$1048576]))-YEAR([.A1135])&gt;=2;[.$B1135]&lt;&gt;&quot;基本&quot;;[.$B113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化魔暴龙</text:p>
          </table:table-cell>
          <table:table-cell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1135:.O1135])" office:value-type="string" office:string-value="战吼;嘲讽;" calcext:value-type="string">
            <text:p>战吼;嘲讽;</text:p>
          </table:table-cell>
          <table:table-cell table:content-validation-name="val10" table:number-columns-repeated="4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4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36]));YEAR(MAX([.$A$1:.$A$1048576]))-YEAR([.A1136])&gt;=2;[.$B1136]&lt;&gt;&quot;基本&quot;;[.$B113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始生幼龙</text:p>
          </table:table-cell>
          <table:table-cell table:content-validation-name="val7" office:value-type="string" calcext:value-type="string">
            <text:p>龙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3"/>
          <table:table-cell table:content-validation-name="val1" table:formula="of:=COM.MICROSOFT.CONCAT([.K1136:.O1136])" office:value-type="string" office:string-value="嘲讽;战吼;" calcext:value-type="string">
            <text:p>嘲讽;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37]));YEAR(MAX([.$A$1:.$A$1048576]))-YEAR([.A1137])&gt;=2;[.$B1137]&lt;&gt;&quot;基本&quot;;[.$B113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始祖龟预言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3"/>
          <table:table-cell table:content-validation-name="val1" table:formula="of:=COM.MICROSOFT.CONCAT([.K1137:.O1137])" office:value-type="string" office:string-value="战吼;发现;" calcext:value-type="string">
            <text:p>战吼;发现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8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38]));YEAR(MAX([.$A$1:.$A$1048576]))-YEAR([.A1138])&gt;=2;[.$B1138]&lt;&gt;&quot;基本&quot;;[.$B113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斯尼德的伐木机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138:.O1138])" office:value-type="string" office:string-value="亡语;" calcext:value-type="string">
            <text:p>亡语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亡语相关:转生;…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81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39]));YEAR(MAX([.$A$1:.$A$1048576]))-YEAR([.A1139])&gt;=2;[.$B1139]&lt;&gt;&quot;基本&quot;;[.$B113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死神4000型</text:p>
          </table:table-cell>
          <table:table-cell table:content-validation-name="val7" office:value-type="string" calcext:value-type="string">
            <text:p>机械</text:p>
          </table:table-cell>
          <table:table-cell table:style-name="ce2" table:content-validation-name="val8" table:number-columns-repeated="5"/>
          <table:table-cell table:content-validation-name="val1" table:formula="of:=COM.MICROSOFT.CONCAT([.K1139:.O1139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82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40]));YEAR(MAX([.$A$1:.$A$1048576]))-YEAR([.A1140])&gt;=2;[.$B1140]&lt;&gt;&quot;基本&quot;;[.$B114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炎魔之王拉格纳罗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40:.O1140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5" office:value-type="string" calcext:value-type="string">
            <text:p>人品（持续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83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41]));YEAR(MAX([.$A$1:.$A$1048576]))-YEAR([.A1141])&gt;=2;[.$B1141]&lt;&gt;&quot;基本&quot;;[.$B114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扭曲虚空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41:.O1141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环境(消灭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84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42]));YEAR(MAX([.$A$1:.$A$1048576]))-YEAR([.A1142])&gt;=2;[.$B1142]&lt;&gt;&quot;基本&quot;;[.$B114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维娜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42:.O1142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5费以上卡（减费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85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43]));YEAR(MAX([.$A$1:.$A$1048576]))-YEAR([.A1143])&gt;=2;[.$B1143]&lt;&gt;&quot;基本&quot;;[.$B114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山邪木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1143:.O1143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剧毒之种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87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44]));YEAR(MAX([.$A$1:.$A$1048576]))-YEAR([.A1144])&gt;=2;[.$B1144]&lt;&gt;&quot;基本&quot;;[.$B114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塞纳留斯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抉择;</text:p>
          </table:table-cell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1144:.O1144])" office:value-type="string" office:string-value="抉择;嘲讽;" calcext:value-type="string">
            <text:p>抉择;嘲讽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45]));YEAR(MAX([.$A$1:.$A$1048576]))-YEAR([.A1145])&gt;=2;[.$B1145]&lt;&gt;&quot;基本&quot;;[.$B114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生命之树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45:.O1145])">
            <text:p/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治疗目标(治疗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88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46]));YEAR(MAX([.$A$1:.$A$1048576]))-YEAR([.A1146])&gt;=2;[.$B1146]&lt;&gt;&quot;基本&quot;;[.$B114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龙王克鲁什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冲锋;</text:p>
          </table:table-cell>
          <table:table-cell table:style-name="ce2" table:content-validation-name="val8" table:number-columns-repeated="4"/>
          <table:table-cell table:content-validation-name="val1" table:formula="of:=COM.MICROSOFT.CONCAT([.K1146:.O1146])" office:value-type="string" office:string-value="冲锋;" calcext:value-type="string">
            <text:p>冲锋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8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147]));YEAR(MAX([.$A$1:.$A$1048576]))-YEAR([.A1147])&gt;=2;[.$B1147]&lt;&gt;&quot;基本&quot;;[.$B114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兽群呼唤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47:.O1147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9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48]));YEAR(MAX([.$A$1:.$A$1048576]))-YEAR([.A1148])&gt;=2;[.$B1148]&lt;&gt;&quot;基本&quot;;[.$B114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奴巴拉克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148:.O1148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91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149]));YEAR(MAX([.$A$1:.$A$1048576]))-YEAR([.A1149])&gt;=2;[.$B1149]&lt;&gt;&quot;基本&quot;;[.$B114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苏恩之刃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49:.O1149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95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150]));YEAR(MAX([.$A$1:.$A$1048576]))-YEAR([.A1150])&gt;=2;[.$B1150]&lt;&gt;&quot;基本&quot;;[.$B115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龙之王摩什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50:.O1150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93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51]));YEAR(MAX([.$A$1:.$A$1048576]))-YEAR([.A1151])&gt;=2;[.$B1151]&lt;&gt;&quot;基本&quot;;[.$B115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莱克丝塔萨</text:p>
          </table:table-cell>
          <table:table-cell table:content-validation-name="val7" office:value-type="string" calcext:value-type="string">
            <text:p>龙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151:.O1151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94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52]));YEAR(MAX([.$A$1:.$A$1048576]))-YEAR([.A1152])&gt;=2;[.$B1152]&lt;&gt;&quot;基本&quot;;[.$B115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妮克希亚</text:p>
          </table:table-cell>
          <table:table-cell table:content-validation-name="val7" office:value-type="string" calcext:value-type="string">
            <text:p>龙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152:.O1152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96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53]));YEAR(MAX([.$A$1:.$A$1048576]))-YEAR([.A1153])&gt;=2;[.$B1153]&lt;&gt;&quot;基本&quot;;[.$B115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北海海怪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153:.O1153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97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54]));YEAR(MAX([.$A$1:.$A$1048576]))-YEAR([.A1154])&gt;=2;[.$B1154]&lt;&gt;&quot;基本&quot;;[.$B115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吼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54:.O1154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98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55]));YEAR(MAX([.$A$1:.$A$1048576]))-YEAR([.A1155])&gt;=2;[.$B1155]&lt;&gt;&quot;基本&quot;;[.$B115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管理者埃克索图斯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155:.O1155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9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56]));YEAR(MAX([.$A$1:.$A$1048576]))-YEAR([.A1156])&gt;=2;[.$B1156]&lt;&gt;&quot;基本&quot;;[.$B115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玛里苟斯</text:p>
          </table:table-cell>
          <table:table-cell table:content-validation-name="val7" office:value-type="string" calcext:value-type="string">
            <text:p>龙</text:p>
          </table:table-cell>
          <table:table-cell table:style-name="ce2" table:content-validation-name="val8" table:number-columns-repeated="5"/>
          <table:table-cell table:content-validation-name="val1" table:formula="of:=COM.MICROSOFT.CONCAT([.K1156:.O1156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法伤（法强需求） 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1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57]));YEAR(MAX([.$A$1:.$A$1048576]))-YEAR([.A1157])&gt;=2;[.$B1157]&lt;&gt;&quot;基本&quot;;[.$B115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奈法利安</text:p>
          </table:table-cell>
          <table:table-cell table:content-validation-name="val7" office:value-type="string" calcext:value-type="string">
            <text:p>龙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57:.O1157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2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158]));YEAR(MAX([.$A$1:.$A$1048576]))-YEAR([.A1158])&gt;=2;[.$B1158]&lt;&gt;&quot;基本&quot;;[.$B115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诺格弗格市长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58:.O1158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3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59]));YEAR(MAX([.$A$1:.$A$1048576]))-YEAR([.A1159])&gt;=2;[.$B1159]&lt;&gt;&quot;基本&quot;;[.$B115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诺滋多姆</text:p>
          </table:table-cell>
          <table:table-cell table:style-name="ce2" table:content-validation-name="val7" office:value-type="string" calcext:value-type="string">
            <text:p>龙</text:p>
          </table:table-cell>
          <table:table-cell table:style-name="ce2" table:content-validation-name="val8" table:number-columns-repeated="5"/>
          <table:table-cell table:content-validation-name="val1" table:formula="of:=COM.MICROSOFT.CONCAT([.K1159:.O1159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随机类效果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8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160]));YEAR(MAX([.$A$1:.$A$1048576]))-YEAR([.A1160])&gt;=2;[.$B1160]&lt;&gt;&quot;基本&quot;;[.$B116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欧泽鲁克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3"/>
          <table:table-cell table:content-validation-name="val1" table:formula="of:=COM.MICROSOFT.CONCAT([.K1160:.O1160])" office:value-type="string" office:string-value="嘲讽;战吼;" calcext:value-type="string">
            <text:p>嘲讽;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5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61]));YEAR(MAX([.$A$1:.$A$1048576]))-YEAR([.A1161])&gt;=2;[.$B1161]&lt;&gt;&quot;基本&quot;;[.$B116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瑟玛普拉格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style-name="ce2" table:content-validation-name="val8" table:number-columns-repeated="5"/>
          <table:table-cell table:content-validation-name="val1" table:formula="of:=COM.MICROSOFT.CONCAT([.K1161:.O1161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6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62]));YEAR(MAX([.$A$1:.$A$1048576]))-YEAR([.A1162])&gt;=2;[.$B1162]&lt;&gt;&quot;基本&quot;;[.$B116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深渊滑行者索苟斯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1162:.O1162])" office:value-type="string" office:string-value="嘲讽;" calcext:value-type="string">
            <text:p>嘲讽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7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63]));YEAR(MAX([.$A$1:.$A$1048576]))-YEAR([.A1163])&gt;=2;[.$B1163]&lt;&gt;&quot;基本&quot;;[.$B116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大盗拉法姆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3"/>
          <table:table-cell table:content-validation-name="val1" table:formula="of:=COM.MICROSOFT.CONCAT([.K1163:.O1163])" office:value-type="string" office:string-value="战吼;发现;" calcext:value-type="string">
            <text:p>战吼;发现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8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64]));YEAR(MAX([.$A$1:.$A$1048576]))-YEAR([.A1164])&gt;=2;[.$B1164]&lt;&gt;&quot;基本&quot;;[.$B116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伊瑟拉</text:p>
          </table:table-cell>
          <table:table-cell table:content-validation-name="val7" office:value-type="string" calcext:value-type="string">
            <text:p>龙</text:p>
          </table:table-cell>
          <table:table-cell table:style-name="ce2" table:content-validation-name="val8" table:number-columns-repeated="5"/>
          <table:table-cell table:content-validation-name="val1" table:formula="of:=COM.MICROSOFT.CONCAT([.K1164:.O1164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65]));YEAR(MAX([.$A$1:.$A$1048576]))-YEAR([.A1165])&gt;=2;[.$B1165]&lt;&gt;&quot;基本&quot;;[.$B116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远古造物之血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65:.O1165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1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166]));YEAR(MAX([.$A$1:.$A$1048576]))-YEAR([.A1166])&gt;=2;[.$B1166]&lt;&gt;&quot;基本&quot;;[.$B116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唤魔者克鲁尔</text:p>
          </table:table-cell>
          <table:table-cell table:content-validation-name="val7" office:value-type="string" calcext:value-type="string">
            <text:p>恶魔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66:.O1166])" office:value-type="string" office:string-value="战吼;" calcext:value-type="string">
            <text:p>战吼;</text:p>
          </table:table-cell>
          <table:table-cell table:content-validation-name="val10"/>
          <table:table-cell table:number-columns-repeated="3"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11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67]));YEAR(MAX([.$A$1:.$A$1048576]))-YEAR([.A1167])&gt;=2;[.$B1167]&lt;&gt;&quot;基本&quot;;[.$B116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拉克苏斯大王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67:.O1167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12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68]));YEAR(MAX([.$A$1:.$A$1048576]))-YEAR([.A1168])&gt;=2;[.$B1168]&lt;&gt;&quot;基本&quot;;[.$B116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玛尔加尼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68:.O1168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恶魔(光环需求)</text:p>
          </table:table-cell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13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content-validation-name="val1" table:formula="of:=IF(AND(NOT(ISBLANK([.A1169]));YEAR(MAX([.$A$1:.$A$1048576]))-YEAR([.A1169])&gt;=2;[.$B1169]&lt;&gt;&quot;基本&quot;;[.$B116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泰拉图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69:.O1169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14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content-validation-name="val1" table:formula="of:=IF(AND(NOT(ISBLANK([.A1170]));YEAR(MAX([.$A$1:.$A$1048576]))-YEAR([.A1170])&gt;=2;[.$B1170]&lt;&gt;&quot;基本&quot;;[.$B117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遗忘之王库恩</text:p>
          </table:table-cell>
          <table:table-cell table:content-validation-name="val7"/>
          <table:table-cell table:content-validation-name="val8" office:value-type="string" calcext:value-type="string">
            <text:p>抉择;</text:p>
          </table:table-cell>
          <table:table-cell table:content-validation-name="val8" table:number-columns-repeated="4"/>
          <table:table-cell table:content-validation-name="val1" table:formula="of:=COM.MICROSOFT.CONCAT([.K1170:.O1170])" office:value-type="string" office:string-value="抉择;" calcext:value-type="string">
            <text:p>抉择;</text:p>
          </table:table-cell>
          <table:table-cell table:content-validation-name="val10"/>
          <table:table-cell table:number-columns-repeated="3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1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content-validation-name="val1" table:formula="of:=IF(AND(NOT(ISBLANK([.A1171]));YEAR(MAX([.$A$1:.$A$1048576]))-YEAR([.A1171])&gt;=2;[.$B1171]&lt;&gt;&quot;基本&quot;;[.$B117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炎爆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71:.O1171])">
            <text:p/>
          </table:table-cell>
          <table:table-cell table:content-validation-name="val10" office:value-type="string" calcext:value-type="string">
            <text:p>普通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16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72]));YEAR(MAX([.$A$1:.$A$1048576]))-YEAR([.A1172])&gt;=2;[.$B1172]&lt;&gt;&quot;基本&quot;;[.$B117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精神控制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72:.O1172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142" office:value-type="string" calcext:value-type="string">
            <text:p>环境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17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73]));YEAR(MAX([.$A$1:.$A$1048576]))-YEAR([.A1173])&gt;=2;[.$B1173]&lt;&gt;&quot;基本&quot;;[.$B117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亡者归来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73:.O1173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组(召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18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74]));YEAR(MAX([.$A$1:.$A$1048576]))-YEAR([.A1174])&gt;=2;[.$B1174]&lt;&gt;&quot;基本&quot;;[.$B117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瓦里安·乌瑞恩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174:.O1174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搭配套牌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75]));YEAR(MAX([.$A$1:.$A$1048576]))-YEAR([.A1175])&gt;=2;[.$B1175]&lt;&gt;&quot;基本&quot;;[.$B117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霜巨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75:.O1175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搭配卡组（减费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2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76]));YEAR(MAX([.$A$1:.$A$1048576]))-YEAR([.A1176])&gt;=2;[.$B1176]&lt;&gt;&quot;基本&quot;;[.$B117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恩佐斯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3"/>
          <table:table-cell table:content-validation-name="val1" table:formula="of:=COM.MICROSOFT.CONCAT([.K1176:.O1176])" office:value-type="string" office:string-value="战吼;亡语;" calcext:value-type="string">
            <text:p>战吼;亡语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21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77]));YEAR(MAX([.$A$1:.$A$1048576]))-YEAR([.A1177])&gt;=2;[.$B1177]&lt;&gt;&quot;基本&quot;;[.$B117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巨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77:.O1177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office:value-type="string" calcext:value-type="string">
            <text:p>搭配卡组（减费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22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78]));YEAR(MAX([.$A$1:.$A$1048576]))-YEAR([.A1178])&gt;=2;[.$B1178]&lt;&gt;&quot;基本&quot;;[.$B117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龙领主死亡之翼</text:p>
          </table:table-cell>
          <table:table-cell table:content-validation-name="val7" office:value-type="string" calcext:value-type="string">
            <text:p>龙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178:.O1178])" office:value-type="string" office:string-value="亡语;" calcext:value-type="string">
            <text:p>亡语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亡语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23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79]));YEAR(MAX([.$A$1:.$A$1048576]))-YEAR([.A1179])&gt;=2;[.$B1179]&lt;&gt;&quot;基本&quot;;[.$B117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苏恩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79:.O1179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content-validation-name="val1" table:formula="of:=IF(AND(NOT(ISBLANK([.A1180]));YEAR(MAX([.$A$1:.$A$1048576]))-YEAR([.A1180])&gt;=2;[.$B1180]&lt;&gt;&quot;基本&quot;;[.$B118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摩天龙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1180:.O1180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25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81]));YEAR(MAX([.$A$1:.$A$1048576]))-YEAR([.A1181])&gt;=2;[.$B1181]&lt;&gt;&quot;基本&quot;;[.$B118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死亡之翼</text:p>
          </table:table-cell>
          <table:table-cell table:style-name="ce2" table:content-validation-name="val7" office:value-type="string" calcext:value-type="string">
            <text:p>龙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181:.O1181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26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82]));YEAR(MAX([.$A$1:.$A$1048576]))-YEAR([.A1182])&gt;=2;[.$B1182]&lt;&gt;&quot;基本&quot;;[.$B118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面巨兽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82:.O1182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27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83]));YEAR(MAX([.$A$1:.$A$1048576]))-YEAR([.A1183])&gt;=2;[.$B1183]&lt;&gt;&quot;基本&quot;;[.$B118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亚煞极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83:.O1183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持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28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84]));YEAR(MAX([.$A$1:.$A$1048576]))-YEAR([.A1184])&gt;=2;[.$B1184]&lt;&gt;&quot;基本&quot;;[.$B118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尤格-萨隆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84:.O1184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人品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2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content-validation-name="val1" table:formula="of:=IF(AND(NOT(ISBLANK([.A1185]));YEAR(MAX([.$A$1:.$A$1048576]))-YEAR([.A1185])&gt;=2;[.$B1185]&lt;&gt;&quot;基本&quot;;[.$B118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末日降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85:.O118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33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2" calcext:value-type="float">
            <text:p>12</text:p>
          </table:table-cell>
          <table:table-cell table:content-validation-name="val1" table:formula="of:=IF(AND(NOT(ISBLANK([.A1186]));YEAR(MAX([.$A$1:.$A$1048576]))-YEAR([.A1186])&gt;=2;[.$B1186]&lt;&gt;&quot;基本&quot;;[.$B118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术巨人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86:.O1186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减费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4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2" calcext:value-type="float">
            <text:p>12</text:p>
          </table:table-cell>
          <table:table-cell table:content-validation-name="val1" table:formula="of:=IF(AND(NOT(ISBLANK([.A1187]));YEAR(MAX([.$A$1:.$A$1048576]))-YEAR([.A1187])&gt;=2;[.$B1187]&lt;&gt;&quot;基本&quot;;[.$B118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发条巨人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87:.O1187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搭配卡组（减费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41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12" calcext:value-type="float">
            <text:p>12</text:p>
          </table:table-cell>
          <table:table-cell table:content-validation-name="val1" table:formula="of:=IF(AND(NOT(ISBLANK([.A1188]));YEAR(MAX([.$A$1:.$A$1048576]))-YEAR([.A1188])&gt;=2;[.$B1188]&lt;&gt;&quot;基本&quot;;[.$B118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山岭巨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88:.O1188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搭配卡组（减费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45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0" calcext:value-type="float">
            <text:p>20</text:p>
          </table:table-cell>
          <table:table-cell table:content-validation-name="val1" table:formula="of:=IF(AND(NOT(ISBLANK([.A1189]));YEAR(MAX([.$A$1:.$A$1048576]))-YEAR([.A1189])&gt;=2;[.$B1189]&lt;&gt;&quot;基本&quot;;[.$B118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熔核巨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89:.O1189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减费需求）,神圣愤怒;嘲讽增益</text:p>
          </table:table-cell>
          <table:table-cell table:style-name="ce2"/>
          <table:table-cell table:number-columns-repeated="1002"/>
        </table:table-row>
        <table:table-row table:style-name="ro6" table:number-rows-repeated="64345">
          <table:table-cell table:style-name="ce1" table:content-validation-name="val2"/>
          <table:table-cell table:content-validation-name="val3"/>
          <table:table-cell table:style-name="ce100" table:content-validation-name="val4"/>
          <table:table-cell table:number-columns-repeated="3"/>
          <table:table-cell table:content-validation-name="val1"/>
          <table:table-cell table:style-name="ce5" table:content-validation-name="val5"/>
          <table:table-cell table:style-name="ce68" table:content-validation-name="val6"/>
          <table:table-cell table:content-validation-name="val7"/>
          <table:table-cell table:content-validation-name="val8" table:number-columns-repeated="5"/>
          <table:table-cell/>
          <table:table-cell table:content-validation-name="val10" table:number-columns-repeated="4"/>
          <table:table-cell table:number-columns-repeated="1004"/>
        </table:table-row>
        <table:table-row table:style-name="ro6" table:number-rows-repeated="983041">
          <table:table-cell/>
          <table:table-cell table:content-validation-name="val3"/>
          <table:table-cell table:number-columns-repeated="4"/>
          <table:table-cell table:content-validation-name="val1"/>
          <table:table-cell table:number-columns-repeated="2"/>
          <table:table-cell table:content-validation-name="val7"/>
          <table:table-cell table:content-validation-name="val8" table:number-columns-repeated="5"/>
          <table:table-cell/>
          <table:table-cell table:content-validation-name="val10" table:number-columns-repeated="4"/>
          <table:table-cell table:number-columns-repeated="1004"/>
        </table:table-row>
        <table:table-row table:style-name="ro7">
          <table:table-cell/>
          <table:table-cell table:content-validation-name="val3"/>
          <table:table-cell table:number-columns-repeated="4"/>
          <table:table-cell table:content-validation-name="val1"/>
          <table:table-cell table:number-columns-repeated="2"/>
          <table:table-cell table:content-validation-name="val7"/>
          <table:table-cell table:content-validation-name="val8" table:number-columns-repeated="5"/>
          <table:table-cell/>
          <table:table-cell table:content-validation-name="val10" table:number-columns-repeated="4"/>
          <table:table-cell table:number-columns-repeated="1004"/>
        </table:table-row>
        <table:named-expressions>
          <table:named-range table:name="_xlnm._FilterDatabase" table:base-cell-address="$卡牌.$A$1" table:cell-range-address="$卡牌.$A$1:.$V$1054"/>
        </table:named-expressions>
        <calcext:conditional-formats>
          <calcext:conditional-format calcext:target-range-address="卡牌.C1190:卡牌.C1048576 卡牌.C1:卡牌.C1095 卡牌.C1105:卡牌.C1105 卡牌.C1116:卡牌.C1124 卡牌.C1135:卡牌.C1135 卡牌.C1145:卡牌.C1145">
            <calcext:condition calcext:apply-style-name="战士" calcext:value="=&quot;战士&quot;" calcext:base-cell-address="卡牌.C1"/>
            <calcext:condition calcext:apply-style-name="术士" calcext:value="=&quot;术士&quot;" calcext:base-cell-address="卡牌.C1"/>
            <calcext:condition calcext:apply-style-name="法师" calcext:value="=&quot;法师&quot;" calcext:base-cell-address="卡牌.C1"/>
            <calcext:condition calcext:apply-style-name="潜行者" calcext:value="=&quot;潜行者&quot;" calcext:base-cell-address="卡牌.C1"/>
            <calcext:condition calcext:apply-style-name="猎人" calcext:value="=&quot;猎人&quot;" calcext:base-cell-address="卡牌.C1"/>
            <calcext:condition calcext:apply-style-name="德鲁伊" calcext:value="=&quot;德鲁伊&quot;" calcext:base-cell-address="卡牌.C1"/>
            <calcext:condition calcext:apply-style-name="萨满祭司" calcext:value="=&quot;萨满祭司&quot;" calcext:base-cell-address="卡牌.C1"/>
            <calcext:condition calcext:apply-style-name="圣骑士" calcext:value="=&quot;圣骑士&quot;" calcext:base-cell-address="卡牌.C1"/>
          </calcext:conditional-format>
          <calcext:conditional-format calcext:target-range-address="卡牌.Q1:卡牌.T407 卡牌.Q408:卡牌.Q408 卡牌.S408:卡牌.T408 卡牌.Q409:卡牌.T580 卡牌.Q599:卡牌.T1048576 卡牌.Q581:卡牌.R598 卡牌.T581:卡牌.T598">
            <calcext:condition calcext:apply-style-name="优秀" calcext:value="=&quot;优秀&quot;" calcext:base-cell-address="卡牌.Q1"/>
            <calcext:condition calcext:apply-style-name="良好" calcext:value="=&quot;良好&quot;" calcext:base-cell-address="卡牌.Q1"/>
            <calcext:condition calcext:apply-style-name="普通" calcext:value="=&quot;普通&quot;" calcext:base-cell-address="卡牌.Q1"/>
          </calcext:conditional-format>
          <calcext:conditional-format calcext:target-range-address="卡牌.I2:卡牌.I1048576">
            <calcext:condition calcext:apply-style-name="法术" calcext:value="formula-is(EXACT([.H2]; &quot;法术&quot;))" calcext:base-cell-address="卡牌.I2"/>
            <calcext:condition calcext:apply-style-name="武器" calcext:value="formula-is(EXACT([.H2]; &quot;武器&quot;))" calcext:base-cell-address="卡牌.I2"/>
          </calcext:conditional-format>
          <calcext:conditional-format calcext:target-range-address="卡牌.R408:卡牌.R408">
            <calcext:condition calcext:apply-style-name="优秀" calcext:value="=&quot;优秀&quot;" calcext:base-cell-address="卡牌.R408"/>
            <calcext:condition calcext:apply-style-name="良好" calcext:value="=&quot;良好&quot;" calcext:base-cell-address="卡牌.R408"/>
            <calcext:condition calcext:apply-style-name="普通" calcext:value="=&quot;普通&quot;" calcext:base-cell-address="卡牌.R408"/>
          </calcext:conditional-format>
          <calcext:conditional-format calcext:target-range-address="卡牌.F1:卡牌.F1048576">
            <calcext:condition calcext:apply-style-name="偶数或者7+" calcext:value="formula-is(OR([.F1]&gt;=7; ISEVEN([.F1])))" calcext:base-cell-address="卡牌.F1"/>
          </calcext:conditional-format>
          <calcext:conditional-format calcext:target-range-address="卡牌.C1096:卡牌.C1096">
            <calcext:condition calcext:apply-style-name="战士" calcext:value="=&quot;战士&quot;" calcext:base-cell-address="卡牌.C1096"/>
            <calcext:condition calcext:apply-style-name="术士" calcext:value="=&quot;术士&quot;" calcext:base-cell-address="卡牌.C1096"/>
            <calcext:condition calcext:apply-style-name="法师" calcext:value="=&quot;法师&quot;" calcext:base-cell-address="卡牌.C1096"/>
            <calcext:condition calcext:apply-style-name="潜行者" calcext:value="=&quot;潜行者&quot;" calcext:base-cell-address="卡牌.C1096"/>
            <calcext:condition calcext:apply-style-name="猎人" calcext:value="=&quot;猎人&quot;" calcext:base-cell-address="卡牌.C1096"/>
            <calcext:condition calcext:apply-style-name="德鲁伊" calcext:value="=&quot;德鲁伊&quot;" calcext:base-cell-address="卡牌.C1096"/>
            <calcext:condition calcext:apply-style-name="萨满祭司" calcext:value="=&quot;萨满祭司&quot;" calcext:base-cell-address="卡牌.C1096"/>
            <calcext:condition calcext:apply-style-name="圣骑士" calcext:value="=&quot;圣骑士&quot;" calcext:base-cell-address="卡牌.C1096"/>
          </calcext:conditional-format>
          <calcext:conditional-format calcext:target-range-address="卡牌.C1097:卡牌.C1097">
            <calcext:condition calcext:apply-style-name="战士" calcext:value="=&quot;战士&quot;" calcext:base-cell-address="卡牌.C1097"/>
            <calcext:condition calcext:apply-style-name="术士" calcext:value="=&quot;术士&quot;" calcext:base-cell-address="卡牌.C1097"/>
            <calcext:condition calcext:apply-style-name="法师" calcext:value="=&quot;法师&quot;" calcext:base-cell-address="卡牌.C1097"/>
            <calcext:condition calcext:apply-style-name="潜行者" calcext:value="=&quot;潜行者&quot;" calcext:base-cell-address="卡牌.C1097"/>
            <calcext:condition calcext:apply-style-name="猎人" calcext:value="=&quot;猎人&quot;" calcext:base-cell-address="卡牌.C1097"/>
            <calcext:condition calcext:apply-style-name="德鲁伊" calcext:value="=&quot;德鲁伊&quot;" calcext:base-cell-address="卡牌.C1097"/>
            <calcext:condition calcext:apply-style-name="萨满祭司" calcext:value="=&quot;萨满祭司&quot;" calcext:base-cell-address="卡牌.C1097"/>
            <calcext:condition calcext:apply-style-name="圣骑士" calcext:value="=&quot;圣骑士&quot;" calcext:base-cell-address="卡牌.C1097"/>
          </calcext:conditional-format>
          <calcext:conditional-format calcext:target-range-address="卡牌.C1098:卡牌.C1098">
            <calcext:condition calcext:apply-style-name="战士" calcext:value="=&quot;战士&quot;" calcext:base-cell-address="卡牌.C1098"/>
            <calcext:condition calcext:apply-style-name="术士" calcext:value="=&quot;术士&quot;" calcext:base-cell-address="卡牌.C1098"/>
            <calcext:condition calcext:apply-style-name="法师" calcext:value="=&quot;法师&quot;" calcext:base-cell-address="卡牌.C1098"/>
            <calcext:condition calcext:apply-style-name="潜行者" calcext:value="=&quot;潜行者&quot;" calcext:base-cell-address="卡牌.C1098"/>
            <calcext:condition calcext:apply-style-name="猎人" calcext:value="=&quot;猎人&quot;" calcext:base-cell-address="卡牌.C1098"/>
            <calcext:condition calcext:apply-style-name="德鲁伊" calcext:value="=&quot;德鲁伊&quot;" calcext:base-cell-address="卡牌.C1098"/>
            <calcext:condition calcext:apply-style-name="萨满祭司" calcext:value="=&quot;萨满祭司&quot;" calcext:base-cell-address="卡牌.C1098"/>
            <calcext:condition calcext:apply-style-name="圣骑士" calcext:value="=&quot;圣骑士&quot;" calcext:base-cell-address="卡牌.C1098"/>
          </calcext:conditional-format>
          <calcext:conditional-format calcext:target-range-address="卡牌.C1099:卡牌.C1099">
            <calcext:condition calcext:apply-style-name="战士" calcext:value="=&quot;战士&quot;" calcext:base-cell-address="卡牌.C1099"/>
            <calcext:condition calcext:apply-style-name="术士" calcext:value="=&quot;术士&quot;" calcext:base-cell-address="卡牌.C1099"/>
            <calcext:condition calcext:apply-style-name="法师" calcext:value="=&quot;法师&quot;" calcext:base-cell-address="卡牌.C1099"/>
            <calcext:condition calcext:apply-style-name="潜行者" calcext:value="=&quot;潜行者&quot;" calcext:base-cell-address="卡牌.C1099"/>
            <calcext:condition calcext:apply-style-name="猎人" calcext:value="=&quot;猎人&quot;" calcext:base-cell-address="卡牌.C1099"/>
            <calcext:condition calcext:apply-style-name="德鲁伊" calcext:value="=&quot;德鲁伊&quot;" calcext:base-cell-address="卡牌.C1099"/>
            <calcext:condition calcext:apply-style-name="萨满祭司" calcext:value="=&quot;萨满祭司&quot;" calcext:base-cell-address="卡牌.C1099"/>
            <calcext:condition calcext:apply-style-name="圣骑士" calcext:value="=&quot;圣骑士&quot;" calcext:base-cell-address="卡牌.C1099"/>
          </calcext:conditional-format>
          <calcext:conditional-format calcext:target-range-address="卡牌.C1100:卡牌.C1100">
            <calcext:condition calcext:apply-style-name="战士" calcext:value="=&quot;战士&quot;" calcext:base-cell-address="卡牌.C1100"/>
            <calcext:condition calcext:apply-style-name="术士" calcext:value="=&quot;术士&quot;" calcext:base-cell-address="卡牌.C1100"/>
            <calcext:condition calcext:apply-style-name="法师" calcext:value="=&quot;法师&quot;" calcext:base-cell-address="卡牌.C1100"/>
            <calcext:condition calcext:apply-style-name="潜行者" calcext:value="=&quot;潜行者&quot;" calcext:base-cell-address="卡牌.C1100"/>
            <calcext:condition calcext:apply-style-name="猎人" calcext:value="=&quot;猎人&quot;" calcext:base-cell-address="卡牌.C1100"/>
            <calcext:condition calcext:apply-style-name="德鲁伊" calcext:value="=&quot;德鲁伊&quot;" calcext:base-cell-address="卡牌.C1100"/>
            <calcext:condition calcext:apply-style-name="萨满祭司" calcext:value="=&quot;萨满祭司&quot;" calcext:base-cell-address="卡牌.C1100"/>
            <calcext:condition calcext:apply-style-name="圣骑士" calcext:value="=&quot;圣骑士&quot;" calcext:base-cell-address="卡牌.C1100"/>
          </calcext:conditional-format>
          <calcext:conditional-format calcext:target-range-address="卡牌.C1101:卡牌.C1101">
            <calcext:condition calcext:apply-style-name="战士" calcext:value="=&quot;战士&quot;" calcext:base-cell-address="卡牌.C1101"/>
            <calcext:condition calcext:apply-style-name="术士" calcext:value="=&quot;术士&quot;" calcext:base-cell-address="卡牌.C1101"/>
            <calcext:condition calcext:apply-style-name="法师" calcext:value="=&quot;法师&quot;" calcext:base-cell-address="卡牌.C1101"/>
            <calcext:condition calcext:apply-style-name="潜行者" calcext:value="=&quot;潜行者&quot;" calcext:base-cell-address="卡牌.C1101"/>
            <calcext:condition calcext:apply-style-name="猎人" calcext:value="=&quot;猎人&quot;" calcext:base-cell-address="卡牌.C1101"/>
            <calcext:condition calcext:apply-style-name="德鲁伊" calcext:value="=&quot;德鲁伊&quot;" calcext:base-cell-address="卡牌.C1101"/>
            <calcext:condition calcext:apply-style-name="萨满祭司" calcext:value="=&quot;萨满祭司&quot;" calcext:base-cell-address="卡牌.C1101"/>
            <calcext:condition calcext:apply-style-name="圣骑士" calcext:value="=&quot;圣骑士&quot;" calcext:base-cell-address="卡牌.C1101"/>
          </calcext:conditional-format>
          <calcext:conditional-format calcext:target-range-address="卡牌.C1102:卡牌.C1102">
            <calcext:condition calcext:apply-style-name="战士" calcext:value="=&quot;战士&quot;" calcext:base-cell-address="卡牌.C1102"/>
            <calcext:condition calcext:apply-style-name="术士" calcext:value="=&quot;术士&quot;" calcext:base-cell-address="卡牌.C1102"/>
            <calcext:condition calcext:apply-style-name="法师" calcext:value="=&quot;法师&quot;" calcext:base-cell-address="卡牌.C1102"/>
            <calcext:condition calcext:apply-style-name="潜行者" calcext:value="=&quot;潜行者&quot;" calcext:base-cell-address="卡牌.C1102"/>
            <calcext:condition calcext:apply-style-name="猎人" calcext:value="=&quot;猎人&quot;" calcext:base-cell-address="卡牌.C1102"/>
            <calcext:condition calcext:apply-style-name="德鲁伊" calcext:value="=&quot;德鲁伊&quot;" calcext:base-cell-address="卡牌.C1102"/>
            <calcext:condition calcext:apply-style-name="萨满祭司" calcext:value="=&quot;萨满祭司&quot;" calcext:base-cell-address="卡牌.C1102"/>
            <calcext:condition calcext:apply-style-name="圣骑士" calcext:value="=&quot;圣骑士&quot;" calcext:base-cell-address="卡牌.C1102"/>
          </calcext:conditional-format>
          <calcext:conditional-format calcext:target-range-address="卡牌.C1103:卡牌.C1103">
            <calcext:condition calcext:apply-style-name="战士" calcext:value="=&quot;战士&quot;" calcext:base-cell-address="卡牌.C1103"/>
            <calcext:condition calcext:apply-style-name="术士" calcext:value="=&quot;术士&quot;" calcext:base-cell-address="卡牌.C1103"/>
            <calcext:condition calcext:apply-style-name="法师" calcext:value="=&quot;法师&quot;" calcext:base-cell-address="卡牌.C1103"/>
            <calcext:condition calcext:apply-style-name="潜行者" calcext:value="=&quot;潜行者&quot;" calcext:base-cell-address="卡牌.C1103"/>
            <calcext:condition calcext:apply-style-name="猎人" calcext:value="=&quot;猎人&quot;" calcext:base-cell-address="卡牌.C1103"/>
            <calcext:condition calcext:apply-style-name="德鲁伊" calcext:value="=&quot;德鲁伊&quot;" calcext:base-cell-address="卡牌.C1103"/>
            <calcext:condition calcext:apply-style-name="萨满祭司" calcext:value="=&quot;萨满祭司&quot;" calcext:base-cell-address="卡牌.C1103"/>
            <calcext:condition calcext:apply-style-name="圣骑士" calcext:value="=&quot;圣骑士&quot;" calcext:base-cell-address="卡牌.C1103"/>
          </calcext:conditional-format>
          <calcext:conditional-format calcext:target-range-address="卡牌.C1104:卡牌.C1104">
            <calcext:condition calcext:apply-style-name="战士" calcext:value="=&quot;战士&quot;" calcext:base-cell-address="卡牌.C1104"/>
            <calcext:condition calcext:apply-style-name="术士" calcext:value="=&quot;术士&quot;" calcext:base-cell-address="卡牌.C1104"/>
            <calcext:condition calcext:apply-style-name="法师" calcext:value="=&quot;法师&quot;" calcext:base-cell-address="卡牌.C1104"/>
            <calcext:condition calcext:apply-style-name="潜行者" calcext:value="=&quot;潜行者&quot;" calcext:base-cell-address="卡牌.C1104"/>
            <calcext:condition calcext:apply-style-name="猎人" calcext:value="=&quot;猎人&quot;" calcext:base-cell-address="卡牌.C1104"/>
            <calcext:condition calcext:apply-style-name="德鲁伊" calcext:value="=&quot;德鲁伊&quot;" calcext:base-cell-address="卡牌.C1104"/>
            <calcext:condition calcext:apply-style-name="萨满祭司" calcext:value="=&quot;萨满祭司&quot;" calcext:base-cell-address="卡牌.C1104"/>
            <calcext:condition calcext:apply-style-name="圣骑士" calcext:value="=&quot;圣骑士&quot;" calcext:base-cell-address="卡牌.C1104"/>
          </calcext:conditional-format>
          <calcext:conditional-format calcext:target-range-address="卡牌.C1106:卡牌.C1106">
            <calcext:condition calcext:apply-style-name="战士" calcext:value="=&quot;战士&quot;" calcext:base-cell-address="卡牌.C1106"/>
            <calcext:condition calcext:apply-style-name="术士" calcext:value="=&quot;术士&quot;" calcext:base-cell-address="卡牌.C1106"/>
            <calcext:condition calcext:apply-style-name="法师" calcext:value="=&quot;法师&quot;" calcext:base-cell-address="卡牌.C1106"/>
            <calcext:condition calcext:apply-style-name="潜行者" calcext:value="=&quot;潜行者&quot;" calcext:base-cell-address="卡牌.C1106"/>
            <calcext:condition calcext:apply-style-name="猎人" calcext:value="=&quot;猎人&quot;" calcext:base-cell-address="卡牌.C1106"/>
            <calcext:condition calcext:apply-style-name="德鲁伊" calcext:value="=&quot;德鲁伊&quot;" calcext:base-cell-address="卡牌.C1106"/>
            <calcext:condition calcext:apply-style-name="萨满祭司" calcext:value="=&quot;萨满祭司&quot;" calcext:base-cell-address="卡牌.C1106"/>
            <calcext:condition calcext:apply-style-name="圣骑士" calcext:value="=&quot;圣骑士&quot;" calcext:base-cell-address="卡牌.C1106"/>
          </calcext:conditional-format>
          <calcext:conditional-format calcext:target-range-address="卡牌.C1107:卡牌.C1107">
            <calcext:condition calcext:apply-style-name="战士" calcext:value="=&quot;战士&quot;" calcext:base-cell-address="卡牌.C1107"/>
            <calcext:condition calcext:apply-style-name="术士" calcext:value="=&quot;术士&quot;" calcext:base-cell-address="卡牌.C1107"/>
            <calcext:condition calcext:apply-style-name="法师" calcext:value="=&quot;法师&quot;" calcext:base-cell-address="卡牌.C1107"/>
            <calcext:condition calcext:apply-style-name="潜行者" calcext:value="=&quot;潜行者&quot;" calcext:base-cell-address="卡牌.C1107"/>
            <calcext:condition calcext:apply-style-name="猎人" calcext:value="=&quot;猎人&quot;" calcext:base-cell-address="卡牌.C1107"/>
            <calcext:condition calcext:apply-style-name="德鲁伊" calcext:value="=&quot;德鲁伊&quot;" calcext:base-cell-address="卡牌.C1107"/>
            <calcext:condition calcext:apply-style-name="萨满祭司" calcext:value="=&quot;萨满祭司&quot;" calcext:base-cell-address="卡牌.C1107"/>
            <calcext:condition calcext:apply-style-name="圣骑士" calcext:value="=&quot;圣骑士&quot;" calcext:base-cell-address="卡牌.C1107"/>
          </calcext:conditional-format>
          <calcext:conditional-format calcext:target-range-address="卡牌.C1108:卡牌.C1108">
            <calcext:condition calcext:apply-style-name="战士" calcext:value="=&quot;战士&quot;" calcext:base-cell-address="卡牌.C1108"/>
            <calcext:condition calcext:apply-style-name="术士" calcext:value="=&quot;术士&quot;" calcext:base-cell-address="卡牌.C1108"/>
            <calcext:condition calcext:apply-style-name="法师" calcext:value="=&quot;法师&quot;" calcext:base-cell-address="卡牌.C1108"/>
            <calcext:condition calcext:apply-style-name="潜行者" calcext:value="=&quot;潜行者&quot;" calcext:base-cell-address="卡牌.C1108"/>
            <calcext:condition calcext:apply-style-name="猎人" calcext:value="=&quot;猎人&quot;" calcext:base-cell-address="卡牌.C1108"/>
            <calcext:condition calcext:apply-style-name="德鲁伊" calcext:value="=&quot;德鲁伊&quot;" calcext:base-cell-address="卡牌.C1108"/>
            <calcext:condition calcext:apply-style-name="萨满祭司" calcext:value="=&quot;萨满祭司&quot;" calcext:base-cell-address="卡牌.C1108"/>
            <calcext:condition calcext:apply-style-name="圣骑士" calcext:value="=&quot;圣骑士&quot;" calcext:base-cell-address="卡牌.C1108"/>
          </calcext:conditional-format>
          <calcext:conditional-format calcext:target-range-address="卡牌.C1109:卡牌.C1109">
            <calcext:condition calcext:apply-style-name="战士" calcext:value="=&quot;战士&quot;" calcext:base-cell-address="卡牌.C1109"/>
            <calcext:condition calcext:apply-style-name="术士" calcext:value="=&quot;术士&quot;" calcext:base-cell-address="卡牌.C1109"/>
            <calcext:condition calcext:apply-style-name="法师" calcext:value="=&quot;法师&quot;" calcext:base-cell-address="卡牌.C1109"/>
            <calcext:condition calcext:apply-style-name="潜行者" calcext:value="=&quot;潜行者&quot;" calcext:base-cell-address="卡牌.C1109"/>
            <calcext:condition calcext:apply-style-name="猎人" calcext:value="=&quot;猎人&quot;" calcext:base-cell-address="卡牌.C1109"/>
            <calcext:condition calcext:apply-style-name="德鲁伊" calcext:value="=&quot;德鲁伊&quot;" calcext:base-cell-address="卡牌.C1109"/>
            <calcext:condition calcext:apply-style-name="萨满祭司" calcext:value="=&quot;萨满祭司&quot;" calcext:base-cell-address="卡牌.C1109"/>
            <calcext:condition calcext:apply-style-name="圣骑士" calcext:value="=&quot;圣骑士&quot;" calcext:base-cell-address="卡牌.C1109"/>
          </calcext:conditional-format>
          <calcext:conditional-format calcext:target-range-address="卡牌.C1110:卡牌.C1110">
            <calcext:condition calcext:apply-style-name="战士" calcext:value="=&quot;战士&quot;" calcext:base-cell-address="卡牌.C1110"/>
            <calcext:condition calcext:apply-style-name="术士" calcext:value="=&quot;术士&quot;" calcext:base-cell-address="卡牌.C1110"/>
            <calcext:condition calcext:apply-style-name="法师" calcext:value="=&quot;法师&quot;" calcext:base-cell-address="卡牌.C1110"/>
            <calcext:condition calcext:apply-style-name="潜行者" calcext:value="=&quot;潜行者&quot;" calcext:base-cell-address="卡牌.C1110"/>
            <calcext:condition calcext:apply-style-name="猎人" calcext:value="=&quot;猎人&quot;" calcext:base-cell-address="卡牌.C1110"/>
            <calcext:condition calcext:apply-style-name="德鲁伊" calcext:value="=&quot;德鲁伊&quot;" calcext:base-cell-address="卡牌.C1110"/>
            <calcext:condition calcext:apply-style-name="萨满祭司" calcext:value="=&quot;萨满祭司&quot;" calcext:base-cell-address="卡牌.C1110"/>
            <calcext:condition calcext:apply-style-name="圣骑士" calcext:value="=&quot;圣骑士&quot;" calcext:base-cell-address="卡牌.C1110"/>
          </calcext:conditional-format>
          <calcext:conditional-format calcext:target-range-address="卡牌.C1111:卡牌.C1111">
            <calcext:condition calcext:apply-style-name="战士" calcext:value="=&quot;战士&quot;" calcext:base-cell-address="卡牌.C1111"/>
            <calcext:condition calcext:apply-style-name="术士" calcext:value="=&quot;术士&quot;" calcext:base-cell-address="卡牌.C1111"/>
            <calcext:condition calcext:apply-style-name="法师" calcext:value="=&quot;法师&quot;" calcext:base-cell-address="卡牌.C1111"/>
            <calcext:condition calcext:apply-style-name="潜行者" calcext:value="=&quot;潜行者&quot;" calcext:base-cell-address="卡牌.C1111"/>
            <calcext:condition calcext:apply-style-name="猎人" calcext:value="=&quot;猎人&quot;" calcext:base-cell-address="卡牌.C1111"/>
            <calcext:condition calcext:apply-style-name="德鲁伊" calcext:value="=&quot;德鲁伊&quot;" calcext:base-cell-address="卡牌.C1111"/>
            <calcext:condition calcext:apply-style-name="萨满祭司" calcext:value="=&quot;萨满祭司&quot;" calcext:base-cell-address="卡牌.C1111"/>
            <calcext:condition calcext:apply-style-name="圣骑士" calcext:value="=&quot;圣骑士&quot;" calcext:base-cell-address="卡牌.C1111"/>
          </calcext:conditional-format>
          <calcext:conditional-format calcext:target-range-address="卡牌.C1112:卡牌.C1112">
            <calcext:condition calcext:apply-style-name="战士" calcext:value="=&quot;战士&quot;" calcext:base-cell-address="卡牌.C1112"/>
            <calcext:condition calcext:apply-style-name="术士" calcext:value="=&quot;术士&quot;" calcext:base-cell-address="卡牌.C1112"/>
            <calcext:condition calcext:apply-style-name="法师" calcext:value="=&quot;法师&quot;" calcext:base-cell-address="卡牌.C1112"/>
            <calcext:condition calcext:apply-style-name="潜行者" calcext:value="=&quot;潜行者&quot;" calcext:base-cell-address="卡牌.C1112"/>
            <calcext:condition calcext:apply-style-name="猎人" calcext:value="=&quot;猎人&quot;" calcext:base-cell-address="卡牌.C1112"/>
            <calcext:condition calcext:apply-style-name="德鲁伊" calcext:value="=&quot;德鲁伊&quot;" calcext:base-cell-address="卡牌.C1112"/>
            <calcext:condition calcext:apply-style-name="萨满祭司" calcext:value="=&quot;萨满祭司&quot;" calcext:base-cell-address="卡牌.C1112"/>
            <calcext:condition calcext:apply-style-name="圣骑士" calcext:value="=&quot;圣骑士&quot;" calcext:base-cell-address="卡牌.C1112"/>
          </calcext:conditional-format>
          <calcext:conditional-format calcext:target-range-address="卡牌.C1113:卡牌.C1113">
            <calcext:condition calcext:apply-style-name="战士" calcext:value="=&quot;战士&quot;" calcext:base-cell-address="卡牌.C1113"/>
            <calcext:condition calcext:apply-style-name="术士" calcext:value="=&quot;术士&quot;" calcext:base-cell-address="卡牌.C1113"/>
            <calcext:condition calcext:apply-style-name="法师" calcext:value="=&quot;法师&quot;" calcext:base-cell-address="卡牌.C1113"/>
            <calcext:condition calcext:apply-style-name="潜行者" calcext:value="=&quot;潜行者&quot;" calcext:base-cell-address="卡牌.C1113"/>
            <calcext:condition calcext:apply-style-name="猎人" calcext:value="=&quot;猎人&quot;" calcext:base-cell-address="卡牌.C1113"/>
            <calcext:condition calcext:apply-style-name="德鲁伊" calcext:value="=&quot;德鲁伊&quot;" calcext:base-cell-address="卡牌.C1113"/>
            <calcext:condition calcext:apply-style-name="萨满祭司" calcext:value="=&quot;萨满祭司&quot;" calcext:base-cell-address="卡牌.C1113"/>
            <calcext:condition calcext:apply-style-name="圣骑士" calcext:value="=&quot;圣骑士&quot;" calcext:base-cell-address="卡牌.C1113"/>
          </calcext:conditional-format>
          <calcext:conditional-format calcext:target-range-address="卡牌.C1114:卡牌.C1114">
            <calcext:condition calcext:apply-style-name="战士" calcext:value="=&quot;战士&quot;" calcext:base-cell-address="卡牌.C1114"/>
            <calcext:condition calcext:apply-style-name="术士" calcext:value="=&quot;术士&quot;" calcext:base-cell-address="卡牌.C1114"/>
            <calcext:condition calcext:apply-style-name="法师" calcext:value="=&quot;法师&quot;" calcext:base-cell-address="卡牌.C1114"/>
            <calcext:condition calcext:apply-style-name="潜行者" calcext:value="=&quot;潜行者&quot;" calcext:base-cell-address="卡牌.C1114"/>
            <calcext:condition calcext:apply-style-name="猎人" calcext:value="=&quot;猎人&quot;" calcext:base-cell-address="卡牌.C1114"/>
            <calcext:condition calcext:apply-style-name="德鲁伊" calcext:value="=&quot;德鲁伊&quot;" calcext:base-cell-address="卡牌.C1114"/>
            <calcext:condition calcext:apply-style-name="萨满祭司" calcext:value="=&quot;萨满祭司&quot;" calcext:base-cell-address="卡牌.C1114"/>
            <calcext:condition calcext:apply-style-name="圣骑士" calcext:value="=&quot;圣骑士&quot;" calcext:base-cell-address="卡牌.C1114"/>
          </calcext:conditional-format>
          <calcext:conditional-format calcext:target-range-address="卡牌.C1115:卡牌.C1115">
            <calcext:condition calcext:apply-style-name="战士" calcext:value="=&quot;战士&quot;" calcext:base-cell-address="卡牌.C1115"/>
            <calcext:condition calcext:apply-style-name="术士" calcext:value="=&quot;术士&quot;" calcext:base-cell-address="卡牌.C1115"/>
            <calcext:condition calcext:apply-style-name="法师" calcext:value="=&quot;法师&quot;" calcext:base-cell-address="卡牌.C1115"/>
            <calcext:condition calcext:apply-style-name="潜行者" calcext:value="=&quot;潜行者&quot;" calcext:base-cell-address="卡牌.C1115"/>
            <calcext:condition calcext:apply-style-name="猎人" calcext:value="=&quot;猎人&quot;" calcext:base-cell-address="卡牌.C1115"/>
            <calcext:condition calcext:apply-style-name="德鲁伊" calcext:value="=&quot;德鲁伊&quot;" calcext:base-cell-address="卡牌.C1115"/>
            <calcext:condition calcext:apply-style-name="萨满祭司" calcext:value="=&quot;萨满祭司&quot;" calcext:base-cell-address="卡牌.C1115"/>
            <calcext:condition calcext:apply-style-name="圣骑士" calcext:value="=&quot;圣骑士&quot;" calcext:base-cell-address="卡牌.C1115"/>
          </calcext:conditional-format>
          <calcext:conditional-format calcext:target-range-address="卡牌.C1116:卡牌.C1116">
            <calcext:condition calcext:apply-style-name="战士" calcext:value="=&quot;战士&quot;" calcext:base-cell-address="卡牌.C1116"/>
            <calcext:condition calcext:apply-style-name="术士" calcext:value="=&quot;术士&quot;" calcext:base-cell-address="卡牌.C1116"/>
            <calcext:condition calcext:apply-style-name="法师" calcext:value="=&quot;法师&quot;" calcext:base-cell-address="卡牌.C1116"/>
            <calcext:condition calcext:apply-style-name="潜行者" calcext:value="=&quot;潜行者&quot;" calcext:base-cell-address="卡牌.C1116"/>
            <calcext:condition calcext:apply-style-name="猎人" calcext:value="=&quot;猎人&quot;" calcext:base-cell-address="卡牌.C1116"/>
            <calcext:condition calcext:apply-style-name="德鲁伊" calcext:value="=&quot;德鲁伊&quot;" calcext:base-cell-address="卡牌.C1116"/>
            <calcext:condition calcext:apply-style-name="萨满祭司" calcext:value="=&quot;萨满祭司&quot;" calcext:base-cell-address="卡牌.C1116"/>
            <calcext:condition calcext:apply-style-name="圣骑士" calcext:value="=&quot;圣骑士&quot;" calcext:base-cell-address="卡牌.C1116"/>
          </calcext:conditional-format>
          <calcext:conditional-format calcext:target-range-address="卡牌.C1117:卡牌.C1117">
            <calcext:condition calcext:apply-style-name="战士" calcext:value="=&quot;战士&quot;" calcext:base-cell-address="卡牌.C1117"/>
            <calcext:condition calcext:apply-style-name="术士" calcext:value="=&quot;术士&quot;" calcext:base-cell-address="卡牌.C1117"/>
            <calcext:condition calcext:apply-style-name="法师" calcext:value="=&quot;法师&quot;" calcext:base-cell-address="卡牌.C1117"/>
            <calcext:condition calcext:apply-style-name="潜行者" calcext:value="=&quot;潜行者&quot;" calcext:base-cell-address="卡牌.C1117"/>
            <calcext:condition calcext:apply-style-name="猎人" calcext:value="=&quot;猎人&quot;" calcext:base-cell-address="卡牌.C1117"/>
            <calcext:condition calcext:apply-style-name="德鲁伊" calcext:value="=&quot;德鲁伊&quot;" calcext:base-cell-address="卡牌.C1117"/>
            <calcext:condition calcext:apply-style-name="萨满祭司" calcext:value="=&quot;萨满祭司&quot;" calcext:base-cell-address="卡牌.C1117"/>
            <calcext:condition calcext:apply-style-name="圣骑士" calcext:value="=&quot;圣骑士&quot;" calcext:base-cell-address="卡牌.C1117"/>
          </calcext:conditional-format>
          <calcext:conditional-format calcext:target-range-address="卡牌.C1118:卡牌.C1118">
            <calcext:condition calcext:apply-style-name="战士" calcext:value="=&quot;战士&quot;" calcext:base-cell-address="卡牌.C1118"/>
            <calcext:condition calcext:apply-style-name="术士" calcext:value="=&quot;术士&quot;" calcext:base-cell-address="卡牌.C1118"/>
            <calcext:condition calcext:apply-style-name="法师" calcext:value="=&quot;法师&quot;" calcext:base-cell-address="卡牌.C1118"/>
            <calcext:condition calcext:apply-style-name="潜行者" calcext:value="=&quot;潜行者&quot;" calcext:base-cell-address="卡牌.C1118"/>
            <calcext:condition calcext:apply-style-name="猎人" calcext:value="=&quot;猎人&quot;" calcext:base-cell-address="卡牌.C1118"/>
            <calcext:condition calcext:apply-style-name="德鲁伊" calcext:value="=&quot;德鲁伊&quot;" calcext:base-cell-address="卡牌.C1118"/>
            <calcext:condition calcext:apply-style-name="萨满祭司" calcext:value="=&quot;萨满祭司&quot;" calcext:base-cell-address="卡牌.C1118"/>
            <calcext:condition calcext:apply-style-name="圣骑士" calcext:value="=&quot;圣骑士&quot;" calcext:base-cell-address="卡牌.C1118"/>
          </calcext:conditional-format>
          <calcext:conditional-format calcext:target-range-address="卡牌.C1119:卡牌.C1119">
            <calcext:condition calcext:apply-style-name="战士" calcext:value="=&quot;战士&quot;" calcext:base-cell-address="卡牌.C1119"/>
            <calcext:condition calcext:apply-style-name="术士" calcext:value="=&quot;术士&quot;" calcext:base-cell-address="卡牌.C1119"/>
            <calcext:condition calcext:apply-style-name="法师" calcext:value="=&quot;法师&quot;" calcext:base-cell-address="卡牌.C1119"/>
            <calcext:condition calcext:apply-style-name="潜行者" calcext:value="=&quot;潜行者&quot;" calcext:base-cell-address="卡牌.C1119"/>
            <calcext:condition calcext:apply-style-name="猎人" calcext:value="=&quot;猎人&quot;" calcext:base-cell-address="卡牌.C1119"/>
            <calcext:condition calcext:apply-style-name="德鲁伊" calcext:value="=&quot;德鲁伊&quot;" calcext:base-cell-address="卡牌.C1119"/>
            <calcext:condition calcext:apply-style-name="萨满祭司" calcext:value="=&quot;萨满祭司&quot;" calcext:base-cell-address="卡牌.C1119"/>
            <calcext:condition calcext:apply-style-name="圣骑士" calcext:value="=&quot;圣骑士&quot;" calcext:base-cell-address="卡牌.C1119"/>
          </calcext:conditional-format>
          <calcext:conditional-format calcext:target-range-address="卡牌.C1120:卡牌.C1120">
            <calcext:condition calcext:apply-style-name="战士" calcext:value="=&quot;战士&quot;" calcext:base-cell-address="卡牌.C1120"/>
            <calcext:condition calcext:apply-style-name="术士" calcext:value="=&quot;术士&quot;" calcext:base-cell-address="卡牌.C1120"/>
            <calcext:condition calcext:apply-style-name="法师" calcext:value="=&quot;法师&quot;" calcext:base-cell-address="卡牌.C1120"/>
            <calcext:condition calcext:apply-style-name="潜行者" calcext:value="=&quot;潜行者&quot;" calcext:base-cell-address="卡牌.C1120"/>
            <calcext:condition calcext:apply-style-name="猎人" calcext:value="=&quot;猎人&quot;" calcext:base-cell-address="卡牌.C1120"/>
            <calcext:condition calcext:apply-style-name="德鲁伊" calcext:value="=&quot;德鲁伊&quot;" calcext:base-cell-address="卡牌.C1120"/>
            <calcext:condition calcext:apply-style-name="萨满祭司" calcext:value="=&quot;萨满祭司&quot;" calcext:base-cell-address="卡牌.C1120"/>
            <calcext:condition calcext:apply-style-name="圣骑士" calcext:value="=&quot;圣骑士&quot;" calcext:base-cell-address="卡牌.C1120"/>
          </calcext:conditional-format>
          <calcext:conditional-format calcext:target-range-address="卡牌.C1121:卡牌.C1121">
            <calcext:condition calcext:apply-style-name="战士" calcext:value="=&quot;战士&quot;" calcext:base-cell-address="卡牌.C1121"/>
            <calcext:condition calcext:apply-style-name="术士" calcext:value="=&quot;术士&quot;" calcext:base-cell-address="卡牌.C1121"/>
            <calcext:condition calcext:apply-style-name="法师" calcext:value="=&quot;法师&quot;" calcext:base-cell-address="卡牌.C1121"/>
            <calcext:condition calcext:apply-style-name="潜行者" calcext:value="=&quot;潜行者&quot;" calcext:base-cell-address="卡牌.C1121"/>
            <calcext:condition calcext:apply-style-name="猎人" calcext:value="=&quot;猎人&quot;" calcext:base-cell-address="卡牌.C1121"/>
            <calcext:condition calcext:apply-style-name="德鲁伊" calcext:value="=&quot;德鲁伊&quot;" calcext:base-cell-address="卡牌.C1121"/>
            <calcext:condition calcext:apply-style-name="萨满祭司" calcext:value="=&quot;萨满祭司&quot;" calcext:base-cell-address="卡牌.C1121"/>
            <calcext:condition calcext:apply-style-name="圣骑士" calcext:value="=&quot;圣骑士&quot;" calcext:base-cell-address="卡牌.C1121"/>
          </calcext:conditional-format>
          <calcext:conditional-format calcext:target-range-address="卡牌.C1122:卡牌.C1122">
            <calcext:condition calcext:apply-style-name="战士" calcext:value="=&quot;战士&quot;" calcext:base-cell-address="卡牌.C1122"/>
            <calcext:condition calcext:apply-style-name="术士" calcext:value="=&quot;术士&quot;" calcext:base-cell-address="卡牌.C1122"/>
            <calcext:condition calcext:apply-style-name="法师" calcext:value="=&quot;法师&quot;" calcext:base-cell-address="卡牌.C1122"/>
            <calcext:condition calcext:apply-style-name="潜行者" calcext:value="=&quot;潜行者&quot;" calcext:base-cell-address="卡牌.C1122"/>
            <calcext:condition calcext:apply-style-name="猎人" calcext:value="=&quot;猎人&quot;" calcext:base-cell-address="卡牌.C1122"/>
            <calcext:condition calcext:apply-style-name="德鲁伊" calcext:value="=&quot;德鲁伊&quot;" calcext:base-cell-address="卡牌.C1122"/>
            <calcext:condition calcext:apply-style-name="萨满祭司" calcext:value="=&quot;萨满祭司&quot;" calcext:base-cell-address="卡牌.C1122"/>
            <calcext:condition calcext:apply-style-name="圣骑士" calcext:value="=&quot;圣骑士&quot;" calcext:base-cell-address="卡牌.C1122"/>
          </calcext:conditional-format>
          <calcext:conditional-format calcext:target-range-address="卡牌.C1123:卡牌.C1123">
            <calcext:condition calcext:apply-style-name="战士" calcext:value="=&quot;战士&quot;" calcext:base-cell-address="卡牌.C1123"/>
            <calcext:condition calcext:apply-style-name="术士" calcext:value="=&quot;术士&quot;" calcext:base-cell-address="卡牌.C1123"/>
            <calcext:condition calcext:apply-style-name="法师" calcext:value="=&quot;法师&quot;" calcext:base-cell-address="卡牌.C1123"/>
            <calcext:condition calcext:apply-style-name="潜行者" calcext:value="=&quot;潜行者&quot;" calcext:base-cell-address="卡牌.C1123"/>
            <calcext:condition calcext:apply-style-name="猎人" calcext:value="=&quot;猎人&quot;" calcext:base-cell-address="卡牌.C1123"/>
            <calcext:condition calcext:apply-style-name="德鲁伊" calcext:value="=&quot;德鲁伊&quot;" calcext:base-cell-address="卡牌.C1123"/>
            <calcext:condition calcext:apply-style-name="萨满祭司" calcext:value="=&quot;萨满祭司&quot;" calcext:base-cell-address="卡牌.C1123"/>
            <calcext:condition calcext:apply-style-name="圣骑士" calcext:value="=&quot;圣骑士&quot;" calcext:base-cell-address="卡牌.C1123"/>
          </calcext:conditional-format>
          <calcext:conditional-format calcext:target-range-address="卡牌.C1124:卡牌.C1124">
            <calcext:condition calcext:apply-style-name="战士" calcext:value="=&quot;战士&quot;" calcext:base-cell-address="卡牌.C1124"/>
            <calcext:condition calcext:apply-style-name="术士" calcext:value="=&quot;术士&quot;" calcext:base-cell-address="卡牌.C1124"/>
            <calcext:condition calcext:apply-style-name="法师" calcext:value="=&quot;法师&quot;" calcext:base-cell-address="卡牌.C1124"/>
            <calcext:condition calcext:apply-style-name="潜行者" calcext:value="=&quot;潜行者&quot;" calcext:base-cell-address="卡牌.C1124"/>
            <calcext:condition calcext:apply-style-name="猎人" calcext:value="=&quot;猎人&quot;" calcext:base-cell-address="卡牌.C1124"/>
            <calcext:condition calcext:apply-style-name="德鲁伊" calcext:value="=&quot;德鲁伊&quot;" calcext:base-cell-address="卡牌.C1124"/>
            <calcext:condition calcext:apply-style-name="萨满祭司" calcext:value="=&quot;萨满祭司&quot;" calcext:base-cell-address="卡牌.C1124"/>
            <calcext:condition calcext:apply-style-name="圣骑士" calcext:value="=&quot;圣骑士&quot;" calcext:base-cell-address="卡牌.C1124"/>
          </calcext:conditional-format>
          <calcext:conditional-format calcext:target-range-address="卡牌.C1125:卡牌.C1125">
            <calcext:condition calcext:apply-style-name="战士" calcext:value="=&quot;战士&quot;" calcext:base-cell-address="卡牌.C1125"/>
            <calcext:condition calcext:apply-style-name="术士" calcext:value="=&quot;术士&quot;" calcext:base-cell-address="卡牌.C1125"/>
            <calcext:condition calcext:apply-style-name="法师" calcext:value="=&quot;法师&quot;" calcext:base-cell-address="卡牌.C1125"/>
            <calcext:condition calcext:apply-style-name="潜行者" calcext:value="=&quot;潜行者&quot;" calcext:base-cell-address="卡牌.C1125"/>
            <calcext:condition calcext:apply-style-name="猎人" calcext:value="=&quot;猎人&quot;" calcext:base-cell-address="卡牌.C1125"/>
            <calcext:condition calcext:apply-style-name="德鲁伊" calcext:value="=&quot;德鲁伊&quot;" calcext:base-cell-address="卡牌.C1125"/>
            <calcext:condition calcext:apply-style-name="萨满祭司" calcext:value="=&quot;萨满祭司&quot;" calcext:base-cell-address="卡牌.C1125"/>
            <calcext:condition calcext:apply-style-name="圣骑士" calcext:value="=&quot;圣骑士&quot;" calcext:base-cell-address="卡牌.C1125"/>
          </calcext:conditional-format>
          <calcext:conditional-format calcext:target-range-address="卡牌.C1126:卡牌.C1126">
            <calcext:condition calcext:apply-style-name="战士" calcext:value="=&quot;战士&quot;" calcext:base-cell-address="卡牌.C1126"/>
            <calcext:condition calcext:apply-style-name="术士" calcext:value="=&quot;术士&quot;" calcext:base-cell-address="卡牌.C1126"/>
            <calcext:condition calcext:apply-style-name="法师" calcext:value="=&quot;法师&quot;" calcext:base-cell-address="卡牌.C1126"/>
            <calcext:condition calcext:apply-style-name="潜行者" calcext:value="=&quot;潜行者&quot;" calcext:base-cell-address="卡牌.C1126"/>
            <calcext:condition calcext:apply-style-name="猎人" calcext:value="=&quot;猎人&quot;" calcext:base-cell-address="卡牌.C1126"/>
            <calcext:condition calcext:apply-style-name="德鲁伊" calcext:value="=&quot;德鲁伊&quot;" calcext:base-cell-address="卡牌.C1126"/>
            <calcext:condition calcext:apply-style-name="萨满祭司" calcext:value="=&quot;萨满祭司&quot;" calcext:base-cell-address="卡牌.C1126"/>
            <calcext:condition calcext:apply-style-name="圣骑士" calcext:value="=&quot;圣骑士&quot;" calcext:base-cell-address="卡牌.C1126"/>
          </calcext:conditional-format>
          <calcext:conditional-format calcext:target-range-address="卡牌.C1127:卡牌.C1127">
            <calcext:condition calcext:apply-style-name="战士" calcext:value="=&quot;战士&quot;" calcext:base-cell-address="卡牌.C1127"/>
            <calcext:condition calcext:apply-style-name="术士" calcext:value="=&quot;术士&quot;" calcext:base-cell-address="卡牌.C1127"/>
            <calcext:condition calcext:apply-style-name="法师" calcext:value="=&quot;法师&quot;" calcext:base-cell-address="卡牌.C1127"/>
            <calcext:condition calcext:apply-style-name="潜行者" calcext:value="=&quot;潜行者&quot;" calcext:base-cell-address="卡牌.C1127"/>
            <calcext:condition calcext:apply-style-name="猎人" calcext:value="=&quot;猎人&quot;" calcext:base-cell-address="卡牌.C1127"/>
            <calcext:condition calcext:apply-style-name="德鲁伊" calcext:value="=&quot;德鲁伊&quot;" calcext:base-cell-address="卡牌.C1127"/>
            <calcext:condition calcext:apply-style-name="萨满祭司" calcext:value="=&quot;萨满祭司&quot;" calcext:base-cell-address="卡牌.C1127"/>
            <calcext:condition calcext:apply-style-name="圣骑士" calcext:value="=&quot;圣骑士&quot;" calcext:base-cell-address="卡牌.C1127"/>
          </calcext:conditional-format>
          <calcext:conditional-format calcext:target-range-address="卡牌.C1128:卡牌.C1128">
            <calcext:condition calcext:apply-style-name="战士" calcext:value="=&quot;战士&quot;" calcext:base-cell-address="卡牌.C1128"/>
            <calcext:condition calcext:apply-style-name="术士" calcext:value="=&quot;术士&quot;" calcext:base-cell-address="卡牌.C1128"/>
            <calcext:condition calcext:apply-style-name="法师" calcext:value="=&quot;法师&quot;" calcext:base-cell-address="卡牌.C1128"/>
            <calcext:condition calcext:apply-style-name="潜行者" calcext:value="=&quot;潜行者&quot;" calcext:base-cell-address="卡牌.C1128"/>
            <calcext:condition calcext:apply-style-name="猎人" calcext:value="=&quot;猎人&quot;" calcext:base-cell-address="卡牌.C1128"/>
            <calcext:condition calcext:apply-style-name="德鲁伊" calcext:value="=&quot;德鲁伊&quot;" calcext:base-cell-address="卡牌.C1128"/>
            <calcext:condition calcext:apply-style-name="萨满祭司" calcext:value="=&quot;萨满祭司&quot;" calcext:base-cell-address="卡牌.C1128"/>
            <calcext:condition calcext:apply-style-name="圣骑士" calcext:value="=&quot;圣骑士&quot;" calcext:base-cell-address="卡牌.C1128"/>
          </calcext:conditional-format>
          <calcext:conditional-format calcext:target-range-address="卡牌.C1129:卡牌.C1129">
            <calcext:condition calcext:apply-style-name="战士" calcext:value="=&quot;战士&quot;" calcext:base-cell-address="卡牌.C1129"/>
            <calcext:condition calcext:apply-style-name="术士" calcext:value="=&quot;术士&quot;" calcext:base-cell-address="卡牌.C1129"/>
            <calcext:condition calcext:apply-style-name="法师" calcext:value="=&quot;法师&quot;" calcext:base-cell-address="卡牌.C1129"/>
            <calcext:condition calcext:apply-style-name="潜行者" calcext:value="=&quot;潜行者&quot;" calcext:base-cell-address="卡牌.C1129"/>
            <calcext:condition calcext:apply-style-name="猎人" calcext:value="=&quot;猎人&quot;" calcext:base-cell-address="卡牌.C1129"/>
            <calcext:condition calcext:apply-style-name="德鲁伊" calcext:value="=&quot;德鲁伊&quot;" calcext:base-cell-address="卡牌.C1129"/>
            <calcext:condition calcext:apply-style-name="萨满祭司" calcext:value="=&quot;萨满祭司&quot;" calcext:base-cell-address="卡牌.C1129"/>
            <calcext:condition calcext:apply-style-name="圣骑士" calcext:value="=&quot;圣骑士&quot;" calcext:base-cell-address="卡牌.C1129"/>
          </calcext:conditional-format>
          <calcext:conditional-format calcext:target-range-address="卡牌.C1130:卡牌.C1130">
            <calcext:condition calcext:apply-style-name="战士" calcext:value="=&quot;战士&quot;" calcext:base-cell-address="卡牌.C1130"/>
            <calcext:condition calcext:apply-style-name="术士" calcext:value="=&quot;术士&quot;" calcext:base-cell-address="卡牌.C1130"/>
            <calcext:condition calcext:apply-style-name="法师" calcext:value="=&quot;法师&quot;" calcext:base-cell-address="卡牌.C1130"/>
            <calcext:condition calcext:apply-style-name="潜行者" calcext:value="=&quot;潜行者&quot;" calcext:base-cell-address="卡牌.C1130"/>
            <calcext:condition calcext:apply-style-name="猎人" calcext:value="=&quot;猎人&quot;" calcext:base-cell-address="卡牌.C1130"/>
            <calcext:condition calcext:apply-style-name="德鲁伊" calcext:value="=&quot;德鲁伊&quot;" calcext:base-cell-address="卡牌.C1130"/>
            <calcext:condition calcext:apply-style-name="萨满祭司" calcext:value="=&quot;萨满祭司&quot;" calcext:base-cell-address="卡牌.C1130"/>
            <calcext:condition calcext:apply-style-name="圣骑士" calcext:value="=&quot;圣骑士&quot;" calcext:base-cell-address="卡牌.C1130"/>
          </calcext:conditional-format>
          <calcext:conditional-format calcext:target-range-address="卡牌.C1131:卡牌.C1131">
            <calcext:condition calcext:apply-style-name="战士" calcext:value="=&quot;战士&quot;" calcext:base-cell-address="卡牌.C1131"/>
            <calcext:condition calcext:apply-style-name="术士" calcext:value="=&quot;术士&quot;" calcext:base-cell-address="卡牌.C1131"/>
            <calcext:condition calcext:apply-style-name="法师" calcext:value="=&quot;法师&quot;" calcext:base-cell-address="卡牌.C1131"/>
            <calcext:condition calcext:apply-style-name="潜行者" calcext:value="=&quot;潜行者&quot;" calcext:base-cell-address="卡牌.C1131"/>
            <calcext:condition calcext:apply-style-name="猎人" calcext:value="=&quot;猎人&quot;" calcext:base-cell-address="卡牌.C1131"/>
            <calcext:condition calcext:apply-style-name="德鲁伊" calcext:value="=&quot;德鲁伊&quot;" calcext:base-cell-address="卡牌.C1131"/>
            <calcext:condition calcext:apply-style-name="萨满祭司" calcext:value="=&quot;萨满祭司&quot;" calcext:base-cell-address="卡牌.C1131"/>
            <calcext:condition calcext:apply-style-name="圣骑士" calcext:value="=&quot;圣骑士&quot;" calcext:base-cell-address="卡牌.C1131"/>
          </calcext:conditional-format>
          <calcext:conditional-format calcext:target-range-address="卡牌.C1132:卡牌.C1132">
            <calcext:condition calcext:apply-style-name="战士" calcext:value="=&quot;战士&quot;" calcext:base-cell-address="卡牌.C1132"/>
            <calcext:condition calcext:apply-style-name="术士" calcext:value="=&quot;术士&quot;" calcext:base-cell-address="卡牌.C1132"/>
            <calcext:condition calcext:apply-style-name="法师" calcext:value="=&quot;法师&quot;" calcext:base-cell-address="卡牌.C1132"/>
            <calcext:condition calcext:apply-style-name="潜行者" calcext:value="=&quot;潜行者&quot;" calcext:base-cell-address="卡牌.C1132"/>
            <calcext:condition calcext:apply-style-name="猎人" calcext:value="=&quot;猎人&quot;" calcext:base-cell-address="卡牌.C1132"/>
            <calcext:condition calcext:apply-style-name="德鲁伊" calcext:value="=&quot;德鲁伊&quot;" calcext:base-cell-address="卡牌.C1132"/>
            <calcext:condition calcext:apply-style-name="萨满祭司" calcext:value="=&quot;萨满祭司&quot;" calcext:base-cell-address="卡牌.C1132"/>
            <calcext:condition calcext:apply-style-name="圣骑士" calcext:value="=&quot;圣骑士&quot;" calcext:base-cell-address="卡牌.C1132"/>
          </calcext:conditional-format>
          <calcext:conditional-format calcext:target-range-address="卡牌.C1133:卡牌.C1133">
            <calcext:condition calcext:apply-style-name="战士" calcext:value="=&quot;战士&quot;" calcext:base-cell-address="卡牌.C1133"/>
            <calcext:condition calcext:apply-style-name="术士" calcext:value="=&quot;术士&quot;" calcext:base-cell-address="卡牌.C1133"/>
            <calcext:condition calcext:apply-style-name="法师" calcext:value="=&quot;法师&quot;" calcext:base-cell-address="卡牌.C1133"/>
            <calcext:condition calcext:apply-style-name="潜行者" calcext:value="=&quot;潜行者&quot;" calcext:base-cell-address="卡牌.C1133"/>
            <calcext:condition calcext:apply-style-name="猎人" calcext:value="=&quot;猎人&quot;" calcext:base-cell-address="卡牌.C1133"/>
            <calcext:condition calcext:apply-style-name="德鲁伊" calcext:value="=&quot;德鲁伊&quot;" calcext:base-cell-address="卡牌.C1133"/>
            <calcext:condition calcext:apply-style-name="萨满祭司" calcext:value="=&quot;萨满祭司&quot;" calcext:base-cell-address="卡牌.C1133"/>
            <calcext:condition calcext:apply-style-name="圣骑士" calcext:value="=&quot;圣骑士&quot;" calcext:base-cell-address="卡牌.C1133"/>
          </calcext:conditional-format>
          <calcext:conditional-format calcext:target-range-address="卡牌.C1134:卡牌.C1134">
            <calcext:condition calcext:apply-style-name="战士" calcext:value="=&quot;战士&quot;" calcext:base-cell-address="卡牌.C1134"/>
            <calcext:condition calcext:apply-style-name="术士" calcext:value="=&quot;术士&quot;" calcext:base-cell-address="卡牌.C1134"/>
            <calcext:condition calcext:apply-style-name="法师" calcext:value="=&quot;法师&quot;" calcext:base-cell-address="卡牌.C1134"/>
            <calcext:condition calcext:apply-style-name="潜行者" calcext:value="=&quot;潜行者&quot;" calcext:base-cell-address="卡牌.C1134"/>
            <calcext:condition calcext:apply-style-name="猎人" calcext:value="=&quot;猎人&quot;" calcext:base-cell-address="卡牌.C1134"/>
            <calcext:condition calcext:apply-style-name="德鲁伊" calcext:value="=&quot;德鲁伊&quot;" calcext:base-cell-address="卡牌.C1134"/>
            <calcext:condition calcext:apply-style-name="萨满祭司" calcext:value="=&quot;萨满祭司&quot;" calcext:base-cell-address="卡牌.C1134"/>
            <calcext:condition calcext:apply-style-name="圣骑士" calcext:value="=&quot;圣骑士&quot;" calcext:base-cell-address="卡牌.C1134"/>
          </calcext:conditional-format>
          <calcext:conditional-format calcext:target-range-address="卡牌.C1136:卡牌.C1136">
            <calcext:condition calcext:apply-style-name="战士" calcext:value="=&quot;战士&quot;" calcext:base-cell-address="卡牌.C1136"/>
            <calcext:condition calcext:apply-style-name="术士" calcext:value="=&quot;术士&quot;" calcext:base-cell-address="卡牌.C1136"/>
            <calcext:condition calcext:apply-style-name="法师" calcext:value="=&quot;法师&quot;" calcext:base-cell-address="卡牌.C1136"/>
            <calcext:condition calcext:apply-style-name="潜行者" calcext:value="=&quot;潜行者&quot;" calcext:base-cell-address="卡牌.C1136"/>
            <calcext:condition calcext:apply-style-name="猎人" calcext:value="=&quot;猎人&quot;" calcext:base-cell-address="卡牌.C1136"/>
            <calcext:condition calcext:apply-style-name="德鲁伊" calcext:value="=&quot;德鲁伊&quot;" calcext:base-cell-address="卡牌.C1136"/>
            <calcext:condition calcext:apply-style-name="萨满祭司" calcext:value="=&quot;萨满祭司&quot;" calcext:base-cell-address="卡牌.C1136"/>
            <calcext:condition calcext:apply-style-name="圣骑士" calcext:value="=&quot;圣骑士&quot;" calcext:base-cell-address="卡牌.C1136"/>
          </calcext:conditional-format>
          <calcext:conditional-format calcext:target-range-address="卡牌.C1137:卡牌.C1137">
            <calcext:condition calcext:apply-style-name="战士" calcext:value="=&quot;战士&quot;" calcext:base-cell-address="卡牌.C1137"/>
            <calcext:condition calcext:apply-style-name="术士" calcext:value="=&quot;术士&quot;" calcext:base-cell-address="卡牌.C1137"/>
            <calcext:condition calcext:apply-style-name="法师" calcext:value="=&quot;法师&quot;" calcext:base-cell-address="卡牌.C1137"/>
            <calcext:condition calcext:apply-style-name="潜行者" calcext:value="=&quot;潜行者&quot;" calcext:base-cell-address="卡牌.C1137"/>
            <calcext:condition calcext:apply-style-name="猎人" calcext:value="=&quot;猎人&quot;" calcext:base-cell-address="卡牌.C1137"/>
            <calcext:condition calcext:apply-style-name="德鲁伊" calcext:value="=&quot;德鲁伊&quot;" calcext:base-cell-address="卡牌.C1137"/>
            <calcext:condition calcext:apply-style-name="萨满祭司" calcext:value="=&quot;萨满祭司&quot;" calcext:base-cell-address="卡牌.C1137"/>
            <calcext:condition calcext:apply-style-name="圣骑士" calcext:value="=&quot;圣骑士&quot;" calcext:base-cell-address="卡牌.C1137"/>
          </calcext:conditional-format>
          <calcext:conditional-format calcext:target-range-address="卡牌.C1138:卡牌.C1138">
            <calcext:condition calcext:apply-style-name="战士" calcext:value="=&quot;战士&quot;" calcext:base-cell-address="卡牌.C1138"/>
            <calcext:condition calcext:apply-style-name="术士" calcext:value="=&quot;术士&quot;" calcext:base-cell-address="卡牌.C1138"/>
            <calcext:condition calcext:apply-style-name="法师" calcext:value="=&quot;法师&quot;" calcext:base-cell-address="卡牌.C1138"/>
            <calcext:condition calcext:apply-style-name="潜行者" calcext:value="=&quot;潜行者&quot;" calcext:base-cell-address="卡牌.C1138"/>
            <calcext:condition calcext:apply-style-name="猎人" calcext:value="=&quot;猎人&quot;" calcext:base-cell-address="卡牌.C1138"/>
            <calcext:condition calcext:apply-style-name="德鲁伊" calcext:value="=&quot;德鲁伊&quot;" calcext:base-cell-address="卡牌.C1138"/>
            <calcext:condition calcext:apply-style-name="萨满祭司" calcext:value="=&quot;萨满祭司&quot;" calcext:base-cell-address="卡牌.C1138"/>
            <calcext:condition calcext:apply-style-name="圣骑士" calcext:value="=&quot;圣骑士&quot;" calcext:base-cell-address="卡牌.C1138"/>
          </calcext:conditional-format>
          <calcext:conditional-format calcext:target-range-address="卡牌.C1139:卡牌.C1139">
            <calcext:condition calcext:apply-style-name="战士" calcext:value="=&quot;战士&quot;" calcext:base-cell-address="卡牌.C1139"/>
            <calcext:condition calcext:apply-style-name="术士" calcext:value="=&quot;术士&quot;" calcext:base-cell-address="卡牌.C1139"/>
            <calcext:condition calcext:apply-style-name="法师" calcext:value="=&quot;法师&quot;" calcext:base-cell-address="卡牌.C1139"/>
            <calcext:condition calcext:apply-style-name="潜行者" calcext:value="=&quot;潜行者&quot;" calcext:base-cell-address="卡牌.C1139"/>
            <calcext:condition calcext:apply-style-name="猎人" calcext:value="=&quot;猎人&quot;" calcext:base-cell-address="卡牌.C1139"/>
            <calcext:condition calcext:apply-style-name="德鲁伊" calcext:value="=&quot;德鲁伊&quot;" calcext:base-cell-address="卡牌.C1139"/>
            <calcext:condition calcext:apply-style-name="萨满祭司" calcext:value="=&quot;萨满祭司&quot;" calcext:base-cell-address="卡牌.C1139"/>
            <calcext:condition calcext:apply-style-name="圣骑士" calcext:value="=&quot;圣骑士&quot;" calcext:base-cell-address="卡牌.C1139"/>
          </calcext:conditional-format>
          <calcext:conditional-format calcext:target-range-address="卡牌.C1140:卡牌.C1140">
            <calcext:condition calcext:apply-style-name="战士" calcext:value="=&quot;战士&quot;" calcext:base-cell-address="卡牌.C1140"/>
            <calcext:condition calcext:apply-style-name="术士" calcext:value="=&quot;术士&quot;" calcext:base-cell-address="卡牌.C1140"/>
            <calcext:condition calcext:apply-style-name="法师" calcext:value="=&quot;法师&quot;" calcext:base-cell-address="卡牌.C1140"/>
            <calcext:condition calcext:apply-style-name="潜行者" calcext:value="=&quot;潜行者&quot;" calcext:base-cell-address="卡牌.C1140"/>
            <calcext:condition calcext:apply-style-name="猎人" calcext:value="=&quot;猎人&quot;" calcext:base-cell-address="卡牌.C1140"/>
            <calcext:condition calcext:apply-style-name="德鲁伊" calcext:value="=&quot;德鲁伊&quot;" calcext:base-cell-address="卡牌.C1140"/>
            <calcext:condition calcext:apply-style-name="萨满祭司" calcext:value="=&quot;萨满祭司&quot;" calcext:base-cell-address="卡牌.C1140"/>
            <calcext:condition calcext:apply-style-name="圣骑士" calcext:value="=&quot;圣骑士&quot;" calcext:base-cell-address="卡牌.C1140"/>
          </calcext:conditional-format>
          <calcext:conditional-format calcext:target-range-address="卡牌.C1141:卡牌.C1141">
            <calcext:condition calcext:apply-style-name="战士" calcext:value="=&quot;战士&quot;" calcext:base-cell-address="卡牌.C1141"/>
            <calcext:condition calcext:apply-style-name="术士" calcext:value="=&quot;术士&quot;" calcext:base-cell-address="卡牌.C1141"/>
            <calcext:condition calcext:apply-style-name="法师" calcext:value="=&quot;法师&quot;" calcext:base-cell-address="卡牌.C1141"/>
            <calcext:condition calcext:apply-style-name="潜行者" calcext:value="=&quot;潜行者&quot;" calcext:base-cell-address="卡牌.C1141"/>
            <calcext:condition calcext:apply-style-name="猎人" calcext:value="=&quot;猎人&quot;" calcext:base-cell-address="卡牌.C1141"/>
            <calcext:condition calcext:apply-style-name="德鲁伊" calcext:value="=&quot;德鲁伊&quot;" calcext:base-cell-address="卡牌.C1141"/>
            <calcext:condition calcext:apply-style-name="萨满祭司" calcext:value="=&quot;萨满祭司&quot;" calcext:base-cell-address="卡牌.C1141"/>
            <calcext:condition calcext:apply-style-name="圣骑士" calcext:value="=&quot;圣骑士&quot;" calcext:base-cell-address="卡牌.C1141"/>
          </calcext:conditional-format>
          <calcext:conditional-format calcext:target-range-address="卡牌.C1142:卡牌.C1142">
            <calcext:condition calcext:apply-style-name="战士" calcext:value="=&quot;战士&quot;" calcext:base-cell-address="卡牌.C1142"/>
            <calcext:condition calcext:apply-style-name="术士" calcext:value="=&quot;术士&quot;" calcext:base-cell-address="卡牌.C1142"/>
            <calcext:condition calcext:apply-style-name="法师" calcext:value="=&quot;法师&quot;" calcext:base-cell-address="卡牌.C1142"/>
            <calcext:condition calcext:apply-style-name="潜行者" calcext:value="=&quot;潜行者&quot;" calcext:base-cell-address="卡牌.C1142"/>
            <calcext:condition calcext:apply-style-name="猎人" calcext:value="=&quot;猎人&quot;" calcext:base-cell-address="卡牌.C1142"/>
            <calcext:condition calcext:apply-style-name="德鲁伊" calcext:value="=&quot;德鲁伊&quot;" calcext:base-cell-address="卡牌.C1142"/>
            <calcext:condition calcext:apply-style-name="萨满祭司" calcext:value="=&quot;萨满祭司&quot;" calcext:base-cell-address="卡牌.C1142"/>
            <calcext:condition calcext:apply-style-name="圣骑士" calcext:value="=&quot;圣骑士&quot;" calcext:base-cell-address="卡牌.C1142"/>
          </calcext:conditional-format>
          <calcext:conditional-format calcext:target-range-address="卡牌.C1143:卡牌.C1143">
            <calcext:condition calcext:apply-style-name="战士" calcext:value="=&quot;战士&quot;" calcext:base-cell-address="卡牌.C1143"/>
            <calcext:condition calcext:apply-style-name="术士" calcext:value="=&quot;术士&quot;" calcext:base-cell-address="卡牌.C1143"/>
            <calcext:condition calcext:apply-style-name="法师" calcext:value="=&quot;法师&quot;" calcext:base-cell-address="卡牌.C1143"/>
            <calcext:condition calcext:apply-style-name="潜行者" calcext:value="=&quot;潜行者&quot;" calcext:base-cell-address="卡牌.C1143"/>
            <calcext:condition calcext:apply-style-name="猎人" calcext:value="=&quot;猎人&quot;" calcext:base-cell-address="卡牌.C1143"/>
            <calcext:condition calcext:apply-style-name="德鲁伊" calcext:value="=&quot;德鲁伊&quot;" calcext:base-cell-address="卡牌.C1143"/>
            <calcext:condition calcext:apply-style-name="萨满祭司" calcext:value="=&quot;萨满祭司&quot;" calcext:base-cell-address="卡牌.C1143"/>
            <calcext:condition calcext:apply-style-name="圣骑士" calcext:value="=&quot;圣骑士&quot;" calcext:base-cell-address="卡牌.C1143"/>
          </calcext:conditional-format>
          <calcext:conditional-format calcext:target-range-address="卡牌.C1144:卡牌.C1144">
            <calcext:condition calcext:apply-style-name="战士" calcext:value="=&quot;战士&quot;" calcext:base-cell-address="卡牌.C1144"/>
            <calcext:condition calcext:apply-style-name="术士" calcext:value="=&quot;术士&quot;" calcext:base-cell-address="卡牌.C1144"/>
            <calcext:condition calcext:apply-style-name="法师" calcext:value="=&quot;法师&quot;" calcext:base-cell-address="卡牌.C1144"/>
            <calcext:condition calcext:apply-style-name="潜行者" calcext:value="=&quot;潜行者&quot;" calcext:base-cell-address="卡牌.C1144"/>
            <calcext:condition calcext:apply-style-name="猎人" calcext:value="=&quot;猎人&quot;" calcext:base-cell-address="卡牌.C1144"/>
            <calcext:condition calcext:apply-style-name="德鲁伊" calcext:value="=&quot;德鲁伊&quot;" calcext:base-cell-address="卡牌.C1144"/>
            <calcext:condition calcext:apply-style-name="萨满祭司" calcext:value="=&quot;萨满祭司&quot;" calcext:base-cell-address="卡牌.C1144"/>
            <calcext:condition calcext:apply-style-name="圣骑士" calcext:value="=&quot;圣骑士&quot;" calcext:base-cell-address="卡牌.C1144"/>
          </calcext:conditional-format>
          <calcext:conditional-format calcext:target-range-address="卡牌.C1146:卡牌.C1146">
            <calcext:condition calcext:apply-style-name="战士" calcext:value="=&quot;战士&quot;" calcext:base-cell-address="卡牌.C1146"/>
            <calcext:condition calcext:apply-style-name="术士" calcext:value="=&quot;术士&quot;" calcext:base-cell-address="卡牌.C1146"/>
            <calcext:condition calcext:apply-style-name="法师" calcext:value="=&quot;法师&quot;" calcext:base-cell-address="卡牌.C1146"/>
            <calcext:condition calcext:apply-style-name="潜行者" calcext:value="=&quot;潜行者&quot;" calcext:base-cell-address="卡牌.C1146"/>
            <calcext:condition calcext:apply-style-name="猎人" calcext:value="=&quot;猎人&quot;" calcext:base-cell-address="卡牌.C1146"/>
            <calcext:condition calcext:apply-style-name="德鲁伊" calcext:value="=&quot;德鲁伊&quot;" calcext:base-cell-address="卡牌.C1146"/>
            <calcext:condition calcext:apply-style-name="萨满祭司" calcext:value="=&quot;萨满祭司&quot;" calcext:base-cell-address="卡牌.C1146"/>
            <calcext:condition calcext:apply-style-name="圣骑士" calcext:value="=&quot;圣骑士&quot;" calcext:base-cell-address="卡牌.C1146"/>
          </calcext:conditional-format>
          <calcext:conditional-format calcext:target-range-address="卡牌.C1147:卡牌.C1147">
            <calcext:condition calcext:apply-style-name="战士" calcext:value="=&quot;战士&quot;" calcext:base-cell-address="卡牌.C1147"/>
            <calcext:condition calcext:apply-style-name="术士" calcext:value="=&quot;术士&quot;" calcext:base-cell-address="卡牌.C1147"/>
            <calcext:condition calcext:apply-style-name="法师" calcext:value="=&quot;法师&quot;" calcext:base-cell-address="卡牌.C1147"/>
            <calcext:condition calcext:apply-style-name="潜行者" calcext:value="=&quot;潜行者&quot;" calcext:base-cell-address="卡牌.C1147"/>
            <calcext:condition calcext:apply-style-name="猎人" calcext:value="=&quot;猎人&quot;" calcext:base-cell-address="卡牌.C1147"/>
            <calcext:condition calcext:apply-style-name="德鲁伊" calcext:value="=&quot;德鲁伊&quot;" calcext:base-cell-address="卡牌.C1147"/>
            <calcext:condition calcext:apply-style-name="萨满祭司" calcext:value="=&quot;萨满祭司&quot;" calcext:base-cell-address="卡牌.C1147"/>
            <calcext:condition calcext:apply-style-name="圣骑士" calcext:value="=&quot;圣骑士&quot;" calcext:base-cell-address="卡牌.C1147"/>
          </calcext:conditional-format>
          <calcext:conditional-format calcext:target-range-address="卡牌.C1148:卡牌.C1148">
            <calcext:condition calcext:apply-style-name="战士" calcext:value="=&quot;战士&quot;" calcext:base-cell-address="卡牌.C1148"/>
            <calcext:condition calcext:apply-style-name="术士" calcext:value="=&quot;术士&quot;" calcext:base-cell-address="卡牌.C1148"/>
            <calcext:condition calcext:apply-style-name="法师" calcext:value="=&quot;法师&quot;" calcext:base-cell-address="卡牌.C1148"/>
            <calcext:condition calcext:apply-style-name="潜行者" calcext:value="=&quot;潜行者&quot;" calcext:base-cell-address="卡牌.C1148"/>
            <calcext:condition calcext:apply-style-name="猎人" calcext:value="=&quot;猎人&quot;" calcext:base-cell-address="卡牌.C1148"/>
            <calcext:condition calcext:apply-style-name="德鲁伊" calcext:value="=&quot;德鲁伊&quot;" calcext:base-cell-address="卡牌.C1148"/>
            <calcext:condition calcext:apply-style-name="萨满祭司" calcext:value="=&quot;萨满祭司&quot;" calcext:base-cell-address="卡牌.C1148"/>
            <calcext:condition calcext:apply-style-name="圣骑士" calcext:value="=&quot;圣骑士&quot;" calcext:base-cell-address="卡牌.C1148"/>
          </calcext:conditional-format>
          <calcext:conditional-format calcext:target-range-address="卡牌.C1149:卡牌.C1149">
            <calcext:condition calcext:apply-style-name="战士" calcext:value="=&quot;战士&quot;" calcext:base-cell-address="卡牌.C1149"/>
            <calcext:condition calcext:apply-style-name="术士" calcext:value="=&quot;术士&quot;" calcext:base-cell-address="卡牌.C1149"/>
            <calcext:condition calcext:apply-style-name="法师" calcext:value="=&quot;法师&quot;" calcext:base-cell-address="卡牌.C1149"/>
            <calcext:condition calcext:apply-style-name="潜行者" calcext:value="=&quot;潜行者&quot;" calcext:base-cell-address="卡牌.C1149"/>
            <calcext:condition calcext:apply-style-name="猎人" calcext:value="=&quot;猎人&quot;" calcext:base-cell-address="卡牌.C1149"/>
            <calcext:condition calcext:apply-style-name="德鲁伊" calcext:value="=&quot;德鲁伊&quot;" calcext:base-cell-address="卡牌.C1149"/>
            <calcext:condition calcext:apply-style-name="萨满祭司" calcext:value="=&quot;萨满祭司&quot;" calcext:base-cell-address="卡牌.C1149"/>
            <calcext:condition calcext:apply-style-name="圣骑士" calcext:value="=&quot;圣骑士&quot;" calcext:base-cell-address="卡牌.C1149"/>
          </calcext:conditional-format>
          <calcext:conditional-format calcext:target-range-address="卡牌.C1150:卡牌.C1150">
            <calcext:condition calcext:apply-style-name="战士" calcext:value="=&quot;战士&quot;" calcext:base-cell-address="卡牌.C1150"/>
            <calcext:condition calcext:apply-style-name="术士" calcext:value="=&quot;术士&quot;" calcext:base-cell-address="卡牌.C1150"/>
            <calcext:condition calcext:apply-style-name="法师" calcext:value="=&quot;法师&quot;" calcext:base-cell-address="卡牌.C1150"/>
            <calcext:condition calcext:apply-style-name="潜行者" calcext:value="=&quot;潜行者&quot;" calcext:base-cell-address="卡牌.C1150"/>
            <calcext:condition calcext:apply-style-name="猎人" calcext:value="=&quot;猎人&quot;" calcext:base-cell-address="卡牌.C1150"/>
            <calcext:condition calcext:apply-style-name="德鲁伊" calcext:value="=&quot;德鲁伊&quot;" calcext:base-cell-address="卡牌.C1150"/>
            <calcext:condition calcext:apply-style-name="萨满祭司" calcext:value="=&quot;萨满祭司&quot;" calcext:base-cell-address="卡牌.C1150"/>
            <calcext:condition calcext:apply-style-name="圣骑士" calcext:value="=&quot;圣骑士&quot;" calcext:base-cell-address="卡牌.C1150"/>
          </calcext:conditional-format>
          <calcext:conditional-format calcext:target-range-address="卡牌.C1151:卡牌.C1151">
            <calcext:condition calcext:apply-style-name="战士" calcext:value="=&quot;战士&quot;" calcext:base-cell-address="卡牌.C1151"/>
            <calcext:condition calcext:apply-style-name="术士" calcext:value="=&quot;术士&quot;" calcext:base-cell-address="卡牌.C1151"/>
            <calcext:condition calcext:apply-style-name="法师" calcext:value="=&quot;法师&quot;" calcext:base-cell-address="卡牌.C1151"/>
            <calcext:condition calcext:apply-style-name="潜行者" calcext:value="=&quot;潜行者&quot;" calcext:base-cell-address="卡牌.C1151"/>
            <calcext:condition calcext:apply-style-name="猎人" calcext:value="=&quot;猎人&quot;" calcext:base-cell-address="卡牌.C1151"/>
            <calcext:condition calcext:apply-style-name="德鲁伊" calcext:value="=&quot;德鲁伊&quot;" calcext:base-cell-address="卡牌.C1151"/>
            <calcext:condition calcext:apply-style-name="萨满祭司" calcext:value="=&quot;萨满祭司&quot;" calcext:base-cell-address="卡牌.C1151"/>
            <calcext:condition calcext:apply-style-name="圣骑士" calcext:value="=&quot;圣骑士&quot;" calcext:base-cell-address="卡牌.C1151"/>
          </calcext:conditional-format>
          <calcext:conditional-format calcext:target-range-address="卡牌.C1152:卡牌.C1152">
            <calcext:condition calcext:apply-style-name="战士" calcext:value="=&quot;战士&quot;" calcext:base-cell-address="卡牌.C1152"/>
            <calcext:condition calcext:apply-style-name="术士" calcext:value="=&quot;术士&quot;" calcext:base-cell-address="卡牌.C1152"/>
            <calcext:condition calcext:apply-style-name="法师" calcext:value="=&quot;法师&quot;" calcext:base-cell-address="卡牌.C1152"/>
            <calcext:condition calcext:apply-style-name="潜行者" calcext:value="=&quot;潜行者&quot;" calcext:base-cell-address="卡牌.C1152"/>
            <calcext:condition calcext:apply-style-name="猎人" calcext:value="=&quot;猎人&quot;" calcext:base-cell-address="卡牌.C1152"/>
            <calcext:condition calcext:apply-style-name="德鲁伊" calcext:value="=&quot;德鲁伊&quot;" calcext:base-cell-address="卡牌.C1152"/>
            <calcext:condition calcext:apply-style-name="萨满祭司" calcext:value="=&quot;萨满祭司&quot;" calcext:base-cell-address="卡牌.C1152"/>
            <calcext:condition calcext:apply-style-name="圣骑士" calcext:value="=&quot;圣骑士&quot;" calcext:base-cell-address="卡牌.C1152"/>
          </calcext:conditional-format>
          <calcext:conditional-format calcext:target-range-address="卡牌.C1153:卡牌.C1153">
            <calcext:condition calcext:apply-style-name="战士" calcext:value="=&quot;战士&quot;" calcext:base-cell-address="卡牌.C1153"/>
            <calcext:condition calcext:apply-style-name="术士" calcext:value="=&quot;术士&quot;" calcext:base-cell-address="卡牌.C1153"/>
            <calcext:condition calcext:apply-style-name="法师" calcext:value="=&quot;法师&quot;" calcext:base-cell-address="卡牌.C1153"/>
            <calcext:condition calcext:apply-style-name="潜行者" calcext:value="=&quot;潜行者&quot;" calcext:base-cell-address="卡牌.C1153"/>
            <calcext:condition calcext:apply-style-name="猎人" calcext:value="=&quot;猎人&quot;" calcext:base-cell-address="卡牌.C1153"/>
            <calcext:condition calcext:apply-style-name="德鲁伊" calcext:value="=&quot;德鲁伊&quot;" calcext:base-cell-address="卡牌.C1153"/>
            <calcext:condition calcext:apply-style-name="萨满祭司" calcext:value="=&quot;萨满祭司&quot;" calcext:base-cell-address="卡牌.C1153"/>
            <calcext:condition calcext:apply-style-name="圣骑士" calcext:value="=&quot;圣骑士&quot;" calcext:base-cell-address="卡牌.C1153"/>
          </calcext:conditional-format>
          <calcext:conditional-format calcext:target-range-address="卡牌.C1154:卡牌.C1154">
            <calcext:condition calcext:apply-style-name="战士" calcext:value="=&quot;战士&quot;" calcext:base-cell-address="卡牌.C1154"/>
            <calcext:condition calcext:apply-style-name="术士" calcext:value="=&quot;术士&quot;" calcext:base-cell-address="卡牌.C1154"/>
            <calcext:condition calcext:apply-style-name="法师" calcext:value="=&quot;法师&quot;" calcext:base-cell-address="卡牌.C1154"/>
            <calcext:condition calcext:apply-style-name="潜行者" calcext:value="=&quot;潜行者&quot;" calcext:base-cell-address="卡牌.C1154"/>
            <calcext:condition calcext:apply-style-name="猎人" calcext:value="=&quot;猎人&quot;" calcext:base-cell-address="卡牌.C1154"/>
            <calcext:condition calcext:apply-style-name="德鲁伊" calcext:value="=&quot;德鲁伊&quot;" calcext:base-cell-address="卡牌.C1154"/>
            <calcext:condition calcext:apply-style-name="萨满祭司" calcext:value="=&quot;萨满祭司&quot;" calcext:base-cell-address="卡牌.C1154"/>
            <calcext:condition calcext:apply-style-name="圣骑士" calcext:value="=&quot;圣骑士&quot;" calcext:base-cell-address="卡牌.C1154"/>
          </calcext:conditional-format>
          <calcext:conditional-format calcext:target-range-address="卡牌.C1155:卡牌.C1155">
            <calcext:condition calcext:apply-style-name="战士" calcext:value="=&quot;战士&quot;" calcext:base-cell-address="卡牌.C1155"/>
            <calcext:condition calcext:apply-style-name="术士" calcext:value="=&quot;术士&quot;" calcext:base-cell-address="卡牌.C1155"/>
            <calcext:condition calcext:apply-style-name="法师" calcext:value="=&quot;法师&quot;" calcext:base-cell-address="卡牌.C1155"/>
            <calcext:condition calcext:apply-style-name="潜行者" calcext:value="=&quot;潜行者&quot;" calcext:base-cell-address="卡牌.C1155"/>
            <calcext:condition calcext:apply-style-name="猎人" calcext:value="=&quot;猎人&quot;" calcext:base-cell-address="卡牌.C1155"/>
            <calcext:condition calcext:apply-style-name="德鲁伊" calcext:value="=&quot;德鲁伊&quot;" calcext:base-cell-address="卡牌.C1155"/>
            <calcext:condition calcext:apply-style-name="萨满祭司" calcext:value="=&quot;萨满祭司&quot;" calcext:base-cell-address="卡牌.C1155"/>
            <calcext:condition calcext:apply-style-name="圣骑士" calcext:value="=&quot;圣骑士&quot;" calcext:base-cell-address="卡牌.C1155"/>
          </calcext:conditional-format>
          <calcext:conditional-format calcext:target-range-address="卡牌.C1156:卡牌.C1156">
            <calcext:condition calcext:apply-style-name="战士" calcext:value="=&quot;战士&quot;" calcext:base-cell-address="卡牌.C1156"/>
            <calcext:condition calcext:apply-style-name="术士" calcext:value="=&quot;术士&quot;" calcext:base-cell-address="卡牌.C1156"/>
            <calcext:condition calcext:apply-style-name="法师" calcext:value="=&quot;法师&quot;" calcext:base-cell-address="卡牌.C1156"/>
            <calcext:condition calcext:apply-style-name="潜行者" calcext:value="=&quot;潜行者&quot;" calcext:base-cell-address="卡牌.C1156"/>
            <calcext:condition calcext:apply-style-name="猎人" calcext:value="=&quot;猎人&quot;" calcext:base-cell-address="卡牌.C1156"/>
            <calcext:condition calcext:apply-style-name="德鲁伊" calcext:value="=&quot;德鲁伊&quot;" calcext:base-cell-address="卡牌.C1156"/>
            <calcext:condition calcext:apply-style-name="萨满祭司" calcext:value="=&quot;萨满祭司&quot;" calcext:base-cell-address="卡牌.C1156"/>
            <calcext:condition calcext:apply-style-name="圣骑士" calcext:value="=&quot;圣骑士&quot;" calcext:base-cell-address="卡牌.C1156"/>
          </calcext:conditional-format>
          <calcext:conditional-format calcext:target-range-address="卡牌.C1157:卡牌.C1157">
            <calcext:condition calcext:apply-style-name="战士" calcext:value="=&quot;战士&quot;" calcext:base-cell-address="卡牌.C1157"/>
            <calcext:condition calcext:apply-style-name="术士" calcext:value="=&quot;术士&quot;" calcext:base-cell-address="卡牌.C1157"/>
            <calcext:condition calcext:apply-style-name="法师" calcext:value="=&quot;法师&quot;" calcext:base-cell-address="卡牌.C1157"/>
            <calcext:condition calcext:apply-style-name="潜行者" calcext:value="=&quot;潜行者&quot;" calcext:base-cell-address="卡牌.C1157"/>
            <calcext:condition calcext:apply-style-name="猎人" calcext:value="=&quot;猎人&quot;" calcext:base-cell-address="卡牌.C1157"/>
            <calcext:condition calcext:apply-style-name="德鲁伊" calcext:value="=&quot;德鲁伊&quot;" calcext:base-cell-address="卡牌.C1157"/>
            <calcext:condition calcext:apply-style-name="萨满祭司" calcext:value="=&quot;萨满祭司&quot;" calcext:base-cell-address="卡牌.C1157"/>
            <calcext:condition calcext:apply-style-name="圣骑士" calcext:value="=&quot;圣骑士&quot;" calcext:base-cell-address="卡牌.C1157"/>
          </calcext:conditional-format>
          <calcext:conditional-format calcext:target-range-address="卡牌.C1158:卡牌.C1158">
            <calcext:condition calcext:apply-style-name="战士" calcext:value="=&quot;战士&quot;" calcext:base-cell-address="卡牌.C1158"/>
            <calcext:condition calcext:apply-style-name="术士" calcext:value="=&quot;术士&quot;" calcext:base-cell-address="卡牌.C1158"/>
            <calcext:condition calcext:apply-style-name="法师" calcext:value="=&quot;法师&quot;" calcext:base-cell-address="卡牌.C1158"/>
            <calcext:condition calcext:apply-style-name="潜行者" calcext:value="=&quot;潜行者&quot;" calcext:base-cell-address="卡牌.C1158"/>
            <calcext:condition calcext:apply-style-name="猎人" calcext:value="=&quot;猎人&quot;" calcext:base-cell-address="卡牌.C1158"/>
            <calcext:condition calcext:apply-style-name="德鲁伊" calcext:value="=&quot;德鲁伊&quot;" calcext:base-cell-address="卡牌.C1158"/>
            <calcext:condition calcext:apply-style-name="萨满祭司" calcext:value="=&quot;萨满祭司&quot;" calcext:base-cell-address="卡牌.C1158"/>
            <calcext:condition calcext:apply-style-name="圣骑士" calcext:value="=&quot;圣骑士&quot;" calcext:base-cell-address="卡牌.C1158"/>
          </calcext:conditional-format>
          <calcext:conditional-format calcext:target-range-address="卡牌.C1159:卡牌.C1159">
            <calcext:condition calcext:apply-style-name="战士" calcext:value="=&quot;战士&quot;" calcext:base-cell-address="卡牌.C1159"/>
            <calcext:condition calcext:apply-style-name="术士" calcext:value="=&quot;术士&quot;" calcext:base-cell-address="卡牌.C1159"/>
            <calcext:condition calcext:apply-style-name="法师" calcext:value="=&quot;法师&quot;" calcext:base-cell-address="卡牌.C1159"/>
            <calcext:condition calcext:apply-style-name="潜行者" calcext:value="=&quot;潜行者&quot;" calcext:base-cell-address="卡牌.C1159"/>
            <calcext:condition calcext:apply-style-name="猎人" calcext:value="=&quot;猎人&quot;" calcext:base-cell-address="卡牌.C1159"/>
            <calcext:condition calcext:apply-style-name="德鲁伊" calcext:value="=&quot;德鲁伊&quot;" calcext:base-cell-address="卡牌.C1159"/>
            <calcext:condition calcext:apply-style-name="萨满祭司" calcext:value="=&quot;萨满祭司&quot;" calcext:base-cell-address="卡牌.C1159"/>
            <calcext:condition calcext:apply-style-name="圣骑士" calcext:value="=&quot;圣骑士&quot;" calcext:base-cell-address="卡牌.C1159"/>
          </calcext:conditional-format>
          <calcext:conditional-format calcext:target-range-address="卡牌.C1160:卡牌.C1160">
            <calcext:condition calcext:apply-style-name="战士" calcext:value="=&quot;战士&quot;" calcext:base-cell-address="卡牌.C1160"/>
            <calcext:condition calcext:apply-style-name="术士" calcext:value="=&quot;术士&quot;" calcext:base-cell-address="卡牌.C1160"/>
            <calcext:condition calcext:apply-style-name="法师" calcext:value="=&quot;法师&quot;" calcext:base-cell-address="卡牌.C1160"/>
            <calcext:condition calcext:apply-style-name="潜行者" calcext:value="=&quot;潜行者&quot;" calcext:base-cell-address="卡牌.C1160"/>
            <calcext:condition calcext:apply-style-name="猎人" calcext:value="=&quot;猎人&quot;" calcext:base-cell-address="卡牌.C1160"/>
            <calcext:condition calcext:apply-style-name="德鲁伊" calcext:value="=&quot;德鲁伊&quot;" calcext:base-cell-address="卡牌.C1160"/>
            <calcext:condition calcext:apply-style-name="萨满祭司" calcext:value="=&quot;萨满祭司&quot;" calcext:base-cell-address="卡牌.C1160"/>
            <calcext:condition calcext:apply-style-name="圣骑士" calcext:value="=&quot;圣骑士&quot;" calcext:base-cell-address="卡牌.C1160"/>
          </calcext:conditional-format>
          <calcext:conditional-format calcext:target-range-address="卡牌.C1161:卡牌.C1161">
            <calcext:condition calcext:apply-style-name="战士" calcext:value="=&quot;战士&quot;" calcext:base-cell-address="卡牌.C1161"/>
            <calcext:condition calcext:apply-style-name="术士" calcext:value="=&quot;术士&quot;" calcext:base-cell-address="卡牌.C1161"/>
            <calcext:condition calcext:apply-style-name="法师" calcext:value="=&quot;法师&quot;" calcext:base-cell-address="卡牌.C1161"/>
            <calcext:condition calcext:apply-style-name="潜行者" calcext:value="=&quot;潜行者&quot;" calcext:base-cell-address="卡牌.C1161"/>
            <calcext:condition calcext:apply-style-name="猎人" calcext:value="=&quot;猎人&quot;" calcext:base-cell-address="卡牌.C1161"/>
            <calcext:condition calcext:apply-style-name="德鲁伊" calcext:value="=&quot;德鲁伊&quot;" calcext:base-cell-address="卡牌.C1161"/>
            <calcext:condition calcext:apply-style-name="萨满祭司" calcext:value="=&quot;萨满祭司&quot;" calcext:base-cell-address="卡牌.C1161"/>
            <calcext:condition calcext:apply-style-name="圣骑士" calcext:value="=&quot;圣骑士&quot;" calcext:base-cell-address="卡牌.C1161"/>
          </calcext:conditional-format>
          <calcext:conditional-format calcext:target-range-address="卡牌.C1162:卡牌.C1162">
            <calcext:condition calcext:apply-style-name="战士" calcext:value="=&quot;战士&quot;" calcext:base-cell-address="卡牌.C1162"/>
            <calcext:condition calcext:apply-style-name="术士" calcext:value="=&quot;术士&quot;" calcext:base-cell-address="卡牌.C1162"/>
            <calcext:condition calcext:apply-style-name="法师" calcext:value="=&quot;法师&quot;" calcext:base-cell-address="卡牌.C1162"/>
            <calcext:condition calcext:apply-style-name="潜行者" calcext:value="=&quot;潜行者&quot;" calcext:base-cell-address="卡牌.C1162"/>
            <calcext:condition calcext:apply-style-name="猎人" calcext:value="=&quot;猎人&quot;" calcext:base-cell-address="卡牌.C1162"/>
            <calcext:condition calcext:apply-style-name="德鲁伊" calcext:value="=&quot;德鲁伊&quot;" calcext:base-cell-address="卡牌.C1162"/>
            <calcext:condition calcext:apply-style-name="萨满祭司" calcext:value="=&quot;萨满祭司&quot;" calcext:base-cell-address="卡牌.C1162"/>
            <calcext:condition calcext:apply-style-name="圣骑士" calcext:value="=&quot;圣骑士&quot;" calcext:base-cell-address="卡牌.C1162"/>
          </calcext:conditional-format>
          <calcext:conditional-format calcext:target-range-address="卡牌.C1163:卡牌.C1163">
            <calcext:condition calcext:apply-style-name="战士" calcext:value="=&quot;战士&quot;" calcext:base-cell-address="卡牌.C1163"/>
            <calcext:condition calcext:apply-style-name="术士" calcext:value="=&quot;术士&quot;" calcext:base-cell-address="卡牌.C1163"/>
            <calcext:condition calcext:apply-style-name="法师" calcext:value="=&quot;法师&quot;" calcext:base-cell-address="卡牌.C1163"/>
            <calcext:condition calcext:apply-style-name="潜行者" calcext:value="=&quot;潜行者&quot;" calcext:base-cell-address="卡牌.C1163"/>
            <calcext:condition calcext:apply-style-name="猎人" calcext:value="=&quot;猎人&quot;" calcext:base-cell-address="卡牌.C1163"/>
            <calcext:condition calcext:apply-style-name="德鲁伊" calcext:value="=&quot;德鲁伊&quot;" calcext:base-cell-address="卡牌.C1163"/>
            <calcext:condition calcext:apply-style-name="萨满祭司" calcext:value="=&quot;萨满祭司&quot;" calcext:base-cell-address="卡牌.C1163"/>
            <calcext:condition calcext:apply-style-name="圣骑士" calcext:value="=&quot;圣骑士&quot;" calcext:base-cell-address="卡牌.C1163"/>
          </calcext:conditional-format>
          <calcext:conditional-format calcext:target-range-address="卡牌.C1164:卡牌.C1164">
            <calcext:condition calcext:apply-style-name="战士" calcext:value="=&quot;战士&quot;" calcext:base-cell-address="卡牌.C1164"/>
            <calcext:condition calcext:apply-style-name="术士" calcext:value="=&quot;术士&quot;" calcext:base-cell-address="卡牌.C1164"/>
            <calcext:condition calcext:apply-style-name="法师" calcext:value="=&quot;法师&quot;" calcext:base-cell-address="卡牌.C1164"/>
            <calcext:condition calcext:apply-style-name="潜行者" calcext:value="=&quot;潜行者&quot;" calcext:base-cell-address="卡牌.C1164"/>
            <calcext:condition calcext:apply-style-name="猎人" calcext:value="=&quot;猎人&quot;" calcext:base-cell-address="卡牌.C1164"/>
            <calcext:condition calcext:apply-style-name="德鲁伊" calcext:value="=&quot;德鲁伊&quot;" calcext:base-cell-address="卡牌.C1164"/>
            <calcext:condition calcext:apply-style-name="萨满祭司" calcext:value="=&quot;萨满祭司&quot;" calcext:base-cell-address="卡牌.C1164"/>
            <calcext:condition calcext:apply-style-name="圣骑士" calcext:value="=&quot;圣骑士&quot;" calcext:base-cell-address="卡牌.C1164"/>
          </calcext:conditional-format>
          <calcext:conditional-format calcext:target-range-address="卡牌.C1165:卡牌.C1165">
            <calcext:condition calcext:apply-style-name="战士" calcext:value="=&quot;战士&quot;" calcext:base-cell-address="卡牌.C1165"/>
            <calcext:condition calcext:apply-style-name="术士" calcext:value="=&quot;术士&quot;" calcext:base-cell-address="卡牌.C1165"/>
            <calcext:condition calcext:apply-style-name="法师" calcext:value="=&quot;法师&quot;" calcext:base-cell-address="卡牌.C1165"/>
            <calcext:condition calcext:apply-style-name="潜行者" calcext:value="=&quot;潜行者&quot;" calcext:base-cell-address="卡牌.C1165"/>
            <calcext:condition calcext:apply-style-name="猎人" calcext:value="=&quot;猎人&quot;" calcext:base-cell-address="卡牌.C1165"/>
            <calcext:condition calcext:apply-style-name="德鲁伊" calcext:value="=&quot;德鲁伊&quot;" calcext:base-cell-address="卡牌.C1165"/>
            <calcext:condition calcext:apply-style-name="萨满祭司" calcext:value="=&quot;萨满祭司&quot;" calcext:base-cell-address="卡牌.C1165"/>
            <calcext:condition calcext:apply-style-name="圣骑士" calcext:value="=&quot;圣骑士&quot;" calcext:base-cell-address="卡牌.C1165"/>
          </calcext:conditional-format>
          <calcext:conditional-format calcext:target-range-address="卡牌.C1166:卡牌.C1166">
            <calcext:condition calcext:apply-style-name="战士" calcext:value="=&quot;战士&quot;" calcext:base-cell-address="卡牌.C1166"/>
            <calcext:condition calcext:apply-style-name="术士" calcext:value="=&quot;术士&quot;" calcext:base-cell-address="卡牌.C1166"/>
            <calcext:condition calcext:apply-style-name="法师" calcext:value="=&quot;法师&quot;" calcext:base-cell-address="卡牌.C1166"/>
            <calcext:condition calcext:apply-style-name="潜行者" calcext:value="=&quot;潜行者&quot;" calcext:base-cell-address="卡牌.C1166"/>
            <calcext:condition calcext:apply-style-name="猎人" calcext:value="=&quot;猎人&quot;" calcext:base-cell-address="卡牌.C1166"/>
            <calcext:condition calcext:apply-style-name="德鲁伊" calcext:value="=&quot;德鲁伊&quot;" calcext:base-cell-address="卡牌.C1166"/>
            <calcext:condition calcext:apply-style-name="萨满祭司" calcext:value="=&quot;萨满祭司&quot;" calcext:base-cell-address="卡牌.C1166"/>
            <calcext:condition calcext:apply-style-name="圣骑士" calcext:value="=&quot;圣骑士&quot;" calcext:base-cell-address="卡牌.C1166"/>
          </calcext:conditional-format>
          <calcext:conditional-format calcext:target-range-address="卡牌.C1167:卡牌.C1167">
            <calcext:condition calcext:apply-style-name="战士" calcext:value="=&quot;战士&quot;" calcext:base-cell-address="卡牌.C1167"/>
            <calcext:condition calcext:apply-style-name="术士" calcext:value="=&quot;术士&quot;" calcext:base-cell-address="卡牌.C1167"/>
            <calcext:condition calcext:apply-style-name="法师" calcext:value="=&quot;法师&quot;" calcext:base-cell-address="卡牌.C1167"/>
            <calcext:condition calcext:apply-style-name="潜行者" calcext:value="=&quot;潜行者&quot;" calcext:base-cell-address="卡牌.C1167"/>
            <calcext:condition calcext:apply-style-name="猎人" calcext:value="=&quot;猎人&quot;" calcext:base-cell-address="卡牌.C1167"/>
            <calcext:condition calcext:apply-style-name="德鲁伊" calcext:value="=&quot;德鲁伊&quot;" calcext:base-cell-address="卡牌.C1167"/>
            <calcext:condition calcext:apply-style-name="萨满祭司" calcext:value="=&quot;萨满祭司&quot;" calcext:base-cell-address="卡牌.C1167"/>
            <calcext:condition calcext:apply-style-name="圣骑士" calcext:value="=&quot;圣骑士&quot;" calcext:base-cell-address="卡牌.C1167"/>
          </calcext:conditional-format>
          <calcext:conditional-format calcext:target-range-address="卡牌.C1168:卡牌.C1168">
            <calcext:condition calcext:apply-style-name="战士" calcext:value="=&quot;战士&quot;" calcext:base-cell-address="卡牌.C1168"/>
            <calcext:condition calcext:apply-style-name="术士" calcext:value="=&quot;术士&quot;" calcext:base-cell-address="卡牌.C1168"/>
            <calcext:condition calcext:apply-style-name="法师" calcext:value="=&quot;法师&quot;" calcext:base-cell-address="卡牌.C1168"/>
            <calcext:condition calcext:apply-style-name="潜行者" calcext:value="=&quot;潜行者&quot;" calcext:base-cell-address="卡牌.C1168"/>
            <calcext:condition calcext:apply-style-name="猎人" calcext:value="=&quot;猎人&quot;" calcext:base-cell-address="卡牌.C1168"/>
            <calcext:condition calcext:apply-style-name="德鲁伊" calcext:value="=&quot;德鲁伊&quot;" calcext:base-cell-address="卡牌.C1168"/>
            <calcext:condition calcext:apply-style-name="萨满祭司" calcext:value="=&quot;萨满祭司&quot;" calcext:base-cell-address="卡牌.C1168"/>
            <calcext:condition calcext:apply-style-name="圣骑士" calcext:value="=&quot;圣骑士&quot;" calcext:base-cell-address="卡牌.C1168"/>
          </calcext:conditional-format>
          <calcext:conditional-format calcext:target-range-address="卡牌.C1169:卡牌.C1169">
            <calcext:condition calcext:apply-style-name="战士" calcext:value="=&quot;战士&quot;" calcext:base-cell-address="卡牌.C1169"/>
            <calcext:condition calcext:apply-style-name="术士" calcext:value="=&quot;术士&quot;" calcext:base-cell-address="卡牌.C1169"/>
            <calcext:condition calcext:apply-style-name="法师" calcext:value="=&quot;法师&quot;" calcext:base-cell-address="卡牌.C1169"/>
            <calcext:condition calcext:apply-style-name="潜行者" calcext:value="=&quot;潜行者&quot;" calcext:base-cell-address="卡牌.C1169"/>
            <calcext:condition calcext:apply-style-name="猎人" calcext:value="=&quot;猎人&quot;" calcext:base-cell-address="卡牌.C1169"/>
            <calcext:condition calcext:apply-style-name="德鲁伊" calcext:value="=&quot;德鲁伊&quot;" calcext:base-cell-address="卡牌.C1169"/>
            <calcext:condition calcext:apply-style-name="萨满祭司" calcext:value="=&quot;萨满祭司&quot;" calcext:base-cell-address="卡牌.C1169"/>
            <calcext:condition calcext:apply-style-name="圣骑士" calcext:value="=&quot;圣骑士&quot;" calcext:base-cell-address="卡牌.C1169"/>
          </calcext:conditional-format>
          <calcext:conditional-format calcext:target-range-address="卡牌.C1170:卡牌.C1170">
            <calcext:condition calcext:apply-style-name="战士" calcext:value="=&quot;战士&quot;" calcext:base-cell-address="卡牌.C1170"/>
            <calcext:condition calcext:apply-style-name="术士" calcext:value="=&quot;术士&quot;" calcext:base-cell-address="卡牌.C1170"/>
            <calcext:condition calcext:apply-style-name="法师" calcext:value="=&quot;法师&quot;" calcext:base-cell-address="卡牌.C1170"/>
            <calcext:condition calcext:apply-style-name="潜行者" calcext:value="=&quot;潜行者&quot;" calcext:base-cell-address="卡牌.C1170"/>
            <calcext:condition calcext:apply-style-name="猎人" calcext:value="=&quot;猎人&quot;" calcext:base-cell-address="卡牌.C1170"/>
            <calcext:condition calcext:apply-style-name="德鲁伊" calcext:value="=&quot;德鲁伊&quot;" calcext:base-cell-address="卡牌.C1170"/>
            <calcext:condition calcext:apply-style-name="萨满祭司" calcext:value="=&quot;萨满祭司&quot;" calcext:base-cell-address="卡牌.C1170"/>
            <calcext:condition calcext:apply-style-name="圣骑士" calcext:value="=&quot;圣骑士&quot;" calcext:base-cell-address="卡牌.C1170"/>
          </calcext:conditional-format>
          <calcext:conditional-format calcext:target-range-address="卡牌.C1171:卡牌.C1171">
            <calcext:condition calcext:apply-style-name="战士" calcext:value="=&quot;战士&quot;" calcext:base-cell-address="卡牌.C1171"/>
            <calcext:condition calcext:apply-style-name="术士" calcext:value="=&quot;术士&quot;" calcext:base-cell-address="卡牌.C1171"/>
            <calcext:condition calcext:apply-style-name="法师" calcext:value="=&quot;法师&quot;" calcext:base-cell-address="卡牌.C1171"/>
            <calcext:condition calcext:apply-style-name="潜行者" calcext:value="=&quot;潜行者&quot;" calcext:base-cell-address="卡牌.C1171"/>
            <calcext:condition calcext:apply-style-name="猎人" calcext:value="=&quot;猎人&quot;" calcext:base-cell-address="卡牌.C1171"/>
            <calcext:condition calcext:apply-style-name="德鲁伊" calcext:value="=&quot;德鲁伊&quot;" calcext:base-cell-address="卡牌.C1171"/>
            <calcext:condition calcext:apply-style-name="萨满祭司" calcext:value="=&quot;萨满祭司&quot;" calcext:base-cell-address="卡牌.C1171"/>
            <calcext:condition calcext:apply-style-name="圣骑士" calcext:value="=&quot;圣骑士&quot;" calcext:base-cell-address="卡牌.C1171"/>
          </calcext:conditional-format>
          <calcext:conditional-format calcext:target-range-address="卡牌.C1172:卡牌.C1172">
            <calcext:condition calcext:apply-style-name="战士" calcext:value="=&quot;战士&quot;" calcext:base-cell-address="卡牌.C1172"/>
            <calcext:condition calcext:apply-style-name="术士" calcext:value="=&quot;术士&quot;" calcext:base-cell-address="卡牌.C1172"/>
            <calcext:condition calcext:apply-style-name="法师" calcext:value="=&quot;法师&quot;" calcext:base-cell-address="卡牌.C1172"/>
            <calcext:condition calcext:apply-style-name="潜行者" calcext:value="=&quot;潜行者&quot;" calcext:base-cell-address="卡牌.C1172"/>
            <calcext:condition calcext:apply-style-name="猎人" calcext:value="=&quot;猎人&quot;" calcext:base-cell-address="卡牌.C1172"/>
            <calcext:condition calcext:apply-style-name="德鲁伊" calcext:value="=&quot;德鲁伊&quot;" calcext:base-cell-address="卡牌.C1172"/>
            <calcext:condition calcext:apply-style-name="萨满祭司" calcext:value="=&quot;萨满祭司&quot;" calcext:base-cell-address="卡牌.C1172"/>
            <calcext:condition calcext:apply-style-name="圣骑士" calcext:value="=&quot;圣骑士&quot;" calcext:base-cell-address="卡牌.C1172"/>
          </calcext:conditional-format>
          <calcext:conditional-format calcext:target-range-address="卡牌.C1173:卡牌.C1173">
            <calcext:condition calcext:apply-style-name="战士" calcext:value="=&quot;战士&quot;" calcext:base-cell-address="卡牌.C1173"/>
            <calcext:condition calcext:apply-style-name="术士" calcext:value="=&quot;术士&quot;" calcext:base-cell-address="卡牌.C1173"/>
            <calcext:condition calcext:apply-style-name="法师" calcext:value="=&quot;法师&quot;" calcext:base-cell-address="卡牌.C1173"/>
            <calcext:condition calcext:apply-style-name="潜行者" calcext:value="=&quot;潜行者&quot;" calcext:base-cell-address="卡牌.C1173"/>
            <calcext:condition calcext:apply-style-name="猎人" calcext:value="=&quot;猎人&quot;" calcext:base-cell-address="卡牌.C1173"/>
            <calcext:condition calcext:apply-style-name="德鲁伊" calcext:value="=&quot;德鲁伊&quot;" calcext:base-cell-address="卡牌.C1173"/>
            <calcext:condition calcext:apply-style-name="萨满祭司" calcext:value="=&quot;萨满祭司&quot;" calcext:base-cell-address="卡牌.C1173"/>
            <calcext:condition calcext:apply-style-name="圣骑士" calcext:value="=&quot;圣骑士&quot;" calcext:base-cell-address="卡牌.C1173"/>
          </calcext:conditional-format>
          <calcext:conditional-format calcext:target-range-address="卡牌.C1174:卡牌.C1174">
            <calcext:condition calcext:apply-style-name="战士" calcext:value="=&quot;战士&quot;" calcext:base-cell-address="卡牌.C1174"/>
            <calcext:condition calcext:apply-style-name="术士" calcext:value="=&quot;术士&quot;" calcext:base-cell-address="卡牌.C1174"/>
            <calcext:condition calcext:apply-style-name="法师" calcext:value="=&quot;法师&quot;" calcext:base-cell-address="卡牌.C1174"/>
            <calcext:condition calcext:apply-style-name="潜行者" calcext:value="=&quot;潜行者&quot;" calcext:base-cell-address="卡牌.C1174"/>
            <calcext:condition calcext:apply-style-name="猎人" calcext:value="=&quot;猎人&quot;" calcext:base-cell-address="卡牌.C1174"/>
            <calcext:condition calcext:apply-style-name="德鲁伊" calcext:value="=&quot;德鲁伊&quot;" calcext:base-cell-address="卡牌.C1174"/>
            <calcext:condition calcext:apply-style-name="萨满祭司" calcext:value="=&quot;萨满祭司&quot;" calcext:base-cell-address="卡牌.C1174"/>
            <calcext:condition calcext:apply-style-name="圣骑士" calcext:value="=&quot;圣骑士&quot;" calcext:base-cell-address="卡牌.C1174"/>
          </calcext:conditional-format>
          <calcext:conditional-format calcext:target-range-address="卡牌.C1175:卡牌.C1175">
            <calcext:condition calcext:apply-style-name="战士" calcext:value="=&quot;战士&quot;" calcext:base-cell-address="卡牌.C1175"/>
            <calcext:condition calcext:apply-style-name="术士" calcext:value="=&quot;术士&quot;" calcext:base-cell-address="卡牌.C1175"/>
            <calcext:condition calcext:apply-style-name="法师" calcext:value="=&quot;法师&quot;" calcext:base-cell-address="卡牌.C1175"/>
            <calcext:condition calcext:apply-style-name="潜行者" calcext:value="=&quot;潜行者&quot;" calcext:base-cell-address="卡牌.C1175"/>
            <calcext:condition calcext:apply-style-name="猎人" calcext:value="=&quot;猎人&quot;" calcext:base-cell-address="卡牌.C1175"/>
            <calcext:condition calcext:apply-style-name="德鲁伊" calcext:value="=&quot;德鲁伊&quot;" calcext:base-cell-address="卡牌.C1175"/>
            <calcext:condition calcext:apply-style-name="萨满祭司" calcext:value="=&quot;萨满祭司&quot;" calcext:base-cell-address="卡牌.C1175"/>
            <calcext:condition calcext:apply-style-name="圣骑士" calcext:value="=&quot;圣骑士&quot;" calcext:base-cell-address="卡牌.C1175"/>
          </calcext:conditional-format>
          <calcext:conditional-format calcext:target-range-address="卡牌.C1176:卡牌.C1176">
            <calcext:condition calcext:apply-style-name="战士" calcext:value="=&quot;战士&quot;" calcext:base-cell-address="卡牌.C1176"/>
            <calcext:condition calcext:apply-style-name="术士" calcext:value="=&quot;术士&quot;" calcext:base-cell-address="卡牌.C1176"/>
            <calcext:condition calcext:apply-style-name="法师" calcext:value="=&quot;法师&quot;" calcext:base-cell-address="卡牌.C1176"/>
            <calcext:condition calcext:apply-style-name="潜行者" calcext:value="=&quot;潜行者&quot;" calcext:base-cell-address="卡牌.C1176"/>
            <calcext:condition calcext:apply-style-name="猎人" calcext:value="=&quot;猎人&quot;" calcext:base-cell-address="卡牌.C1176"/>
            <calcext:condition calcext:apply-style-name="德鲁伊" calcext:value="=&quot;德鲁伊&quot;" calcext:base-cell-address="卡牌.C1176"/>
            <calcext:condition calcext:apply-style-name="萨满祭司" calcext:value="=&quot;萨满祭司&quot;" calcext:base-cell-address="卡牌.C1176"/>
            <calcext:condition calcext:apply-style-name="圣骑士" calcext:value="=&quot;圣骑士&quot;" calcext:base-cell-address="卡牌.C1176"/>
          </calcext:conditional-format>
          <calcext:conditional-format calcext:target-range-address="卡牌.C1177:卡牌.C1177">
            <calcext:condition calcext:apply-style-name="战士" calcext:value="=&quot;战士&quot;" calcext:base-cell-address="卡牌.C1177"/>
            <calcext:condition calcext:apply-style-name="术士" calcext:value="=&quot;术士&quot;" calcext:base-cell-address="卡牌.C1177"/>
            <calcext:condition calcext:apply-style-name="法师" calcext:value="=&quot;法师&quot;" calcext:base-cell-address="卡牌.C1177"/>
            <calcext:condition calcext:apply-style-name="潜行者" calcext:value="=&quot;潜行者&quot;" calcext:base-cell-address="卡牌.C1177"/>
            <calcext:condition calcext:apply-style-name="猎人" calcext:value="=&quot;猎人&quot;" calcext:base-cell-address="卡牌.C1177"/>
            <calcext:condition calcext:apply-style-name="德鲁伊" calcext:value="=&quot;德鲁伊&quot;" calcext:base-cell-address="卡牌.C1177"/>
            <calcext:condition calcext:apply-style-name="萨满祭司" calcext:value="=&quot;萨满祭司&quot;" calcext:base-cell-address="卡牌.C1177"/>
            <calcext:condition calcext:apply-style-name="圣骑士" calcext:value="=&quot;圣骑士&quot;" calcext:base-cell-address="卡牌.C1177"/>
          </calcext:conditional-format>
          <calcext:conditional-format calcext:target-range-address="卡牌.C1178:卡牌.C1178">
            <calcext:condition calcext:apply-style-name="战士" calcext:value="=&quot;战士&quot;" calcext:base-cell-address="卡牌.C1178"/>
            <calcext:condition calcext:apply-style-name="术士" calcext:value="=&quot;术士&quot;" calcext:base-cell-address="卡牌.C1178"/>
            <calcext:condition calcext:apply-style-name="法师" calcext:value="=&quot;法师&quot;" calcext:base-cell-address="卡牌.C1178"/>
            <calcext:condition calcext:apply-style-name="潜行者" calcext:value="=&quot;潜行者&quot;" calcext:base-cell-address="卡牌.C1178"/>
            <calcext:condition calcext:apply-style-name="猎人" calcext:value="=&quot;猎人&quot;" calcext:base-cell-address="卡牌.C1178"/>
            <calcext:condition calcext:apply-style-name="德鲁伊" calcext:value="=&quot;德鲁伊&quot;" calcext:base-cell-address="卡牌.C1178"/>
            <calcext:condition calcext:apply-style-name="萨满祭司" calcext:value="=&quot;萨满祭司&quot;" calcext:base-cell-address="卡牌.C1178"/>
            <calcext:condition calcext:apply-style-name="圣骑士" calcext:value="=&quot;圣骑士&quot;" calcext:base-cell-address="卡牌.C1178"/>
          </calcext:conditional-format>
          <calcext:conditional-format calcext:target-range-address="卡牌.C1179:卡牌.C1179">
            <calcext:condition calcext:apply-style-name="战士" calcext:value="=&quot;战士&quot;" calcext:base-cell-address="卡牌.C1179"/>
            <calcext:condition calcext:apply-style-name="术士" calcext:value="=&quot;术士&quot;" calcext:base-cell-address="卡牌.C1179"/>
            <calcext:condition calcext:apply-style-name="法师" calcext:value="=&quot;法师&quot;" calcext:base-cell-address="卡牌.C1179"/>
            <calcext:condition calcext:apply-style-name="潜行者" calcext:value="=&quot;潜行者&quot;" calcext:base-cell-address="卡牌.C1179"/>
            <calcext:condition calcext:apply-style-name="猎人" calcext:value="=&quot;猎人&quot;" calcext:base-cell-address="卡牌.C1179"/>
            <calcext:condition calcext:apply-style-name="德鲁伊" calcext:value="=&quot;德鲁伊&quot;" calcext:base-cell-address="卡牌.C1179"/>
            <calcext:condition calcext:apply-style-name="萨满祭司" calcext:value="=&quot;萨满祭司&quot;" calcext:base-cell-address="卡牌.C1179"/>
            <calcext:condition calcext:apply-style-name="圣骑士" calcext:value="=&quot;圣骑士&quot;" calcext:base-cell-address="卡牌.C1179"/>
          </calcext:conditional-format>
          <calcext:conditional-format calcext:target-range-address="卡牌.C1180:卡牌.C1180">
            <calcext:condition calcext:apply-style-name="战士" calcext:value="=&quot;战士&quot;" calcext:base-cell-address="卡牌.C1180"/>
            <calcext:condition calcext:apply-style-name="术士" calcext:value="=&quot;术士&quot;" calcext:base-cell-address="卡牌.C1180"/>
            <calcext:condition calcext:apply-style-name="法师" calcext:value="=&quot;法师&quot;" calcext:base-cell-address="卡牌.C1180"/>
            <calcext:condition calcext:apply-style-name="潜行者" calcext:value="=&quot;潜行者&quot;" calcext:base-cell-address="卡牌.C1180"/>
            <calcext:condition calcext:apply-style-name="猎人" calcext:value="=&quot;猎人&quot;" calcext:base-cell-address="卡牌.C1180"/>
            <calcext:condition calcext:apply-style-name="德鲁伊" calcext:value="=&quot;德鲁伊&quot;" calcext:base-cell-address="卡牌.C1180"/>
            <calcext:condition calcext:apply-style-name="萨满祭司" calcext:value="=&quot;萨满祭司&quot;" calcext:base-cell-address="卡牌.C1180"/>
            <calcext:condition calcext:apply-style-name="圣骑士" calcext:value="=&quot;圣骑士&quot;" calcext:base-cell-address="卡牌.C1180"/>
          </calcext:conditional-format>
          <calcext:conditional-format calcext:target-range-address="卡牌.C1181:卡牌.C1181">
            <calcext:condition calcext:apply-style-name="战士" calcext:value="=&quot;战士&quot;" calcext:base-cell-address="卡牌.C1181"/>
            <calcext:condition calcext:apply-style-name="术士" calcext:value="=&quot;术士&quot;" calcext:base-cell-address="卡牌.C1181"/>
            <calcext:condition calcext:apply-style-name="法师" calcext:value="=&quot;法师&quot;" calcext:base-cell-address="卡牌.C1181"/>
            <calcext:condition calcext:apply-style-name="潜行者" calcext:value="=&quot;潜行者&quot;" calcext:base-cell-address="卡牌.C1181"/>
            <calcext:condition calcext:apply-style-name="猎人" calcext:value="=&quot;猎人&quot;" calcext:base-cell-address="卡牌.C1181"/>
            <calcext:condition calcext:apply-style-name="德鲁伊" calcext:value="=&quot;德鲁伊&quot;" calcext:base-cell-address="卡牌.C1181"/>
            <calcext:condition calcext:apply-style-name="萨满祭司" calcext:value="=&quot;萨满祭司&quot;" calcext:base-cell-address="卡牌.C1181"/>
            <calcext:condition calcext:apply-style-name="圣骑士" calcext:value="=&quot;圣骑士&quot;" calcext:base-cell-address="卡牌.C1181"/>
          </calcext:conditional-format>
          <calcext:conditional-format calcext:target-range-address="卡牌.C1182:卡牌.C1182">
            <calcext:condition calcext:apply-style-name="战士" calcext:value="=&quot;战士&quot;" calcext:base-cell-address="卡牌.C1182"/>
            <calcext:condition calcext:apply-style-name="术士" calcext:value="=&quot;术士&quot;" calcext:base-cell-address="卡牌.C1182"/>
            <calcext:condition calcext:apply-style-name="法师" calcext:value="=&quot;法师&quot;" calcext:base-cell-address="卡牌.C1182"/>
            <calcext:condition calcext:apply-style-name="潜行者" calcext:value="=&quot;潜行者&quot;" calcext:base-cell-address="卡牌.C1182"/>
            <calcext:condition calcext:apply-style-name="猎人" calcext:value="=&quot;猎人&quot;" calcext:base-cell-address="卡牌.C1182"/>
            <calcext:condition calcext:apply-style-name="德鲁伊" calcext:value="=&quot;德鲁伊&quot;" calcext:base-cell-address="卡牌.C1182"/>
            <calcext:condition calcext:apply-style-name="萨满祭司" calcext:value="=&quot;萨满祭司&quot;" calcext:base-cell-address="卡牌.C1182"/>
            <calcext:condition calcext:apply-style-name="圣骑士" calcext:value="=&quot;圣骑士&quot;" calcext:base-cell-address="卡牌.C1182"/>
          </calcext:conditional-format>
          <calcext:conditional-format calcext:target-range-address="卡牌.C1183:卡牌.C1183">
            <calcext:condition calcext:apply-style-name="战士" calcext:value="=&quot;战士&quot;" calcext:base-cell-address="卡牌.C1183"/>
            <calcext:condition calcext:apply-style-name="术士" calcext:value="=&quot;术士&quot;" calcext:base-cell-address="卡牌.C1183"/>
            <calcext:condition calcext:apply-style-name="法师" calcext:value="=&quot;法师&quot;" calcext:base-cell-address="卡牌.C1183"/>
            <calcext:condition calcext:apply-style-name="潜行者" calcext:value="=&quot;潜行者&quot;" calcext:base-cell-address="卡牌.C1183"/>
            <calcext:condition calcext:apply-style-name="猎人" calcext:value="=&quot;猎人&quot;" calcext:base-cell-address="卡牌.C1183"/>
            <calcext:condition calcext:apply-style-name="德鲁伊" calcext:value="=&quot;德鲁伊&quot;" calcext:base-cell-address="卡牌.C1183"/>
            <calcext:condition calcext:apply-style-name="萨满祭司" calcext:value="=&quot;萨满祭司&quot;" calcext:base-cell-address="卡牌.C1183"/>
            <calcext:condition calcext:apply-style-name="圣骑士" calcext:value="=&quot;圣骑士&quot;" calcext:base-cell-address="卡牌.C1183"/>
          </calcext:conditional-format>
          <calcext:conditional-format calcext:target-range-address="卡牌.C1184:卡牌.C1184">
            <calcext:condition calcext:apply-style-name="战士" calcext:value="=&quot;战士&quot;" calcext:base-cell-address="卡牌.C1184"/>
            <calcext:condition calcext:apply-style-name="术士" calcext:value="=&quot;术士&quot;" calcext:base-cell-address="卡牌.C1184"/>
            <calcext:condition calcext:apply-style-name="法师" calcext:value="=&quot;法师&quot;" calcext:base-cell-address="卡牌.C1184"/>
            <calcext:condition calcext:apply-style-name="潜行者" calcext:value="=&quot;潜行者&quot;" calcext:base-cell-address="卡牌.C1184"/>
            <calcext:condition calcext:apply-style-name="猎人" calcext:value="=&quot;猎人&quot;" calcext:base-cell-address="卡牌.C1184"/>
            <calcext:condition calcext:apply-style-name="德鲁伊" calcext:value="=&quot;德鲁伊&quot;" calcext:base-cell-address="卡牌.C1184"/>
            <calcext:condition calcext:apply-style-name="萨满祭司" calcext:value="=&quot;萨满祭司&quot;" calcext:base-cell-address="卡牌.C1184"/>
            <calcext:condition calcext:apply-style-name="圣骑士" calcext:value="=&quot;圣骑士&quot;" calcext:base-cell-address="卡牌.C1184"/>
          </calcext:conditional-format>
          <calcext:conditional-format calcext:target-range-address="卡牌.C1185:卡牌.C1185">
            <calcext:condition calcext:apply-style-name="战士" calcext:value="=&quot;战士&quot;" calcext:base-cell-address="卡牌.C1185"/>
            <calcext:condition calcext:apply-style-name="术士" calcext:value="=&quot;术士&quot;" calcext:base-cell-address="卡牌.C1185"/>
            <calcext:condition calcext:apply-style-name="法师" calcext:value="=&quot;法师&quot;" calcext:base-cell-address="卡牌.C1185"/>
            <calcext:condition calcext:apply-style-name="潜行者" calcext:value="=&quot;潜行者&quot;" calcext:base-cell-address="卡牌.C1185"/>
            <calcext:condition calcext:apply-style-name="猎人" calcext:value="=&quot;猎人&quot;" calcext:base-cell-address="卡牌.C1185"/>
            <calcext:condition calcext:apply-style-name="德鲁伊" calcext:value="=&quot;德鲁伊&quot;" calcext:base-cell-address="卡牌.C1185"/>
            <calcext:condition calcext:apply-style-name="萨满祭司" calcext:value="=&quot;萨满祭司&quot;" calcext:base-cell-address="卡牌.C1185"/>
            <calcext:condition calcext:apply-style-name="圣骑士" calcext:value="=&quot;圣骑士&quot;" calcext:base-cell-address="卡牌.C1185"/>
          </calcext:conditional-format>
          <calcext:conditional-format calcext:target-range-address="卡牌.C1186:卡牌.C1186">
            <calcext:condition calcext:apply-style-name="战士" calcext:value="=&quot;战士&quot;" calcext:base-cell-address="卡牌.C1186"/>
            <calcext:condition calcext:apply-style-name="术士" calcext:value="=&quot;术士&quot;" calcext:base-cell-address="卡牌.C1186"/>
            <calcext:condition calcext:apply-style-name="法师" calcext:value="=&quot;法师&quot;" calcext:base-cell-address="卡牌.C1186"/>
            <calcext:condition calcext:apply-style-name="潜行者" calcext:value="=&quot;潜行者&quot;" calcext:base-cell-address="卡牌.C1186"/>
            <calcext:condition calcext:apply-style-name="猎人" calcext:value="=&quot;猎人&quot;" calcext:base-cell-address="卡牌.C1186"/>
            <calcext:condition calcext:apply-style-name="德鲁伊" calcext:value="=&quot;德鲁伊&quot;" calcext:base-cell-address="卡牌.C1186"/>
            <calcext:condition calcext:apply-style-name="萨满祭司" calcext:value="=&quot;萨满祭司&quot;" calcext:base-cell-address="卡牌.C1186"/>
            <calcext:condition calcext:apply-style-name="圣骑士" calcext:value="=&quot;圣骑士&quot;" calcext:base-cell-address="卡牌.C1186"/>
          </calcext:conditional-format>
          <calcext:conditional-format calcext:target-range-address="卡牌.C1187:卡牌.C1187">
            <calcext:condition calcext:apply-style-name="战士" calcext:value="=&quot;战士&quot;" calcext:base-cell-address="卡牌.C1187"/>
            <calcext:condition calcext:apply-style-name="术士" calcext:value="=&quot;术士&quot;" calcext:base-cell-address="卡牌.C1187"/>
            <calcext:condition calcext:apply-style-name="法师" calcext:value="=&quot;法师&quot;" calcext:base-cell-address="卡牌.C1187"/>
            <calcext:condition calcext:apply-style-name="潜行者" calcext:value="=&quot;潜行者&quot;" calcext:base-cell-address="卡牌.C1187"/>
            <calcext:condition calcext:apply-style-name="猎人" calcext:value="=&quot;猎人&quot;" calcext:base-cell-address="卡牌.C1187"/>
            <calcext:condition calcext:apply-style-name="德鲁伊" calcext:value="=&quot;德鲁伊&quot;" calcext:base-cell-address="卡牌.C1187"/>
            <calcext:condition calcext:apply-style-name="萨满祭司" calcext:value="=&quot;萨满祭司&quot;" calcext:base-cell-address="卡牌.C1187"/>
            <calcext:condition calcext:apply-style-name="圣骑士" calcext:value="=&quot;圣骑士&quot;" calcext:base-cell-address="卡牌.C1187"/>
          </calcext:conditional-format>
          <calcext:conditional-format calcext:target-range-address="卡牌.C1188:卡牌.C1188">
            <calcext:condition calcext:apply-style-name="战士" calcext:value="=&quot;战士&quot;" calcext:base-cell-address="卡牌.C1188"/>
            <calcext:condition calcext:apply-style-name="术士" calcext:value="=&quot;术士&quot;" calcext:base-cell-address="卡牌.C1188"/>
            <calcext:condition calcext:apply-style-name="法师" calcext:value="=&quot;法师&quot;" calcext:base-cell-address="卡牌.C1188"/>
            <calcext:condition calcext:apply-style-name="潜行者" calcext:value="=&quot;潜行者&quot;" calcext:base-cell-address="卡牌.C1188"/>
            <calcext:condition calcext:apply-style-name="猎人" calcext:value="=&quot;猎人&quot;" calcext:base-cell-address="卡牌.C1188"/>
            <calcext:condition calcext:apply-style-name="德鲁伊" calcext:value="=&quot;德鲁伊&quot;" calcext:base-cell-address="卡牌.C1188"/>
            <calcext:condition calcext:apply-style-name="萨满祭司" calcext:value="=&quot;萨满祭司&quot;" calcext:base-cell-address="卡牌.C1188"/>
            <calcext:condition calcext:apply-style-name="圣骑士" calcext:value="=&quot;圣骑士&quot;" calcext:base-cell-address="卡牌.C1188"/>
          </calcext:conditional-format>
          <calcext:conditional-format calcext:target-range-address="卡牌.C1189:卡牌.C1189">
            <calcext:condition calcext:apply-style-name="战士" calcext:value="=&quot;战士&quot;" calcext:base-cell-address="卡牌.C1189"/>
            <calcext:condition calcext:apply-style-name="术士" calcext:value="=&quot;术士&quot;" calcext:base-cell-address="卡牌.C1189"/>
            <calcext:condition calcext:apply-style-name="法师" calcext:value="=&quot;法师&quot;" calcext:base-cell-address="卡牌.C1189"/>
            <calcext:condition calcext:apply-style-name="潜行者" calcext:value="=&quot;潜行者&quot;" calcext:base-cell-address="卡牌.C1189"/>
            <calcext:condition calcext:apply-style-name="猎人" calcext:value="=&quot;猎人&quot;" calcext:base-cell-address="卡牌.C1189"/>
            <calcext:condition calcext:apply-style-name="德鲁伊" calcext:value="=&quot;德鲁伊&quot;" calcext:base-cell-address="卡牌.C1189"/>
            <calcext:condition calcext:apply-style-name="萨满祭司" calcext:value="=&quot;萨满祭司&quot;" calcext:base-cell-address="卡牌.C1189"/>
            <calcext:condition calcext:apply-style-name="圣骑士" calcext:value="=&quot;圣骑士&quot;" calcext:base-cell-address="卡牌.C1189"/>
          </calcext:conditional-format>
          <calcext:conditional-format calcext:target-range-address="卡牌.S581:卡牌.S598">
            <calcext:condition calcext:apply-style-name="优秀" calcext:value="=&quot;优秀&quot;" calcext:base-cell-address="卡牌.S581"/>
            <calcext:condition calcext:apply-style-name="良好" calcext:value="=&quot;良好&quot;" calcext:base-cell-address="卡牌.S581"/>
            <calcext:condition calcext:apply-style-name="普通" calcext:value="=&quot;普通&quot;" calcext:base-cell-address="卡牌.S581"/>
          </calcext:conditional-format>
        </calcext:conditional-formats>
      </table:table>
      <table:table table:name="其他" table:style-name="ta2">
        <table:table-column table:style-name="co16" table:default-cell-style-name="ce39"/>
        <table:table-column table:style-name="co17" table:number-columns-repeated="3" table:default-cell-style-name="ce44"/>
        <table:table-column table:style-name="co18" table:number-columns-repeated="3" table:default-cell-style-name="ce44"/>
        <table:table-column table:style-name="co19" table:default-cell-style-name="ce44"/>
        <table:table-column table:style-name="co15" table:number-columns-repeated="248" table:default-cell-style-name="ce44"/>
        <table:table-column table:style-name="co15" table:number-columns-repeated="768" table:default-cell-style-name="Default"/>
        <table:table-row table:style-name="ro8">
          <table:table-cell table:style-name="ce260" office:value-type="string" calcext:value-type="string" table:number-columns-spanned="1" table:number-rows-spanned="2">
            <text:p>职业</text:p>
          </table:table-cell>
          <table:table-cell table:style-name="ce260" office:value-type="string" calcext:value-type="string" table:number-columns-spanned="6" table:number-rows-spanned="1">
            <text:p>技能评分</text:p>
          </table:table-cell>
          <table:covered-table-cell table:number-columns-repeated="5" table:style-name="ce261"/>
          <table:table-cell table:style-name="ce260" office:value-type="string" calcext:value-type="string" table:number-columns-spanned="1" table:number-rows-spanned="2">
            <text:p><text:s/>技能等效估计</text:p>
          </table:table-cell>
          <table:table-cell table:number-columns-repeated="1016"/>
        </table:table-row>
        <table:table-row table:style-name="ro8">
          <table:covered-table-cell table:style-name="ce261"/>
          <table:table-cell table:style-name="ce261" office:value-type="string" calcext:value-type="string">
            <text:p>卡差</text:p>
          </table:table-cell>
          <table:table-cell table:style-name="ce261" office:value-type="string" calcext:value-type="string">
            <text:p>场面</text:p>
          </table:table-cell>
          <table:table-cell table:style-name="ce261" office:value-type="string" calcext:value-type="string">
            <text:p>血量</text:p>
          </table:table-cell>
          <table:table-cell table:style-name="ce261" table:number-columns-repeated="3"/>
          <table:covered-table-cell table:style-name="ce261"/>
          <table:table-cell table:number-columns-repeated="1016"/>
        </table:table-row>
        <table:table-row table:style-name="ro9">
          <table:table-cell table:style-name="ce30" office:value-type="string" calcext:value-type="string">
            <text:p>法师</text:p>
          </table:table-cell>
          <table:table-cell table:style-name="ce42" office:value-type="float" office:value="0.33" calcext:value-type="float">
            <text:p>0.33</text:p>
          </table:table-cell>
          <table:table-cell table:style-name="ce42" office:value-type="float" office:value="0.5" calcext:value-type="float">
            <text:p>0.5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office:value-type="string" calcext:value-type="string">
            <text:p>造成1点伤害</text:p>
          </table:table-cell>
          <table:table-cell table:number-columns-repeated="1016"/>
        </table:table-row>
        <table:table-row table:style-name="ro9">
          <table:table-cell table:style-name="ce31" office:value-type="string" calcext:value-type="string">
            <text:p>萨满祭司</text:p>
          </table:table-cell>
          <table:table-cell table:number-columns-repeated="3" table:style-name="ce42" office:value-type="float" office:value="0.852" calcext:value-type="float">
            <text:p>0.852</text:p>
          </table:table-cell>
          <table:table-cell table:style-name="ce42" table:number-columns-repeated="3"/>
          <table:table-cell office:value-type="string" calcext:value-type="string">
            <text:p>3/4几率嘲讽0/2,1/4圣骑技能</text:p>
          </table:table-cell>
          <table:table-cell table:number-columns-repeated="1016"/>
        </table:table-row>
        <table:table-row table:style-name="ro9">
          <table:table-cell table:style-name="ce32" office:value-type="string" calcext:value-type="string">
            <text:p>德鲁伊</text:p>
          </table:table-cell>
          <table:table-cell table:number-columns-repeated="2" table:style-name="ce42" office:value-type="float" office:value="0.83" calcext:value-type="float">
            <text:p>0.83</text:p>
          </table:table-cell>
          <table:table-cell table:style-name="ce43" office:value-type="float" office:value="1.33" calcext:value-type="float">
            <text:p>1.33</text:p>
          </table:table-cell>
          <table:table-cell table:style-name="ce43" table:number-columns-repeated="3"/>
          <table:table-cell office:value-type="string" calcext:value-type="string">
            <text:p>回1点血然后对敌方英雄造成1点伤害</text:p>
          </table:table-cell>
          <table:table-cell table:number-columns-repeated="1016"/>
        </table:table-row>
        <table:table-row table:style-name="ro9">
          <table:table-cell table:style-name="ce33" office:value-type="string" calcext:value-type="string">
            <text:p>圣骑士</text:p>
          </table:table-cell>
          <table:table-cell table:number-columns-repeated="3" table:style-name="ce42" office:value-type="float" office:value="0.41" calcext:value-type="float">
            <text:p>0.41</text:p>
          </table:table-cell>
          <table:table-cell table:style-name="ce42" table:number-columns-repeated="3"/>
          <table:table-cell office:value-type="string" calcext:value-type="string">
            <text:p>回1点血和造成1点伤害取中间值</text:p>
          </table:table-cell>
          <table:table-cell table:number-columns-repeated="1016"/>
        </table:table-row>
        <table:table-row table:style-name="ro9">
          <table:table-cell table:style-name="ce34" office:value-type="string" calcext:value-type="string">
            <text:p>术士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2" office:value-type="float" office:value="0.33" calcext:value-type="float">
            <text:p>0.33</text:p>
          </table:table-cell>
          <table:table-cell table:style-name="ce42" table:number-columns-repeated="3"/>
          <table:table-cell office:value-type="string" calcext:value-type="string">
            <text:p>对自身造成2点伤害抽1张卡</text:p>
          </table:table-cell>
          <table:table-cell table:style-name="ce261"/>
          <table:table-cell table:number-columns-repeated="1015"/>
        </table:table-row>
        <table:table-row table:style-name="ro9">
          <table:table-cell table:style-name="ce35" office:value-type="string" calcext:value-type="string">
            <text:p>猎人</text:p>
          </table:table-cell>
          <table:table-cell table:number-columns-repeated="2" table:style-name="ce42" office:value-type="float" office:value="0.66" calcext:value-type="float">
            <text:p>0.66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number-columns-repeated="3"/>
          <table:table-cell office:value-type="string" calcext:value-type="string">
            <text:p>对敌方英雄造成2点伤害</text:p>
          </table:table-cell>
          <table:table-cell table:number-columns-repeated="1016"/>
        </table:table-row>
        <table:table-row table:style-name="ro9">
          <table:table-cell table:style-name="ce36" office:value-type="string" calcext:value-type="string">
            <text:p>潜行者</text:p>
          </table:table-cell>
          <table:table-cell table:number-columns-repeated="2" table:style-name="ce42" office:value-type="float" office:value="0.66" calcext:value-type="float">
            <text:p>0.66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number-columns-repeated="3"/>
          <table:table-cell office:value-type="string" calcext:value-type="string">
            <text:p>对敌方英雄造成1点伤害+1/1武器</text:p>
          </table:table-cell>
          <table:table-cell table:style-name="ce261"/>
          <table:table-cell table:number-columns-repeated="1015"/>
        </table:table-row>
        <table:table-row table:style-name="ro9">
          <table:table-cell table:style-name="ce37" office:value-type="string" calcext:value-type="string">
            <text:p>战士</text:p>
          </table:table-cell>
          <table:table-cell table:number-columns-repeated="2" table:style-name="ce43" office:value-type="float" office:value="1.33" calcext:value-type="float">
            <text:p>1.3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office:value-type="string" calcext:value-type="string">
            <text:p>恢复3点生命</text:p>
          </table:table-cell>
          <table:table-cell table:number-columns-repeated="1016"/>
        </table:table-row>
        <table:table-row table:style-name="ro9">
          <table:table-cell table:style-name="ce38" office:value-type="string" calcext:value-type="string">
            <text:p>牧师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2" office:value-type="float" office:value="0.66" calcext:value-type="float">
            <text:p>0.66</text:p>
          </table:table-cell>
          <table:table-cell table:style-name="ce42" table:number-columns-repeated="3"/>
          <table:table-cell office:value-type="string" calcext:value-type="string">
            <text:p>恢复2点生命</text:p>
          </table:table-cell>
          <table:table-cell table:number-columns-repeated="1016"/>
        </table:table-row>
        <table:table-row table:style-name="ro8" table:number-rows-repeated="8">
          <table:table-cell table:number-columns-repeated="1024"/>
        </table:table-row>
        <table:table-row table:style-name="ro8">
          <table:table-cell table:style-name="ce40" office:value-type="string" calcext:value-type="string">
            <text:p>法术</text:p>
          </table:table-cell>
          <table:table-cell table:number-columns-repeated="1023"/>
        </table:table-row>
        <table:table-row table:style-name="ro8">
          <table:table-cell table:style-name="ce41"/>
          <table:table-cell table:number-columns-repeated="1023"/>
        </table:table-row>
        <table:table-row table:style-name="ro8">
          <table:table-cell table:style-name="普通" office:value-type="string" calcext:value-type="string">
            <text:p>没其他卡才带</text:p>
          </table:table-cell>
          <table:table-cell table:number-columns-repeated="1023"/>
        </table:table-row>
        <table:table-row table:style-name="ro8">
          <table:table-cell table:style-name="ce72" office:value-type="string" calcext:value-type="string">
            <text:p>倾向带1张</text:p>
          </table:table-cell>
          <table:table-cell table:number-columns-repeated="1023"/>
        </table:table-row>
        <table:table-row table:style-name="ro8">
          <table:table-cell table:style-name="ce70" office:value-type="string" calcext:value-type="string">
            <text:p>倾向带2张</text:p>
          </table:table-cell>
          <table:table-cell table:number-columns-repeated="1023"/>
        </table:table-row>
        <table:table-row table:style-name="ro8" table:number-rows-repeated="104855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竞技场优先级" table:style-name="ta3">
        <table:table-column table:style-name="co15" table:number-columns-repeated="1024" table:default-cell-style-name="Default"/>
        <table:table-row table:style-name="ro6">
          <table:table-cell office:value-type="string" calcext:value-type="string">
            <text:p>潜行者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圣骑士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法师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术士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萨满祭司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德鲁伊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猎人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牧师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战士</text:p>
          </table:table-cell>
          <table:table-cell table:number-columns-repeated="1023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当前标准天梯主流" table:style-name="ta4">
        <table:table-column table:style-name="co15" table:number-columns-repeated="1024" table:default-cell-style-name="Default"/>
        <table:table-row table:style-name="ro6">
          <table:table-cell office:value-type="string" calcext:value-type="string">
            <text:p>卡组名称</text:p>
          </table:table-cell>
          <table:table-cell/>
          <table:table-cell office:value-type="string" calcext:value-type="string">
            <text:p>主力卡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青玉德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宇宙法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龙牧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中速萨</text:p>
          </table:table-cell>
          <table:table-cell/>
          <table:table-cell office:value-type="string" calcext:value-type="string">
            <text:p>雷霆崖勇士</text:p>
          </table:table-cell>
          <table:table-cell office:value-type="string" calcext:value-type="string">
            <text:p>嗜血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蓝龙德</text:p>
          </table:table-cell>
          <table:table-cell/>
          <table:table-cell office:value-type="string" calcext:value-type="string">
            <text:p>玛里苟斯</text:p>
          </table:table-cell>
          <table:table-cell office:value-type="string" calcext:value-type="string">
            <text:p>奥术巨人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奇迹贼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打脸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宇宙术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炎魔之王拉格纳罗斯</text:p>
          </table:table-cell>
          <table:table-cell office:value-type="string" calcext:value-type="string">
            <text:p>加拉克苏斯大王</text:p>
          </table:table-cell>
          <table:table-cell office:value-type="string" calcext:value-type="string">
            <text:p>雷诺·杰克逊</text:p>
          </table:table-cell>
          <table:table-cell office:value-type="string" calcext:value-type="string">
            <text:p>无面蹒跚者</text:p>
          </table:table-cell>
          <table:table-cell office:value-type="string" calcext:value-type="string">
            <text:p>山岭巨人</text:p>
          </table:table-cell>
          <table:table-cell table:number-columns-repeated="1017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卡牌.A1:卡牌.V1189" table:display-filter-buttons="true">
          <table:filter>
            <table:filter-and>
              <table:filter-condition table:field-number="2" table:value="中立" table:operator="=">
                <table:filter-set-item table:value="中立"/>
                <table:filter-set-item table:value="德鲁伊"/>
              </table:filter-condition>
              <table:filter-condition table:field-number="6" table:value="标准" table:operator="="/>
            </table:filter-and>
          </table:filter>
          <table:sort>
            <table:sort-by table:field-number="5" table:data-type="automatic"/>
            <table:sort-by table:field-number="2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微软雅黑1" svg:font-family="微软雅黑"/>
    <style:font-face style:name="Liberation Sans" svg:font-family="'Liberation Sans'" style:font-family-generic="swiss" style:font-pitch="variable"/>
    <style:font-face style:name="微软雅黑" svg:font-family="微软雅黑" style:font-adornments="标准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￥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6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36">
      <number:text-content/>
      <style:map style:condition="value()&lt;=1.79769313486232E+308" style:apply-style-name="N136P0"/>
    </number:text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style:font-name="微软雅黑" fo:font-family="微软雅黑" style:font-style-name="标准" style:font-family-generic="swiss" style:font-pitch="variable" fo:font-size="12pt" style:font-name-asian="微软雅黑" style:font-family-asian="微软雅黑" style:font-style-name-asian="标准" style:font-family-generic-asian="swiss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战士" style:family="table-cell" style:parent-style-name="职业">
      <style:table-cell-properties fo:background-color="#ff0000"/>
      <style:text-properties fo:color="#ffffff" fo:font-size="12pt" style:font-size-asian="12pt" style:font-size-complex="12pt"/>
    </style:style>
    <style:style style:name="术士" style:family="table-cell" style:parent-style-name="职业">
      <style:table-cell-properties fo:background-color="#7030a0"/>
    </style:style>
    <style:style style:name="圣骑士" style:family="table-cell" style:parent-style-name="职业">
      <style:table-cell-properties fo:background-color="#ff9900"/>
    </style:style>
    <style:style style:name="法师" style:family="table-cell" style:parent-style-name="职业">
      <style:table-cell-properties fo:background-color="#6699ff"/>
      <style:text-properties fo:color="#ffffff" fo:font-size="12pt" style:font-size-asian="12pt" style:font-size-complex="12pt"/>
    </style:style>
    <style:style style:name="潜行者" style:family="table-cell" style:parent-style-name="职业">
      <style:table-cell-properties fo:background-color="#333333"/>
      <style:text-properties fo:color="#ffffff" fo:font-size="12pt" style:font-size-asian="12pt" style:font-size-complex="12pt"/>
    </style:style>
    <style:style style:name="猎人" style:family="table-cell" style:parent-style-name="职业">
      <style:table-cell-properties fo:background-color="#339966"/>
      <style:text-properties fo:color="#ffffff" fo:font-size="12pt" style:font-size-asian="12pt" style:font-size-complex="12pt"/>
    </style:style>
    <style:style style:name="德鲁伊" style:family="table-cell" style:parent-style-name="职业">
      <style:table-cell-properties fo:background-color="#993300"/>
      <style:text-properties fo:color="#ffffff" fo:font-size="12pt" style:font-size-asian="12pt" style:font-size-complex="12pt"/>
    </style:style>
    <style:style style:name="偶数或者7_2b_" style:display-name="偶数或者7+" style:family="table-cell" style:parent-style-name="Default">
      <style:table-cell-properties fo:background-color="#bfbfbf"/>
    </style:style>
    <style:style style:name="狂野卡牌" style:family="table-cell" style:parent-style-name="卡牌类型">
      <style:text-properties fo:color="#993300" style:font-name="微软雅黑" fo:font-family="微软雅黑" style:font-style-name="标准" style:font-family-generic="swiss" style:font-pitch="variable"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武器" style:family="table-cell" style:parent-style-name="卡牌类型">
      <style:table-cell-properties fo:background-color="#d8d8d8"/>
    </style:style>
    <style:style style:name="法术" style:family="table-cell" style:parent-style-name="卡牌类型">
      <style:table-cell-properties fo:background-color="#99ccff"/>
      <style:text-properties fo:font-size="12pt" style:font-size-asian="12pt" style:font-size-complex="12pt"/>
    </style:style>
    <style:style style:name="萨满祭司" style:family="table-cell" style:parent-style-name="职业">
      <style:table-cell-properties fo:background-color="#3f7ebe"/>
      <style:text-properties fo:font-size="12pt" style:font-size-asian="12pt" style:font-size-complex="12pt"/>
    </style:style>
    <style:style style:name="职业" style:family="table-cell" style:parent-style-name="Default">
      <style:text-properties style:font-name="微软雅黑" fo:font-family="微软雅黑" style:font-style-name="标准" style:font-family-generic="swiss" style:font-pitch="variable"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卡牌类型" style:family="table-cell" style:parent-style-name="Default">
      <style:table-cell-properties loext:vertical-justify="auto"/>
      <style:paragraph-properties css3t:text-justify="auto"/>
      <style:text-properties style:font-name="微软雅黑" fo:font-family="微软雅黑" style:font-style-name="标准" style:font-family-generic="swiss" style:font-pitch="variable"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评分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优秀" style:family="table-cell" style:parent-style-name="评分">
      <style:table-cell-properties fo:background-color="#ff7f00"/>
      <style:text-properties fo:font-size="12pt" style:font-size-asian="12pt" style:font-size-complex="12pt"/>
    </style:style>
    <style:style style:name="良好" style:family="table-cell" style:parent-style-name="评分">
      <style:table-cell-properties fo:background-color="#ffff00"/>
    </style:style>
    <style:style style:name="普通" style:family="table-cell" style:parent-style-name="评分">
      <style:table-cell-properties fo:background-color="#cc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family="微软雅黑" fo:font-size="12pt" fo:font-style="normal" fo:text-shadow="none" style:text-underline-style="none" fo:font-weight="normal" style:font-name-asian="微软雅黑1" style:font-family-asian="微软雅黑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6mm" fo:margin-right="17.76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00/00/00</text:date>, <text:time style:data-style-name="N2" text:time-value="18:44:16.84900000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竞技场优先级" style:display-name="PageStyle_竞技场优先级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当前标准天梯主流" style:display-name="PageStyle_当前标准天梯主流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其他" style:display-name="PageStyle_其他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卡牌" style:display-name="PageStyle_卡牌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e</meta:initial-creator>
    <meta:creation-date>2015-02-03T12:34:00</meta:creation-date>
    <dc:date>2017-06-19T02:30:44.601000000</dc:date>
    <meta:generator>LibreOffice/5.3.3.2$Windows_x86 LibreOffice_project/3d9a8b4b4e538a85e0782bd6c2d430bafe583448</meta:generator>
    <meta:editing-duration>PT16H39M26S</meta:editing-duration>
    <meta:editing-cycles>109</meta:editing-cycles>
    <meta:document-statistic meta:table-count="4" meta:cell-count="14066" meta:object-count="0"/>
    <meta:user-defined meta:name="KSOProductBuildVer">2052-10.1.0.5973</meta:user-defined>
    <meta:user-defined meta:name="KSOReadingLayout" meta:value-type="boolean">true</meta:user-defined>
  </office:meta>
</office:document-meta>
</file>